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02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0.552in"/>
    </style:style>
    <style:style style:name="co36" style:family="table-column">
      <style:table-column-properties fo:break-before="auto" style:column-width="1.6252in"/>
    </style:style>
    <style:style style:name="co37" style:family="table-column">
      <style:table-column-properties fo:break-before="auto" style:column-width="0.6563in"/>
    </style:style>
    <style:style style:name="co38" style:family="table-column">
      <style:table-column-properties fo:break-before="auto" style:column-width="1.4272in"/>
    </style:style>
    <style:style style:name="co39" style:family="table-column">
      <style:table-column-properties fo:break-before="auto" style:column-width="0.7291in"/>
    </style:style>
    <style:style style:name="co40" style:family="table-column">
      <style:table-column-properties fo:break-before="auto" style:column-width="1.1252in"/>
    </style:style>
    <style:style style:name="co35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3.8571in"/>
    </style:style>
    <style:style style:name="co42" style:family="table-column">
      <style:table-column-properties fo:break-before="auto" style:column-width="1.5689in"/>
    </style:style>
    <style:style style:name="co43" style:family="table-column">
      <style:table-column-properties fo:break-before="auto" style:column-width="1.6209in"/>
    </style:style>
    <style:style style:name="co28" style:family="table-column">
      <style:table-column-properties fo:break-before="auto" style:column-width="0.4382in"/>
    </style:style>
    <style:style style:name="co44" style:family="table-column">
      <style:table-column-properties fo:break-before="auto" style:column-width="0.4638in"/>
    </style:style>
    <style:style style:name="co46" style:family="table-column">
      <style:table-column-properties fo:break-before="auto" style:column-width="1.7618in"/>
    </style:style>
    <style:style style:name="co95" style:family="table-column">
      <style:table-column-properties fo:break-before="auto" style:column-width="0.8102in"/>
    </style:style>
    <style:style style:name="co55" style:family="table-column">
      <style:table-column-properties fo:break-before="auto" style:column-width="0.7465in"/>
    </style:style>
    <style:style style:name="co94" style:family="table-column">
      <style:table-column-properties fo:break-before="auto" style:column-width="0.5535in"/>
    </style:style>
    <style:style style:name="co96" style:family="table-column">
      <style:table-column-properties fo:break-before="auto" style:column-width="0.6437in"/>
    </style:style>
    <style:style style:name="co97" style:family="table-column">
      <style:table-column-properties fo:break-before="auto" style:column-width="0.9028in"/>
    </style:style>
    <style:style style:name="co54" style:family="table-column">
      <style:table-column-properties fo:break-before="auto" style:column-width="0.798in"/>
    </style:style>
    <style:style style:name="co98" style:family="table-column">
      <style:table-column-properties fo:break-before="auto" style:column-width="0.4882in"/>
    </style:style>
    <style:style style:name="co99" style:family="table-column">
      <style:table-column-properties fo:break-before="auto" style:column-width="0.9126in"/>
    </style:style>
    <style:style style:name="co100" style:family="table-column">
      <style:table-column-properties fo:break-before="auto" style:column-width="1.0937in"/>
    </style:style>
    <style:style style:name="co101" style:family="table-column">
      <style:table-column-properties fo:break-before="auto" style:column-width="0.3917in"/>
    </style:style>
    <style:style style:name="co102" style:family="table-column">
      <style:table-column-properties fo:break-before="auto" style:column-width="0.5543in"/>
    </style:style>
    <style:style style:name="co52" style:family="table-column">
      <style:table-column-properties fo:break-before="auto" style:column-width="0.5008in"/>
    </style:style>
    <style:style style:name="co103" style:family="table-column">
      <style:table-column-properties fo:break-before="auto" style:column-width="0.9382in"/>
    </style:style>
    <style:style style:name="co104" style:family="table-column">
      <style:table-column-properties fo:break-before="auto" style:column-width="0.5154in"/>
    </style:style>
    <style:style style:name="co105" style:family="table-column">
      <style:table-column-properties fo:break-before="auto" style:column-width="0.5409in"/>
    </style:style>
    <style:style style:name="co106" style:family="table-column">
      <style:table-column-properties fo:break-before="auto" style:column-width="0.7591in"/>
    </style:style>
    <style:style style:name="co77" style:family="table-column">
      <style:table-column-properties fo:break-before="auto" style:column-width="0.3854in"/>
    </style:style>
    <style:style style:name="co78" style:family="table-column">
      <style:table-column-properties fo:break-before="auto" style:column-width="0.4063in"/>
    </style:style>
    <style:style style:name="co79" style:family="table-column">
      <style:table-column-properties fo:break-before="auto" style:column-width="0.528in"/>
    </style:style>
    <style:style style:name="co34" style:family="table-column">
      <style:table-column-properties fo:break-before="auto" style:column-width="0.5102in"/>
    </style:style>
    <style:style style:name="co80" style:family="table-column">
      <style:table-column-properties fo:break-before="auto" style:column-width="0.5665in"/>
    </style:style>
    <style:style style:name="co81" style:family="table-column">
      <style:table-column-properties fo:break-before="auto" style:column-width="0.4492in"/>
    </style:style>
    <style:style style:name="co82" style:family="table-column">
      <style:table-column-properties fo:break-before="auto" style:column-width="0.2602in"/>
    </style:style>
    <style:style style:name="co83" style:family="table-column">
      <style:table-column-properties fo:break-before="auto" style:column-width="0.3543in"/>
    </style:style>
    <style:style style:name="co84" style:family="table-column">
      <style:table-column-properties fo:break-before="auto" style:column-width="0.3646in"/>
    </style:style>
    <style:style style:name="co85" style:family="table-column">
      <style:table-column-properties fo:break-before="auto" style:column-width="0.5in"/>
    </style:style>
    <style:style style:name="co86" style:family="table-column">
      <style:table-column-properties fo:break-before="auto" style:column-width="0.4898in"/>
    </style:style>
    <style:style style:name="co87" style:family="table-column">
      <style:table-column-properties fo:break-before="auto" style:column-width="0.4165in"/>
    </style:style>
    <style:style style:name="co89" style:family="table-column">
      <style:table-column-properties fo:break-before="auto" style:column-width="0.6181in"/>
    </style:style>
    <style:style style:name="co90" style:family="table-column">
      <style:table-column-properties fo:break-before="auto" style:column-width="1.6075in"/>
    </style:style>
    <style:style style:name="co91" style:family="table-column">
      <style:table-column-properties fo:break-before="auto" style:column-width="1.5173in"/>
    </style:style>
    <style:style style:name="co92" style:family="table-column">
      <style:table-column-properties fo:break-before="auto" style:column-width="2.2244in"/>
    </style:style>
    <style:style style:name="co58" style:family="table-column">
      <style:table-column-properties fo:break-before="auto" style:column-width="0.9138in"/>
    </style:style>
    <style:style style:name="co93" style:family="table-column">
      <style:table-column-properties fo:break-before="auto" style:column-width="3.9083in"/>
    </style:style>
    <style:style style:name="co66" style:family="table-column">
      <style:table-column-properties fo:break-before="auto" style:column-width="2.4429in"/>
    </style:style>
    <style:style style:name="co67" style:family="table-column">
      <style:table-column-properties fo:break-before="auto" style:column-width="2.8283in"/>
    </style:style>
    <style:style style:name="co68" style:family="table-column">
      <style:table-column-properties fo:break-before="auto" style:column-width="2.7134in"/>
    </style:style>
    <style:style style:name="co69" style:family="table-column">
      <style:table-column-properties fo:break-before="auto" style:column-width="1.5047in"/>
    </style:style>
    <style:style style:name="co70" style:family="table-column">
      <style:table-column-properties fo:break-before="auto" style:column-width="1.7236in"/>
    </style:style>
    <style:style style:name="co71" style:family="table-column">
      <style:table-column-properties fo:break-before="auto" style:column-width="1.4917in"/>
    </style:style>
    <style:style style:name="co72" style:family="table-column">
      <style:table-column-properties fo:break-before="auto" style:column-width="0.8236in"/>
    </style:style>
    <style:style style:name="co73" style:family="table-column">
      <style:table-column-properties fo:break-before="auto" style:column-width="0.9063in"/>
    </style:style>
    <style:style style:name="co74" style:family="table-column">
      <style:table-column-properties fo:break-before="auto" style:column-width="0.7811in"/>
    </style:style>
    <style:style style:name="co75" style:family="table-column">
      <style:table-column-properties fo:break-before="auto" style:column-width="0.361in"/>
    </style:style>
    <style:style style:name="co76" style:family="table-column">
      <style:table-column-properties fo:break-before="auto" style:column-width="0.9008in"/>
    </style:style>
    <style:style style:name="co88" style:family="table-column">
      <style:table-column-properties fo:break-before="auto" style:column-width="1.1193in"/>
    </style:style>
    <style:style style:name="co107" style:family="table-column">
      <style:table-column-properties fo:break-before="auto" style:column-width="2.1984in"/>
    </style:style>
    <style:style style:name="co108" style:family="table-column">
      <style:table-column-properties fo:break-before="auto" style:column-width="0.7335in"/>
    </style:style>
    <style:style style:name="co109" style:family="table-column">
      <style:table-column-properties fo:break-before="auto" style:column-width="0.7846in"/>
    </style:style>
    <style:style style:name="co110" style:family="table-column">
      <style:table-column-properties fo:break-before="auto" style:column-width="1.0035in"/>
    </style:style>
    <style:style style:name="co111" style:family="table-column">
      <style:table-column-properties fo:break-before="auto" style:column-width="0.6307in"/>
    </style:style>
    <style:style style:name="ro1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7" style:family="table-row">
      <style:table-row-properties style:row-height="0.1665in" fo:break-before="auto" style:use-optimal-row-height="true"/>
    </style:style>
    <style:style style:name="ro6" style:family="table-row">
      <style:table-row-properties style:row-height="0.1665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27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cc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Comma" style:data-style-name="N123"/>
    <style:style style:name="ce2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1"/>
    <style:style style:name="ce24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Comma" style:data-style-name="N3"/>
    <style:style style:name="ce37" style:family="table-cell" style:parent-style-name="Default" style:data-style-name="N4"/>
    <style:style style:name="ce38" style:family="table-cell" style:parent-style-name="Default" style:data-style-name="N0">
      <style:table-cell-properties fo:border="none"/>
    </style:style>
    <style:style style:name="ce39" style:family="table-cell" style:parent-style-name="Percent" style:data-style-name="N11">
      <style:text-properties fo:font-weight="bold" style:font-weight-asian="bold" style:font-weight-complex="bold"/>
    </style:style>
    <style:style style:name="ce40" style:family="table-cell" style:parent-style-name="Comma" style:data-style-name="N3">
      <style:text-properties fo:font-weight="bold" style:font-weight-asian="bold" style:font-weight-complex="bold"/>
    </style:style>
    <style:style style:name="ce41" style:family="table-cell" style:parent-style-name="Default" style:data-style-name="N3">
      <style:table-cell-properties fo:border-bottom="0.0008in solid #000000" fo:border-left="none" fo:border-right="none" fo:border-top="none"/>
    </style:style>
    <style:style style:name="ce42" style:family="table-cell" style:parent-style-name="Comma" style:data-style-name="N3">
      <style:text-properties fo:font-weight="normal" style:font-weight-asian="normal" style:font-weight-complex="normal"/>
    </style:style>
    <style:style style:name="ce43" style:family="table-cell" style:parent-style-name="Percent" style:data-style-name="N11">
      <style:text-properties fo:font-weight="normal" style:font-weight-asian="normal" style:font-weight-complex="normal"/>
    </style:style>
    <style:style style:name="ce44" style:family="table-cell" style:parent-style-name="Comma" style:data-style-name="N3">
      <style:table-cell-properties fo:border-bottom="0.0008in solid #000000" fo:border-left="none" fo:border-right="none" fo:border-top="none"/>
    </style:style>
    <style:style style:name="ce45" style:family="table-cell" style:parent-style-name="Comma" style:data-style-name="N3">
      <style:table-cell-properties fo:background-color="transparent"/>
    </style:style>
    <style:style style:name="ce46" style:family="table-cell" style:parent-style-name="Comma" style:data-style-name="N3">
      <style:table-cell-properties fo:border-bottom="0.0008in solid #000000" fo:background-color="transparent" fo:border-left="none" fo:border-right="none" fo:border-top="none"/>
    </style:style>
    <style:style style:name="ce47" style:family="table-cell" style:parent-style-name="Default" style:data-style-name="N3">
      <style:table-cell-properties fo:background-color="transparent"/>
    </style:style>
    <style:style style:name="ce48" style:family="table-cell" style:parent-style-name="Default" style:data-style-name="N0">
      <style:table-cell-properties fo:border-bottom="0.0008in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cccccc" fo:border="none"/>
    </style:style>
    <style:style style:name="ce56" style:family="table-cell" style:parent-style-name="Default" style:data-style-name="N3">
      <style:table-cell-properties fo:background-color="#cccccc"/>
    </style:style>
    <style:style style:name="ce57" style:family="table-cell" style:parent-style-name="Comma" style:data-style-name="N3">
      <style:table-cell-properties fo:background-color="#cccccc"/>
    </style:style>
    <style:style style:name="ce58" style:family="table-cell" style:parent-style-name="Percent" style:data-style-name="N11">
      <style:table-cell-properties fo:background-color="#cccccc"/>
      <style:text-properties fo:font-weight="bold" style:font-weight-asian="bold" style:font-weight-complex="bold"/>
    </style:style>
    <style:style style:name="ce59" style:family="table-cell" style:parent-style-name="Comma" style:data-style-name="N3">
      <style:table-cell-properties fo:background-color="#cccccc"/>
      <style:text-properties fo:font-weight="bold" style:font-weight-asian="bold" style:font-weight-complex="bold"/>
    </style:style>
    <style:style style:name="ce60" style:family="table-cell" style:parent-style-name="Comma" style:data-style-name="N3">
      <style:table-cell-properties fo:background-color="#cccccc"/>
      <style:text-properties fo:font-weight="normal" style:font-weight-asian="normal" style:font-weight-complex="normal"/>
    </style:style>
    <style:style style:name="ce61" style:family="table-cell" style:parent-style-name="Percent" style:data-style-name="N11">
      <style:table-cell-properties fo:background-color="#cccccc"/>
      <style:text-properties fo:font-weight="normal" style:font-weight-asian="normal" style:font-weight-complex="normal"/>
    </style:style>
    <style:style style:name="ce62" style:family="table-cell" style:parent-style-name="Default" style:data-style-name="N0">
      <style:table-cell-properties fo:border-bottom="0.0008in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 fo:border="none"/>
    </style:style>
    <style:style style:name="ce64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in"/>
    </style:style>
    <style:style style:name="ce65" style:family="table-cell" style:parent-style-name="Percent" style:data-style-name="N11">
      <style:table-cell-properties fo:background-color="transparent"/>
      <style:text-properties fo:font-weight="bold" style:font-weight-asian="bold" style:font-weight-complex="bold"/>
    </style:style>
    <style:style style:name="ce66" style:family="table-cell" style:parent-style-name="Comma" style:data-style-name="N3">
      <style:table-cell-properties fo:background-color="transparent"/>
      <style:text-properties fo:font-weight="bold" style:font-weight-asian="bold" style:font-weight-complex="bold"/>
    </style:style>
    <style:style style:name="ce67" style:family="table-cell" style:parent-style-name="Comma" style:data-style-name="N3">
      <style:table-cell-properties fo:background-color="transparent"/>
      <style:text-properties fo:font-weight="normal" style:font-weight-asian="normal" style:font-weight-complex="normal"/>
    </style:style>
    <style:style style:name="ce68" style:family="table-cell" style:parent-style-name="Percent" style:data-style-name="N11">
      <style:table-cell-properties fo:background-color="transparent"/>
      <style:text-properties fo:font-weight="normal" style:font-weight-asian="normal" style:font-weight-complex="normal"/>
    </style:style>
    <style:style style:name="ce6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70" style:family="table-cell" style:parent-style-name="Percent" style:data-style-name="N4"/>
    <style:style style:name="ce9" style:family="table-cell" style:parent-style-name="Default" style:data-style-name="N3"/>
    <style:style style:name="ce14" style:family="table-cell" style:parent-style-name="Default" style:data-style-name="N0">
      <style:table-cell-properties fo:border-bottom="0.0008in solid #000000" fo:background-color="transparent" fo:border-left="none" fo:border-right="none" fo:border-top="none"/>
    </style:style>
    <style:style style:name="ce50" style:family="table-cell" style:parent-style-name="Default" style:data-style-name="N0">
      <style:table-cell-properties fo:background-color="#e6e6e6"/>
    </style:style>
    <style:style style:name="ce51" style:family="table-cell" style:parent-style-name="Default" style:data-style-name="N0">
      <style:table-cell-properties fo:background-color="#ffd320"/>
    </style:style>
    <style:style style:name="ce52" style:family="table-cell" style:parent-style-name="Default" style:data-style-name="N0">
      <style:table-cell-properties fo:background-color="#aecf00"/>
    </style:style>
    <style:style style:name="ce53" style:family="table-cell" style:parent-style-name="Default" style:data-style-name="N0">
      <style:table-cell-properties fo:background-color="#ccffff"/>
    </style:style>
    <style:style style:name="ce54" style:family="table-cell" style:parent-style-name="Comma" style:data-style-name="N3">
      <style:table-cell-properties fo:background-color="#aecf00"/>
    </style:style>
    <style:style style:name="ce55" style:family="table-cell" style:parent-style-name="Comma" style:data-style-name="N3">
      <style:table-cell-properties fo:background-color="#ccffff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80" style:family="table-cell" style:parent-style-name="Default" style:data-style-name="N1"/>
    <style:style style:name="ce81" style:family="table-cell" style:parent-style-name="Comma" style:data-style-name="N123">
      <style:table-cell-properties style:vertical-align="automatic"/>
    </style:style>
    <style:style style:name="ce82" style:family="table-cell" style:parent-style-name="Default" style:data-style-name="N0">
      <style:table-cell-properties style:vertical-align="automatic"/>
    </style:style>
    <style:style style:name="ce83" style:family="table-cell" style:parent-style-name="Comma" style:data-style-name="N123">
      <style:table-cell-properties fo:border-bottom="0.0008in solid #000000" fo:border-left="none" fo:border-right="none" fo:border-top="none" style:vertical-align="automatic"/>
    </style:style>
    <style:style style:name="ce84" style:family="table-cell" style:parent-style-name="Default" style:data-style-name="N0">
      <style:table-cell-properties fo:border-bottom="0.0008in solid #000000" fo:border-left="none" fo:border-right="none" fo:border-top="none" style:vertical-align="automatic"/>
    </style:style>
    <style:style style:name="ce85" style:family="table-cell" style:parent-style-name="Comma" style:data-style-name="N126"/>
    <style:style style:name="ce86" style:family="table-cell" style:parent-style-name="Comma" style:data-style-name="N126">
      <style:table-cell-properties fo:border-bottom="0.0008in solid #000000" fo:border-left="none" fo:border-right="none" fo:border-top="none"/>
    </style:style>
    <style:style style:name="ce87" style:family="table-cell" style:parent-style-name="Default" style:data-style-name="N127"/>
    <style:style style:name="ce88" style:family="table-cell" style:parent-style-name="Comma" style:data-style-name="N4"/>
  </office:automatic-styles>
  <office:body>
    <office:spreadsheet>
      <table:calculation-settings table:case-sensitive="false" table:search-criteria-must-apply-to-whole-cell="false"/>
      <table:table table:name="summar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2"/>
        <table:table-column table:style-name="co3" table:number-columns-repeated="1014" table:default-cell-style-name="ce2"/>
        <table:table-row table:style-name="ro1">
          <table:table-cell table:style-name="ce1" office:value-type="string">
            <text:p>power</text:p>
          </table:table-cell>
          <table:table-cell table:style-name="ce1" office:value-type="string">
            <text:p>notes</text:p>
          </table:table-cell>
          <table:table-cell table:number-columns-repeated="7"/>
          <table:table-cell table:style-name="ce1" office:value-type="string">
            <text:p>forms</text:p>
          </table:table-cell>
          <table:table-cell table:style-name="ce1" office:value-type="string">
            <text:p>notes</text:p>
          </table:table-cell>
          <table:table-cell table:number-columns-repeated="1013"/>
        </table:table-row>
        <table:table-row table:style-name="ro1">
          <table:table-cell office:value-type="string">
            <text:p>attune</text:p>
          </table:table-cell>
          <table:table-cell office:value-type="string">
            <text:p>check adjacent rooms</text:p>
          </table:table-cell>
          <table:table-cell table:number-columns-repeated="7"/>
          <table:table-cell office:value-type="string">
            <text:p>tiger</text:p>
          </table:table-cell>
          <table:table-cell office:value-type="string">
            <text:p>default form, most attacks/dmg potential</text:p>
          </table:table-cell>
          <table:table-cell table:number-columns-repeated="1013"/>
        </table:table-row>
        <table:table-row table:style-name="ro1">
          <table:table-cell office:value-type="string">
            <text:p>chi-force</text:p>
          </table:table-cell>
          <table:table-cell office:value-type="string">
            <text:p>make a player receive 2x healing</text:p>
          </table:table-cell>
          <table:table-cell table:number-columns-repeated="7"/>
          <table:table-cell office:value-type="string">
            <text:p>phoenix</text:p>
          </table:table-cell>
          <table:table-cell office:value-type="string">
            <text:p>tiger on steriods, this is a must if you want max dmg</text:p>
          </table:table-cell>
          <table:table-cell table:number-columns-repeated="1013"/>
        </table:table-row>
        <table:table-row table:style-name="ro1">
          <table:table-cell office:value-type="string">
            <text:p>chifocus</text:p>
          </table:table-cell>
          <table:table-cell office:value-type="string">
            <text:p>switch dmg types to normal, electric, or mind</text:p>
          </table:table-cell>
          <table:table-cell table:number-columns-repeated="7"/>
          <table:table-cell office:value-type="string">
            <text:p>serpent</text:p>
          </table:table-cell>
          <table:table-cell office:value-type="string">
            <text:p>almost guaranteed a hit, and can lower mobs defense</text:p>
          </table:table-cell>
          <table:table-cell table:number-columns-repeated="1013"/>
        </table:table-row>
        <table:table-row table:style-name="ro1">
          <table:table-cell office:value-type="string">
            <text:p>crit</text:p>
          </table:table-cell>
          <table:table-cell office:value-type="string">
            <text:p>gives a chance to crit each round, boosts gxp and dmg for that round</text:p>
          </table:table-cell>
          <table:table-cell table:number-columns-repeated="7"/>
          <table:table-cell office:value-type="string">
            <text:p>dragon</text:p>
          </table:table-cell>
          <table:table-cell office:value-type="string">
            <text:p>one big hit, but sacrifices some dmg potential</text:p>
          </table:table-cell>
          <table:table-cell table:number-columns-repeated="1013"/>
        </table:table-row>
        <table:table-row table:style-name="ro1">
          <table:table-cell office:value-type="string">
            <text:p>daze</text:p>
          </table:table-cell>
          <table:table-cell office:value-type="string">
            <text:p>stun a mob to stop combat temporarily</text:p>
          </table:table-cell>
          <table:table-cell table:number-columns-repeated="7"/>
          <table:table-cell office:value-type="string">
            <text:p>crane</text:p>
          </table:table-cell>
          <table:table-cell office:value-type="string">
            <text:p>low dmg, high dodge, and it blocks</text:p>
          </table:table-cell>
          <table:table-cell table:number-columns-repeated="1013"/>
        </table:table-row>
        <table:table-row table:style-name="ro1">
          <table:table-cell office:value-type="string">
            <text:p>dfocus</text:p>
          </table:table-cell>
          <table:table-cell office:value-type="string">
            <text:p>2 points each glvl after 5, base ac</text:p>
          </table:table-cell>
          <table:table-cell table:number-columns-repeated="1022"/>
        </table:table-row>
        <table:table-row table:style-name="ro1">
          <table:table-cell office:value-type="string">
            <text:p>disarm</text:p>
          </table:table-cell>
          <table:table-cell office:value-type="string">
            <text:p>make person unwield (pk)</text:p>
          </table:table-cell>
          <table:table-cell table:number-columns-repeated="7"/>
          <table:table-cell office:value-type="string">
            <text:p>dmg types</text:p>
          </table:table-cell>
          <table:table-cell table:number-columns-repeated="1014"/>
        </table:table-row>
        <table:table-row table:style-name="ro1">
          <table:table-cell office:value-type="string">
            <text:p>dodge</text:p>
          </table:table-cell>
          <table:table-cell office:value-type="string">
            <text:p>monks passively dodge</text:p>
          </table:table-cell>
          <table:table-cell table:number-columns-repeated="7"/>
          <table:table-cell office:value-type="string">
            <text:p>blunt</text:p>
          </table:table-cell>
          <table:table-cell office:value-type="string">
            <text:p>default</text:p>
          </table:table-cell>
          <table:table-cell table:number-columns-repeated="1013"/>
        </table:table-row>
        <table:table-row table:style-name="ro1">
          <table:table-cell office:value-type="string">
            <text:p>enervate</text:p>
          </table:table-cell>
          <table:table-cell office:value-type="string">
            <text:p>sacrifice hps for chi</text:p>
          </table:table-cell>
          <table:table-cell table:number-columns-repeated="7"/>
          <table:table-cell office:value-type="string">
            <text:p>electric</text:p>
          </table:table-cell>
          <table:table-cell table:number-columns-repeated="1014"/>
        </table:table-row>
        <table:table-row table:style-name="ro1">
          <table:table-cell office:value-type="string">
            <text:p>focus</text:p>
          </table:table-cell>
          <table:table-cell office:value-type="string">
            <text:p>heals mind with focus points, makes combat easier without med</text:p>
          </table:table-cell>
          <table:table-cell table:number-columns-repeated="7"/>
          <table:table-cell office:value-type="string">
            <text:p>mind</text:p>
          </table:table-cell>
          <table:table-cell table:number-columns-repeated="1014"/>
        </table:table-row>
        <table:table-row table:style-name="ro1">
          <table:table-cell office:value-type="string">
            <text:p>hands</text:p>
          </table:table-cell>
          <table:table-cell office:value-type="string">
            <text:p>self healing spell, sps to hps, rate is improved with coin donates</text:p>
          </table:table-cell>
          <table:table-cell table:number-columns-repeated="7"/>
          <table:table-cell office:value-type="string">
            <text:p>fire</text:p>
          </table:table-cell>
          <table:table-cell office:value-type="string">
            <text:p>with guild quest, firethorn eq in guild does fire</text:p>
          </table:table-cell>
          <table:table-cell table:number-columns-repeated="1013"/>
        </table:table-row>
        <table:table-row table:style-name="ro1">
          <table:table-cell office:value-type="string">
            <text:p>hide of the dragon</text:p>
          </table:table-cell>
          <table:table-cell office:value-type="string">
            <text:p>become almost immune to dmg (2 ae)</text:p>
          </table:table-cell>
          <table:table-cell table:number-columns-repeated="7"/>
          <table:table-cell table:style-name="ce3" office:value-type="string">
            <text:p>edged</text:p>
          </table:table-cell>
          <table:table-cell table:style-name="ce3" office:value-type="string">
            <text:p>Specialize 1</text:p>
          </table:table-cell>
          <table:table-cell/>
          <table:table-cell office:value-type="string">
            <text:p>* can I do barbarian lords sword here? Or will the hits overwhelm me?</text:p>
          </table:table-cell>
          <table:table-cell table:number-columns-repeated="1011"/>
        </table:table-row>
        <table:table-row table:style-name="ro1">
          <table:table-cell office:value-type="string">
            <text:p>ironwill</text:p>
          </table:table-cell>
          <table:table-cell office:value-type="string">
            <text:p>dmg goes to sps (you can still get blicked), good with high sp regen</text:p>
          </table:table-cell>
          <table:table-cell table:number-columns-repeated="7"/>
          <table:table-cell table:style-name="ce3" office:value-type="string">
            <text:p>energy</text:p>
          </table:table-cell>
          <table:table-cell table:style-name="ce3" office:value-type="string">
            <text:p>Specialize 2</text:p>
          </table:table-cell>
          <table:table-cell table:number-columns-repeated="1013"/>
        </table:table-row>
        <table:table-row table:style-name="ro1">
          <table:table-cell office:value-type="string">
            <text:p>levitate</text:p>
          </table:table-cell>
          <table:table-cell office:value-type="string">
            <text:p>while meditating</text:p>
          </table:table-cell>
          <table:table-cell table:number-columns-repeated="7"/>
          <table:table-cell table:style-name="ce3" office:value-type="string">
            <text:p>poison</text:p>
          </table:table-cell>
          <table:table-cell table:style-name="ce3" office:value-type="string">
            <text:p>Specialize 3</text:p>
          </table:table-cell>
          <table:table-cell table:number-columns-repeated="1013"/>
        </table:table-row>
        <table:table-row table:style-name="ro1">
          <table:table-cell office:value-type="string">
            <text:p>mawashi-geri</text:p>
          </table:table-cell>
          <table:table-cell office:value-type="string">
            <text:p>big blunt (or fire) attack; can stun</text:p>
          </table:table-cell>
          <table:table-cell table:number-columns-repeated="8"/>
          <table:table-cell office:value-type="string">
            <text:p>specializes require an mskill too, go sword?</text:p>
          </table:table-cell>
          <table:table-cell table:number-columns-repeated="1013"/>
        </table:table-row>
        <table:table-row table:style-name="ro1">
          <table:table-cell office:value-type="string">
            <text:p>meditate</text:p>
          </table:table-cell>
          <table:table-cell office:value-type="string">
            <text:p>regen hps/sps/mind for chi</text:p>
          </table:table-cell>
          <table:table-cell table:number-columns-repeated="1022"/>
        </table:table-row>
        <table:table-row table:style-name="ro1">
          <table:table-cell office:value-type="string">
            <text:p>palm</text:p>
          </table:table-cell>
          <table:table-cell office:value-type="string">
            <text:p>uses 1 ancient energy (2 per 10 glvls), does addhp dmg for a while</text:p>
          </table:table-cell>
          <table:table-cell table:number-columns-repeated="1022"/>
        </table:table-row>
        <table:table-row table:style-name="ro1">
          <table:table-cell office:value-type="string">
            <text:p>purify</text:p>
          </table:table-cell>
          <table:table-cell office:value-type="string">
            <text:p>purge toxins</text:p>
          </table:table-cell>
          <table:table-cell table:number-columns-repeated="1022"/>
        </table:table-row>
        <table:table-row table:style-name="ro1">
          <table:table-cell office:value-type="string">
            <text:p>shadows</text:p>
          </table:table-cell>
          <table:table-cell office:value-type="string">
            <text:p>hide, pk only</text:p>
          </table:table-cell>
          <table:table-cell table:number-columns-repeated="1022"/>
        </table:table-row>
        <table:table-row table:style-name="ro1">
          <table:table-cell office:value-type="string">
            <text:p>silent</text:p>
          </table:table-cell>
          <table:table-cell office:value-type="string">
            <text:p>move silently, pk only</text:p>
          </table:table-cell>
          <table:table-cell table:number-columns-repeated="1022"/>
        </table:table-row>
        <table:table-row table:style-name="ro1">
          <table:table-cell office:value-type="string">
            <text:p>specialize</text:p>
          </table:table-cell>
          <table:table-cell office:value-type="string">
            <text:p>gives boosted attacks with a mud weapon</text:p>
          </table:table-cell>
          <table:table-cell table:number-columns-repeated="1022"/>
        </table:table-row>
        <table:table-row table:style-name="ro1">
          <table:table-cell office:value-type="string">
            <text:p>study</text:p>
          </table:table-cell>
          <table:table-cell office:value-type="string">
            <text:p>gives a summary of mobs ac/wc/weaknesses etc</text:p>
          </table:table-cell>
          <table:table-cell table:number-columns-repeated="1022"/>
        </table:table-row>
        <table:table-row table:style-name="ro1">
          <table:table-cell office:value-type="string">
            <text:p>stun</text:p>
          </table:table-cell>
          <table:table-cell office:value-type="string">
            <text:p>gives chance to stun each round, mob loses 1 round of combat (so do you for stun)</text:p>
          </table:table-cell>
          <table:table-cell table:number-columns-repeated="1022"/>
        </table:table-row>
        <table:table-row table:style-name="ro1">
          <table:table-cell office:value-type="string">
            <text:p>stupefy</text:p>
          </table:table-cell>
          <table:table-cell office:value-type="string">
            <text:p>stop mob from hitting around</text:p>
          </table:table-cell>
          <table:table-cell table:number-columns-repeated="1022"/>
        </table:table-row>
        <table:table-row table:style-name="ro1">
          <table:table-cell office:value-type="string">
            <text:p>throw</text:p>
          </table:table-cell>
          <table:table-cell office:value-type="string">
            <text:p>some dmg? Can stun a mob now, I've seen a mob lose 2 rounds of combat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bels" table:style-name="ta2" table:print="false">
        <office:forms form:automatic-focus="false" form:apply-design-mode="false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52" table:number-columns-repeated="2" table:default-cell-style-name="Default"/>
        <table:table-column table:style-name="co70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5" table:default-cell-style-name="Default"/>
        <table:table-row table:style-name="ro5">
          <table:table-cell table:style-name="ce18" office:value-type="string">
            <text:p>Dmg Emotes</text:p>
          </table:table-cell>
          <table:table-cell table:style-name="ce2" table:number-columns-repeated="3"/>
          <table:table-cell table:number-columns-repeated="2"/>
          <table:table-cell table:style-name="ce18" office:value-type="string">
            <text:p>Donates</text:p>
          </table:table-cell>
          <table:table-cell table:style-name="ce2" table:number-columns-repeated="5"/>
        </table:table-row>
        <table:table-row table:style-name="ro5">
          <table:table-cell table:style-name="ce1" office:value-type="string">
            <text:p>Normal</text:p>
          </table:table-cell>
          <table:table-cell table:style-name="ce6" office:value-type="string">
            <text:p>Static</text:p>
          </table:table-cell>
          <table:table-cell table:style-name="ce6" office:value-type="string">
            <text:p>Thought</text:p>
          </table:table-cell>
          <table:table-cell table:style-name="ce14" office:value-type="string">
            <text:p>Palm</text:p>
          </table:table-cell>
          <table:table-cell table:number-columns-repeated="2"/>
          <table:table-cell table:style-name="ce1" office:value-type="string">
            <text:p>Sash/Emblem</text:p>
          </table:table-cell>
          <table:table-cell table:style-name="ce1" office:value-type="string">
            <text:p>Coins</text:p>
          </table:table-cell>
          <table:table-cell office:value-type="string">
            <text:p>delta</text:p>
          </table:table-cell>
          <table:table-cell table:style-name="ce1" office:value-type="string">
            <text:p>Kimono</text:p>
          </table:table-cell>
          <table:table-cell table:style-name="ce1" office:value-type="string">
            <text:p>Donates</text:p>
          </table:table-cell>
          <table:table-cell office:value-type="string">
            <text:p>delta</text:p>
          </table:table-cell>
        </table:table-row>
        <table:table-row table:style-name="ro5">
          <table:table-cell table:number-columns-repeated="3" table:style-name="ce2" office:value-type="string">
            <text:p>missing completely</text:p>
          </table:table-cell>
          <table:table-cell table:style-name="ce2" office:value-type="string">
            <text:p>shivers slightly</text:p>
          </table:table-cell>
          <table:table-cell table:number-columns-repeated="2"/>
          <table:table-cell table:style-name="ce2" office:value-type="string">
            <text:p>black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2" office:value-type="string">
            <text:p>jackal</text:p>
          </table:table-cell>
          <table:table-cell table:style-name="ce25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5">
          <table:table-cell table:number-columns-repeated="3" table:style-name="ce2" office:value-type="string">
            <text:p>nothing interesting happens</text:p>
          </table:table-cell>
          <table:table-cell table:style-name="ce2" office:value-type="string">
            <text:p>quivers spasmodically</text:p>
          </table:table-cell>
          <table:table-cell table:number-columns-repeated="2"/>
          <table:table-cell table:style-name="ce2" office:value-type="string">
            <text:p>crimson</text:p>
          </table:table-cell>
          <table:table-cell table:style-name="ce2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2" office:value-type="string">
            <text:p>powerful mantis</text:p>
          </table:table-cell>
          <table:table-cell table:number-columns-repeated="2" table:style-name="ce9" office:value-type="float" office:value="1">
            <text:p>1</text:p>
          </table:table-cell>
        </table:table-row>
        <table:table-row table:style-name="ro5">
          <table:table-cell table:number-columns-repeated="3" table:style-name="ce2" office:value-type="string">
            <text:p>doing minimal damage</text:p>
          </table:table-cell>
          <table:table-cell table:style-name="ce2" office:value-type="string">
            <text:p>gurgles violently!</text:p>
          </table:table-cell>
          <table:table-cell table:number-columns-repeated="2"/>
          <table:table-cell table:style-name="ce2" office:value-type="string">
            <text:p>crimson and aqua</text:p>
          </table:table-cell>
          <table:table-cell table:style-name="ce25" office:value-type="float" office:value="15000">
            <text:p>15,000</text:p>
          </table:table-cell>
          <table:table-cell table:style-name="ce9" table:formula="of:=[.H5]-[.H4]" office:value-type="float" office:value="14999">
            <text:p>14,999</text:p>
          </table:table-cell>
          <table:table-cell table:style-name="ce2" office:value-type="string">
            <text:p>lightning fast scorpion</text:p>
          </table:table-cell>
          <table:table-cell table:style-name="ce25" office:value-type="float" office:value="175000">
            <text:p>175,000</text:p>
          </table:table-cell>
          <table:table-cell table:style-name="ce9" table:formula="of:=[.K5]-[.K4]" office:value-type="float" office:value="174999">
            <text:p>174,999</text:p>
          </table:table-cell>
        </table:table-row>
        <table:table-row table:style-name="ro5">
          <table:table-cell table:style-name="ce2" office:value-type="string">
            <text:p>creating minor abrasions</text:p>
          </table:table-cell>
          <table:table-cell office:value-type="string">
            <text:p>creating minor welts</text:p>
          </table:table-cell>
          <table:table-cell office:value-type="string">
            <text:p>and he winces slightly</text:p>
          </table:table-cell>
          <table:table-cell table:style-name="ce2" office:value-type="string">
            <text:p>shakes apart!!</text:p>
          </table:table-cell>
          <table:table-cell table:number-columns-repeated="2"/>
          <table:table-cell table:style-name="ce2" office:value-type="string">
            <text:p>two scarlet sashes</text:p>
          </table:table-cell>
          <table:table-cell table:style-name="ce25" office:value-type="float" office:value="50000">
            <text:p>50,000</text:p>
          </table:table-cell>
          <table:table-cell table:style-name="ce9" table:formula="of:=[.H6]-[.H5]" office:value-type="float" office:value="35000">
            <text:p>35,000</text:p>
          </table:table-cell>
          <table:table-cell table:style-name="ce2" office:value-type="string">
            <text:p>soaring falcon</text:p>
          </table:table-cell>
          <table:table-cell table:style-name="ce25" office:value-type="float" office:value="500000">
            <text:p>500,000</text:p>
          </table:table-cell>
          <table:table-cell table:style-name="ce9" table:formula="of:=[.K6]-[.K5]" office:value-type="float" office:value="325000">
            <text:p>325,000</text:p>
          </table:table-cell>
        </table:table-row>
        <table:table-row table:style-name="ro5">
          <table:table-cell table:number-columns-repeated="3" table:style-name="ce2" office:value-type="string">
            <text:p>causing external bleeding</text:p>
          </table:table-cell>
          <table:table-cell table:style-name="ce2" office:value-type="string">
            <text:p>erupts from within!!!</text:p>
          </table:table-cell>
          <table:table-cell table:number-columns-repeated="2"/>
          <table:table-cell table:style-name="ce2" office:value-type="string">
            <text:p>rose colored sash</text:p>
          </table:table-cell>
          <table:table-cell table:style-name="ce25" office:value-type="float" office:value="100000">
            <text:p>100,000</text:p>
          </table:table-cell>
          <table:table-cell table:style-name="ce9" table:formula="of:=[.H7]-[.H6]" office:value-type="float" office:value="50000">
            <text:p>50,000</text:p>
          </table:table-cell>
          <table:table-cell table:style-name="ce2" office:value-type="string">
            <text:p>swift lynx</text:p>
          </table:table-cell>
          <table:table-cell table:style-name="ce25" office:value-type="float" office:value="1250000">
            <text:p>1,250,000</text:p>
          </table:table-cell>
          <table:table-cell table:style-name="ce9" table:formula="of:=[.K7]-[.K6]" office:value-type="float" office:value="750000">
            <text:p>750,000</text:p>
          </table:table-cell>
        </table:table-row>
        <table:table-row table:style-name="ro5">
          <table:table-cell table:style-name="ce2" office:value-type="string">
            <text:p>cracking several bones!</text:p>
          </table:table-cell>
          <table:table-cell office:value-type="string">
            <text:p>muscles violently contract, snapping bones!</text:p>
          </table:table-cell>
          <table:table-cell office:value-type="string">
            <text:p>and smoke pours out his ears!</text:p>
          </table:table-cell>
          <table:table-cell table:style-name="ce2"/>
          <table:table-cell table:number-columns-repeated="2"/>
          <table:table-cell table:style-name="ce2" office:value-type="string">
            <text:p>azure sash</text:p>
          </table:table-cell>
          <table:table-cell table:style-name="ce25" office:value-type="float" office:value="200000">
            <text:p>200,000</text:p>
          </table:table-cell>
          <table:table-cell table:style-name="ce9" table:formula="of:=[.H8]-[.H7]" office:value-type="float" office:value="100000">
            <text:p>100,000</text:p>
          </table:table-cell>
          <table:table-cell office:value-type="string">
            <text:p>lone timber wolf</text:p>
          </table:table-cell>
          <table:table-cell table:style-name="ce25" office:value-type="float" office:value="3000000">
            <text:p>3,000,000</text:p>
          </table:table-cell>
          <table:table-cell table:style-name="ce9" table:formula="of:=[.K8]-[.K7]" office:value-type="float" office:value="1750000">
            <text:p>1,750,000</text:p>
          </table:table-cell>
        </table:table-row>
        <table:table-row table:style-name="ro5">
          <table:table-cell table:number-columns-repeated="3" table:style-name="ce2" office:value-type="string">
            <text:p>causing him to fall backwards in pain!</text:p>
          </table:table-cell>
          <table:table-cell table:number-columns-repeated="3"/>
          <table:table-cell table:style-name="ce2" office:value-type="string">
            <text:p>azure and cherry sashes</text:p>
          </table:table-cell>
          <table:table-cell table:style-name="ce25" office:value-type="float" office:value="250000">
            <text:p>250,000</text:p>
          </table:table-cell>
          <table:table-cell table:style-name="ce9" table:formula="of:=[.H9]-[.H8]" office:value-type="float" office:value="50000">
            <text:p>50,000</text:p>
          </table:table-cell>
          <table:table-cell table:style-name="ce2" office:value-type="string">
            <text:p>great bear</text:p>
          </table:table-cell>
          <table:table-cell table:style-name="ce25" office:value-type="float" office:value="5500000">
            <text:p>5,500,000</text:p>
          </table:table-cell>
          <table:table-cell table:style-name="ce9" table:formula="of:=[.K9]-[.K8]" office:value-type="float" office:value="2500000">
            <text:p>2,500,000</text:p>
          </table:table-cell>
        </table:table-row>
        <table:table-row table:style-name="ro5">
          <table:table-cell table:style-name="ce2" office:value-type="string">
            <text:p>blood spatters around the room!!</text:p>
          </table:table-cell>
          <table:table-cell table:style-name="ce2" office:value-type="string">
            <text:p>lightning arcs between its limbs!</text:p>
          </table:table-cell>
          <table:table-cell table:style-name="ce2" office:value-type="string">
            <text:p>grey mush oozes out of his ears!</text:p>
          </table:table-cell>
          <table:table-cell table:style-name="ce2"/>
          <table:table-cell table:number-columns-repeated="2"/>
          <table:table-cell table:style-name="ce2" office:value-type="string">
            <text:p>three fuchsia sashes</text:p>
          </table:table-cell>
          <table:table-cell table:style-name="ce25" office:value-type="float" office:value="350000">
            <text:p>350,000</text:p>
          </table:table-cell>
          <table:table-cell table:style-name="ce9" table:formula="of:=[.H10]-[.H9]" office:value-type="float" office:value="100000">
            <text:p>100,000</text:p>
          </table:table-cell>
          <table:table-cell table:style-name="ce2" office:value-type="string">
            <text:p>stalking panther</text:p>
          </table:table-cell>
          <table:table-cell table:style-name="ce25" office:value-type="float" office:value="8000000">
            <text:p>8,000,000</text:p>
          </table:table-cell>
          <table:table-cell table:style-name="ce9" table:formula="of:=[.K10]-[.K9]" office:value-type="float" office:value="2500000">
            <text:p>2,500,000</text:p>
          </table:table-cell>
        </table:table-row>
        <table:table-row table:style-name="ro5">
          <table:table-cell table:style-name="ce2" office:value-type="string">
            <text:p>pieces of him fly off in all directions!!!</text:p>
          </table:table-cell>
          <table:table-cell table:style-name="ce2" office:value-type="string">
            <text:p>causing its brain to overload!</text:p>
          </table:table-cell>
          <table:table-cell table:style-name="ce2" office:value-type="string">
            <text:p>causing its brain to liquefy!</text:p>
          </table:table-cell>
          <table:table-cell table:style-name="ce2"/>
          <table:table-cell table:number-columns-repeated="2"/>
          <table:table-cell office:value-type="string">
            <text:p>ruby, saffron, and scarlet</text:p>
          </table:table-cell>
          <table:table-cell table:style-name="ce9" office:value-type="float" office:value="500000">
            <text:p>500,000</text:p>
          </table:table-cell>
          <table:table-cell table:style-name="ce9" table:formula="of:=[.H11]-[.H10]" office:value-type="float" office:value="150000">
            <text:p>150,000</text:p>
          </table:table-cell>
          <table:table-cell office:value-type="string">
            <text:p>ferocious tiger</text:p>
          </table:table-cell>
          <table:table-cell table:style-name="ce9" office:value-type="float" office:value="11000000">
            <text:p>11,000,000</text:p>
          </table:table-cell>
          <table:table-cell table:style-name="ce9" table:formula="of:=[.K11]-[.K10]" office:value-type="float" office:value="3000000">
            <text:p>3,000,000</text:p>
          </table:table-cell>
        </table:table-row>
        <table:table-row table:style-name="ro5">
          <table:table-cell table:style-name="ce2" office:value-type="string">
            <text:p>shattering his skull!</text:p>
          </table:table-cell>
          <table:table-cell table:style-name="ce2" table:number-columns-repeated="3"/>
          <table:table-cell table:number-columns-repeated="2"/>
          <table:table-cell office:value-type="string">
            <text:p>single blue sash</text:p>
          </table:table-cell>
          <table:table-cell table:style-name="ce9" office:value-type="float" office:value="750000">
            <text:p>750,000</text:p>
          </table:table-cell>
          <table:table-cell table:style-name="ce9" table:formula="of:=[.H12]-[.H11]" office:value-type="float" office:value="250000">
            <text:p>250,000</text:p>
          </table:table-cell>
          <table:table-cell table:style-name="ce9" office:value-type="string">
            <text:p>??</text:p>
          </table:table-cell>
          <table:table-cell table:style-name="ce9" table:number-columns-repeated="2"/>
        </table:table-row>
        <table:table-row table:style-name="ro5">
          <table:table-cell table:style-name="ce2" table:number-columns-repeated="4"/>
          <table:table-cell table:number-columns-repeated="2"/>
          <table:table-cell office:value-type="string">
            <text:p>pair of blue sashes</text:p>
          </table:table-cell>
          <table:table-cell table:style-name="ce9" office:value-type="float" office:value="1000000">
            <text:p>1,000,000</text:p>
          </table:table-cell>
          <table:table-cell table:style-name="ce9" table:formula="of:=[.H13]-[.H12]" office:value-type="float" office:value="250000">
            <text:p>250,000</text:p>
          </table:table-cell>
          <table:table-cell table:style-name="ce9" table:number-columns-repeated="3"/>
        </table:table-row>
        <table:table-row table:style-name="ro5">
          <table:table-cell office:value-type="string">
            <text:p>Study</text:p>
          </table:table-cell>
          <table:table-cell table:number-columns-repeated="2"/>
          <table:table-cell table:style-name="ce2"/>
          <table:table-cell table:number-columns-repeated="2"/>
          <table:table-cell office:value-type="string">
            <text:p>two blue and one ivory</text:p>
          </table:table-cell>
          <table:table-cell table:style-name="ce9" office:value-type="float" office:value="2000000">
            <text:p>2,000,000</text:p>
          </table:table-cell>
          <table:table-cell table:style-name="ce9" table:formula="of:=[.H14]-[.H13]" office:value-type="float" office:value="1000000">
            <text:p>1,000,000</text:p>
          </table:table-cell>
          <table:table-cell table:style-name="ce9" table:number-columns-repeated="3"/>
        </table:table-row>
        <table:table-row table:style-name="ro9">
          <table:table-cell table:style-name="ce6" office:value-type="string">
            <text:p>Dmg</text:p>
          </table:table-cell>
          <table:table-cell table:style-name="ce6" office:value-type="string">
            <text:p>Defense</text:p>
          </table:table-cell>
          <table:table-cell table:style-name="ce6" office:value-type="string">
            <text:p>Hitpoints</text:p>
          </table:table-cell>
          <table:table-cell table:style-name="ce2"/>
          <table:table-cell table:number-columns-repeated="2"/>
          <table:table-cell office:value-type="string">
            <text:p>two ivory</text:p>
          </table:table-cell>
          <table:table-cell table:style-name="ce9" office:value-type="float" office:value="3500000">
            <text:p>3,500,000</text:p>
          </table:table-cell>
          <table:table-cell table:style-name="ce9" table:formula="of:=[.H15]-[.H14]" office:value-type="float" office:value="1500000">
            <text:p>1,500,000</text:p>
          </table:table-cell>
          <table:table-cell/>
          <table:table-cell table:style-name="ce9" table:number-columns-repeated="2"/>
        </table:table-row>
        <table:table-row table:style-name="ro5">
          <table:table-cell office:value-type="string">
            <text:p>poorly</text:p>
          </table:table-cell>
          <table:table-cell office:value-type="string">
            <text:p>standard</text:p>
          </table:table-cell>
          <table:table-cell/>
          <table:table-cell table:style-name="ce2"/>
          <table:table-cell table:number-columns-repeated="2"/>
          <table:table-cell office:value-type="string">
            <text:p>crimson emblem</text:p>
          </table:table-cell>
          <table:table-cell table:style-name="ce9" office:value-type="float" office:value="5000000">
            <text:p>5,000,000</text:p>
          </table:table-cell>
          <table:table-cell table:style-name="ce9" table:formula="of:=[.H16]-[.H15]" office:value-type="float" office:value="1500000">
            <text:p>1,500,000</text:p>
          </table:table-cell>
          <table:table-cell table:number-columns-repeated="3"/>
        </table:table-row>
        <table:table-row table:style-name="ro5">
          <table:table-cell office:value-type="string">
            <text:p>powerful</text:p>
          </table:table-cell>
          <table:table-cell office:value-type="string">
            <text:p>excessive</text:p>
          </table:table-cell>
          <table:table-cell office:value-type="string">
            <text:p>strong life force</text:p>
          </table:table-cell>
          <table:table-cell table:style-name="ce2"/>
          <table:table-cell table:number-columns-repeated="2"/>
          <table:table-cell office:value-type="string">
            <text:p>??</text:p>
          </table:table-cell>
          <table:table-cell table:number-columns-repeated="5"/>
        </table:table-row>
        <table:table-row table:style-name="ro5">
          <table:table-cell office:value-type="string">
            <text:p>very powerful</text:p>
          </table:table-cell>
          <table:table-cell/>
          <table:table-cell office:value-type="string">
            <text:p>unsurpassed</text:p>
          </table:table-cell>
          <table:table-cell table:style-name="ce2"/>
          <table:table-cell table:number-columns-repeated="8"/>
        </table:table-row>
        <table:table-row table:style-name="ro5">
          <table:table-cell office:value-type="string">
            <text:p>great fervor</text:p>
          </table:table-cell>
          <table:table-cell office:value-type="string">
            <text:p>indiscernible, unnatural defenses</text:p>
          </table:table-cell>
          <table:table-cell office:value-type="string">
            <text:p>powerful and apparent</text:p>
          </table:table-cell>
          <table:table-cell table:style-name="ce2"/>
          <table:table-cell table:number-columns-repeated="2"/>
          <table:table-cell office:value-type="string">
            <text:p>pearl colored emblem with shimmering ivory</text:p>
          </table:table-cell>
          <table:table-cell table:number-columns-repeated="2"/>
          <table:table-cell office:value-type="string">
            <text:p>ornately drawn dragon</text:p>
          </table:table-cell>
          <table:table-cell table:number-columns-repeated="2"/>
        </table:table-row>
        <table:table-row table:style-name="ro5">
          <table:table-cell office:value-type="string">
            <text:p>great force</text:p>
          </table:table-cell>
          <table:table-cell/>
          <table:table-cell office:value-type="string">
            <text:p>very powerful and apparent lifeforce</text:p>
          </table:table-cell>
          <table:table-cell table:style-name="ce2"/>
          <table:table-cell table:number-columns-repeated="8"/>
        </table:table-row>
        <table:table-row table:style-name="ro5">
          <table:table-cell office:value-type="string">
            <text:p>excessive force</text:p>
          </table:table-cell>
          <table:table-cell office:value-type="string">
            <text:p>godlike</text:p>
          </table:table-cell>
          <table:table-cell office:value-type="string">
            <text:p>overpowering</text:p>
          </table:table-cell>
          <table:table-cell table:style-name="ce2"/>
          <table:table-cell table:number-columns-repeated="8"/>
        </table:table-row>
        <table:table-row table:style-name="ro5">
          <table:table-cell office:value-type="string">
            <text:p>murderous intent</text:p>
          </table:table-cell>
          <table:table-cell/>
          <table:table-cell office:value-type="string">
            <text:p>desire to live is unsurpassed</text:p>
          </table:table-cell>
          <table:table-cell table:style-name="ce2"/>
          <table:table-cell table:number-columns-repeated="2"/>
          <table:table-cell table:style-name="ce24" office:value-type="string">
            <text:p>Peace</text:p>
          </table:table-cell>
          <table:table-cell table:style-name="ce2" office:value-type="string">
            <text:p>brief</text:p>
          </table:table-cell>
          <table:table-cell office:value-type="string">
            <text:p>amount</text:p>
          </table:table-cell>
          <table:table-cell table:number-columns-repeated="3"/>
        </table:table-row>
        <table:table-row table:style-name="ro5">
          <table:table-cell office:value-type="string">
            <text:p>can rend you limb from limb</text:p>
          </table:table-cell>
          <table:table-cell office:value-type="string">
            <text:p>Dragon-like defenses</text:p>
          </table:table-cell>
          <table:table-cell office:value-type="string">
            <text:p>could survive the fury of hell</text:p>
          </table:table-cell>
          <table:table-cell table:style-name="ce2"/>
          <table:table-cell table:number-columns-repeated="2"/>
          <table:table-cell office:value-type="string">
            <text:p>indomintable</text:p>
          </table:table-cell>
          <table:table-cell office:value-type="string">
            <text:p>indo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ability to withstand assault is legendary</text:p>
          </table:table-cell>
          <table:table-cell table:style-name="ce2"/>
          <table:table-cell table:number-columns-repeated="2"/>
          <table:table-cell table:style-name="ce2" office:value-type="string">
            <text:p>unwavering</text:p>
          </table:table-cell>
          <table:table-cell office:value-type="string">
            <text:p>unwa</text:p>
          </table:table-cell>
          <table:table-cell table:style-name="ce2" office:value-type="float" office:value="240">
            <text:p>240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Near-immortal..withstand furious assaults</text:p>
          </table:table-cell>
          <table:table-cell table:style-name="ce2"/>
          <table:table-cell table:number-columns-repeated="2"/>
          <table:table-cell table:style-name="ce2" office:value-type="string">
            <text:p>focused</text:p>
          </table:table-cell>
          <table:table-cell office:value-type="string">
            <text:p>focu</text:p>
          </table:table-cell>
          <table:table-cell table:style-name="ce2" office:value-type="float" office:value="220">
            <text:p>220</text:p>
          </table:table-cell>
          <table:table-cell table:number-columns-repeated="3"/>
        </table:table-row>
        <table:table-row table:style-name="ro5">
          <table:table-cell table:style-name="ce2" table:number-columns-repeated="4"/>
          <table:table-cell table:number-columns-repeated="2"/>
          <table:table-cell table:style-name="ce2" office:value-type="string">
            <text:p>clear</text:p>
          </table:table-cell>
          <table:table-cell office:value-type="string">
            <text:p>clea</text:p>
          </table:table-cell>
          <table:table-cell table:style-name="ce2" office:value-type="float" office:value="200">
            <text:p>200</text:p>
          </table:table-cell>
          <table:table-cell table:number-columns-repeated="3"/>
        </table:table-row>
        <table:table-row table:style-name="ro10">
          <table:table-cell table:style-name="ce24" office:value-type="string">
            <text:p>Discipline</text:p>
          </table:table-cell>
          <table:table-cell table:style-name="ce6" office:value-type="string">
            <text:p>Ratio of mquests to glvls</text:p>
          </table:table-cell>
          <table:table-cell table:number-columns-repeated="4"/>
          <table:table-cell table:style-name="ce2" office:value-type="string">
            <text:p>Seldom wanders</text:p>
          </table:table-cell>
          <table:table-cell office:value-type="string">
            <text:p>seld</text:p>
          </table:table-cell>
          <table:table-cell table:style-name="ce2" office:value-type="float" office:value="180">
            <text:p>180</text:p>
          </table:table-cell>
          <table:table-cell table:number-columns-repeated="3"/>
        </table:table-row>
        <table:table-row table:style-name="ro5">
          <table:table-cell table:style-name="ce2" office:value-type="string">
            <text:p>Bad</text:p>
          </table:table-cell>
          <table:table-cell table:style-name="ce12"/>
          <table:table-cell table:number-columns-repeated="4"/>
          <table:table-cell table:style-name="ce2" office:value-type="string">
            <text:p>few thoughts disturb you</text:p>
          </table:table-cell>
          <table:table-cell/>
          <table:table-cell table:style-name="ce2" office:value-type="float" office:value="140">
            <text:p>140</text:p>
          </table:table-cell>
          <table:table-cell table:number-columns-repeated="3"/>
        </table:table-row>
        <table:table-row table:style-name="ro5">
          <table:table-cell table:style-name="ce2" office:value-type="string">
            <text:p>Lax</text:p>
          </table:table-cell>
          <table:table-cell table:style-name="ce12"/>
          <table:table-cell table:number-columns-repeated="4"/>
          <table:table-cell table:style-name="ce2" office:value-type="string">
            <text:p>mind feels occupied</text:p>
          </table:table-cell>
          <table:table-cell/>
          <table:table-cell table:style-name="ce2" office:value-type="float" office:value="90">
            <text:p>90</text:p>
          </table:table-cell>
          <table:table-cell table:number-columns-repeated="3"/>
        </table:table-row>
        <table:table-row table:style-name="ro5">
          <table:table-cell table:style-name="ce2" office:value-type="string">
            <text:p>Average</text:p>
          </table:table-cell>
          <table:table-cell table:style-name="ce12"/>
          <table:table-cell table:number-columns-repeated="4"/>
          <table:table-cell table:style-name="ce2" office:value-type="string">
            <text:p>mind is troubled</text:p>
          </table:table-cell>
          <table:table-cell/>
          <table:table-cell table:style-name="ce2" office:value-type="float" office:value="40">
            <text:p>40</text:p>
          </table:table-cell>
          <table:table-cell table:number-columns-repeated="3"/>
        </table:table-row>
        <table:table-row table:style-name="ro5">
          <table:table-cell table:style-name="ce2" office:value-type="string">
            <text:p>Strong</text:p>
          </table:table-cell>
          <table:table-cell table:style-name="ce12" table:formula="of:=1/37" office:value-type="percentage" office:value="0.027027027027027">
            <text:p>2.70%</text:p>
          </table:table-cell>
          <table:table-cell table:number-columns-repeated="4"/>
          <table:table-cell table:style-name="ce2" office:value-type="string">
            <text:p>racing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5">
          <table:table-cell table:style-name="ce2" office:value-type="string">
            <text:p>Strong</text:p>
          </table:table-cell>
          <table:table-cell table:style-name="ce12" table:formula="of:=2/38" office:value-type="percentage" office:value="0.0526315789473684">
            <text:p>5.26%</text:p>
          </table:table-cell>
          <table:table-cell table:number-columns-repeated="10"/>
        </table:table-row>
        <table:table-row table:style-name="ro5">
          <table:table-cell office:value-type="string">
            <text:p>Good</text:p>
          </table:table-cell>
          <table:table-cell table:style-name="ce12" table:formula="of:=7/53" office:value-type="percentage" office:value="0.132075471698113">
            <text:p>13.21%</text:p>
          </table:table-cell>
          <table:table-cell office:value-type="string">
            <text:p>volt at glvl 53 is at strong, odd</text:p>
          </table:table-cell>
          <table:table-cell table:number-columns-repeated="3"/>
          <table:table-cell table:style-name="ce1" office:value-type="string">
            <text:p>Collar</text:p>
          </table:table-cell>
          <table:table-cell table:style-name="ce1" office:value-type="string">
            <text:p>Guild Age</text:p>
          </table:table-cell>
          <table:table-cell table:number-columns-repeated="4"/>
        </table:table-row>
        <table:table-row table:style-name="ro5">
          <table:table-cell table:style-name="ce2" office:value-type="string">
            <text:p>Good</text:p>
          </table:table-cell>
          <table:table-cell table:style-name="ce12"/>
          <table:table-cell table:number-columns-repeated="4"/>
          <table:table-cell table:style-name="ce2" office:value-type="string">
            <text:p>iron fist</text:p>
          </table:table-cell>
          <table:table-cell table:style-name="ce2" office:value-type="string">
            <text:p>0 days</text:p>
          </table:table-cell>
          <table:table-cell table:number-columns-repeated="4"/>
        </table:table-row>
        <table:table-row table:style-name="ro5">
          <table:table-cell table:style-name="ce2" office:value-type="string">
            <text:p>Exceptin'l</text:p>
          </table:table-cell>
          <table:table-cell table:style-name="ce12" table:formula="of:=3/39" office:value-type="percentage" office:value="0.0769230769230769">
            <text:p>7.69%</text:p>
          </table:table-cell>
          <table:table-cell table:number-columns-repeated="4"/>
          <table:table-cell table:style-name="ce2" office:value-type="string">
            <text:p>pair iron fists</text:p>
          </table:table-cell>
          <table:table-cell table:style-name="ce21" office:value-type="string" office:string-value="&gt;14 hours">
            <text:p>&gt;14 hours </text:p>
          </table:table-cell>
          <table:table-cell table:number-columns-repeated="4"/>
        </table:table-row>
        <table:table-row table:style-name="ro5">
          <table:table-cell table:style-name="ce2" office:value-type="string">
            <text:p>Exceptin'l</text:p>
          </table:table-cell>
          <table:table-cell table:style-name="ce12" table:formula="of:=4/41" office:value-type="percentage" office:value="0.0975609756097561">
            <text:p>9.76%</text:p>
          </table:table-cell>
          <table:table-cell office:value-type="string">
            <text:p>me at glvl 41, with 4 quests</text:p>
          </table:table-cell>
          <table:table-cell table:number-columns-repeated="3"/>
          <table:table-cell table:style-name="ce2" office:value-type="string">
            <text:p>triplet of iron fists</text:p>
          </table:table-cell>
          <table:table-cell table:style-name="ce21" office:value-type="string" office:string-value="&gt;36 hours">
            <text:p>&gt;36 hours </text:p>
          </table:table-cell>
          <table:table-cell table:number-columns-repeated="4"/>
        </table:table-row>
        <table:table-row table:style-name="ro5">
          <table:table-cell table:style-name="ce2" office:value-type="string">
            <text:p>Absolute</text:p>
          </table:table-cell>
          <table:table-cell table:style-name="ce12" table:formula="of:=1/6" office:value-type="percentage" office:value="0.166666666666667">
            <text:p>16.67%</text:p>
          </table:table-cell>
          <table:table-cell table:style-name="ce2" table:number-columns-repeated="2"/>
          <table:table-cell table:number-columns-repeated="8"/>
        </table:table-row>
        <table:table-row table:style-name="ro5">
          <table:table-cell table:style-name="ce2"/>
          <table:table-cell table:style-name="ce12"/>
          <table:table-cell table:style-name="ce2" table:number-columns-repeated="2"/>
          <table:table-cell table:number-columns-repeated="8"/>
        </table:table-row>
        <table:table-row table:style-name="ro5">
          <table:table-cell office:value-type="string">
            <text:p>*helps damage</text:p>
          </table:table-cell>
          <table:table-cell table:number-columns-repeated="6"/>
          <table:table-cell table:style-name="ce9"/>
          <table:table-cell table:number-columns-repeated="4"/>
        </table:table-row>
        <table:table-row table:style-name="ro5">
          <table:table-cell office:value-type="string">
            <text:p>*helps defense</text:p>
          </table:table-cell>
          <table:table-cell table:number-columns-repeated="6"/>
          <table:table-cell table:style-name="ce9"/>
          <table:table-cell table:number-columns-repeated="4"/>
        </table:table-row>
        <table:table-row table:style-name="ro5">
          <table:table-cell office:value-type="string">
            <text:p>*helps everythingi think</text:p>
          </table:table-cell>
          <table:table-cell table:number-columns-repeated="6"/>
          <table:table-cell table:style-name="ce9"/>
          <table:table-cell table:number-columns-repeated="4"/>
        </table:table-row>
        <table:table-row table:style-name="ro5">
          <table:table-cell table:style-name="ce22" office:value-type="string">
            <text:p>volt said he at glvl 53 is as powerful as a glvl 59 murder face because of discipline</text:p>
          </table:table-cell>
          <table:table-cell table:number-columns-repeated="11"/>
        </table:table-row>
        <table:table-row table:style-name="ro5" table:number-rows-repeated="3">
          <table:table-cell table:number-columns-repeated="12"/>
        </table:table-row>
        <table:table-row table:style-name="ro5" table:number-rows-repeated="2">
          <table:table-cell table:number-columns-repeated="6"/>
          <table:table-cell table:style-name="ce2" table:number-columns-repeated="2"/>
          <table:table-cell table:number-columns-repeated="4"/>
        </table:table-row>
        <table:table-row table:style-name="ro5" table:number-rows-repeated="2">
          <table:table-cell table:number-columns-repeated="6"/>
          <table:table-cell table:style-name="ce2"/>
          <table:table-cell table:number-columns-repeated="5"/>
        </table:table-row>
        <table:table-row table:style-name="ro5" table:number-rows-repeated="5">
          <table:table-cell table:number-columns-repeated="12"/>
        </table:table-row>
        <table:table-row table:style-name="ro5">
          <table:table-cell/>
          <table:table-cell table:style-name="ce9"/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5">
          <table:table-cell table:number-columns-repeated="12"/>
        </table:table-row>
        <table:table-row table:style-name="ro5">
          <table:table-cell/>
          <table:table-cell table:style-name="ce9"/>
          <table:table-cell table:number-columns-repeated="10"/>
        </table:table-row>
      </table:table>
      <table:table table:name="notes" table:style-name="ta3">
        <office:forms form:automatic-focus="false" form:apply-design-mode="false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35" table:default-cell-style-name="ce2"/>
        <table:table-column table:style-name="co41" table:default-cell-style-name="ce2"/>
        <table:table-column table:style-name="co42" table:default-cell-style-name="ce2"/>
        <table:table-column table:style-name="co35" table:default-cell-style-name="ce2"/>
        <table:table-column table:style-name="co43" table:default-cell-style-name="ce2"/>
        <table:table-column table:style-name="co28" table:default-cell-style-name="ce2"/>
        <table:table-column table:style-name="co44" table:default-cell-style-name="ce2"/>
        <table:table-column table:style-name="co46" table:default-cell-style-name="ce2"/>
        <table:table-column table:style-name="co3" table:number-columns-repeated="1009" table:default-cell-style-name="ce2"/>
        <table:table-column table:style-name="co3" table:number-columns-repeated="2" table:default-cell-style-name="Default"/>
        <table:table-row table:style-name="ro5">
          <table:table-cell office:value-type="string">
            <text:p>sp to hp ratio seems to 1:1 or 2:1…the more <text:s/>coins the better this gets</text:p>
          </table:table-cell>
          <table:table-cell table:number-columns-repeated="5"/>
          <table:table-cell table:style-name="ce22" office:value-type="string">
            <text:p>discipline</text:p>
          </table:table-cell>
          <table:table-cell table:style-name="Default"/>
          <table:table-cell/>
          <table:table-cell table:style-name="ce18" office:value-type="string">
            <text:p>mskills</text:p>
          </table:table-cell>
          <table:table-cell table:style-name="ce21" office:value-type="string" office:string-value="cost">
            <text:p>cost </text:p>
          </table:table-cell>
          <table:table-cell office:value-type="string">
            <text:p>cume</text:p>
          </table:table-cell>
          <table:table-cell table:style-name="ce21" office:value-type="string" office:string-value="notes">
            <text:p>notes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Default" office:value-type="string">
            <text:p>not sure what it does, maybe helps healing</text:p>
          </table:table-cell>
          <table:table-cell table:style-name="Default" table:number-columns-repeated="2"/>
          <table:table-cell table:style-name="ce21" office:value-type="string" office:string-value="cartography">
            <text:p>cartography </text:p>
          </table:table-cell>
          <table:table-cell table:style-name="Default" office:value-type="float" office:value="3">
            <text:p>3</text:p>
          </table:table-cell>
          <table:table-cell table:formula="of:=[.K2]" office:value-type="float" office:value="3">
            <text:p>3</text:p>
          </table:table-cell>
          <table:table-cell table:style-name="ce21"/>
          <table:table-cell table:number-columns-repeated="1011"/>
        </table:table-row>
        <table:table-row table:style-name="ro1">
          <table:table-cell office:value-type="string">
            <text:p>Item donates raise total peace; may effect peace drain - when above neg, slower peace drain</text:p>
          </table:table-cell>
          <table:table-cell table:number-columns-repeated="5"/>
          <table:table-cell table:style-name="Default" office:value-type="string">
            <text:p>seems to boost peace a decent amount when it takes affect</text:p>
          </table:table-cell>
          <table:table-cell table:style-name="Default" table:number-columns-repeated="2"/>
          <table:table-cell table:style-name="ce21" office:value-type="string" office:string-value="perception">
            <text:p>perception </text:p>
          </table:table-cell>
          <table:table-cell table:style-name="Default" office:value-type="float" office:value="4">
            <text:p>4</text:p>
          </table:table-cell>
          <table:table-cell table:formula="of:=[.L2]+[.K3]" office:value-type="float" office:value="7">
            <text:p>7</text:p>
          </table:table-cell>
          <table:table-cell table:style-name="ce21"/>
          <table:table-cell table:number-columns-repeated="1011"/>
        </table:table-row>
        <table:table-row table:style-name="ro1">
          <table:table-cell office:value-type="string">
            <text:p>coins donates may help healing</text:p>
          </table:table-cell>
          <table:table-cell table:number-columns-repeated="7"/>
          <table:table-cell table:style-name="Default"/>
          <table:table-cell office:value-type="string">
            <text:p>evaluation</text:p>
          </table:table-cell>
          <table:table-cell table:style-name="Default" office:value-type="float" office:value="4">
            <text:p>4</text:p>
          </table:table-cell>
          <table:table-cell table:formula="of:=[.L3]+[.K4]" office:value-type="float" office:value="11">
            <text:p>11</text:p>
          </table:table-cell>
          <table:table-cell table:style-name="ce21"/>
          <table:table-cell table:number-columns-repeated="1011"/>
        </table:table-row>
        <table:table-row table:style-name="ro5">
          <table:table-cell table:number-columns-repeated="6"/>
          <table:table-cell table:style-name="ce18" office:value-type="string">
            <text:p>mquest ideas</text:p>
          </table:table-cell>
          <table:table-cell/>
          <table:table-cell table:style-name="Default"/>
          <table:table-cell office:value-type="string">
            <text:p>reflex</text:p>
          </table:table-cell>
          <table:table-cell office:value-type="float" office:value="3">
            <text:p>3</text:p>
          </table:table-cell>
          <table:table-cell table:formula="of:=[.L4]+[.K5]" office:value-type="float" office:value="14">
            <text:p>14</text:p>
          </table:table-cell>
          <table:table-cell table:style-name="ce21"/>
          <table:table-cell table:number-columns-repeated="1011"/>
        </table:table-row>
        <table:table-row table:style-name="ro5">
          <table:table-cell office:value-type="string">
            <text:p>on small mobs use crit/stun for gxp since gxp rate will be default</text:p>
          </table:table-cell>
          <table:table-cell table:number-columns-repeated="5"/>
          <table:table-cell office:value-type="string">
            <text:p>bring me the halo of truth</text:p>
          </table:table-cell>
          <table:table-cell office:value-type="string">
            <text:p>painful</text:p>
          </table:table-cell>
          <table:table-cell table:style-name="Default"/>
          <table:table-cell table:style-name="ce21" office:value-type="string" office:string-value="critical hit">
            <text:p>critical hit </text:p>
          </table:table-cell>
          <table:table-cell table:style-name="Default" office:value-type="float" office:value="5">
            <text:p>5</text:p>
          </table:table-cell>
          <table:table-cell table:formula="of:=[.L5]+[.K6]" office:value-type="float" office:value="19">
            <text:p>19</text:p>
          </table:table-cell>
          <table:table-cell table:style-name="ce21"/>
          <table:table-cell table:number-columns-repeated="1011"/>
        </table:table-row>
        <table:table-row table:style-name="ro5">
          <table:table-cell office:value-type="string">
            <text:p>fighting bigger more challenging mobs gives a gxp bonus, don't use stun</text:p>
          </table:table-cell>
          <table:table-cell table:number-columns-repeated="5"/>
          <table:table-cell office:value-type="string">
            <text:p>find 20 marbles</text:p>
          </table:table-cell>
          <table:table-cell office:value-type="string">
            <text:p>painful</text:p>
          </table:table-cell>
          <table:table-cell/>
          <table:table-cell table:style-name="Default" office:value-type="string">
            <text:p>penetration</text:p>
          </table:table-cell>
          <table:table-cell table:style-name="Default" office:value-type="float" office:value="5">
            <text:p>5</text:p>
          </table:table-cell>
          <table:table-cell table:formula="of:=[.L6]+[.K7]" office:value-type="float" office:value="24">
            <text:p>24</text:p>
          </table:table-cell>
          <table:table-cell table:style-name="ce21"/>
          <table:table-cell table:number-columns-repeated="1011"/>
        </table:table-row>
        <table:table-row table:style-name="ro5">
          <table:table-cell table:style-name="Default"/>
          <table:table-cell table:number-columns-repeated="5"/>
          <table:table-cell office:value-type="string">
            <text:p>find 40 marbles</text:p>
          </table:table-cell>
          <table:table-cell office:value-type="string">
            <text:p>painful</text:p>
          </table:table-cell>
          <table:table-cell/>
          <table:table-cell table:style-name="Default" office:value-type="string">
            <text:p>combat.armor.appraisal</text:p>
          </table:table-cell>
          <table:table-cell table:style-name="Default" office:value-type="float" office:value="1">
            <text:p>1</text:p>
          </table:table-cell>
          <table:table-cell table:formula="of:=[.L10]+[.K8]" office:value-type="float" office:value="30">
            <text:p>30</text:p>
          </table:table-cell>
          <table:table-cell table:style-name="Default"/>
          <table:table-cell table:number-columns-repeated="1011"/>
        </table:table-row>
        <table:table-row table:style-name="ro5">
          <table:table-cell office:value-type="string">
            <text:p>stun only lowers dmg on the rounds you stun (not every round)</text:p>
          </table:table-cell>
          <table:table-cell table:number-columns-repeated="5"/>
          <table:table-cell office:value-type="string">
            <text:p>where I can eat and heal hps/sps to full in one round</text:p>
          </table:table-cell>
          <table:table-cell office:value-type="string">
            <text:p>land1/land2 great heals</text:p>
          </table:table-cell>
          <table:table-cell/>
          <table:table-cell table:style-name="Default" office:value-type="string">
            <text:p>health.spirit</text:p>
          </table:table-cell>
          <table:table-cell table:style-name="Default" office:value-type="float" office:value="5">
            <text:p>5</text:p>
          </table:table-cell>
          <table:table-cell table:formula="of:=[.L8]+[.K9]" office:value-type="float" office:value="35">
            <text:p>35</text:p>
          </table:table-cell>
          <table:table-cell table:style-name="Default"/>
          <table:table-cell table:number-columns-repeated="1011"/>
        </table:table-row>
        <table:table-row table:style-name="ro5">
          <table:table-cell table:number-columns-repeated="6"/>
          <table:table-cell table:style-name="Default" office:value-type="string">
            <text:p>become the 3k Wrestling Champion</text:p>
          </table:table-cell>
          <table:table-cell table:style-name="Default" office:value-type="string">
            <text:p>regen/other</text:p>
          </table:table-cell>
          <table:table-cell/>
          <table:table-cell table:style-name="ce21" office:value-type="string" office:string-value="dodge">
            <text:p>dodge </text:p>
          </table:table-cell>
          <table:table-cell table:style-name="Default" office:value-type="float" office:value="5">
            <text:p>5</text:p>
          </table:table-cell>
          <table:table-cell table:formula="of:=[.L7]+[.K10]" office:value-type="float" office:value="29">
            <text:p>29</text:p>
          </table:table-cell>
          <table:table-cell table:number-columns-repeated="1012"/>
        </table:table-row>
        <table:table-row table:style-name="ro5">
          <table:table-cell office:value-type="string">
            <text:p>dfocus max goes up every 5 glvls</text:p>
          </table:table-cell>
          <table:table-cell table:number-columns-repeated="5"/>
          <table:table-cell table:style-name="Default" office:value-type="string">
            <text:p>bring me a Fantabulous Dixie Cup Full of Orange Juice</text:p>
          </table:table-cell>
          <table:table-cell table:style-name="Default" office:value-type="string">
            <text:p>regen</text:p>
          </table:table-cell>
          <table:table-cell/>
          <table:table-cell office:value-type="string">
            <text:p>disciplines.power</text:p>
          </table:table-cell>
          <table:table-cell office:value-type="float" office:value="3">
            <text:p>3</text:p>
          </table:table-cell>
          <table:table-cell table:formula="of:=[.L8]+[.K11]" office:value-type="float" office:value="33">
            <text:p>33</text:p>
          </table:table-cell>
          <table:table-cell office:value-type="string">
            <text:p>elec/rad dmg/ac boost</text:p>
          </table:table-cell>
          <table:table-cell table:number-columns-repeated="1011"/>
        </table:table-row>
        <table:table-row table:style-name="ro5">
          <table:table-cell table:number-columns-repeated="6"/>
          <table:table-cell table:style-name="Default" office:value-type="string">
            <text:p>bring me the book of hope</text:p>
          </table:table-cell>
          <table:table-cell table:style-name="Default" office:value-type="string">
            <text:p>safe room</text:p>
          </table:table-cell>
          <table:table-cell/>
          <table:table-cell office:value-type="string">
            <text:p>disciplines.metaphysical</text:p>
          </table:table-cell>
          <table:table-cell office:value-type="float" office:value="3">
            <text:p>3</text:p>
          </table:table-cell>
          <table:table-cell table:formula="of:=[.L9]+[.K12]" office:value-type="float" office:value="38">
            <text:p>38</text:p>
          </table:table-cell>
          <table:table-cell office:value-type="string">
            <text:p>mind/energy dmg/ac boost</text:p>
          </table:table-cell>
          <table:table-cell table:number-columns-repeated="1011"/>
        </table:table-row>
        <table:table-row table:style-name="ro5">
          <table:table-cell office:value-type="string">
            <text:p>discipline seems to boost mind, what else?</text:p>
          </table:table-cell>
          <table:table-cell table:number-columns-repeated="5"/>
          <table:table-cell table:style-name="Default" office:value-type="string">
            <text:p>bring me the shimmering octochromatic dragon armour</text:p>
          </table:table-cell>
          <table:table-cell table:style-name="Default" office:value-type="string">
            <text:p>bs main for an alt</text:p>
          </table:table-cell>
          <table:table-cell/>
          <table:table-cell table:style-name="ce21" office:value-type="string">
            <text:p>health.focus</text:p>
          </table:table-cell>
          <table:table-cell table:style-name="Default" office:value-type="float" office:value="5">
            <text:p>5</text:p>
          </table:table-cell>
          <table:table-cell table:formula="of:=[.L10]+[.K13]" office:value-type="float" office:value="34">
            <text:p>34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8" office:value-type="string">
            <text:p>methods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>
            <text:p>methods suck until at least 1000 rounds are in them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014"/>
        </table:table-row>
        <table:table-row table:style-name="ro5">
          <table:table-cell office:value-type="string">
            <text:p>I tihink after that they get better each 5k rounds? 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>
            <text:p>maybe every 1k until 5k, then 5k until something ,etc.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>
            <text:p>Thane says 2M is the last/one of the big jumps in a method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office:value-type="string">
            <text:p>donates/mind</text:p>
          </table:table-cell>
          <table:table-cell table:style-name="Default" table:number-columns-repeated="3"/>
          <table:table-cell table:number-columns-repeated="1014"/>
        </table:table-row>
        <table:table-row table:style-name="ro4">
          <table:table-cell office:value-type="string">
            <text:p>phoenix gives skill / 5 rounded down dex bonus per hit</text:p>
          </table:table-cell>
          <table:table-cell table:style-name="Default" table:number-columns-repeated="4"/>
          <table:table-cell/>
          <table:table-cell table:style-name="Default" office:value-type="string">
            <text:p>*i think every 500K donates you get +1 peace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Default" table:number-columns-repeated="5"/>
          <table:table-cell/>
          <table:table-cell table:style-name="Default" office:value-type="string">
            <text:p>*got +1 at 3.5M check at 4M</text:p>
          </table:table-cell>
          <table:table-cell table:style-name="Default" table:number-columns-repeated="3"/>
          <table:table-cell table:number-columns-repeated="1014"/>
        </table:table-row>
        <table:table-row table:style-name="ro4">
          <table:table-cell office:value-type="string">
            <text:p>I think throw can stun (last emote) and maybe lower wc/ac (first emote)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3"/>
          <table:table-cell table:style-name="ce21"/>
          <table:table-cell table:number-columns-repeated="2"/>
          <table:table-cell table:style-name="Default" office:value-type="string">
            <text:p>coins also raise mind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8" office:value-type="string">
            <text:p>thane's advice on skills</text:p>
          </table:table-cell>
          <table:table-cell table:number-columns-repeated="2"/>
          <table:table-cell table:style-name="ce21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>
            <text:p>max meditate</text:p>
          </table:table-cell>
          <table:table-cell table:number-columns-repeated="2"/>
          <table:table-cell table:style-name="ce21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5">
          <table:table-cell office:value-type="string">
            <text:p>don't raise hands, ironwill is sufficient AND hands is only needed for enervate</text:p>
          </table:table-cell>
          <table:table-cell table:number-columns-repeated="2"/>
          <table:table-cell table:style-name="ce21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>
            <text:p>focus on dodge over hands</text:p>
          </table:table-cell>
          <table:table-cell table:number-columns-repeated="2"/>
          <table:table-cell table:style-name="ce21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21"/>
          <table:table-cell/>
          <table:table-cell table:style-name="ce21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5">
          <table:table-cell table:style-name="Default" office:value-type="string">
            <text:p>ironwill is good for mobs with hits that do more dmg than hands can heal in one shot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5">
          <table:table-cell table:style-name="ce22" office:value-type="string">
            <text:p>killergate on methods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string">
            <text:p>dragon is best on big high ac mobs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Default" office:value-type="string">
            <text:p>phoenix for mowing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5">
          <table:table-cell table:style-name="Default" office:value-type="string">
            <text:p>at glvl 67 killergate can train phoenix to 8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2" office:value-type="string">
            <text:p>misc methods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Default" office:value-type="string">
            <text:p>14:59 Volt : i still get bleed through hits and have no clue why. <text:s/>ric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string">
            <text:p><text:s text:c="13"/>and thane both say that they don't have that issue at all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string">
            <text:p>15:01 To: Volt : i think at their size they just don't see them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Default" office:value-type="string">
            <text:p>15:01 To: Volt : mud defenses leak. <text:s/>i think it's a mob crit personally but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string">
            <text:p><text:s text:c="17"/>no idea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string">
            <text:p>15:01 Volt : nod, that's what i think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string">
            <text:p>15:02 Volt : i don't see them in phoenix though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Default" office:value-type="string">
            <text:p>15:02 Volt : maybe the +50 dex, or maybe it is a fault of crane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string">
            <text:p>15:04 Volt : i have just under 1M rounds in crane. <text:s/>450k in phoenix</text:p>
          </table:table-cell>
          <table:table-cell table:style-name="Default" table:number-columns-repeated="3"/>
          <table:table-cell table:number-columns-repeated="1020"/>
        </table:table-row>
        <table:table-row table:style-name="ro5">
          <table:table-cell table:style-name="Default" office:value-type="string">
            <text:p>15:19 To: Volt : so the bigguns use crane mostly? any dragon?</text:p>
          </table:table-cell>
          <table:table-cell table:style-name="Default" table:number-columns-repeated="3"/>
          <table:table-cell table:number-columns-repeated="1020"/>
        </table:table-row>
        <table:table-row table:style-name="ro5">
          <table:table-cell table:style-name="Default" office:value-type="string">
            <text:p>15:21 Volt : ric traded all of his rounds from dragon to crane. </text:p>
          </table:table-cell>
          <table:table-cell table:style-name="Default" table:number-columns-repeated="3"/>
          <table:table-cell table:number-columns-repeated="1020"/>
        </table:table-row>
        <table:table-row table:style-name="ro5">
          <table:table-cell table:style-name="Default" office:value-type="string">
            <text:p><text:s text:c="13"/>crane/phoe for ric and thane, trent and comet use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>
            <text:p><text:s text:c="13"/>serpent/phoenix/dragon i guess.</text:p>
          </table:table-cell>
          <table:table-cell table:style-name="Default" table:number-columns-repeated="3"/>
          <table:table-cell table:number-columns-repeated="1020"/>
        </table:table-row>
        <table:table-row table:style-name="ro5">
          <table:table-cell table:style-name="Default" office:value-type="string">
            <text:p>15:21 Volt : not sure about zosma</text:p>
          </table:table-cell>
          <table:table-cell table:style-name="Default" table:number-columns-repeated="3"/>
          <table:table-cell table:number-columns-repeated="1020"/>
        </table:table-row>
        <table:table-row table:style-name="ro5">
          <table:table-cell table:style-name="Default" office:value-type="string">
            <text:p>15:22 Volt : oh, i guess killua is using dragon/phoenix. <text:s/>i guess. <text:s/>he</text:p>
          </table:table-cell>
          <table:table-cell table:style-name="Default" table:number-columns-repeated="3"/>
          <table:table-cell table:number-columns-repeated="1020"/>
        </table:table-row>
        <table:table-row table:style-name="ro5">
          <table:table-cell table:style-name="Default" office:value-type="string">
            <text:p><text:s text:c="13"/>said he'd go dmg beings how his cyber is all tank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Default" office:value-type="string">
            <text:p>12:53 To: Rictor : i like what serpent offers and i like that it virtually</text:p>
          </table:table-cell>
          <table:table-cell table:style-name="Default" table:number-columns-repeated="3"/>
          <table:table-cell table:number-columns-repeated="1020"/>
        </table:table-row>
        <table:table-row table:style-name="ro5">
          <table:table-cell office:value-type="string">
            <text:p><text:s text:c="19"/>guarantees gxp on any mob. <text:s/>do you know if it can lower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<text:s text:c="19"/>immunities?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21" office:value-type="string">
            <text:p>12:53 To: Rictor : like an xtal mob for example that is immune to mind</text:p>
          </table:table-cell>
          <table:table-cell table:style-name="Default"/>
          <table:table-cell table:number-columns-repeated="1022"/>
        </table:table-row>
        <table:table-row table:style-name="ro5">
          <table:table-cell office:value-type="string">
            <text:p>12:55 Rictor : Yeah, it can hit stuff thats immune to dmg type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the higher serpent is the more %chance you have of lowering ac as well (rictor confirmed)</text:p>
          </table:table-cell>
          <table:table-cell table:style-name="Default"/>
          <table:table-cell table:number-columns-repeated="1022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ing" table:style-name="ta3">
        <table:table-column table:style-name="co3" table:default-cell-style-name="ce2"/>
        <table:table-column table:style-name="co4" table:default-cell-style-name="ce2"/>
        <table:table-column table:style-name="co34" table:default-cell-style-name="ce82"/>
        <table:table-column table:style-name="co73" table:default-cell-style-name="ce85"/>
        <table:table-column table:style-name="co74" table:default-cell-style-name="ce85"/>
        <table:table-column table:style-name="co3" table:number-columns-repeated="1019" table:default-cell-style-name="ce2"/>
        <table:table-row table:style-name="ro1">
          <table:table-cell/>
          <table:table-cell office:value-type="string">
            <text:p>Heal testing</text:p>
          </table:table-cell>
          <table:table-cell table:style-name="ce81"/>
          <table:table-cell office:value-type="string" office:string-value="hands">
            <text:p>hands </text:p>
          </table:table-cell>
          <table:table-cell table:style-name="ce21" office:value-type="float" office:value="13">
            <text:p>13 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rimson and aqua</text:p>
          </table:table-cell>
          <table:table-cell table:style-name="ce81"/>
          <table:table-cell table:number-columns-repeated="4"/>
          <table:table-cell office:value-type="string">
            <text:p>rose colored sash</text:p>
          </table:table-cell>
          <table:table-cell table:style-name="ce81"/>
          <table:table-cell table:style-name="ce85" table:number-columns-repeated="2"/>
          <table:table-cell table:number-columns-repeated="1013"/>
        </table:table-row>
        <table:table-row table:style-name="ro11">
          <table:table-cell/>
          <table:table-cell office:value-type="string">
            <text:p>hp</text:p>
          </table:table-cell>
          <table:table-cell office:value-type="string">
            <text:p>sp</text:p>
          </table:table-cell>
          <table:table-cell office:value-type="string" office:string-value="ratio with">
            <text:p>ratio with </text:p>
          </table:table-cell>
          <table:table-cell office:value-type="string" office:string-value="ratio without">
            <text:p>ratio without </text:p>
          </table:table-cell>
          <table:table-cell table:number-columns-repeated="2"/>
          <table:table-cell office:value-type="string">
            <text:p>hp</text:p>
          </table:table-cell>
          <table:table-cell table:style-name="ce82" office:value-type="string">
            <text:p>sp</text:p>
          </table:table-cell>
          <table:table-cell table:style-name="ce85" office:value-type="string" office:string-value="ratio with">
            <text:p>ratio with </text:p>
          </table:table-cell>
          <table:table-cell table:style-name="ce85" office:value-type="string" office:string-value="ratio without">
            <text:p>ratio without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81" office:value-type="float" office:value="37">
            <text:p>37 </text:p>
          </table:table-cell>
          <table:table-cell table:formula="of:=[.B4]/[.C4]" office:value-type="float" office:value="2.16216216216216">
            <text:p>2.1622 </text:p>
          </table:table-cell>
          <table:table-cell table:formula="of:=([.B4]-[.$E$1])/[.C4]" office:value-type="float" office:value="1.81081081081081">
            <text:p>1.8108 </text:p>
          </table:table-cell>
          <table:table-cell table:number-columns-repeated="2"/>
          <table:table-cell office:value-type="float" office:value="42">
            <text:p>42</text:p>
          </table:table-cell>
          <table:table-cell table:style-name="ce81" office:value-type="float" office:value="37">
            <text:p>37 </text:p>
          </table:table-cell>
          <table:table-cell table:style-name="ce85" table:formula="of:=[.H4]/[.I4]" office:value-type="float" office:value="1.13513513513514">
            <text:p>1.1351 </text:p>
          </table:table-cell>
          <table:table-cell table:style-name="ce85" table:formula="of:=([.H4]-[.$E$1])/[.I4]" office:value-type="float" office:value="0.783783783783784">
            <text:p>0.7838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81" office:value-type="float" office:value="37">
            <text:p>37 </text:p>
          </table:table-cell>
          <table:table-cell table:formula="of:=[.B5]/[.C5]" office:value-type="float" office:value="1.16216216216216">
            <text:p>1.1622 </text:p>
          </table:table-cell>
          <table:table-cell table:formula="of:=([.B5]-[.$E$1])/[.C5]" office:value-type="float" office:value="0.810810810810811">
            <text:p>0.8108 </text:p>
          </table:table-cell>
          <table:table-cell table:number-columns-repeated="2"/>
          <table:table-cell office:value-type="float" office:value="69">
            <text:p>69</text:p>
          </table:table-cell>
          <table:table-cell table:style-name="ce81" office:value-type="float" office:value="37">
            <text:p>37 </text:p>
          </table:table-cell>
          <table:table-cell table:style-name="ce85" table:formula="of:=[.H5]/[.I5]" office:value-type="float" office:value="1.86486486486487">
            <text:p>1.8649 </text:p>
          </table:table-cell>
          <table:table-cell table:style-name="ce85" table:formula="of:=([.H5]-[.$E$1])/[.I5]" office:value-type="float" office:value="1.51351351351351">
            <text:p>1.5135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81" office:value-type="float" office:value="37">
            <text:p>37 </text:p>
          </table:table-cell>
          <table:table-cell table:formula="of:=[.B6]/[.C6]" office:value-type="float" office:value="1.56756756756757">
            <text:p>1.5676 </text:p>
          </table:table-cell>
          <table:table-cell table:formula="of:=([.B6]-[.$E$1])/[.C6]" office:value-type="float" office:value="1.21621621621622">
            <text:p>1.2162 </text:p>
          </table:table-cell>
          <table:table-cell table:number-columns-repeated="2"/>
          <table:table-cell office:value-type="float" office:value="43">
            <text:p>43</text:p>
          </table:table-cell>
          <table:table-cell table:style-name="ce81" office:value-type="float" office:value="37">
            <text:p>37 </text:p>
          </table:table-cell>
          <table:table-cell table:style-name="ce85" table:formula="of:=[.H6]/[.I6]" office:value-type="float" office:value="1.16216216216216">
            <text:p>1.1622 </text:p>
          </table:table-cell>
          <table:table-cell table:style-name="ce85" table:formula="of:=([.H6]-[.$E$1])/[.I6]" office:value-type="float" office:value="0.810810810810811">
            <text:p>0.8108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ce81" office:value-type="float" office:value="37">
            <text:p>37 </text:p>
          </table:table-cell>
          <table:table-cell table:formula="of:=[.B7]/[.C7]" office:value-type="float" office:value="1.97297297297297">
            <text:p>1.9730 </text:p>
          </table:table-cell>
          <table:table-cell table:formula="of:=([.B7]-[.$E$1])/[.C7]" office:value-type="float" office:value="1.62162162162162">
            <text:p>1.6216 </text:p>
          </table:table-cell>
          <table:table-cell table:number-columns-repeated="2"/>
          <table:table-cell office:value-type="float" office:value="90">
            <text:p>90</text:p>
          </table:table-cell>
          <table:table-cell table:style-name="ce81" office:value-type="float" office:value="34">
            <text:p>34 </text:p>
          </table:table-cell>
          <table:table-cell table:style-name="ce85" table:formula="of:=[.H7]/[.I7]" office:value-type="float" office:value="2.64705882352941">
            <text:p>2.6471 </text:p>
          </table:table-cell>
          <table:table-cell table:style-name="ce85" table:formula="of:=([.H7]-[.$E$1])/[.I7]" office:value-type="float" office:value="2.26470588235294">
            <text:p>2.2647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81" office:value-type="float" office:value="37">
            <text:p>37 </text:p>
          </table:table-cell>
          <table:table-cell table:formula="of:=[.B8]/[.C8]" office:value-type="float" office:value="1.64864864864865">
            <text:p>1.6486 </text:p>
          </table:table-cell>
          <table:table-cell table:formula="of:=([.B8]-[.$E$1])/[.C8]" office:value-type="float" office:value="1.2972972972973">
            <text:p>1.2973 </text:p>
          </table:table-cell>
          <table:table-cell table:number-columns-repeated="2"/>
          <table:table-cell office:value-type="float" office:value="86">
            <text:p>86</text:p>
          </table:table-cell>
          <table:table-cell table:style-name="ce81" office:value-type="float" office:value="37">
            <text:p>37 </text:p>
          </table:table-cell>
          <table:table-cell table:style-name="ce85" table:formula="of:=[.H8]/[.I8]" office:value-type="float" office:value="2.32432432432432">
            <text:p>2.3243 </text:p>
          </table:table-cell>
          <table:table-cell table:style-name="ce85" table:formula="of:=([.H8]-[.$E$1])/[.I8]" office:value-type="float" office:value="1.97297297297297">
            <text:p>1.9730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81" office:value-type="float" office:value="37">
            <text:p>37 </text:p>
          </table:table-cell>
          <table:table-cell table:formula="of:=[.B9]/[.C9]" office:value-type="float" office:value="1.67567567567568">
            <text:p>1.6757 </text:p>
          </table:table-cell>
          <table:table-cell table:formula="of:=([.B9]-[.$E$1])/[.C9]" office:value-type="float" office:value="1.32432432432432">
            <text:p>1.3243 </text:p>
          </table:table-cell>
          <table:table-cell table:number-columns-repeated="2"/>
          <table:table-cell office:value-type="float" office:value="59">
            <text:p>59</text:p>
          </table:table-cell>
          <table:table-cell table:style-name="ce81" office:value-type="float" office:value="37">
            <text:p>37 </text:p>
          </table:table-cell>
          <table:table-cell table:style-name="ce85" table:formula="of:=[.H9]/[.I9]" office:value-type="float" office:value="1.59459459459459">
            <text:p>1.5946 </text:p>
          </table:table-cell>
          <table:table-cell table:style-name="ce85" table:formula="of:=([.H9]-[.$E$1])/[.I9]" office:value-type="float" office:value="1.24324324324324">
            <text:p>1.2432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81" office:value-type="float" office:value="37">
            <text:p>37 </text:p>
          </table:table-cell>
          <table:table-cell table:formula="of:=[.B10]/[.C10]" office:value-type="float" office:value="1.67567567567568">
            <text:p>1.6757 </text:p>
          </table:table-cell>
          <table:table-cell table:formula="of:=([.B10]-[.$E$1])/[.C10]" office:value-type="float" office:value="1.32432432432432">
            <text:p>1.3243 </text:p>
          </table:table-cell>
          <table:table-cell table:number-columns-repeated="2"/>
          <table:table-cell office:value-type="float" office:value="65">
            <text:p>65</text:p>
          </table:table-cell>
          <table:table-cell table:style-name="ce81" office:value-type="float" office:value="37">
            <text:p>37 </text:p>
          </table:table-cell>
          <table:table-cell table:style-name="ce85" table:formula="of:=[.H10]/[.I10]" office:value-type="float" office:value="1.75675675675676">
            <text:p>1.7568 </text:p>
          </table:table-cell>
          <table:table-cell table:style-name="ce85" table:formula="of:=([.H10]-[.$E$1])/[.I10]" office:value-type="float" office:value="1.40540540540541">
            <text:p>1.4054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81" office:value-type="float" office:value="37">
            <text:p>37 </text:p>
          </table:table-cell>
          <table:table-cell table:formula="of:=[.B11]/[.C11]" office:value-type="float" office:value="1.56756756756757">
            <text:p>1.5676 </text:p>
          </table:table-cell>
          <table:table-cell table:formula="of:=([.B11]-[.$E$1])/[.C11]" office:value-type="float" office:value="1.21621621621622">
            <text:p>1.2162 </text:p>
          </table:table-cell>
          <table:table-cell table:number-columns-repeated="2"/>
          <table:table-cell office:value-type="float" office:value="65">
            <text:p>65</text:p>
          </table:table-cell>
          <table:table-cell table:style-name="ce81" office:value-type="float" office:value="37">
            <text:p>37 </text:p>
          </table:table-cell>
          <table:table-cell table:style-name="ce85" table:formula="of:=[.H11]/[.I11]" office:value-type="float" office:value="1.75675675675676">
            <text:p>1.7568 </text:p>
          </table:table-cell>
          <table:table-cell table:style-name="ce85" table:formula="of:=([.H11]-[.$E$1])/[.I11]" office:value-type="float" office:value="1.40540540540541">
            <text:p>1.4054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1">
            <text:p>91</text:p>
          </table:table-cell>
          <table:table-cell table:style-name="ce81" office:value-type="float" office:value="37">
            <text:p>37 </text:p>
          </table:table-cell>
          <table:table-cell table:formula="of:=[.B12]/[.C12]" office:value-type="float" office:value="2.45945945945946">
            <text:p>2.4595 </text:p>
          </table:table-cell>
          <table:table-cell table:formula="of:=([.B12]-[.$E$1])/[.C12]" office:value-type="float" office:value="2.10810810810811">
            <text:p>2.1081 </text:p>
          </table:table-cell>
          <table:table-cell table:number-columns-repeated="2"/>
          <table:table-cell office:value-type="float" office:value="103">
            <text:p>103</text:p>
          </table:table-cell>
          <table:table-cell table:style-name="ce81" office:value-type="float" office:value="37">
            <text:p>37 </text:p>
          </table:table-cell>
          <table:table-cell table:style-name="ce85" table:formula="of:=[.H12]/[.I12]" office:value-type="float" office:value="2.78378378378378">
            <text:p>2.7838 </text:p>
          </table:table-cell>
          <table:table-cell table:style-name="ce85" table:formula="of:=([.H12]-[.$E$1])/[.I12]" office:value-type="float" office:value="2.43243243243243">
            <text:p>2.4324 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office:value-type="float" office:value="86">
            <text:p>86</text:p>
          </table:table-cell>
          <table:table-cell table:style-name="ce83" office:value-type="float" office:value="37">
            <text:p>37 </text:p>
          </table:table-cell>
          <table:table-cell table:style-name="ce86" table:formula="of:=[.B13]/[.C13]" office:value-type="float" office:value="2.32432432432432">
            <text:p>2.3243 </text:p>
          </table:table-cell>
          <table:table-cell table:style-name="ce86" table:formula="of:=([.B13]-[.$E$1])/[.C13]" office:value-type="float" office:value="1.97297297297297">
            <text:p>1.9730 </text:p>
          </table:table-cell>
          <table:table-cell/>
          <table:table-cell table:style-name="ce1"/>
          <table:table-cell table:style-name="ce1" office:value-type="float" office:value="63">
            <text:p>63</text:p>
          </table:table-cell>
          <table:table-cell table:style-name="ce83" office:value-type="float" office:value="37">
            <text:p>37 </text:p>
          </table:table-cell>
          <table:table-cell table:style-name="ce86" table:formula="of:=[.H13]/[.I13]" office:value-type="float" office:value="1.7027027027027">
            <text:p>1.7027 </text:p>
          </table:table-cell>
          <table:table-cell table:style-name="ce86" table:formula="of:=([.H13]-[.$E$1])/[.I13]" office:value-type="float" office:value="1.35135135135135">
            <text:p>1.3514 </text:p>
          </table:table-cell>
          <table:table-cell table:number-columns-repeated="1013"/>
        </table:table-row>
        <table:table-row table:style-name="ro1">
          <table:table-cell office:value-type="string">
            <text:p>max</text:p>
          </table:table-cell>
          <table:table-cell table:formula="of:=MAX([.B4:.B13])" office:value-type="float" office:value="91">
            <text:p>91</text:p>
          </table:table-cell>
          <table:table-cell/>
          <table:table-cell table:style-name="ce87" table:formula="of:=MAX([.D4:.D13])" office:value-type="float" office:value="2.45945945945946">
            <text:p>2.4595</text:p>
          </table:table-cell>
          <table:table-cell table:style-name="ce87" table:formula="of:=MAX([.E4:.E13])" office:value-type="float" office:value="2.10810810810811">
            <text:p>2.1081</text:p>
          </table:table-cell>
          <table:table-cell/>
          <table:table-cell office:value-type="string">
            <text:p>max</text:p>
          </table:table-cell>
          <table:table-cell table:formula="of:=MAX([.H4:.H13])" office:value-type="float" office:value="103">
            <text:p>103</text:p>
          </table:table-cell>
          <table:table-cell table:style-name="ce82"/>
          <table:table-cell table:style-name="ce87" table:formula="of:=MAX([.J4:.J13])" office:value-type="float" office:value="2.78378378378378">
            <text:p>2.7838</text:p>
          </table:table-cell>
          <table:table-cell table:style-name="ce87" table:formula="of:=MAX([.K4:.K13])" office:value-type="float" office:value="2.43243243243243">
            <text:p>2.4324</text:p>
          </table:table-cell>
          <table:table-cell table:number-columns-repeated="1013"/>
        </table:table-row>
        <table:table-row table:style-name="ro1">
          <table:table-cell office:value-type="string">
            <text:p>min</text:p>
          </table:table-cell>
          <table:table-cell table:formula="of:=MIN([.B4:.B13])" office:value-type="float" office:value="43">
            <text:p>43</text:p>
          </table:table-cell>
          <table:table-cell/>
          <table:table-cell table:style-name="ce87" table:formula="of:=MIN([.D4:.D13])" office:value-type="float" office:value="1.16216216216216">
            <text:p>1.1622</text:p>
          </table:table-cell>
          <table:table-cell table:style-name="ce87" table:formula="of:=MIN([.E4:.E13])" office:value-type="float" office:value="0.810810810810811">
            <text:p>0.8108</text:p>
          </table:table-cell>
          <table:table-cell/>
          <table:table-cell office:value-type="string">
            <text:p>min</text:p>
          </table:table-cell>
          <table:table-cell table:formula="of:=MIN([.H4:.H13])" office:value-type="float" office:value="42">
            <text:p>42</text:p>
          </table:table-cell>
          <table:table-cell table:style-name="ce82"/>
          <table:table-cell table:style-name="ce87" table:formula="of:=MIN([.J4:.J13])" office:value-type="float" office:value="1.13513513513514">
            <text:p>1.1351</text:p>
          </table:table-cell>
          <table:table-cell table:style-name="ce87" table:formula="of:=MIN([.K4:.K13])" office:value-type="float" office:value="0.783783783783784">
            <text:p>0.7838</text:p>
          </table:table-cell>
          <table:table-cell table:number-columns-repeated="1013"/>
        </table:table-row>
        <table:table-row table:style-name="ro1">
          <table:table-cell office:value-type="string">
            <text:p>avg</text:p>
          </table:table-cell>
          <table:table-cell table:style-name="ce80" table:formula="of:=AVERAGE([.B4:.B13])" office:value-type="float" office:value="67.4">
            <text:p>67</text:p>
          </table:table-cell>
          <table:table-cell/>
          <table:table-cell table:style-name="ce87" table:formula="of:=AVERAGE([.D4:.D13])" office:value-type="float" office:value="1.82162162162162">
            <text:p>1.8216</text:p>
          </table:table-cell>
          <table:table-cell table:style-name="ce87" table:formula="of:=AVERAGE([.E4:.E13])" office:value-type="float" office:value="1.47027027027027">
            <text:p>1.4703</text:p>
          </table:table-cell>
          <table:table-cell/>
          <table:table-cell office:value-type="string">
            <text:p>avg</text:p>
          </table:table-cell>
          <table:table-cell table:style-name="ce80" table:formula="of:=AVERAGE([.H4:.H13])" office:value-type="float" office:value="68.5">
            <text:p>69</text:p>
          </table:table-cell>
          <table:table-cell table:style-name="ce82"/>
          <table:table-cell table:style-name="ce87" table:formula="of:=AVERAGE([.J4:.J13])" office:value-type="float" office:value="1.87281399046105">
            <text:p>1.8728</text:p>
          </table:table-cell>
          <table:table-cell table:style-name="ce87" table:formula="of:=AVERAGE([.K4:.K13])" office:value-type="float" office:value="1.51836248012719">
            <text:p>1.5184</text:p>
          </table:table-cell>
          <table:table-cell table:number-columns-repeated="1013"/>
        </table:table-row>
        <table:table-row table:style-name="ro1">
          <table:table-cell/>
          <table:table-cell table:style-name="ce80"/>
          <table:table-cell/>
          <table:table-cell table:style-name="ce87"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two scarlet sashes</text:p>
          </table:table-cell>
          <table:table-cell table:number-columns-repeated="5"/>
          <table:table-cell office:value-type="string">
            <text:p>azure sash</text:p>
          </table:table-cell>
          <table:table-cell/>
          <table:table-cell table:style-name="ce81" office:value-type="string" office:string-value="hands">
            <text:p>hands </text:p>
          </table:table-cell>
          <table:table-cell table:style-name="ce21" office:value-type="float" office:value="28">
            <text:p>28 </text:p>
          </table:table-cell>
          <table:table-cell table:number-columns-repeated="1013"/>
        </table:table-row>
        <table:table-row table:style-name="ro11">
          <table:table-cell/>
          <table:table-cell office:value-type="string">
            <text:p>hp</text:p>
          </table:table-cell>
          <table:table-cell office:value-type="string">
            <text:p>sp</text:p>
          </table:table-cell>
          <table:table-cell office:value-type="string" office:string-value="ratio with">
            <text:p>ratio with </text:p>
          </table:table-cell>
          <table:table-cell office:value-type="string" office:string-value="ratio without">
            <text:p>ratio without </text:p>
          </table:table-cell>
          <table:table-cell table:number-columns-repeated="2"/>
          <table:table-cell office:value-type="string">
            <text:p>hp</text:p>
          </table:table-cell>
          <table:table-cell table:style-name="ce82" office:value-type="string">
            <text:p>sp</text:p>
          </table:table-cell>
          <table:table-cell table:style-name="ce85" office:value-type="string" office:string-value="ratio with">
            <text:p>ratio with </text:p>
          </table:table-cell>
          <table:table-cell table:style-name="ce85" office:value-type="string" office:string-value="ratio without">
            <text:p>ratio without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table:formula="of:=[.B20]/[.C20]" office:value-type="float" office:value="1.97297297297297">
            <text:p>1.9730 </text:p>
          </table:table-cell>
          <table:table-cell table:formula="of:=([.B20]-[.$E$1])/[.C20]" office:value-type="float" office:value="1.62162162162162">
            <text:p>1.6216 </text:p>
          </table:table-cell>
          <table:table-cell table:number-columns-repeated="2"/>
          <table:table-cell office:value-type="float" office:value="82">
            <text:p>82</text:p>
          </table:table-cell>
          <table:table-cell table:style-name="ce81" office:value-type="float" office:value="42">
            <text:p>42 </text:p>
          </table:table-cell>
          <table:table-cell table:style-name="ce85" table:formula="of:=[.H20]/[.I20]" office:value-type="float" office:value="1.95238095238095">
            <text:p>1.9524 </text:p>
          </table:table-cell>
          <table:table-cell table:style-name="ce85" table:formula="of:=([.H20]-[.$K$18])/[.I20]" office:value-type="float" office:value="1.28571428571429">
            <text:p>1.2857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table:formula="of:=[.B21]/[.C21]" office:value-type="float" office:value="1.40540540540541">
            <text:p>1.4054 </text:p>
          </table:table-cell>
          <table:table-cell table:formula="of:=([.B21]-[.$E$1])/[.C21]" office:value-type="float" office:value="1.05405405405405">
            <text:p>1.0541 </text:p>
          </table:table-cell>
          <table:table-cell table:number-columns-repeated="2"/>
          <table:table-cell office:value-type="float" office:value="83">
            <text:p>83</text:p>
          </table:table-cell>
          <table:table-cell table:style-name="ce81" office:value-type="float" office:value="43">
            <text:p>43 </text:p>
          </table:table-cell>
          <table:table-cell table:style-name="ce85" table:formula="of:=[.H21]/[.I21]" office:value-type="float" office:value="1.93023255813954">
            <text:p>1.9302 </text:p>
          </table:table-cell>
          <table:table-cell table:style-name="ce85" table:formula="of:=([.H21]-[.$K$18])/[.I21]" office:value-type="float" office:value="1.27906976744186">
            <text:p>1.2791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table:formula="of:=[.B22]/[.C22]" office:value-type="float" office:value="1.32432432432432">
            <text:p>1.3243 </text:p>
          </table:table-cell>
          <table:table-cell table:formula="of:=([.B22]-[.$E$1])/[.C22]" office:value-type="float" office:value="0.972972972972973">
            <text:p>0.9730 </text:p>
          </table:table-cell>
          <table:table-cell table:number-columns-repeated="2"/>
          <table:table-cell office:value-type="float" office:value="105">
            <text:p>105</text:p>
          </table:table-cell>
          <table:table-cell table:style-name="ce81" office:value-type="float" office:value="42">
            <text:p>42 </text:p>
          </table:table-cell>
          <table:table-cell table:style-name="ce85" table:formula="of:=[.H22]/[.I22]" office:value-type="float" office:value="2.5">
            <text:p>2.5000 </text:p>
          </table:table-cell>
          <table:table-cell table:style-name="ce85" table:formula="of:=([.H22]-[.$K$18])/[.I22]" office:value-type="float" office:value="1.83333333333333">
            <text:p>1.8333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table:formula="of:=[.B23]/[.C23]" office:value-type="float" office:value="1.35135135135135">
            <text:p>1.3514 </text:p>
          </table:table-cell>
          <table:table-cell table:formula="of:=([.B23]-[.$E$1])/[.C23]" office:value-type="float" office:value="1">
            <text:p>1.0000 </text:p>
          </table:table-cell>
          <table:table-cell table:number-columns-repeated="2"/>
          <table:table-cell office:value-type="float" office:value="128">
            <text:p>128</text:p>
          </table:table-cell>
          <table:table-cell table:style-name="ce81" office:value-type="float" office:value="40">
            <text:p>40 </text:p>
          </table:table-cell>
          <table:table-cell table:style-name="ce85" table:formula="of:=[.H23]/[.I23]" office:value-type="float" office:value="3.2">
            <text:p>3.2000 </text:p>
          </table:table-cell>
          <table:table-cell table:style-name="ce85" table:formula="of:=([.H23]-[.$K$18])/[.I23]" office:value-type="float" office:value="2.5">
            <text:p>2.5000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table:formula="of:=[.B24]/[.C24]" office:value-type="float" office:value="2.2972972972973">
            <text:p>2.2973 </text:p>
          </table:table-cell>
          <table:table-cell table:formula="of:=([.B24]-[.$E$1])/[.C24]" office:value-type="float" office:value="1.94594594594595">
            <text:p>1.9459 </text:p>
          </table:table-cell>
          <table:table-cell table:number-columns-repeated="2"/>
          <table:table-cell office:value-type="float" office:value="121">
            <text:p>121</text:p>
          </table:table-cell>
          <table:table-cell table:style-name="ce81" office:value-type="float" office:value="36">
            <text:p>36 </text:p>
          </table:table-cell>
          <table:table-cell table:style-name="ce85" table:formula="of:=[.H24]/[.I24]" office:value-type="float" office:value="3.36111111111111">
            <text:p>3.3611 </text:p>
          </table:table-cell>
          <table:table-cell table:style-name="ce85" table:formula="of:=([.H24]-[.$K$18])/[.I24]" office:value-type="float" office:value="2.58333333333333">
            <text:p>2.5833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table:formula="of:=[.B25]/[.C25]" office:value-type="float" office:value="1.2972972972973">
            <text:p>1.2973 </text:p>
          </table:table-cell>
          <table:table-cell table:formula="of:=([.B25]-[.$E$1])/[.C25]" office:value-type="float" office:value="0.945945945945946">
            <text:p>0.9459 </text:p>
          </table:table-cell>
          <table:table-cell table:number-columns-repeated="2"/>
          <table:table-cell office:value-type="float" office:value="142">
            <text:p>142</text:p>
          </table:table-cell>
          <table:table-cell table:style-name="ce81" office:value-type="float" office:value="42">
            <text:p>42 </text:p>
          </table:table-cell>
          <table:table-cell table:style-name="ce85" table:formula="of:=[.H25]/[.I25]" office:value-type="float" office:value="3.38095238095238">
            <text:p>3.3810 </text:p>
          </table:table-cell>
          <table:table-cell table:style-name="ce85" table:formula="of:=([.H25]-[.$K$18])/[.I25]" office:value-type="float" office:value="2.71428571428571">
            <text:p>2.7143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formula="of:=[.B26]/[.C26]" office:value-type="float" office:value="1.21621621621622">
            <text:p>1.2162 </text:p>
          </table:table-cell>
          <table:table-cell table:formula="of:=([.B26]-[.$E$1])/[.C26]" office:value-type="float" office:value="0.864864864864865">
            <text:p>0.8649 </text:p>
          </table:table-cell>
          <table:table-cell table:number-columns-repeated="2"/>
          <table:table-cell office:value-type="float" office:value="104">
            <text:p>104</text:p>
          </table:table-cell>
          <table:table-cell table:style-name="ce81" office:value-type="float" office:value="42">
            <text:p>42 </text:p>
          </table:table-cell>
          <table:table-cell table:style-name="ce85" table:formula="of:=[.H26]/[.I26]" office:value-type="float" office:value="2.47619047619048">
            <text:p>2.4762 </text:p>
          </table:table-cell>
          <table:table-cell table:style-name="ce85" table:formula="of:=([.H26]-[.$K$18])/[.I26]" office:value-type="float" office:value="1.80952380952381">
            <text:p>1.8095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37">
            <text:p>37</text:p>
          </table:table-cell>
          <table:table-cell table:formula="of:=[.B27]/[.C27]" office:value-type="float" office:value="2.83783783783784">
            <text:p>2.8378 </text:p>
          </table:table-cell>
          <table:table-cell table:formula="of:=([.B27]-[.$E$1])/[.C27]" office:value-type="float" office:value="2.48648648648649">
            <text:p>2.4865 </text:p>
          </table:table-cell>
          <table:table-cell table:number-columns-repeated="2"/>
          <table:table-cell office:value-type="float" office:value="58">
            <text:p>58</text:p>
          </table:table-cell>
          <table:table-cell table:style-name="ce81" office:value-type="float" office:value="42">
            <text:p>42 </text:p>
          </table:table-cell>
          <table:table-cell table:style-name="ce85" table:formula="of:=[.H27]/[.I27]" office:value-type="float" office:value="1.38095238095238">
            <text:p>1.3810 </text:p>
          </table:table-cell>
          <table:table-cell table:style-name="ce85" table:formula="of:=([.H27]-[.$K$18])/[.I27]" office:value-type="float" office:value="0.714285714285714">
            <text:p>0.7143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37">
            <text:p>37</text:p>
          </table:table-cell>
          <table:table-cell table:formula="of:=[.B28]/[.C28]" office:value-type="float" office:value="1.83783783783784">
            <text:p>1.8378 </text:p>
          </table:table-cell>
          <table:table-cell table:formula="of:=([.B28]-[.$E$1])/[.C28]" office:value-type="float" office:value="1.48648648648649">
            <text:p>1.4865 </text:p>
          </table:table-cell>
          <table:table-cell table:number-columns-repeated="2"/>
          <table:table-cell office:value-type="float" office:value="92">
            <text:p>92</text:p>
          </table:table-cell>
          <table:table-cell table:style-name="ce81" office:value-type="float" office:value="42">
            <text:p>42 </text:p>
          </table:table-cell>
          <table:table-cell table:style-name="ce85" table:formula="of:=[.H28]/[.I28]" office:value-type="float" office:value="2.19047619047619">
            <text:p>2.1905 </text:p>
          </table:table-cell>
          <table:table-cell table:style-name="ce85" table:formula="of:=([.H28]-[.$K$18])/[.I28]" office:value-type="float" office:value="1.52380952380952">
            <text:p>1.5238 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office:value-type="float" office:value="97">
            <text:p>97</text:p>
          </table:table-cell>
          <table:table-cell table:style-name="ce84" office:value-type="float" office:value="37">
            <text:p>37</text:p>
          </table:table-cell>
          <table:table-cell table:style-name="ce86" table:formula="of:=[.B29]/[.C29]" office:value-type="float" office:value="2.62162162162162">
            <text:p>2.6216 </text:p>
          </table:table-cell>
          <table:table-cell table:style-name="ce86" table:formula="of:=([.B29]-[.$E$1])/[.C29]" office:value-type="float" office:value="2.27027027027027">
            <text:p>2.2703 </text:p>
          </table:table-cell>
          <table:table-cell/>
          <table:table-cell table:style-name="ce1"/>
          <table:table-cell table:style-name="ce1" office:value-type="float" office:value="104">
            <text:p>104</text:p>
          </table:table-cell>
          <table:table-cell table:style-name="ce83" office:value-type="float" office:value="39">
            <text:p>39 </text:p>
          </table:table-cell>
          <table:table-cell table:style-name="ce86" table:formula="of:=[.H29]/[.I29]" office:value-type="float" office:value="2.66666666666667">
            <text:p>2.6667 </text:p>
          </table:table-cell>
          <table:table-cell table:style-name="ce86" table:formula="of:=([.H29]-[.$K$18])/[.I29]" office:value-type="float" office:value="1.94871794871795">
            <text:p>1.9487 </text:p>
          </table:table-cell>
          <table:table-cell table:number-columns-repeated="1013"/>
        </table:table-row>
        <table:table-row table:style-name="ro1">
          <table:table-cell office:value-type="string">
            <text:p>max</text:p>
          </table:table-cell>
          <table:table-cell table:formula="of:=MAX([.B20:.B29])" office:value-type="float" office:value="105">
            <text:p>105</text:p>
          </table:table-cell>
          <table:table-cell/>
          <table:table-cell table:style-name="ce87" table:formula="of:=MAX([.D20:.D29])" office:value-type="float" office:value="2.83783783783784">
            <text:p>2.8378</text:p>
          </table:table-cell>
          <table:table-cell table:style-name="ce87" table:formula="of:=MAX([.E20:.E29])" office:value-type="float" office:value="2.48648648648649">
            <text:p>2.4865</text:p>
          </table:table-cell>
          <table:table-cell/>
          <table:table-cell office:value-type="string">
            <text:p>max</text:p>
          </table:table-cell>
          <table:table-cell table:formula="of:=MAX([.H20:.H29])" office:value-type="float" office:value="142">
            <text:p>142</text:p>
          </table:table-cell>
          <table:table-cell table:style-name="ce82"/>
          <table:table-cell table:style-name="ce87" table:formula="of:=MAX([.J20:.J29])" office:value-type="float" office:value="3.38095238095238">
            <text:p>3.3810</text:p>
          </table:table-cell>
          <table:table-cell table:style-name="ce87" table:formula="of:=MAX([.K20:.K29])" office:value-type="float" office:value="2.71428571428571">
            <text:p>2.7143</text:p>
          </table:table-cell>
          <table:table-cell table:number-columns-repeated="1013"/>
        </table:table-row>
        <table:table-row table:style-name="ro1">
          <table:table-cell office:value-type="string">
            <text:p>min</text:p>
          </table:table-cell>
          <table:table-cell table:formula="of:=MIN([.B20:.B29])" office:value-type="float" office:value="45">
            <text:p>45</text:p>
          </table:table-cell>
          <table:table-cell/>
          <table:table-cell table:style-name="ce87" table:formula="of:=MIN([.D20:.D29])" office:value-type="float" office:value="1.21621621621622">
            <text:p>1.2162</text:p>
          </table:table-cell>
          <table:table-cell table:style-name="ce87" table:formula="of:=MIN([.E20:.E29])" office:value-type="float" office:value="0.864864864864865">
            <text:p>0.8649</text:p>
          </table:table-cell>
          <table:table-cell/>
          <table:table-cell office:value-type="string">
            <text:p>min</text:p>
          </table:table-cell>
          <table:table-cell table:formula="of:=MIN([.H20:.H29])" office:value-type="float" office:value="58">
            <text:p>58</text:p>
          </table:table-cell>
          <table:table-cell table:style-name="ce82"/>
          <table:table-cell table:style-name="ce87" table:formula="of:=MIN([.J20:.J29])" office:value-type="float" office:value="1.38095238095238">
            <text:p>1.3810</text:p>
          </table:table-cell>
          <table:table-cell table:style-name="ce87" table:formula="of:=MIN([.K20:.K29])" office:value-type="float" office:value="0.714285714285714">
            <text:p>0.7143</text:p>
          </table:table-cell>
          <table:table-cell table:number-columns-repeated="1013"/>
        </table:table-row>
        <table:table-row table:style-name="ro1">
          <table:table-cell office:value-type="string">
            <text:p>avg</text:p>
          </table:table-cell>
          <table:table-cell table:style-name="ce80" table:formula="of:=AVERAGE([.B20:.B29])" office:value-type="float" office:value="67.2">
            <text:p>67</text:p>
          </table:table-cell>
          <table:table-cell/>
          <table:table-cell table:style-name="ce87" table:formula="of:=AVERAGE([.D20:.D29])" office:value-type="float" office:value="1.81621621621622">
            <text:p>1.8162</text:p>
          </table:table-cell>
          <table:table-cell table:style-name="ce87" table:formula="of:=AVERAGE([.E20:.E29])" office:value-type="float" office:value="1.46486486486486">
            <text:p>1.4649</text:p>
          </table:table-cell>
          <table:table-cell/>
          <table:table-cell office:value-type="string">
            <text:p>avg</text:p>
          </table:table-cell>
          <table:table-cell table:style-name="ce80" table:formula="of:=AVERAGE([.H20:.H29])" office:value-type="float" office:value="101.9">
            <text:p>102</text:p>
          </table:table-cell>
          <table:table-cell table:style-name="ce82"/>
          <table:table-cell table:style-name="ce87" table:formula="of:=AVERAGE([.J20:.J29])" office:value-type="float" office:value="2.50389627168697">
            <text:p>2.5039</text:p>
          </table:table-cell>
          <table:table-cell table:style-name="ce87" table:formula="of:=AVERAGE([.K20:.K29])" office:value-type="float" office:value="1.81920734304455">
            <text:p>1.8192</text:p>
          </table:table-cell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vels" table:style-name="ta1">
        <table:table-column table:style-name="co75" table:default-cell-style-name="ce2"/>
        <table:table-column table:style-name="co76" table:default-cell-style-name="ce25"/>
        <table:table-column table:style-name="co88" table:default-cell-style-name="ce2"/>
        <table:table-column table:style-name="co72" table:default-cell-style-name="ce25"/>
        <table:table-column table:style-name="co107" table:default-cell-style-name="ce2"/>
        <table:table-column table:style-name="co108" table:default-cell-style-name="ce9"/>
        <table:table-column table:style-name="co37" table:number-columns-repeated="2" table:default-cell-style-name="ce25"/>
        <table:table-column table:style-name="co37" table:default-cell-style-name="ce21"/>
        <table:table-column table:style-name="co109" table:default-cell-style-name="Default"/>
        <table:table-column table:style-name="co37" table:default-cell-style-name="ce25"/>
        <table:table-column table:style-name="co110" table:default-cell-style-name="ce88"/>
        <table:table-column table:style-name="co58" table:default-cell-style-name="ce37"/>
        <table:table-column table:style-name="co35" table:default-cell-style-name="ce37"/>
        <table:table-column table:style-name="co111" table:default-cell-style-name="ce2"/>
        <table:table-column table:style-name="co94" table:default-cell-style-name="ce37"/>
        <table:table-column table:style-name="co35" table:number-columns-repeated="1007" table:default-cell-style-name="ce2"/>
        <table:table-row table:style-name="ro1">
          <table:table-cell table:style-name="Default"/>
          <table:table-cell table:style-name="ce2" office:value-type="string">
            <text:p>Gxp Rate is dictated by mob class relative to glvl, crits, stuns, palms, study, and hands</text:p>
          </table:table-cell>
          <table:table-cell table:style-name="ce25"/>
          <table:table-cell table:style-name="ce2"/>
          <table:table-cell table:style-name="ce25"/>
          <table:table-cell table:style-name="ce2"/>
          <table:table-cell table:style-name="Default"/>
          <table:table-cell table:style-name="ce2" office:value-type="string">
            <text:p>gxp/hr</text:p>
          </table:table-cell>
          <table:table-cell table:style-name="ce9" office:value-type="float" office:value="31105">
            <text:p>31,105</text:p>
          </table:table-cell>
          <table:table-cell table:number-columns-repeated="3"/>
          <table:table-cell table:style-name="ce88"/>
          <table:table-cell table:number-columns-repeated="2"/>
          <table:table-cell table:style-name="ce9"/>
          <table:table-cell table:number-columns-repeated="1007"/>
        </table:table-row>
        <table:table-row table:style-name="ro1">
          <table:table-cell table:style-name="Default"/>
          <table:table-cell table:style-name="ce2" office:value-type="string">
            <text:p>default gxp, or gxp rate, is decided by mob class (minimum is glvl + 1)</text:p>
          </table:table-cell>
          <table:table-cell table:style-name="ce25"/>
          <table:table-cell table:style-name="ce2"/>
          <table:table-cell table:style-name="ce25"/>
          <table:table-cell table:style-name="ce2"/>
          <table:table-cell table:style-name="Default"/>
          <table:table-cell table:style-name="ce2" office:value-type="string">
            <text:p>gxp/min</text:p>
          </table:table-cell>
          <table:table-cell table:style-name="ce9" table:formula="of:=[.I1]/60" office:value-type="float" office:value="518.416666666667">
            <text:p>518</text:p>
          </table:table-cell>
          <table:table-cell table:number-columns-repeated="3"/>
          <table:table-cell table:style-name="ce88"/>
          <table:table-cell table:number-columns-repeated="2"/>
          <table:table-cell table:style-name="ce9"/>
          <table:table-cell table:number-columns-repeated="1007"/>
        </table:table-row>
        <table:table-row table:style-name="ro1">
          <table:table-cell table:style-name="Default"/>
          <table:table-cell table:style-name="ce2" office:value-type="string">
            <text:p>crits are about 1.8 times default gxp</text:p>
          </table:table-cell>
          <table:table-cell table:style-name="ce25"/>
          <table:table-cell table:style-name="ce2"/>
          <table:table-cell table:style-name="ce25"/>
          <table:table-cell table:style-name="ce2"/>
          <table:table-cell table:style-name="Default"/>
          <table:table-cell table:style-name="ce2" office:value-type="string">
            <text:p>gxp/rnd</text:p>
          </table:table-cell>
          <table:table-cell table:style-name="ce9" table:formula="of:=[.I2]/30" office:value-type="float" office:value="17.2805555555556">
            <text:p>17</text:p>
          </table:table-cell>
          <table:table-cell table:number-columns-repeated="3"/>
          <table:table-cell table:style-name="ce88"/>
          <table:table-cell table:number-columns-repeated="2"/>
          <table:table-cell table:style-name="ce9"/>
          <table:table-cell table:number-columns-repeated="1007"/>
        </table:table-row>
        <table:table-row table:style-name="ro1">
          <table:table-cell table:style-name="Default"/>
          <table:table-cell table:style-name="ce2" office:value-type="string">
            <text:p>stuns are about 1.6 times default gxp</text:p>
          </table:table-cell>
          <table:table-cell table:style-name="ce25"/>
          <table:table-cell table:style-name="ce2"/>
          <table:table-cell table:style-name="ce25"/>
          <table:table-cell table:style-name="ce2"/>
          <table:table-cell table:style-name="ce9"/>
          <table:table-cell/>
          <table:table-cell table:style-name="ce25"/>
          <table:table-cell table:number-columns-repeated="3"/>
          <table:table-cell table:style-name="ce88"/>
          <table:table-cell table:number-columns-repeated="2"/>
          <table:table-cell table:style-name="ce9"/>
          <table:table-cell table:number-columns-repeated="1007"/>
        </table:table-row>
        <table:table-row table:style-name="ro1">
          <table:table-cell table:number-columns-repeated="12"/>
          <table:table-cell table:style-name="ce88"/>
          <table:table-cell table:number-columns-repeated="2"/>
          <table:table-cell table:style-name="ce9"/>
          <table:table-cell table:number-columns-repeated="1007"/>
        </table:table-row>
        <table:table-row table:style-name="ro1">
          <table:table-cell table:number-columns-repeated="6"/>
          <table:table-cell office:value-type="string">
            <text:p>Current</text:p>
          </table:table-cell>
          <table:table-cell office:value-type="string">
            <text:p>Next</text:p>
          </table:table-cell>
          <table:table-cell table:number-columns-repeated="4"/>
          <table:table-cell table:style-name="ce88"/>
          <table:table-cell table:number-columns-repeated="2"/>
          <table:table-cell table:style-name="ce9"/>
          <table:table-cell table:number-columns-repeated="1007"/>
        </table:table-row>
        <table:table-row table:style-name="ro1">
          <table:table-cell office:value-type="string">
            <text:p>Glvl</text:p>
          </table:table-cell>
          <table:table-cell office:value-type="string">
            <text:p>Total Cost</text:p>
          </table:table-cell>
          <table:table-cell office:value-type="string">
            <text:p>Kimono</text:p>
          </table:table-cell>
          <table:table-cell office:value-type="string">
            <text:p>Cost</text:p>
          </table:table-cell>
          <table:table-cell office:value-type="string">
            <text:p>Title</text:p>
          </table:table-cell>
          <table:table-cell office:value-type="string">
            <text:p>Base Rate</text:p>
          </table:table-cell>
          <table:table-cell office:value-type="string">
            <text:p>Rnds 2C</text:p>
          </table:table-cell>
          <table:table-cell office:value-type="string">
            <text:p>Rnds 2N</text:p>
          </table:table-cell>
          <table:table-cell office:value-type="string" office:string-value="Est. Rate">
            <text:p>Est. Rate </text:p>
          </table:table-cell>
          <table:table-cell table:style-name="ce25" office:value-type="string">
            <text:p>Rnds 2C</text:p>
          </table:table-cell>
          <table:table-cell office:value-type="string">
            <text:p>Rnds 2N</text:p>
          </table:table-cell>
          <table:table-cell office:value-type="string">
            <text:p>Combat Hours</text:p>
          </table:table-cell>
          <table:table-cell table:style-name="ce88" office:value-type="string">
            <text:p>Cume Hours</text:p>
          </table:table-cell>
          <table:table-cell office:value-type="string">
            <text:p>Cume Days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float" office:value="0">
            <text:p>0</text:p>
          </table:table-cell>
          <table:table-cell office:value-type="string">
            <text:p>the novice monk </text:p>
          </table:table-cell>
          <table:table-cell table:formula="of:=[.A8]+1" office:value-type="float" office:value="2">
            <text:p>2</text:p>
          </table:table-cell>
          <table:table-cell table:formula="of:=[.$D8]/[.$F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F8]*1.1" office:value-type="float" office:value="2.2">
            <text:p>2 </text:p>
          </table:table-cell>
          <table:table-cell table:style-name="ce25" table:formula="of:=[.$D8]/[.$F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[.K8]*2)/60/60" office:value-type="float" office:value="0">
            <text:p>0.00</text:p>
          </table:table-cell>
          <table:table-cell table:formula="of:=SUM([.$L$8:.L8])" office:value-type="float" office:value="0">
            <text:p>0.00</text:p>
          </table:table-cell>
          <table:table-cell table:formula="of:=[.M8]/24" office:value-type="float" office:value="0">
            <text:p>0.00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table:formula="of:=[.B9]-[.B8]" office:value-type="float" office:value="30">
            <text:p>30</text:p>
          </table:table-cell>
          <table:table-cell office:value-type="string">
            <text:p>the novice monk </text:p>
          </table:table-cell>
          <table:table-cell table:formula="of:=[.A9]+1" office:value-type="float" office:value="3">
            <text:p>3</text:p>
          </table:table-cell>
          <table:table-cell table:formula="of:=[.$D9]/[.$F8]" office:value-type="float" office:value="15">
            <text:p>15</text:p>
          </table:table-cell>
          <table:table-cell table:formula="of:=[.$D10]/[.$F9]" office:value-type="float" office:value="20">
            <text:p>20</text:p>
          </table:table-cell>
          <table:table-cell table:formula="of:=[.F9]*1.1" office:value-type="float" office:value="3.3">
            <text:p>3 </text:p>
          </table:table-cell>
          <table:table-cell table:style-name="ce25" table:formula="of:=[.$D9]/[.$F8]" office:value-type="float" office:value="15">
            <text:p>15</text:p>
          </table:table-cell>
          <table:table-cell table:formula="of:=[.$D10]/[.$I9]" office:value-type="float" office:value="18.1818181818182">
            <text:p>18</text:p>
          </table:table-cell>
          <table:table-cell table:formula="of:=([.K9]*2)/60/60" office:value-type="float" office:value="0.0101010101010101">
            <text:p>0.01</text:p>
          </table:table-cell>
          <table:table-cell table:formula="of:=SUM([.$L$8:.L9])" office:value-type="float" office:value="0.0101010101010101">
            <text:p>0.01</text:p>
          </table:table-cell>
          <table:table-cell table:formula="of:=[.M9]/24" office:value-type="float" office:value="0.000420875420875421">
            <text:p>0.00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table:formula="of:=[.B10]-[.B9]" office:value-type="float" office:value="60">
            <text:p>60</text:p>
          </table:table-cell>
          <table:table-cell office:value-type="string">
            <text:p>the initiate </text:p>
          </table:table-cell>
          <table:table-cell table:formula="of:=[.A10]+1" office:value-type="float" office:value="4">
            <text:p>4</text:p>
          </table:table-cell>
          <table:table-cell table:formula="of:=[.$D10]/[.$F9]" office:value-type="float" office:value="20">
            <text:p>20</text:p>
          </table:table-cell>
          <table:table-cell table:formula="of:=[.$D11]/[.$F10]" office:value-type="float" office:value="30">
            <text:p>30</text:p>
          </table:table-cell>
          <table:table-cell table:formula="of:=[.F10]*1.1" office:value-type="float" office:value="4.4">
            <text:p>4 </text:p>
          </table:table-cell>
          <table:table-cell table:style-name="ce25" table:formula="of:=[.$D10]/[.$F9]" office:value-type="float" office:value="20">
            <text:p>20</text:p>
          </table:table-cell>
          <table:table-cell table:formula="of:=[.$D11]/[.$I10]" office:value-type="float" office:value="27.2727272727273">
            <text:p>27</text:p>
          </table:table-cell>
          <table:table-cell table:formula="of:=([.K10]*2)/60/60" office:value-type="float" office:value="0.0151515151515152">
            <text:p>0.02</text:p>
          </table:table-cell>
          <table:table-cell table:formula="of:=SUM([.$L$8:.L10])" office:value-type="float" office:value="0.0252525252525252">
            <text:p>0.03</text:p>
          </table:table-cell>
          <table:table-cell table:formula="of:=[.M10]/24" office:value-type="float" office:value="0.00105218855218855">
            <text:p>0.00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table:formula="of:=[.B11]-[.B10]" office:value-type="float" office:value="120">
            <text:p>120</text:p>
          </table:table-cell>
          <table:table-cell office:value-type="string">
            <text:p>the initiate </text:p>
          </table:table-cell>
          <table:table-cell table:formula="of:=[.A11]+1" office:value-type="float" office:value="5">
            <text:p>5</text:p>
          </table:table-cell>
          <table:table-cell table:formula="of:=[.$D11]/[.$F10]" office:value-type="float" office:value="30">
            <text:p>30</text:p>
          </table:table-cell>
          <table:table-cell table:formula="of:=[.$D12]/[.$F11]" office:value-type="float" office:value="52">
            <text:p>52</text:p>
          </table:table-cell>
          <table:table-cell table:formula="of:=[.F11]*1.1" office:value-type="float" office:value="5.5">
            <text:p>6 </text:p>
          </table:table-cell>
          <table:table-cell table:style-name="ce25" table:formula="of:=[.$D11]/[.$F10]" office:value-type="float" office:value="30">
            <text:p>30</text:p>
          </table:table-cell>
          <table:table-cell table:formula="of:=[.$D12]/[.$I11]" office:value-type="float" office:value="47.2727272727273">
            <text:p>47</text:p>
          </table:table-cell>
          <table:table-cell table:formula="of:=([.K11]*2)/60/60" office:value-type="float" office:value="0.0262626262626263">
            <text:p>0.03</text:p>
          </table:table-cell>
          <table:table-cell table:formula="of:=SUM([.$L$8:.L11])" office:value-type="float" office:value="0.0515151515151515">
            <text:p>0.05</text:p>
          </table:table-cell>
          <table:table-cell table:formula="of:=[.M11]/24" office:value-type="float" office:value="0.00214646464646465">
            <text:p>0.00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string">
            <text:p>White</text:p>
          </table:table-cell>
          <table:table-cell table:formula="of:=[.B12]-[.B11]" office:value-type="float" office:value="260">
            <text:p>260</text:p>
          </table:table-cell>
          <table:table-cell office:value-type="string">
            <text:p>the initiate </text:p>
          </table:table-cell>
          <table:table-cell table:formula="of:=[.A12]+1" office:value-type="float" office:value="6">
            <text:p>6</text:p>
          </table:table-cell>
          <table:table-cell table:formula="of:=[.$D12]/[.$F11]" office:value-type="float" office:value="52">
            <text:p>52</text:p>
          </table:table-cell>
          <table:table-cell table:formula="of:=[.$D13]/[.$F12]" office:value-type="float" office:value="83.3333333333333">
            <text:p>83</text:p>
          </table:table-cell>
          <table:table-cell table:formula="of:=[.F12]*1.1" office:value-type="float" office:value="6.6">
            <text:p>7 </text:p>
          </table:table-cell>
          <table:table-cell table:style-name="ce25" table:formula="of:=[.$D12]/[.$F11]" office:value-type="float" office:value="52">
            <text:p>52</text:p>
          </table:table-cell>
          <table:table-cell table:formula="of:=[.$D13]/[.$I12]" office:value-type="float" office:value="75.7575757575758">
            <text:p>76</text:p>
          </table:table-cell>
          <table:table-cell table:formula="of:=([.K12]*2)/60/60" office:value-type="float" office:value="0.0420875420875421">
            <text:p>0.04</text:p>
          </table:table-cell>
          <table:table-cell table:formula="of:=SUM([.$L$8:.L12])" office:value-type="float" office:value="0.0936026936026936">
            <text:p>0.09</text:p>
          </table:table-cell>
          <table:table-cell table:formula="of:=[.M12]/24" office:value-type="float" office:value="0.00390011223344557">
            <text:p>0.00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">
            <text:p>1,000</text:p>
          </table:table-cell>
          <table:table-cell office:value-type="string">
            <text:p>Amber</text:p>
          </table:table-cell>
          <table:table-cell table:formula="of:=[.B13]-[.B12]" office:value-type="float" office:value="500">
            <text:p>500</text:p>
          </table:table-cell>
          <table:table-cell office:value-type="string">
            <text:p>the brother </text:p>
          </table:table-cell>
          <table:table-cell table:formula="of:=[.A13]+1" office:value-type="float" office:value="7">
            <text:p>7</text:p>
          </table:table-cell>
          <table:table-cell table:formula="of:=[.$D13]/[.$F12]" office:value-type="float" office:value="83.3333333333333">
            <text:p>83</text:p>
          </table:table-cell>
          <table:table-cell table:formula="of:=[.$D14]/[.$F13]" office:value-type="float" office:value="142.857142857143">
            <text:p>143</text:p>
          </table:table-cell>
          <table:table-cell table:formula="of:=[.F13]*1.1" office:value-type="float" office:value="7.7">
            <text:p>8 </text:p>
          </table:table-cell>
          <table:table-cell table:style-name="ce25" table:formula="of:=[.$D13]/[.$F12]" office:value-type="float" office:value="83.3333333333333">
            <text:p>83</text:p>
          </table:table-cell>
          <table:table-cell table:formula="of:=[.$D14]/[.$I13]" office:value-type="float" office:value="129.87012987013">
            <text:p>130</text:p>
          </table:table-cell>
          <table:table-cell table:formula="of:=([.K13]*2)/60/60" office:value-type="float" office:value="0.0721500721500721">
            <text:p>0.07</text:p>
          </table:table-cell>
          <table:table-cell table:formula="of:=SUM([.$L$8:.L13])" office:value-type="float" office:value="0.165752765752766">
            <text:p>0.17</text:p>
          </table:table-cell>
          <table:table-cell table:formula="of:=[.M13]/24" office:value-type="float" office:value="0.00690636523969857">
            <text:p>0.01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0">
            <text:p>2,000</text:p>
          </table:table-cell>
          <table:table-cell office:value-type="string">
            <text:p>Amber</text:p>
          </table:table-cell>
          <table:table-cell table:formula="of:=[.B14]-[.B13]" office:value-type="float" office:value="1000">
            <text:p>1,000</text:p>
          </table:table-cell>
          <table:table-cell office:value-type="string">
            <text:p>the brother </text:p>
          </table:table-cell>
          <table:table-cell table:formula="of:=[.A14]+1" office:value-type="float" office:value="8">
            <text:p>8</text:p>
          </table:table-cell>
          <table:table-cell table:formula="of:=[.$D14]/[.$F13]" office:value-type="float" office:value="142.857142857143">
            <text:p>143</text:p>
          </table:table-cell>
          <table:table-cell table:formula="of:=[.$D15]/[.$F14]" office:value-type="float" office:value="250">
            <text:p>250</text:p>
          </table:table-cell>
          <table:table-cell table:formula="of:=[.F14]*1.1" office:value-type="float" office:value="8.8">
            <text:p>9 </text:p>
          </table:table-cell>
          <table:table-cell table:style-name="ce25" table:formula="of:=[.$D14]/[.$F13]" office:value-type="float" office:value="142.857142857143">
            <text:p>143</text:p>
          </table:table-cell>
          <table:table-cell table:formula="of:=[.$D15]/[.$I14]" office:value-type="float" office:value="227.272727272727">
            <text:p>227</text:p>
          </table:table-cell>
          <table:table-cell table:formula="of:=([.K14]*2)/60/60" office:value-type="float" office:value="0.126262626262626">
            <text:p>0.13</text:p>
          </table:table-cell>
          <table:table-cell table:formula="of:=SUM([.$L$8:.L14])" office:value-type="float" office:value="0.292015392015392">
            <text:p>0.29</text:p>
          </table:table-cell>
          <table:table-cell table:formula="of:=[.M14]/24" office:value-type="float" office:value="0.0121673080006413">
            <text:p>0.01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00">
            <text:p>4,000</text:p>
          </table:table-cell>
          <table:table-cell office:value-type="string">
            <text:p>Amber</text:p>
          </table:table-cell>
          <table:table-cell table:formula="of:=[.B15]-[.B14]" office:value-type="float" office:value="2000">
            <text:p>2,000</text:p>
          </table:table-cell>
          <table:table-cell office:value-type="string">
            <text:p>the brother </text:p>
          </table:table-cell>
          <table:table-cell table:formula="of:=[.A15]+1" office:value-type="float" office:value="9">
            <text:p>9</text:p>
          </table:table-cell>
          <table:table-cell table:formula="of:=[.$D15]/[.$F14]" office:value-type="float" office:value="250">
            <text:p>250</text:p>
          </table:table-cell>
          <table:table-cell table:formula="of:=[.$D16]/[.$F15]" office:value-type="float" office:value="444.444444444444">
            <text:p>444</text:p>
          </table:table-cell>
          <table:table-cell table:formula="of:=[.F15]*1.1" office:value-type="float" office:value="9.9">
            <text:p>10 </text:p>
          </table:table-cell>
          <table:table-cell table:style-name="ce25" table:formula="of:=[.$D15]/[.$F14]" office:value-type="float" office:value="250">
            <text:p>250</text:p>
          </table:table-cell>
          <table:table-cell table:formula="of:=[.$D16]/[.$I15]" office:value-type="float" office:value="404.040404040404">
            <text:p>404</text:p>
          </table:table-cell>
          <table:table-cell table:formula="of:=([.K15]*2)/60/60" office:value-type="float" office:value="0.224466891133558">
            <text:p>0.22</text:p>
          </table:table-cell>
          <table:table-cell table:formula="of:=SUM([.$L$8:.L15])" office:value-type="float" office:value="0.51648228314895">
            <text:p>0.52</text:p>
          </table:table-cell>
          <table:table-cell table:formula="of:=[.M15]/24" office:value-type="float" office:value="0.0215200951312062">
            <text:p>0.02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00">
            <text:p>8,000</text:p>
          </table:table-cell>
          <table:table-cell office:value-type="string">
            <text:p>Amber</text:p>
          </table:table-cell>
          <table:table-cell table:formula="of:=[.B16]-[.B15]" office:value-type="float" office:value="4000">
            <text:p>4,000</text:p>
          </table:table-cell>
          <table:table-cell office:value-type="string">
            <text:p>the disciple </text:p>
          </table:table-cell>
          <table:table-cell table:formula="of:=[.A16]+1" office:value-type="float" office:value="10">
            <text:p>10</text:p>
          </table:table-cell>
          <table:table-cell table:formula="of:=[.$D16]/[.$F15]" office:value-type="float" office:value="444.444444444444">
            <text:p>444</text:p>
          </table:table-cell>
          <table:table-cell table:formula="of:=[.$D17]/[.$F16]" office:value-type="float" office:value="400">
            <text:p>400</text:p>
          </table:table-cell>
          <table:table-cell table:formula="of:=[.F16]*1.1" office:value-type="float" office:value="11">
            <text:p>11 </text:p>
          </table:table-cell>
          <table:table-cell table:style-name="ce25" table:formula="of:=[.$D16]/[.$F15]" office:value-type="float" office:value="444.444444444444">
            <text:p>444</text:p>
          </table:table-cell>
          <table:table-cell table:formula="of:=[.$D17]/[.$I16]" office:value-type="float" office:value="363.636363636364">
            <text:p>364</text:p>
          </table:table-cell>
          <table:table-cell table:formula="of:=([.K16]*2)/60/60" office:value-type="float" office:value="0.202020202020202">
            <text:p>0.20</text:p>
          </table:table-cell>
          <table:table-cell table:formula="of:=SUM([.$L$8:.L16])" office:value-type="float" office:value="0.718502485169152">
            <text:p>0.72</text:p>
          </table:table-cell>
          <table:table-cell table:formula="of:=[.M16]/24" office:value-type="float" office:value="0.0299376035487147">
            <text:p>0.03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000">
            <text:p>12,000</text:p>
          </table:table-cell>
          <table:table-cell office:value-type="string">
            <text:p>Amber</text:p>
          </table:table-cell>
          <table:table-cell table:formula="of:=[.B17]-[.B16]" office:value-type="float" office:value="4000">
            <text:p>4,000</text:p>
          </table:table-cell>
          <table:table-cell office:value-type="string">
            <text:p>the disciple </text:p>
          </table:table-cell>
          <table:table-cell table:formula="of:=[.A17]+1" office:value-type="float" office:value="11">
            <text:p>11</text:p>
          </table:table-cell>
          <table:table-cell table:formula="of:=[.$D17]/[.$F16]" office:value-type="float" office:value="400">
            <text:p>400</text:p>
          </table:table-cell>
          <table:table-cell table:formula="of:=[.$D18]/[.$F17]" office:value-type="float" office:value="363.636363636364">
            <text:p>364</text:p>
          </table:table-cell>
          <table:table-cell table:formula="of:=[.F17]*1.1" office:value-type="float" office:value="12.1">
            <text:p>12 </text:p>
          </table:table-cell>
          <table:table-cell table:style-name="ce25" table:formula="of:=[.$D17]/[.$F16]" office:value-type="float" office:value="400">
            <text:p>400</text:p>
          </table:table-cell>
          <table:table-cell table:formula="of:=[.$D18]/[.$I17]" office:value-type="float" office:value="330.578512396694">
            <text:p>331</text:p>
          </table:table-cell>
          <table:table-cell table:formula="of:=([.K17]*2)/60/60" office:value-type="float" office:value="0.183654729109275">
            <text:p>0.18</text:p>
          </table:table-cell>
          <table:table-cell table:formula="of:=SUM([.$L$8:.L17])" office:value-type="float" office:value="0.902157214278426">
            <text:p>0.90</text:p>
          </table:table-cell>
          <table:table-cell table:formula="of:=[.M17]/24" office:value-type="float" office:value="0.0375898839282678">
            <text:p>0.04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000">
            <text:p>16,000</text:p>
          </table:table-cell>
          <table:table-cell office:value-type="string">
            <text:p>Amber</text:p>
          </table:table-cell>
          <table:table-cell table:formula="of:=[.B18]-[.B17]" office:value-type="float" office:value="4000">
            <text:p>4,000</text:p>
          </table:table-cell>
          <table:table-cell office:value-type="string">
            <text:p>the disciple </text:p>
          </table:table-cell>
          <table:table-cell table:formula="of:=[.A18]+1" office:value-type="float" office:value="12">
            <text:p>12</text:p>
          </table:table-cell>
          <table:table-cell table:formula="of:=[.$D18]/[.$F17]" office:value-type="float" office:value="363.636363636364">
            <text:p>364</text:p>
          </table:table-cell>
          <table:table-cell table:formula="of:=[.$D19]/[.$F18]" office:value-type="float" office:value="333.333333333333">
            <text:p>333</text:p>
          </table:table-cell>
          <table:table-cell table:formula="of:=[.F18]*1.1" office:value-type="float" office:value="13.2">
            <text:p>13 </text:p>
          </table:table-cell>
          <table:table-cell table:style-name="ce25" table:formula="of:=[.$D18]/[.$F17]" office:value-type="float" office:value="363.636363636364">
            <text:p>364</text:p>
          </table:table-cell>
          <table:table-cell table:formula="of:=[.$D19]/[.$I18]" office:value-type="float" office:value="303.030303030303">
            <text:p>303</text:p>
          </table:table-cell>
          <table:table-cell table:formula="of:=([.K18]*2)/60/60" office:value-type="float" office:value="0.168350168350168">
            <text:p>0.17</text:p>
          </table:table-cell>
          <table:table-cell table:formula="of:=SUM([.$L$8:.L18])" office:value-type="float" office:value="1.07050738262859">
            <text:p>1.07</text:p>
          </table:table-cell>
          <table:table-cell table:formula="of:=[.M18]/24" office:value-type="float" office:value="0.0446044742761914">
            <text:p>0.04</text:p>
          </table:table-cell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00">
            <text:p>20,000</text:p>
          </table:table-cell>
          <table:table-cell office:value-type="string">
            <text:p>Shimmering Red</text:p>
          </table:table-cell>
          <table:table-cell table:formula="of:=[.B19]-[.B18]" office:value-type="float" office:value="4000">
            <text:p>4,000</text:p>
          </table:table-cell>
          <table:table-cell office:value-type="string">
            <text:p>the immaculate </text:p>
          </table:table-cell>
          <table:table-cell table:formula="of:=[.A19]+1" office:value-type="float" office:value="13">
            <text:p>13</text:p>
          </table:table-cell>
          <table:table-cell table:formula="of:=[.$D19]/[.$F18]" office:value-type="float" office:value="333.333333333333">
            <text:p>333</text:p>
          </table:table-cell>
          <table:table-cell table:formula="of:=[.$D20]/[.$F19]" office:value-type="float" office:value="307.692307692308">
            <text:p>308</text:p>
          </table:table-cell>
          <table:table-cell table:formula="of:=[.F19]*1.1" office:value-type="float" office:value="14.3">
            <text:p>14 </text:p>
          </table:table-cell>
          <table:table-cell table:style-name="ce25" table:formula="of:=[.$D19]/[.$F18]" office:value-type="float" office:value="333.333333333333">
            <text:p>333</text:p>
          </table:table-cell>
          <table:table-cell table:formula="of:=[.$D20]/[.$I19]" office:value-type="float" office:value="279.72027972028">
            <text:p>280</text:p>
          </table:table-cell>
          <table:table-cell table:formula="of:=([.K19]*2)/60/60" office:value-type="float" office:value="0.155400155400155">
            <text:p>0.16</text:p>
          </table:table-cell>
          <table:table-cell table:formula="of:=SUM([.$L$8:.L19])" office:value-type="float" office:value="1.22590753802875">
            <text:p>1.23</text:p>
          </table:table-cell>
          <table:table-cell table:formula="of:=[.M19]/24" office:value-type="float" office:value="0.0510794807511979">
            <text:p>0.05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000">
            <text:p>24,000</text:p>
          </table:table-cell>
          <table:table-cell office:value-type="string">
            <text:p>Shimmering Red</text:p>
          </table:table-cell>
          <table:table-cell table:formula="of:=[.B20]-[.B19]" office:value-type="float" office:value="4000">
            <text:p>4,000</text:p>
          </table:table-cell>
          <table:table-cell office:value-type="string">
            <text:p>the immaculate </text:p>
          </table:table-cell>
          <table:table-cell table:formula="of:=[.A20]+1" office:value-type="float" office:value="14">
            <text:p>14</text:p>
          </table:table-cell>
          <table:table-cell table:formula="of:=[.$D20]/[.$F19]" office:value-type="float" office:value="307.692307692308">
            <text:p>308</text:p>
          </table:table-cell>
          <table:table-cell table:formula="of:=[.$D21]/[.$F20]" office:value-type="float" office:value="285.714285714286">
            <text:p>286</text:p>
          </table:table-cell>
          <table:table-cell table:formula="of:=[.F20]*1.1" office:value-type="float" office:value="15.4">
            <text:p>15 </text:p>
          </table:table-cell>
          <table:table-cell table:style-name="ce25" table:formula="of:=[.$D20]/[.$F19]" office:value-type="float" office:value="307.692307692308">
            <text:p>308</text:p>
          </table:table-cell>
          <table:table-cell table:formula="of:=[.$D21]/[.$I20]" office:value-type="float" office:value="259.74025974026">
            <text:p>260</text:p>
          </table:table-cell>
          <table:table-cell table:formula="of:=([.K20]*2)/60/60" office:value-type="float" office:value="0.144300144300144">
            <text:p>0.14</text:p>
          </table:table-cell>
          <table:table-cell table:formula="of:=SUM([.$L$8:.L20])" office:value-type="float" office:value="1.37020768232889">
            <text:p>1.37</text:p>
          </table:table-cell>
          <table:table-cell table:formula="of:=[.M20]/24" office:value-type="float" office:value="0.0570919867637039">
            <text:p>0.06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000">
            <text:p>28,000</text:p>
          </table:table-cell>
          <table:table-cell office:value-type="string">
            <text:p>Shimmering Red</text:p>
          </table:table-cell>
          <table:table-cell table:formula="of:=[.B21]-[.B20]" office:value-type="float" office:value="4000">
            <text:p>4,000</text:p>
          </table:table-cell>
          <table:table-cell office:value-type="string">
            <text:p>the immaculate </text:p>
          </table:table-cell>
          <table:table-cell table:formula="of:=[.A21]+1" office:value-type="float" office:value="15">
            <text:p>15</text:p>
          </table:table-cell>
          <table:table-cell table:formula="of:=[.$D21]/[.$F20]" office:value-type="float" office:value="285.714285714286">
            <text:p>286</text:p>
          </table:table-cell>
          <table:table-cell table:formula="of:=[.$D22]/[.$F21]" office:value-type="float" office:value="266.666666666667">
            <text:p>267</text:p>
          </table:table-cell>
          <table:table-cell table:formula="of:=[.F21]*1.1" office:value-type="float" office:value="16.5">
            <text:p>17 </text:p>
          </table:table-cell>
          <table:table-cell table:style-name="ce25" table:formula="of:=[.$D21]/[.$F20]" office:value-type="float" office:value="285.714285714286">
            <text:p>286</text:p>
          </table:table-cell>
          <table:table-cell table:formula="of:=[.$D22]/[.$I21]" office:value-type="float" office:value="242.424242424242">
            <text:p>242</text:p>
          </table:table-cell>
          <table:table-cell table:formula="of:=([.K21]*2)/60/60" office:value-type="float" office:value="0.134680134680135">
            <text:p>0.13</text:p>
          </table:table-cell>
          <table:table-cell table:formula="of:=SUM([.$L$8:.L21])" office:value-type="float" office:value="1.50488781700903">
            <text:p>1.50</text:p>
          </table:table-cell>
          <table:table-cell table:formula="of:=[.M21]/24" office:value-type="float" office:value="0.0627036590420429">
            <text:p>0.06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000">
            <text:p>32,000</text:p>
          </table:table-cell>
          <table:table-cell office:value-type="string">
            <text:p>Shimmering Red</text:p>
          </table:table-cell>
          <table:table-cell table:formula="of:=[.B22]-[.B21]" office:value-type="float" office:value="4000">
            <text:p>4,000</text:p>
          </table:table-cell>
          <table:table-cell office:value-type="string">
            <text:p>the Master </text:p>
          </table:table-cell>
          <table:table-cell table:formula="of:=[.A22]+1" office:value-type="float" office:value="16">
            <text:p>16</text:p>
          </table:table-cell>
          <table:table-cell table:formula="of:=[.$D22]/[.$F21]" office:value-type="float" office:value="266.666666666667">
            <text:p>267</text:p>
          </table:table-cell>
          <table:table-cell table:formula="of:=[.$D23]/[.$F22]" office:value-type="float" office:value="250">
            <text:p>250</text:p>
          </table:table-cell>
          <table:table-cell table:formula="of:=[.F22]*1.1" office:value-type="float" office:value="17.6">
            <text:p>18 </text:p>
          </table:table-cell>
          <table:table-cell table:style-name="ce25" table:formula="of:=[.$D22]/[.$F21]" office:value-type="float" office:value="266.666666666667">
            <text:p>267</text:p>
          </table:table-cell>
          <table:table-cell table:formula="of:=[.$D23]/[.$I22]" office:value-type="float" office:value="227.272727272727">
            <text:p>227</text:p>
          </table:table-cell>
          <table:table-cell table:formula="of:=([.K22]*2)/60/60" office:value-type="float" office:value="0.126262626262626">
            <text:p>0.13</text:p>
          </table:table-cell>
          <table:table-cell table:formula="of:=SUM([.$L$8:.L22])" office:value-type="float" office:value="1.63115044327166">
            <text:p>1.63</text:p>
          </table:table-cell>
          <table:table-cell table:formula="of:=[.M22]/24" office:value-type="float" office:value="0.0679646018029857">
            <text:p>0.07</text:p>
          </table:table-cell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000">
            <text:p>36,000</text:p>
          </table:table-cell>
          <table:table-cell office:value-type="string">
            <text:p>Shimmering Red</text:p>
          </table:table-cell>
          <table:table-cell table:formula="of:=[.B23]-[.B22]" office:value-type="float" office:value="4000">
            <text:p>4,000</text:p>
          </table:table-cell>
          <table:table-cell office:value-type="string">
            <text:p>the Master </text:p>
          </table:table-cell>
          <table:table-cell table:formula="of:=[.A23]+1" office:value-type="float" office:value="17">
            <text:p>17</text:p>
          </table:table-cell>
          <table:table-cell table:formula="of:=[.$D23]/[.$F22]" office:value-type="float" office:value="250">
            <text:p>250</text:p>
          </table:table-cell>
          <table:table-cell table:formula="of:=[.$D24]/[.$F23]" office:value-type="float" office:value="235.294117647059">
            <text:p>235</text:p>
          </table:table-cell>
          <table:table-cell table:formula="of:=[.F23]*1.1" office:value-type="float" office:value="18.7">
            <text:p>19 </text:p>
          </table:table-cell>
          <table:table-cell table:style-name="ce25" table:formula="of:=[.$D23]/[.$F22]" office:value-type="float" office:value="250">
            <text:p>250</text:p>
          </table:table-cell>
          <table:table-cell table:formula="of:=[.$D24]/[.$I23]" office:value-type="float" office:value="213.903743315508">
            <text:p>214</text:p>
          </table:table-cell>
          <table:table-cell table:formula="of:=([.K23]*2)/60/60" office:value-type="float" office:value="0.11883541295306">
            <text:p>0.12</text:p>
          </table:table-cell>
          <table:table-cell table:formula="of:=SUM([.$L$8:.L23])" office:value-type="float" office:value="1.74998585622472">
            <text:p>1.75</text:p>
          </table:table-cell>
          <table:table-cell table:formula="of:=[.M23]/24" office:value-type="float" office:value="0.0729160773426965">
            <text:p>0.07</text:p>
          </table:table-cell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000">
            <text:p>40,000</text:p>
          </table:table-cell>
          <table:table-cell office:value-type="string">
            <text:p>Shimmering Red</text:p>
          </table:table-cell>
          <table:table-cell table:formula="of:=[.B24]-[.B23]" office:value-type="float" office:value="4000">
            <text:p>4,000</text:p>
          </table:table-cell>
          <table:table-cell office:value-type="string">
            <text:p>the Master </text:p>
          </table:table-cell>
          <table:table-cell table:formula="of:=[.A24]+1" office:value-type="float" office:value="18">
            <text:p>18</text:p>
          </table:table-cell>
          <table:table-cell table:formula="of:=[.$D24]/[.$F23]" office:value-type="float" office:value="235.294117647059">
            <text:p>235</text:p>
          </table:table-cell>
          <table:table-cell table:formula="of:=[.$D25]/[.$F24]" office:value-type="float" office:value="222.222222222222">
            <text:p>222</text:p>
          </table:table-cell>
          <table:table-cell table:formula="of:=[.F24]*1.1" office:value-type="float" office:value="19.8">
            <text:p>20 </text:p>
          </table:table-cell>
          <table:table-cell table:style-name="ce25" table:formula="of:=[.$D24]/[.$F23]" office:value-type="float" office:value="235.294117647059">
            <text:p>235</text:p>
          </table:table-cell>
          <table:table-cell table:formula="of:=[.$D25]/[.$I24]" office:value-type="float" office:value="202.020202020202">
            <text:p>202</text:p>
          </table:table-cell>
          <table:table-cell table:formula="of:=([.K24]*2)/60/60" office:value-type="float" office:value="0.112233445566779">
            <text:p>0.11</text:p>
          </table:table-cell>
          <table:table-cell table:formula="of:=SUM([.$L$8:.L24])" office:value-type="float" office:value="1.86221930179149">
            <text:p>1.86</text:p>
          </table:table-cell>
          <table:table-cell table:formula="of:=[.M24]/24" office:value-type="float" office:value="0.0775924709079789">
            <text:p>0.08</text:p>
          </table:table-cell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000">
            <text:p>44,000</text:p>
          </table:table-cell>
          <table:table-cell office:value-type="string">
            <text:p>Shimmering Red</text:p>
          </table:table-cell>
          <table:table-cell table:formula="of:=[.B25]-[.B24]" office:value-type="float" office:value="4000">
            <text:p>4,000</text:p>
          </table:table-cell>
          <table:table-cell office:value-type="string">
            <text:p>the Superior Master </text:p>
          </table:table-cell>
          <table:table-cell table:formula="of:=[.A25]+1" office:value-type="float" office:value="19">
            <text:p>19</text:p>
          </table:table-cell>
          <table:table-cell table:formula="of:=[.$D25]/[.$F24]" office:value-type="float" office:value="222.222222222222">
            <text:p>222</text:p>
          </table:table-cell>
          <table:table-cell table:formula="of:=[.$D26]/[.$F25]" office:value-type="float" office:value="315.789473684211">
            <text:p>316</text:p>
          </table:table-cell>
          <table:table-cell table:formula="of:=[.F25]*1.1" office:value-type="float" office:value="20.9">
            <text:p>21 </text:p>
          </table:table-cell>
          <table:table-cell table:style-name="ce25" table:formula="of:=[.$D25]/[.$F24]" office:value-type="float" office:value="222.222222222222">
            <text:p>222</text:p>
          </table:table-cell>
          <table:table-cell table:formula="of:=[.$D26]/[.$I25]" office:value-type="float" office:value="287.081339712919">
            <text:p>287</text:p>
          </table:table-cell>
          <table:table-cell table:formula="of:=([.K25]*2)/60/60" office:value-type="float" office:value="0.159489633173844">
            <text:p>0.16</text:p>
          </table:table-cell>
          <table:table-cell table:formula="of:=SUM([.$L$8:.L25])" office:value-type="float" office:value="2.02170893496534">
            <text:p>2.02</text:p>
          </table:table-cell>
          <table:table-cell table:formula="of:=[.M25]/24" office:value-type="float" office:value="0.0842378722902224">
            <text:p>0.08</text:p>
          </table:table-cell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0000">
            <text:p>50,000</text:p>
          </table:table-cell>
          <table:table-cell office:value-type="string">
            <text:p>Shimmering Red</text:p>
          </table:table-cell>
          <table:table-cell table:formula="of:=[.B26]-[.B25]" office:value-type="float" office:value="6000">
            <text:p>6,000</text:p>
          </table:table-cell>
          <table:table-cell office:value-type="string">
            <text:p>the Superior Master </text:p>
          </table:table-cell>
          <table:table-cell table:formula="of:=[.A26]+1" office:value-type="float" office:value="20">
            <text:p>20</text:p>
          </table:table-cell>
          <table:table-cell table:formula="of:=[.$D26]/[.$F25]" office:value-type="float" office:value="315.789473684211">
            <text:p>316</text:p>
          </table:table-cell>
          <table:table-cell table:formula="of:=[.$D27]/[.$F26]" office:value-type="float" office:value="300">
            <text:p>300</text:p>
          </table:table-cell>
          <table:table-cell table:formula="of:=[.F26]*1.1" office:value-type="float" office:value="22">
            <text:p>22 </text:p>
          </table:table-cell>
          <table:table-cell table:style-name="ce25" table:formula="of:=[.$D26]/[.$F25]" office:value-type="float" office:value="315.789473684211">
            <text:p>316</text:p>
          </table:table-cell>
          <table:table-cell table:formula="of:=[.$D27]/[.$I26]" office:value-type="float" office:value="272.727272727273">
            <text:p>273</text:p>
          </table:table-cell>
          <table:table-cell table:formula="of:=([.K26]*2)/60/60" office:value-type="float" office:value="0.151515151515152">
            <text:p>0.15</text:p>
          </table:table-cell>
          <table:table-cell table:formula="of:=SUM([.$L$8:.L26])" office:value-type="float" office:value="2.17322408648049">
            <text:p>2.17</text:p>
          </table:table-cell>
          <table:table-cell table:formula="of:=[.M26]/24" office:value-type="float" office:value="0.0905510036033537">
            <text:p>0.09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6000">
            <text:p>56,000</text:p>
          </table:table-cell>
          <table:table-cell office:value-type="string">
            <text:p>Shimmering Red</text:p>
          </table:table-cell>
          <table:table-cell table:formula="of:=[.B27]-[.B26]" office:value-type="float" office:value="6000">
            <text:p>6,000</text:p>
          </table:table-cell>
          <table:table-cell office:value-type="string">
            <text:p>the Superior Master </text:p>
          </table:table-cell>
          <table:table-cell table:formula="of:=[.A27]+1" office:value-type="float" office:value="21">
            <text:p>21</text:p>
          </table:table-cell>
          <table:table-cell table:formula="of:=[.$D27]/[.$F26]" office:value-type="float" office:value="300">
            <text:p>300</text:p>
          </table:table-cell>
          <table:table-cell table:formula="of:=[.$D28]/[.$F27]" office:value-type="float" office:value="428.571428571429">
            <text:p>429</text:p>
          </table:table-cell>
          <table:table-cell table:formula="of:=[.F27]*1.1" office:value-type="float" office:value="23.1">
            <text:p>23 </text:p>
          </table:table-cell>
          <table:table-cell table:style-name="ce25" table:formula="of:=[.$D27]/[.$F26]" office:value-type="float" office:value="300">
            <text:p>300</text:p>
          </table:table-cell>
          <table:table-cell table:formula="of:=[.$D28]/[.$I27]" office:value-type="float" office:value="389.61038961039">
            <text:p>390</text:p>
          </table:table-cell>
          <table:table-cell table:formula="of:=([.K27]*2)/60/60" office:value-type="float" office:value="0.216450216450216">
            <text:p>0.22</text:p>
          </table:table-cell>
          <table:table-cell table:formula="of:=SUM([.$L$8:.L27])" office:value-type="float" office:value="2.38967430293071">
            <text:p>2.39</text:p>
          </table:table-cell>
          <table:table-cell table:formula="of:=[.M27]/24" office:value-type="float" office:value="0.0995697626221127">
            <text:p>0.10</text:p>
          </table:table-cell>
          <table:table-cell table:number-columns-repeated="100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5000">
            <text:p>65,000</text:p>
          </table:table-cell>
          <table:table-cell office:value-type="string">
            <text:p>Dark Green</text:p>
          </table:table-cell>
          <table:table-cell table:formula="of:=[.B28]-[.B27]" office:value-type="float" office:value="9000">
            <text:p>9,000</text:p>
          </table:table-cell>
          <table:table-cell office:value-type="string">
            <text:p>the Master of Dragons </text:p>
          </table:table-cell>
          <table:table-cell table:formula="of:=[.A28]+1" office:value-type="float" office:value="22">
            <text:p>22</text:p>
          </table:table-cell>
          <table:table-cell table:formula="of:=[.$D28]/[.$F27]" office:value-type="float" office:value="428.571428571429">
            <text:p>429</text:p>
          </table:table-cell>
          <table:table-cell table:formula="of:=[.$D29]/[.$F28]" office:value-type="float" office:value="500">
            <text:p>500</text:p>
          </table:table-cell>
          <table:table-cell table:formula="of:=[.F28]*1.1" office:value-type="float" office:value="24.2">
            <text:p>24 </text:p>
          </table:table-cell>
          <table:table-cell table:style-name="ce25" table:formula="of:=[.$D28]/[.$F27]" office:value-type="float" office:value="428.571428571429">
            <text:p>429</text:p>
          </table:table-cell>
          <table:table-cell table:formula="of:=[.$D29]/[.$I28]" office:value-type="float" office:value="454.545454545455">
            <text:p>455</text:p>
          </table:table-cell>
          <table:table-cell table:formula="of:=([.K28]*2)/60/60" office:value-type="float" office:value="0.252525252525252">
            <text:p>0.25</text:p>
          </table:table-cell>
          <table:table-cell table:formula="of:=SUM([.$L$8:.L28])" office:value-type="float" office:value="2.64219955545596">
            <text:p>2.64</text:p>
          </table:table-cell>
          <table:table-cell table:formula="of:=[.M28]/24" office:value-type="float" office:value="0.110091648143998">
            <text:p>0.11</text:p>
          </table:table-cell>
          <table:table-cell table:number-columns-repeated="100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6000">
            <text:p>76,000</text:p>
          </table:table-cell>
          <table:table-cell office:value-type="string">
            <text:p>Dark Green</text:p>
          </table:table-cell>
          <table:table-cell table:formula="of:=[.B29]-[.B28]" office:value-type="float" office:value="11000">
            <text:p>11,000</text:p>
          </table:table-cell>
          <table:table-cell office:value-type="string">
            <text:p>the Master of Dragons </text:p>
          </table:table-cell>
          <table:table-cell table:formula="of:=[.A29]+1" office:value-type="float" office:value="23">
            <text:p>23</text:p>
          </table:table-cell>
          <table:table-cell table:formula="of:=[.$D29]/[.$F28]" office:value-type="float" office:value="500">
            <text:p>500</text:p>
          </table:table-cell>
          <table:table-cell table:formula="of:=[.$D30]/[.$F29]" office:value-type="float" office:value="1043.47826086957">
            <text:p>1,043</text:p>
          </table:table-cell>
          <table:table-cell table:formula="of:=[.F29]*1.1" office:value-type="float" office:value="25.3">
            <text:p>25 </text:p>
          </table:table-cell>
          <table:table-cell table:style-name="ce25" table:formula="of:=[.$D29]/[.$F28]" office:value-type="float" office:value="500">
            <text:p>500</text:p>
          </table:table-cell>
          <table:table-cell table:formula="of:=[.$D30]/[.$I29]" office:value-type="float" office:value="948.616600790514">
            <text:p>949</text:p>
          </table:table-cell>
          <table:table-cell table:formula="of:=([.K29]*2)/60/60" office:value-type="float" office:value="0.527009222661397">
            <text:p>0.53</text:p>
          </table:table-cell>
          <table:table-cell table:formula="of:=SUM([.$L$8:.L29])" office:value-type="float" office:value="3.16920877811735">
            <text:p>3.17</text:p>
          </table:table-cell>
          <table:table-cell table:formula="of:=[.M29]/24" office:value-type="float" office:value="0.13205036575489">
            <text:p>0.13</text:p>
          </table:table-cell>
          <table:table-cell table:number-columns-repeated="100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0000">
            <text:p>100,000</text:p>
          </table:table-cell>
          <table:table-cell office:value-type="string">
            <text:p>Dark Green</text:p>
          </table:table-cell>
          <table:table-cell table:formula="of:=[.B30]-[.B29]" office:value-type="float" office:value="24000">
            <text:p>24,000</text:p>
          </table:table-cell>
          <table:table-cell office:value-type="string">
            <text:p>the Master of Dragons </text:p>
          </table:table-cell>
          <table:table-cell table:formula="of:=[.A30]+1" office:value-type="float" office:value="24">
            <text:p>24</text:p>
          </table:table-cell>
          <table:table-cell table:formula="of:=[.$D30]/[.$F29]" office:value-type="float" office:value="1043.47826086957">
            <text:p>1,043</text:p>
          </table:table-cell>
          <table:table-cell table:formula="of:=[.$D31]/[.$F30]" office:value-type="float" office:value="1041.66666666667">
            <text:p>1,042</text:p>
          </table:table-cell>
          <table:table-cell table:formula="of:=[.F30]*1.1" office:value-type="float" office:value="26.4">
            <text:p>26 </text:p>
          </table:table-cell>
          <table:table-cell table:style-name="ce25" table:formula="of:=[.$D30]/[.$F29]" office:value-type="float" office:value="1043.47826086957">
            <text:p>1,043</text:p>
          </table:table-cell>
          <table:table-cell table:formula="of:=[.$D31]/[.$I30]" office:value-type="float" office:value="946.969696969697">
            <text:p>947</text:p>
          </table:table-cell>
          <table:table-cell table:formula="of:=([.K30]*2)/60/60" office:value-type="float" office:value="0.526094276094276">
            <text:p>0.53</text:p>
          </table:table-cell>
          <table:table-cell table:formula="of:=SUM([.$L$8:.L30])" office:value-type="float" office:value="3.69530305421163">
            <text:p>3.70</text:p>
          </table:table-cell>
          <table:table-cell table:formula="of:=[.M30]/24" office:value-type="float" office:value="0.153970960592151">
            <text:p>0.15</text:p>
          </table:table-cell>
          <table:table-cell table:number-columns-repeated="100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5000">
            <text:p>125,000</text:p>
          </table:table-cell>
          <table:table-cell office:value-type="string">
            <text:p>Dark Green</text:p>
          </table:table-cell>
          <table:table-cell table:formula="of:=[.B31]-[.B30]" office:value-type="float" office:value="25000">
            <text:p>25,000</text:p>
          </table:table-cell>
          <table:table-cell office:value-type="string">
            <text:p>the Master of the North Wind</text:p>
          </table:table-cell>
          <table:table-cell table:formula="of:=[.A31]+1" office:value-type="float" office:value="25">
            <text:p>25</text:p>
          </table:table-cell>
          <table:table-cell table:formula="of:=[.$D31]/[.$F30]" office:value-type="float" office:value="1041.66666666667">
            <text:p>1,042</text:p>
          </table:table-cell>
          <table:table-cell table:formula="of:=[.$D32]/[.$F31]" office:value-type="float" office:value="2000">
            <text:p>2,000</text:p>
          </table:table-cell>
          <table:table-cell table:formula="of:=[.F31]*1.1" office:value-type="float" office:value="27.5">
            <text:p>28 </text:p>
          </table:table-cell>
          <table:table-cell table:style-name="ce25" table:formula="of:=[.$D31]/[.$F30]" office:value-type="float" office:value="1041.66666666667">
            <text:p>1,042</text:p>
          </table:table-cell>
          <table:table-cell table:formula="of:=[.$D32]/[.$I31]" office:value-type="float" office:value="1818.18181818182">
            <text:p>1,818</text:p>
          </table:table-cell>
          <table:table-cell table:formula="of:=([.K31]*2)/60/60" office:value-type="float" office:value="1.01010101010101">
            <text:p>1.01</text:p>
          </table:table-cell>
          <table:table-cell table:formula="of:=SUM([.$L$8:.L31])" office:value-type="float" office:value="4.70540406431264">
            <text:p>4.71</text:p>
          </table:table-cell>
          <table:table-cell table:formula="of:=[.M31]/24" office:value-type="float" office:value="0.196058502679693">
            <text:p>0.20</text:p>
          </table:table-cell>
          <table:table-cell table:number-columns-repeated="100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5000">
            <text:p>175,000</text:p>
          </table:table-cell>
          <table:table-cell office:value-type="string">
            <text:p>Dark Green</text:p>
          </table:table-cell>
          <table:table-cell table:formula="of:=[.B32]-[.B31]" office:value-type="float" office:value="50000">
            <text:p>50,000</text:p>
          </table:table-cell>
          <table:table-cell office:value-type="string">
            <text:p>the Master of the North Wind</text:p>
          </table:table-cell>
          <table:table-cell table:formula="of:=[.A32]+1" office:value-type="float" office:value="26">
            <text:p>26</text:p>
          </table:table-cell>
          <table:table-cell table:formula="of:=[.$D32]/[.$F31]" office:value-type="float" office:value="2000">
            <text:p>2,000</text:p>
          </table:table-cell>
          <table:table-cell table:formula="of:=[.$D33]/[.$F32]" office:value-type="float" office:value="3846.15384615385">
            <text:p>3,846</text:p>
          </table:table-cell>
          <table:table-cell table:formula="of:=[.F32]*1.1" office:value-type="float" office:value="28.6">
            <text:p>29 </text:p>
          </table:table-cell>
          <table:table-cell table:style-name="ce25" table:formula="of:=[.$D32]/[.$F31]" office:value-type="float" office:value="2000">
            <text:p>2,000</text:p>
          </table:table-cell>
          <table:table-cell table:formula="of:=[.$D33]/[.$I32]" office:value-type="float" office:value="3496.5034965035">
            <text:p>3,497</text:p>
          </table:table-cell>
          <table:table-cell table:formula="of:=([.K32]*2)/60/60" office:value-type="float" office:value="1.94250194250194">
            <text:p>1.94</text:p>
          </table:table-cell>
          <table:table-cell table:formula="of:=SUM([.$L$8:.L32])" office:value-type="float" office:value="6.64790600681458">
            <text:p>6.65</text:p>
          </table:table-cell>
          <table:table-cell table:formula="of:=[.M32]/24" office:value-type="float" office:value="0.276996083617274">
            <text:p>0.28</text:p>
          </table:table-cell>
          <table:table-cell table:number-columns-repeated="100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5000">
            <text:p>275,000</text:p>
          </table:table-cell>
          <table:table-cell office:value-type="string">
            <text:p>Dark Green</text:p>
          </table:table-cell>
          <table:table-cell table:formula="of:=[.B33]-[.B32]" office:value-type="float" office:value="100000">
            <text:p>100,000</text:p>
          </table:table-cell>
          <table:table-cell office:value-type="string">
            <text:p>the Master of the North Wind</text:p>
          </table:table-cell>
          <table:table-cell table:formula="of:=[.A33]+1" office:value-type="float" office:value="27">
            <text:p>27</text:p>
          </table:table-cell>
          <table:table-cell table:formula="of:=[.$D33]/[.$F32]" office:value-type="float" office:value="3846.15384615385">
            <text:p>3,846</text:p>
          </table:table-cell>
          <table:table-cell table:formula="of:=[.$D34]/[.$F33]" office:value-type="float" office:value="4629.62962962963">
            <text:p>4,630</text:p>
          </table:table-cell>
          <table:table-cell table:formula="of:=[.F33]*1.1" office:value-type="float" office:value="29.7">
            <text:p>30 </text:p>
          </table:table-cell>
          <table:table-cell table:style-name="ce25" table:formula="of:=[.$D33]/[.$F32]" office:value-type="float" office:value="3846.15384615385">
            <text:p>3,846</text:p>
          </table:table-cell>
          <table:table-cell table:formula="of:=[.$D34]/[.$I33]" office:value-type="float" office:value="4208.75420875421">
            <text:p>4,209</text:p>
          </table:table-cell>
          <table:table-cell table:formula="of:=([.K33]*2)/60/60" office:value-type="float" office:value="2.33819678264123">
            <text:p>2.34</text:p>
          </table:table-cell>
          <table:table-cell table:formula="of:=SUM([.$L$8:.L33])" office:value-type="float" office:value="8.98610278945581">
            <text:p>8.99</text:p>
          </table:table-cell>
          <table:table-cell table:formula="of:=[.M33]/24" office:value-type="float" office:value="0.374420949560659">
            <text:p>0.37</text:p>
          </table:table-cell>
          <table:table-cell table:number-columns-repeated="100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00000">
            <text:p>400,000</text:p>
          </table:table-cell>
          <table:table-cell office:value-type="string">
            <text:p>Dark Green</text:p>
          </table:table-cell>
          <table:table-cell table:formula="of:=[.B34]-[.B33]" office:value-type="float" office:value="125000">
            <text:p>125,000</text:p>
          </table:table-cell>
          <table:table-cell office:value-type="string">
            <text:p>the Master of the West W ind</text:p>
          </table:table-cell>
          <table:table-cell table:formula="of:=[.A34]+1" office:value-type="float" office:value="28">
            <text:p>28</text:p>
          </table:table-cell>
          <table:table-cell table:formula="of:=[.$D34]/[.$F33]" office:value-type="float" office:value="4629.62962962963">
            <text:p>4,630</text:p>
          </table:table-cell>
          <table:table-cell table:formula="of:=[.$D35]/[.$F34]" office:value-type="float" office:value="7142.85714285714">
            <text:p>7,143</text:p>
          </table:table-cell>
          <table:table-cell table:formula="of:=[.F34]*1.1" office:value-type="float" office:value="30.8">
            <text:p>31 </text:p>
          </table:table-cell>
          <table:table-cell table:style-name="ce25" table:formula="of:=[.$D34]/[.$F33]" office:value-type="float" office:value="4629.62962962963">
            <text:p>4,630</text:p>
          </table:table-cell>
          <table:table-cell table:formula="of:=[.$D35]/[.$I34]" office:value-type="float" office:value="6493.50649350649">
            <text:p>6,494</text:p>
          </table:table-cell>
          <table:table-cell table:formula="of:=([.K34]*2)/60/60" office:value-type="float" office:value="3.60750360750361">
            <text:p>3.61</text:p>
          </table:table-cell>
          <table:table-cell table:formula="of:=SUM([.$L$8:.L34])" office:value-type="float" office:value="12.5936063969594">
            <text:p>12.59</text:p>
          </table:table-cell>
          <table:table-cell table:formula="of:=[.M34]/24" office:value-type="float" office:value="0.524733599873309">
            <text:p>0.52</text:p>
          </table:table-cell>
          <table:table-cell table:number-columns-repeated="100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00000">
            <text:p>600,000</text:p>
          </table:table-cell>
          <table:table-cell office:value-type="string">
            <text:p>Dark Green</text:p>
          </table:table-cell>
          <table:table-cell table:formula="of:=[.B35]-[.B34]" office:value-type="float" office:value="200000">
            <text:p>200,000</text:p>
          </table:table-cell>
          <table:table-cell office:value-type="string">
            <text:p>the Master of the West W ind</text:p>
          </table:table-cell>
          <table:table-cell table:formula="of:=[.A35]+1" office:value-type="float" office:value="29">
            <text:p>29</text:p>
          </table:table-cell>
          <table:table-cell table:formula="of:=[.$D35]/[.$F34]" office:value-type="float" office:value="7142.85714285714">
            <text:p>7,143</text:p>
          </table:table-cell>
          <table:table-cell table:formula="of:=[.$D36]/[.$F35]" office:value-type="float" office:value="6896.55172413793">
            <text:p>6,897</text:p>
          </table:table-cell>
          <table:table-cell table:formula="of:=[.F35]*1.1" office:value-type="float" office:value="31.9">
            <text:p>32 </text:p>
          </table:table-cell>
          <table:table-cell table:style-name="ce25" table:formula="of:=[.$D35]/[.$F34]" office:value-type="float" office:value="7142.85714285714">
            <text:p>7,143</text:p>
          </table:table-cell>
          <table:table-cell table:formula="of:=[.$D36]/[.$I35]" office:value-type="float" office:value="6269.59247648903">
            <text:p>6,270</text:p>
          </table:table-cell>
          <table:table-cell table:formula="of:=([.K35]*2)/60/60" office:value-type="float" office:value="3.48310693138279">
            <text:p>3.48</text:p>
          </table:table-cell>
          <table:table-cell table:formula="of:=SUM([.$L$8:.L35])" office:value-type="float" office:value="16.0767133283422">
            <text:p>16.08</text:p>
          </table:table-cell>
          <table:table-cell table:formula="of:=[.M35]/24" office:value-type="float" office:value="0.669863055347592">
            <text:p>0.67</text:p>
          </table:table-cell>
          <table:table-cell table:number-columns-repeated="100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00000">
            <text:p>800,000</text:p>
          </table:table-cell>
          <table:table-cell office:value-type="string">
            <text:p>Dark Green</text:p>
          </table:table-cell>
          <table:table-cell table:formula="of:=[.B36]-[.B35]" office:value-type="float" office:value="200000">
            <text:p>200,000</text:p>
          </table:table-cell>
          <table:table-cell office:value-type="string">
            <text:p>the Master of the West W ind</text:p>
          </table:table-cell>
          <table:table-cell table:formula="of:=[.A36]+1" office:value-type="float" office:value="30">
            <text:p>30</text:p>
          </table:table-cell>
          <table:table-cell table:formula="of:=[.$D36]/[.$F35]" office:value-type="float" office:value="6896.55172413793">
            <text:p>6,897</text:p>
          </table:table-cell>
          <table:table-cell table:formula="of:=[.$D37]/[.$F36]" office:value-type="float" office:value="6666.66666666667">
            <text:p>6,667</text:p>
          </table:table-cell>
          <table:table-cell table:formula="of:=[.F36]*1.1" office:value-type="float" office:value="33">
            <text:p>33 </text:p>
          </table:table-cell>
          <table:table-cell table:style-name="ce25" table:formula="of:=[.$D36]/[.$F35]" office:value-type="float" office:value="6896.55172413793">
            <text:p>6,897</text:p>
          </table:table-cell>
          <table:table-cell table:formula="of:=[.$D37]/[.$I36]" office:value-type="float" office:value="6060.60606060606">
            <text:p>6,061</text:p>
          </table:table-cell>
          <table:table-cell table:formula="of:=([.K36]*2)/60/60" office:value-type="float" office:value="3.36700336700337">
            <text:p>3.37</text:p>
          </table:table-cell>
          <table:table-cell table:formula="of:=SUM([.$L$8:.L36])" office:value-type="float" office:value="19.4437166953456">
            <text:p>19.44</text:p>
          </table:table-cell>
          <table:table-cell table:formula="of:=[.M36]/24" office:value-type="float" office:value="0.810154862306066">
            <text:p>0.81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00">
            <text:p>1,000,000</text:p>
          </table:table-cell>
          <table:table-cell office:value-type="string">
            <text:p>Piercing-blue</text:p>
          </table:table-cell>
          <table:table-cell table:formula="of:=[.B37]-[.B36]" office:value-type="float" office:value="200000">
            <text:p>200,000</text:p>
          </table:table-cell>
          <table:table-cell office:value-type="string">
            <text:p>the Master of the South Wind</text:p>
          </table:table-cell>
          <table:table-cell table:formula="of:=[.A37]+1" office:value-type="float" office:value="31">
            <text:p>31</text:p>
          </table:table-cell>
          <table:table-cell table:formula="of:=[.$D37]/[.$F36]" office:value-type="float" office:value="6666.66666666667">
            <text:p>6,667</text:p>
          </table:table-cell>
          <table:table-cell table:formula="of:=[.$D38]/[.$F37]" office:value-type="float" office:value="12903.2258064516">
            <text:p>12,903</text:p>
          </table:table-cell>
          <table:table-cell table:formula="of:=[.F37]*1.1" office:value-type="float" office:value="34.1">
            <text:p>34 </text:p>
          </table:table-cell>
          <table:table-cell table:style-name="ce25" table:formula="of:=[.$D37]/[.$F36]" office:value-type="float" office:value="6666.66666666667">
            <text:p>6,667</text:p>
          </table:table-cell>
          <table:table-cell table:formula="of:=[.$D38]/[.$I37]" office:value-type="float" office:value="11730.2052785924">
            <text:p>11,730</text:p>
          </table:table-cell>
          <table:table-cell table:formula="of:=([.K37]*2)/60/60" office:value-type="float" office:value="6.5167807103291">
            <text:p>6.52</text:p>
          </table:table-cell>
          <table:table-cell table:formula="of:=SUM([.$L$8:.L37])" office:value-type="float" office:value="25.9604974056747">
            <text:p>25.96</text:p>
          </table:table-cell>
          <table:table-cell table:formula="of:=[.M37]/24" office:value-type="float" office:value="1.08168739190311">
            <text:p>1.08</text:p>
          </table:table-cell>
          <table:table-cell table:number-columns-repeated="100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00000">
            <text:p>1,400,000</text:p>
          </table:table-cell>
          <table:table-cell office:value-type="string">
            <text:p>Piercing-blue</text:p>
          </table:table-cell>
          <table:table-cell table:formula="of:=[.B38]-[.B37]" office:value-type="float" office:value="400000">
            <text:p>400,000</text:p>
          </table:table-cell>
          <table:table-cell office:value-type="string">
            <text:p>the Master of the South Wind</text:p>
          </table:table-cell>
          <table:table-cell table:formula="of:=[.A38]+1" office:value-type="float" office:value="32">
            <text:p>32</text:p>
          </table:table-cell>
          <table:table-cell table:formula="of:=[.$D38]/[.$F37]" office:value-type="float" office:value="12903.2258064516">
            <text:p>12,903</text:p>
          </table:table-cell>
          <table:table-cell table:formula="of:=[.$D39]/[.$F38]" office:value-type="float" office:value="12500">
            <text:p>12,500</text:p>
          </table:table-cell>
          <table:table-cell table:formula="of:=[.F38]*1.1" office:value-type="float" office:value="35.2">
            <text:p>35 </text:p>
          </table:table-cell>
          <table:table-cell table:style-name="ce25" table:formula="of:=[.$D38]/[.$F37]" office:value-type="float" office:value="12903.2258064516">
            <text:p>12,903</text:p>
          </table:table-cell>
          <table:table-cell table:formula="of:=[.$D39]/[.$I38]" office:value-type="float" office:value="11363.6363636364">
            <text:p>11,364</text:p>
          </table:table-cell>
          <table:table-cell table:formula="of:=([.K38]*2)/60/60" office:value-type="float" office:value="6.31313131313131">
            <text:p>6.31</text:p>
          </table:table-cell>
          <table:table-cell table:formula="of:=SUM([.$L$8:.L38])" office:value-type="float" office:value="32.273628718806">
            <text:p>32.27</text:p>
          </table:table-cell>
          <table:table-cell table:formula="of:=[.M38]/24" office:value-type="float" office:value="1.34473452995025">
            <text:p>1.34</text:p>
          </table:table-cell>
          <table:table-cell table:number-columns-repeated="100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00000">
            <text:p>1,800,000</text:p>
          </table:table-cell>
          <table:table-cell office:value-type="string">
            <text:p>Piercing-blue</text:p>
          </table:table-cell>
          <table:table-cell table:formula="of:=[.B39]-[.B38]" office:value-type="float" office:value="400000">
            <text:p>400,000</text:p>
          </table:table-cell>
          <table:table-cell office:value-type="string">
            <text:p>the Master of the South Wind</text:p>
          </table:table-cell>
          <table:table-cell table:formula="of:=[.A39]+1" office:value-type="float" office:value="33">
            <text:p>33</text:p>
          </table:table-cell>
          <table:table-cell table:formula="of:=[.$D39]/[.$F38]" office:value-type="float" office:value="12500">
            <text:p>12,500</text:p>
          </table:table-cell>
          <table:table-cell table:formula="of:=[.$D40]/[.$F39]" office:value-type="float" office:value="18181.8181818182">
            <text:p>18,182</text:p>
          </table:table-cell>
          <table:table-cell table:formula="of:=[.F39]*1.1" office:value-type="float" office:value="36.3">
            <text:p>36 </text:p>
          </table:table-cell>
          <table:table-cell table:style-name="ce25" table:formula="of:=[.$D39]/[.$F38]" office:value-type="float" office:value="12500">
            <text:p>12,500</text:p>
          </table:table-cell>
          <table:table-cell table:formula="of:=[.$D40]/[.$I39]" office:value-type="float" office:value="16528.9256198347">
            <text:p>16,529</text:p>
          </table:table-cell>
          <table:table-cell table:formula="of:=([.K39]*2)/60/60" office:value-type="float" office:value="9.18273645546373">
            <text:p>9.18</text:p>
          </table:table-cell>
          <table:table-cell table:formula="of:=SUM([.$L$8:.L39])" office:value-type="float" office:value="41.4563651742697">
            <text:p>41.46</text:p>
          </table:table-cell>
          <table:table-cell table:formula="of:=[.M39]/24" office:value-type="float" office:value="1.7273485489279">
            <text:p>1.73</text:p>
          </table:table-cell>
          <table:table-cell table:number-columns-repeated="100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00000">
            <text:p>2,400,000</text:p>
          </table:table-cell>
          <table:table-cell office:value-type="string">
            <text:p>Piercing-blue</text:p>
          </table:table-cell>
          <table:table-cell table:formula="of:=[.B40]-[.B39]" office:value-type="float" office:value="600000">
            <text:p>600,000</text:p>
          </table:table-cell>
          <table:table-cell office:value-type="string">
            <text:p>the Master of the East W ind</text:p>
          </table:table-cell>
          <table:table-cell table:formula="of:=[.A40]+1" office:value-type="float" office:value="34">
            <text:p>34</text:p>
          </table:table-cell>
          <table:table-cell table:formula="of:=[.$D40]/[.$F39]" office:value-type="float" office:value="18181.8181818182">
            <text:p>18,182</text:p>
          </table:table-cell>
          <table:table-cell table:formula="of:=[.$D41]/[.$F40]" office:value-type="float" office:value="17647.0588235294">
            <text:p>17,647</text:p>
          </table:table-cell>
          <table:table-cell table:formula="of:=[.F40]*1.1" office:value-type="float" office:value="37.4">
            <text:p>37 </text:p>
          </table:table-cell>
          <table:table-cell table:style-name="ce25" table:formula="of:=[.$D40]/[.$F39]" office:value-type="float" office:value="18181.8181818182">
            <text:p>18,182</text:p>
          </table:table-cell>
          <table:table-cell table:formula="of:=[.$D41]/[.$I40]" office:value-type="float" office:value="16042.7807486631">
            <text:p>16,043</text:p>
          </table:table-cell>
          <table:table-cell table:formula="of:=([.K40]*2)/60/60" office:value-type="float" office:value="8.9126559714795">
            <text:p>8.91</text:p>
          </table:table-cell>
          <table:table-cell table:formula="of:=SUM([.$L$8:.L40])" office:value-type="float" office:value="50.3690211457492">
            <text:p>50.37</text:p>
          </table:table-cell>
          <table:table-cell table:formula="of:=[.M40]/24" office:value-type="float" office:value="2.09870921440622">
            <text:p>2.10</text:p>
          </table:table-cell>
          <table:table-cell table:number-columns-repeated="100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000000">
            <text:p>3,000,000</text:p>
          </table:table-cell>
          <table:table-cell office:value-type="string">
            <text:p>Piercing-blue</text:p>
          </table:table-cell>
          <table:table-cell table:formula="of:=[.B41]-[.B40]" office:value-type="float" office:value="600000">
            <text:p>600,000</text:p>
          </table:table-cell>
          <table:table-cell office:value-type="string">
            <text:p>the Master of the East W ind</text:p>
          </table:table-cell>
          <table:table-cell table:formula="of:=[.A41]+1" office:value-type="float" office:value="35">
            <text:p>35</text:p>
          </table:table-cell>
          <table:table-cell table:formula="of:=[.$D41]/[.$F40]" office:value-type="float" office:value="17647.0588235294">
            <text:p>17,647</text:p>
          </table:table-cell>
          <table:table-cell table:formula="of:=[.$D42]/[.$F41]" office:value-type="float" office:value="20000">
            <text:p>20,000</text:p>
          </table:table-cell>
          <table:table-cell table:formula="of:=[.F41]*1.1" office:value-type="float" office:value="38.5">
            <text:p>39 </text:p>
          </table:table-cell>
          <table:table-cell table:style-name="ce25" table:formula="of:=[.$D41]/[.$F40]" office:value-type="float" office:value="17647.0588235294">
            <text:p>17,647</text:p>
          </table:table-cell>
          <table:table-cell table:formula="of:=[.$D42]/[.$I41]" office:value-type="float" office:value="18181.8181818182">
            <text:p>18,182</text:p>
          </table:table-cell>
          <table:table-cell table:formula="of:=([.K41]*2)/60/60" office:value-type="float" office:value="10.1010101010101">
            <text:p>10.10</text:p>
          </table:table-cell>
          <table:table-cell table:formula="of:=SUM([.$L$8:.L41])" office:value-type="float" office:value="60.4700312467593">
            <text:p>60.47</text:p>
          </table:table-cell>
          <table:table-cell table:formula="of:=[.M41]/24" office:value-type="float" office:value="2.51958463528164">
            <text:p>2.52</text:p>
          </table:table-cell>
          <table:table-cell table:number-columns-repeated="100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00000">
            <text:p>3,700,000</text:p>
          </table:table-cell>
          <table:table-cell office:value-type="string">
            <text:p>Piercing-blue</text:p>
          </table:table-cell>
          <table:table-cell table:formula="of:=[.B42]-[.B41]" office:value-type="float" office:value="700000">
            <text:p>700,000</text:p>
          </table:table-cell>
          <table:table-cell office:value-type="string">
            <text:p>the Master of the East W ind</text:p>
          </table:table-cell>
          <table:table-cell table:formula="of:=[.A42]+1" office:value-type="float" office:value="36">
            <text:p>36</text:p>
          </table:table-cell>
          <table:table-cell table:formula="of:=[.$D42]/[.$F41]" office:value-type="float" office:value="20000">
            <text:p>20,000</text:p>
          </table:table-cell>
          <table:table-cell table:formula="of:=[.$D43]/[.$F42]" office:value-type="float" office:value="27777.7777777778">
            <text:p>27,778</text:p>
          </table:table-cell>
          <table:table-cell table:formula="of:=[.F42]*1.1" office:value-type="float" office:value="39.6">
            <text:p>40 </text:p>
          </table:table-cell>
          <table:table-cell table:style-name="ce25" table:formula="of:=[.$D42]/[.$F41]" office:value-type="float" office:value="20000">
            <text:p>20,000</text:p>
          </table:table-cell>
          <table:table-cell table:formula="of:=[.$D43]/[.$I42]" office:value-type="float" office:value="25252.5252525252">
            <text:p>25,253</text:p>
          </table:table-cell>
          <table:table-cell table:formula="of:=([.K42]*2)/60/60" office:value-type="float" office:value="14.0291806958474">
            <text:p>14.03</text:p>
          </table:table-cell>
          <table:table-cell table:formula="of:=SUM([.$L$8:.L42])" office:value-type="float" office:value="74.4992119426067">
            <text:p>74.50</text:p>
          </table:table-cell>
          <table:table-cell table:formula="of:=[.M42]/24" office:value-type="float" office:value="3.10413383094194">
            <text:p>3.10</text:p>
          </table:table-cell>
          <table:table-cell table:number-columns-repeated="100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700000">
            <text:p>4,700,000</text:p>
          </table:table-cell>
          <table:table-cell office:value-type="string">
            <text:p>Deep-maroon</text:p>
          </table:table-cell>
          <table:table-cell table:formula="of:=[.B43]-[.B42]" office:value-type="float" office:value="1000000">
            <text:p>1,000,000</text:p>
          </table:table-cell>
          <table:table-cell office:value-type="string">
            <text:p>the Master of Winter </text:p>
          </table:table-cell>
          <table:table-cell table:formula="of:=[.A43]+1" office:value-type="float" office:value="37">
            <text:p>37</text:p>
          </table:table-cell>
          <table:table-cell table:formula="of:=[.$D43]/[.$F42]" office:value-type="float" office:value="27777.7777777778">
            <text:p>27,778</text:p>
          </table:table-cell>
          <table:table-cell table:formula="of:=[.$D44]/[.$F43]" office:value-type="float" office:value="35135.1351351351">
            <text:p>35,135</text:p>
          </table:table-cell>
          <table:table-cell table:formula="of:=[.F43]*1.1" office:value-type="float" office:value="40.7">
            <text:p>41 </text:p>
          </table:table-cell>
          <table:table-cell table:style-name="ce25" table:formula="of:=[.$D43]/[.$F42]" office:value-type="float" office:value="27777.7777777778">
            <text:p>27,778</text:p>
          </table:table-cell>
          <table:table-cell table:formula="of:=[.$D44]/[.$I43]" office:value-type="float" office:value="31941.0319410319">
            <text:p>31,941</text:p>
          </table:table-cell>
          <table:table-cell table:formula="of:=([.K43]*2)/60/60" office:value-type="float" office:value="17.7450177450177">
            <text:p>17.75</text:p>
          </table:table-cell>
          <table:table-cell table:formula="of:=SUM([.$L$8:.L43])" office:value-type="float" office:value="92.2442296876244">
            <text:p>92.24</text:p>
          </table:table-cell>
          <table:table-cell table:formula="of:=[.M43]/24" office:value-type="float" office:value="3.84350957031768">
            <text:p>3.84</text:p>
          </table:table-cell>
          <table:table-cell table:number-columns-repeated="100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000000">
            <text:p>6,000,000</text:p>
          </table:table-cell>
          <table:table-cell office:value-type="string">
            <text:p>Deep-maroon</text:p>
          </table:table-cell>
          <table:table-cell table:formula="of:=[.B44]-[.B43]" office:value-type="float" office:value="1300000">
            <text:p>1,300,000</text:p>
          </table:table-cell>
          <table:table-cell office:value-type="string">
            <text:p>the Master of Winter </text:p>
          </table:table-cell>
          <table:table-cell table:formula="of:=[.A44]+1" office:value-type="float" office:value="38">
            <text:p>38</text:p>
          </table:table-cell>
          <table:table-cell table:formula="of:=[.$D44]/[.$F43]" office:value-type="float" office:value="35135.1351351351">
            <text:p>35,135</text:p>
          </table:table-cell>
          <table:table-cell table:formula="of:=[.$D45]/[.$F44]" office:value-type="float" office:value="118421.052631579">
            <text:p>118,421</text:p>
          </table:table-cell>
          <table:table-cell table:formula="of:=[.F44]*1.1" office:value-type="float" office:value="41.8">
            <text:p>42 </text:p>
          </table:table-cell>
          <table:table-cell table:style-name="ce25" table:formula="of:=[.$D44]/[.$F43]" office:value-type="float" office:value="35135.1351351351">
            <text:p>35,135</text:p>
          </table:table-cell>
          <table:table-cell table:formula="of:=[.$D45]/[.$I44]" office:value-type="float" office:value="107655.502392345">
            <text:p>107,656</text:p>
          </table:table-cell>
          <table:table-cell table:formula="of:=([.K44]*2)/60/60" office:value-type="float" office:value="59.8086124401914">
            <text:p>59.81</text:p>
          </table:table-cell>
          <table:table-cell table:formula="of:=SUM([.$L$8:.L44])" office:value-type="float" office:value="152.052842127816">
            <text:p>152.05</text:p>
          </table:table-cell>
          <table:table-cell table:formula="of:=[.M44]/24" office:value-type="float" office:value="6.33553508865899">
            <text:p>6.34</text:p>
          </table:table-cell>
          <table:table-cell table:number-columns-repeated="100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500000">
            <text:p>10,500,000</text:p>
          </table:table-cell>
          <table:table-cell office:value-type="string">
            <text:p>Deep-maroon</text:p>
          </table:table-cell>
          <table:table-cell table:formula="of:=[.B45]-[.B44]" office:value-type="float" office:value="4500000">
            <text:p>4,500,000</text:p>
          </table:table-cell>
          <table:table-cell office:value-type="string">
            <text:p>the Master of Winter </text:p>
          </table:table-cell>
          <table:table-cell table:formula="of:=[.A45]+1" office:value-type="float" office:value="39">
            <text:p>39</text:p>
          </table:table-cell>
          <table:table-cell table:formula="of:=[.$D45]/[.$F44]" office:value-type="float" office:value="118421.052631579">
            <text:p>118,421</text:p>
          </table:table-cell>
          <table:table-cell table:formula="of:=[.$D46]/[.$F45]" office:value-type="float" office:value="115384.615384615">
            <text:p>115,385</text:p>
          </table:table-cell>
          <table:table-cell table:formula="of:=[.F45]*1.1" office:value-type="float" office:value="42.9">
            <text:p>43 </text:p>
          </table:table-cell>
          <table:table-cell table:style-name="ce25" table:formula="of:=[.$D45]/[.$F44]" office:value-type="float" office:value="118421.052631579">
            <text:p>118,421</text:p>
          </table:table-cell>
          <table:table-cell table:formula="of:=[.$D46]/[.$I45]" office:value-type="float" office:value="104895.104895105">
            <text:p>104,895</text:p>
          </table:table-cell>
          <table:table-cell table:formula="of:=([.K45]*2)/60/60" office:value-type="float" office:value="58.2750582750583">
            <text:p>58.28</text:p>
          </table:table-cell>
          <table:table-cell table:formula="of:=SUM([.$L$8:.L45])" office:value-type="float" office:value="210.327900402874">
            <text:p>210.33</text:p>
          </table:table-cell>
          <table:table-cell table:formula="of:=[.M45]/24" office:value-type="float" office:value="8.76366251678642">
            <text:p>8.76</text:p>
          </table:table-cell>
          <table:table-cell table:number-columns-repeated="100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000000">
            <text:p>15,000,000</text:p>
          </table:table-cell>
          <table:table-cell office:value-type="string">
            <text:p>Deep-maroon</text:p>
          </table:table-cell>
          <table:table-cell table:formula="of:=[.B46]-[.B45]" office:value-type="float" office:value="4500000">
            <text:p>4,500,000</text:p>
          </table:table-cell>
          <table:table-cell office:value-type="string">
            <text:p>the Master of Autumn </text:p>
          </table:table-cell>
          <table:table-cell table:formula="of:=[.A46]+1" office:value-type="float" office:value="40">
            <text:p>40</text:p>
          </table:table-cell>
          <table:table-cell table:formula="of:=[.$D46]/[.$F45]" office:value-type="float" office:value="115384.615384615">
            <text:p>115,385</text:p>
          </table:table-cell>
          <table:table-cell table:formula="of:=[.$D47]/[.$F46]" office:value-type="float" office:value="62500">
            <text:p>62,500</text:p>
          </table:table-cell>
          <table:table-cell table:formula="of:=[.F46]*1.1" office:value-type="float" office:value="44">
            <text:p>44 </text:p>
          </table:table-cell>
          <table:table-cell table:style-name="ce25" table:formula="of:=[.$D46]/[.$F45]" office:value-type="float" office:value="115384.615384615">
            <text:p>115,385</text:p>
          </table:table-cell>
          <table:table-cell table:formula="of:=[.$D47]/[.$I46]" office:value-type="float" office:value="56818.1818181818">
            <text:p>56,818</text:p>
          </table:table-cell>
          <table:table-cell table:formula="of:=([.K46]*2)/60/60" office:value-type="float" office:value="31.5656565656566">
            <text:p>31.57</text:p>
          </table:table-cell>
          <table:table-cell table:formula="of:=SUM([.$L$8:.L46])" office:value-type="float" office:value="241.893556968531">
            <text:p>241.89</text:p>
          </table:table-cell>
          <table:table-cell table:formula="of:=[.M46]/24" office:value-type="float" office:value="10.0788982070221">
            <text:p>10.08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500000">
            <text:p>17,500,000</text:p>
          </table:table-cell>
          <table:table-cell/>
          <table:table-cell table:formula="of:=[.B47]-[.B46]" office:value-type="float" office:value="2500000">
            <text:p>2,500,000</text:p>
          </table:table-cell>
          <table:table-cell office:value-type="string">
            <text:p>the Master of Autumn </text:p>
          </table:table-cell>
          <table:table-cell table:formula="of:=[.A47]+1" office:value-type="float" office:value="41">
            <text:p>41</text:p>
          </table:table-cell>
          <table:table-cell table:formula="of:=[.$D47]/[.$F46]" office:value-type="float" office:value="62500">
            <text:p>62,500</text:p>
          </table:table-cell>
          <table:table-cell table:formula="of:=[.$D48]/[.$F47]" office:value-type="float" office:value="60975.6097560976">
            <text:p>60,976</text:p>
          </table:table-cell>
          <table:table-cell table:formula="of:=[.F47]*1.1" office:value-type="float" office:value="45.1">
            <text:p>45 </text:p>
          </table:table-cell>
          <table:table-cell table:style-name="ce25" table:formula="of:=[.$D47]/[.$F46]" office:value-type="float" office:value="62500">
            <text:p>62,500</text:p>
          </table:table-cell>
          <table:table-cell table:formula="of:=[.$D48]/[.$I47]" office:value-type="float" office:value="55432.3725055432">
            <text:p>55,432</text:p>
          </table:table-cell>
          <table:table-cell table:formula="of:=([.K47]*2)/60/60" office:value-type="float" office:value="30.7957625030796">
            <text:p>30.80</text:p>
          </table:table-cell>
          <table:table-cell table:formula="of:=SUM([.$L$8:.L47])" office:value-type="float" office:value="272.68931947161">
            <text:p>272.69</text:p>
          </table:table-cell>
          <table:table-cell table:formula="of:=[.M47]/24" office:value-type="float" office:value="11.3620549779838">
            <text:p>11.36</text:p>
          </table:table-cell>
          <table:table-cell table:number-columns-repeated="100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000000">
            <text:p>20,000,000</text:p>
          </table:table-cell>
          <table:table-cell/>
          <table:table-cell table:formula="of:=[.B48]-[.B47]" office:value-type="float" office:value="2500000">
            <text:p>2,500,000</text:p>
          </table:table-cell>
          <table:table-cell office:value-type="string">
            <text:p>the Master of Autumn </text:p>
          </table:table-cell>
          <table:table-cell table:formula="of:=[.A48]+1" office:value-type="float" office:value="42">
            <text:p>42</text:p>
          </table:table-cell>
          <table:table-cell table:formula="of:=[.$D48]/[.$F47]" office:value-type="float" office:value="60975.6097560976">
            <text:p>60,976</text:p>
          </table:table-cell>
          <table:table-cell table:formula="of:=[.$D49]/[.$F48]" office:value-type="float" office:value="119047.619047619">
            <text:p>119,048</text:p>
          </table:table-cell>
          <table:table-cell table:formula="of:=[.F48]*1.1" office:value-type="float" office:value="46.2">
            <text:p>46 </text:p>
          </table:table-cell>
          <table:table-cell table:style-name="ce25" table:formula="of:=[.$D48]/[.$F47]" office:value-type="float" office:value="60975.6097560976">
            <text:p>60,976</text:p>
          </table:table-cell>
          <table:table-cell table:formula="of:=[.$D49]/[.$I48]" office:value-type="float" office:value="108225.108225108">
            <text:p>108,225</text:p>
          </table:table-cell>
          <table:table-cell table:formula="of:=([.K48]*2)/60/60" office:value-type="float" office:value="60.1250601250601">
            <text:p>60.13</text:p>
          </table:table-cell>
          <table:table-cell table:formula="of:=SUM([.$L$8:.L48])" office:value-type="float" office:value="332.81437959667">
            <text:p>332.81</text:p>
          </table:table-cell>
          <table:table-cell table:formula="of:=[.M48]/24" office:value-type="float" office:value="13.8672658165279">
            <text:p>13.87</text:p>
          </table:table-cell>
          <table:table-cell table:number-columns-repeated="100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5000000">
            <text:p>25,000,000</text:p>
          </table:table-cell>
          <table:table-cell/>
          <table:table-cell table:formula="of:=[.B49]-[.B48]" office:value-type="float" office:value="5000000">
            <text:p>5,000,000</text:p>
          </table:table-cell>
          <table:table-cell office:value-type="string">
            <text:p>the Master of Summer </text:p>
          </table:table-cell>
          <table:table-cell table:formula="of:=[.A49]+1" office:value-type="float" office:value="43">
            <text:p>43</text:p>
          </table:table-cell>
          <table:table-cell table:formula="of:=[.$D49]/[.$F48]" office:value-type="float" office:value="119047.619047619">
            <text:p>119,048</text:p>
          </table:table-cell>
          <table:table-cell table:formula="of:=[.$D50]/[.$F49]" office:value-type="float" office:value="162790.697674419">
            <text:p>162,791</text:p>
          </table:table-cell>
          <table:table-cell table:formula="of:=[.F49]*1.1" office:value-type="float" office:value="47.3">
            <text:p>47 </text:p>
          </table:table-cell>
          <table:table-cell table:style-name="ce25" table:formula="of:=[.$D49]/[.$F48]" office:value-type="float" office:value="119047.619047619">
            <text:p>119,048</text:p>
          </table:table-cell>
          <table:table-cell table:formula="of:=[.$D50]/[.$I49]" office:value-type="float" office:value="147991.543340381">
            <text:p>147,992</text:p>
          </table:table-cell>
          <table:table-cell table:formula="of:=([.K49]*2)/60/60" office:value-type="float" office:value="82.2175240779892">
            <text:p>82.22</text:p>
          </table:table-cell>
          <table:table-cell table:formula="of:=SUM([.$L$8:.L49])" office:value-type="float" office:value="415.03190367466">
            <text:p>415.03</text:p>
          </table:table-cell>
          <table:table-cell table:formula="of:=[.M49]/24" office:value-type="float" office:value="17.2929959864441">
            <text:p>17.29</text:p>
          </table:table-cell>
          <table:table-cell table:number-columns-repeated="100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2000000">
            <text:p>32,000,000</text:p>
          </table:table-cell>
          <table:table-cell/>
          <table:table-cell table:formula="of:=[.B50]-[.B49]" office:value-type="float" office:value="7000000">
            <text:p>7,000,000</text:p>
          </table:table-cell>
          <table:table-cell office:value-type="string">
            <text:p>the Master of Summer </text:p>
          </table:table-cell>
          <table:table-cell table:formula="of:=[.A50]+1" office:value-type="float" office:value="44">
            <text:p>44</text:p>
          </table:table-cell>
          <table:table-cell table:formula="of:=[.$D50]/[.$F49]" office:value-type="float" office:value="162790.697674419">
            <text:p>162,791</text:p>
          </table:table-cell>
          <table:table-cell table:formula="of:=[.$D51]/[.$F50]" office:value-type="float" office:value="159090.909090909">
            <text:p>159,091</text:p>
          </table:table-cell>
          <table:table-cell table:formula="of:=[.F50]*1.1" office:value-type="float" office:value="48.4">
            <text:p>48 </text:p>
          </table:table-cell>
          <table:table-cell table:style-name="ce25" table:formula="of:=[.$D50]/[.$F49]" office:value-type="float" office:value="162790.697674419">
            <text:p>162,791</text:p>
          </table:table-cell>
          <table:table-cell table:formula="of:=[.$D51]/[.$I50]" office:value-type="float" office:value="144628.099173554">
            <text:p>144,628</text:p>
          </table:table-cell>
          <table:table-cell table:formula="of:=([.K50]*2)/60/60" office:value-type="float" office:value="80.3489439853076">
            <text:p>80.35</text:p>
          </table:table-cell>
          <table:table-cell table:formula="of:=SUM([.$L$8:.L50])" office:value-type="float" office:value="495.380847659967">
            <text:p>495.38</text:p>
          </table:table-cell>
          <table:table-cell table:formula="of:=[.M50]/24" office:value-type="float" office:value="20.6408686524986">
            <text:p>20.64</text:p>
          </table:table-cell>
          <table:table-cell table:number-columns-repeated="100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9000000">
            <text:p>39,000,000</text:p>
          </table:table-cell>
          <table:table-cell/>
          <table:table-cell table:formula="of:=[.B51]-[.B50]" office:value-type="float" office:value="7000000">
            <text:p>7,000,000</text:p>
          </table:table-cell>
          <table:table-cell office:value-type="string">
            <text:p>the Master of Summer </text:p>
          </table:table-cell>
          <table:table-cell table:formula="of:=[.A51]+1" office:value-type="float" office:value="45">
            <text:p>45</text:p>
          </table:table-cell>
          <table:table-cell table:formula="of:=[.$D51]/[.$F50]" office:value-type="float" office:value="159090.909090909">
            <text:p>159,091</text:p>
          </table:table-cell>
          <table:table-cell table:formula="of:=[.$D52]/[.$F51]" office:value-type="float" office:value="155555.555555556">
            <text:p>155,556</text:p>
          </table:table-cell>
          <table:table-cell table:formula="of:=[.F51]*1.1" office:value-type="float" office:value="49.5">
            <text:p>50 </text:p>
          </table:table-cell>
          <table:table-cell table:style-name="ce25" table:formula="of:=[.$D51]/[.$F50]" office:value-type="float" office:value="159090.909090909">
            <text:p>159,091</text:p>
          </table:table-cell>
          <table:table-cell table:formula="of:=[.$D52]/[.$I51]" office:value-type="float" office:value="141414.141414141">
            <text:p>141,414</text:p>
          </table:table-cell>
          <table:table-cell table:formula="of:=([.K51]*2)/60/60" office:value-type="float" office:value="78.5634118967452">
            <text:p>78.56</text:p>
          </table:table-cell>
          <table:table-cell table:formula="of:=SUM([.$L$8:.L51])" office:value-type="float" office:value="573.944259556713">
            <text:p>573.94</text:p>
          </table:table-cell>
          <table:table-cell table:formula="of:=[.M51]/24" office:value-type="float" office:value="23.9143441481964">
            <text:p>23.91</text:p>
          </table:table-cell>
          <table:table-cell table:number-columns-repeated="100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6000000">
            <text:p>46,000,000</text:p>
          </table:table-cell>
          <table:table-cell/>
          <table:table-cell table:formula="of:=[.B52]-[.B51]" office:value-type="float" office:value="7000000">
            <text:p>7,000,000</text:p>
          </table:table-cell>
          <table:table-cell office:value-type="string">
            <text:p>the Master of Spring </text:p>
          </table:table-cell>
          <table:table-cell table:formula="of:=[.A52]+1" office:value-type="float" office:value="46">
            <text:p>46</text:p>
          </table:table-cell>
          <table:table-cell table:formula="of:=[.$D52]/[.$F51]" office:value-type="float" office:value="155555.555555556">
            <text:p>155,556</text:p>
          </table:table-cell>
          <table:table-cell table:formula="of:=[.$D53]/[.$F52]" office:value-type="float" office:value="152173.913043478">
            <text:p>152,174</text:p>
          </table:table-cell>
          <table:table-cell table:formula="of:=[.F52]*1.1" office:value-type="float" office:value="50.6">
            <text:p>51 </text:p>
          </table:table-cell>
          <table:table-cell table:style-name="ce25" table:formula="of:=[.$D52]/[.$F51]" office:value-type="float" office:value="155555.555555556">
            <text:p>155,556</text:p>
          </table:table-cell>
          <table:table-cell table:formula="of:=[.$D53]/[.$I52]" office:value-type="float" office:value="138339.920948617">
            <text:p>138,340</text:p>
          </table:table-cell>
          <table:table-cell table:formula="of:=([.K52]*2)/60/60" office:value-type="float" office:value="76.8555116381203">
            <text:p>76.86</text:p>
          </table:table-cell>
          <table:table-cell table:formula="of:=SUM([.$L$8:.L52])" office:value-type="float" office:value="650.799771194833">
            <text:p>650.80</text:p>
          </table:table-cell>
          <table:table-cell table:formula="of:=[.M52]/24" office:value-type="float" office:value="27.116657133118">
            <text:p>27.12</text:p>
          </table:table-cell>
          <table:table-cell table:number-columns-repeated="100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3000000">
            <text:p>53,000,000</text:p>
          </table:table-cell>
          <table:table-cell/>
          <table:table-cell table:formula="of:=[.B53]-[.B52]" office:value-type="float" office:value="7000000">
            <text:p>7,000,000</text:p>
          </table:table-cell>
          <table:table-cell office:value-type="string">
            <text:p>the Master of Spring </text:p>
          </table:table-cell>
          <table:table-cell table:formula="of:=[.A53]+1" office:value-type="float" office:value="47">
            <text:p>47</text:p>
          </table:table-cell>
          <table:table-cell table:formula="of:=[.$D53]/[.$F52]" office:value-type="float" office:value="152173.913043478">
            <text:p>152,174</text:p>
          </table:table-cell>
          <table:table-cell table:formula="of:=[.$D54]/[.$F53]" office:value-type="float" office:value="148936.170212766">
            <text:p>148,936</text:p>
          </table:table-cell>
          <table:table-cell table:formula="of:=[.F53]*1.1" office:value-type="float" office:value="51.7">
            <text:p>52 </text:p>
          </table:table-cell>
          <table:table-cell table:style-name="ce25" table:formula="of:=[.$D53]/[.$F52]" office:value-type="float" office:value="152173.913043478">
            <text:p>152,174</text:p>
          </table:table-cell>
          <table:table-cell table:formula="of:=[.$D54]/[.$I53]" office:value-type="float" office:value="135396.518375242">
            <text:p>135,397</text:p>
          </table:table-cell>
          <table:table-cell table:formula="of:=([.K53]*2)/60/60" office:value-type="float" office:value="75.2202879862454">
            <text:p>75.22</text:p>
          </table:table-cell>
          <table:table-cell table:formula="of:=SUM([.$L$8:.L53])" office:value-type="float" office:value="726.020059181078">
            <text:p>726.02</text:p>
          </table:table-cell>
          <table:table-cell table:formula="of:=[.M53]/24" office:value-type="float" office:value="30.2508357992116">
            <text:p>30.25</text:p>
          </table:table-cell>
          <table:table-cell table:number-columns-repeated="100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0000000">
            <text:p>60,000,000</text:p>
          </table:table-cell>
          <table:table-cell/>
          <table:table-cell table:formula="of:=[.B54]-[.B53]" office:value-type="float" office:value="7000000">
            <text:p>7,000,000</text:p>
          </table:table-cell>
          <table:table-cell office:value-type="string">
            <text:p>the Master of Spring </text:p>
          </table:table-cell>
          <table:table-cell table:formula="of:=[.A54]+1" office:value-type="float" office:value="48">
            <text:p>48</text:p>
          </table:table-cell>
          <table:table-cell table:formula="of:=[.$D54]/[.$F53]" office:value-type="float" office:value="148936.170212766">
            <text:p>148,936</text:p>
          </table:table-cell>
          <table:table-cell table:formula="of:=[.$D55]/[.$F54]" office:value-type="float" office:value="145833.333333333">
            <text:p>145,833</text:p>
          </table:table-cell>
          <table:table-cell table:formula="of:=[.F54]*1.1" office:value-type="float" office:value="52.8">
            <text:p>53 </text:p>
          </table:table-cell>
          <table:table-cell table:style-name="ce25" table:formula="of:=[.$D54]/[.$F53]" office:value-type="float" office:value="148936.170212766">
            <text:p>148,936</text:p>
          </table:table-cell>
          <table:table-cell table:formula="of:=[.$D55]/[.$I54]" office:value-type="float" office:value="132575.757575758">
            <text:p>132,576</text:p>
          </table:table-cell>
          <table:table-cell table:formula="of:=([.K54]*2)/60/60" office:value-type="float" office:value="73.6531986531986">
            <text:p>73.65</text:p>
          </table:table-cell>
          <table:table-cell table:formula="of:=SUM([.$L$8:.L54])" office:value-type="float" office:value="799.673257834277">
            <text:p>799.67</text:p>
          </table:table-cell>
          <table:table-cell table:formula="of:=[.M54]/24" office:value-type="float" office:value="33.3197190764282">
            <text:p>33.32</text:p>
          </table:table-cell>
          <table:table-cell table:number-columns-repeated="100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7000000">
            <text:p>67,000,000</text:p>
          </table:table-cell>
          <table:table-cell/>
          <table:table-cell table:formula="of:=[.B55]-[.B54]" office:value-type="float" office:value="7000000">
            <text:p>7,000,000</text:p>
          </table:table-cell>
          <table:table-cell office:value-type="string">
            <text:p>the Grand Master of all Life</text:p>
          </table:table-cell>
          <table:table-cell table:formula="of:=[.A55]+1" office:value-type="float" office:value="49">
            <text:p>49</text:p>
          </table:table-cell>
          <table:table-cell table:formula="of:=[.$D55]/[.$F54]" office:value-type="float" office:value="145833.333333333">
            <text:p>145,833</text:p>
          </table:table-cell>
          <table:table-cell table:formula="of:=[.$D56]/[.$F55]" office:value-type="float" office:value="142857.142857143">
            <text:p>142,857</text:p>
          </table:table-cell>
          <table:table-cell table:formula="of:=[.F55]*1.1" office:value-type="float" office:value="53.9">
            <text:p>54 </text:p>
          </table:table-cell>
          <table:table-cell table:style-name="ce25" table:formula="of:=[.$D55]/[.$F54]" office:value-type="float" office:value="145833.333333333">
            <text:p>145,833</text:p>
          </table:table-cell>
          <table:table-cell table:formula="of:=[.$D56]/[.$I55]" office:value-type="float" office:value="129870.12987013">
            <text:p>129,870</text:p>
          </table:table-cell>
          <table:table-cell table:formula="of:=([.K55]*2)/60/60" office:value-type="float" office:value="72.1500721500721">
            <text:p>72.15</text:p>
          </table:table-cell>
          <table:table-cell table:formula="of:=SUM([.$L$8:.L55])" office:value-type="float" office:value="871.823329984349">
            <text:p>871.82</text:p>
          </table:table-cell>
          <table:table-cell table:formula="of:=[.M55]/24" office:value-type="float" office:value="36.3259720826812">
            <text:p>36.33</text:p>
          </table:table-cell>
          <table:table-cell table:number-columns-repeated="100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4000000">
            <text:p>74,000,000</text:p>
          </table:table-cell>
          <table:table-cell/>
          <table:table-cell table:formula="of:=[.B56]-[.B55]" office:value-type="float" office:value="7000000">
            <text:p>7,000,000</text:p>
          </table:table-cell>
          <table:table-cell office:value-type="string">
            <text:p>the Grand Master of all Life</text:p>
          </table:table-cell>
          <table:table-cell table:formula="of:=[.A56]+1" office:value-type="float" office:value="50">
            <text:p>50</text:p>
          </table:table-cell>
          <table:table-cell table:formula="of:=[.$D56]/[.$F55]" office:value-type="float" office:value="142857.142857143">
            <text:p>142,857</text:p>
          </table:table-cell>
          <table:table-cell table:formula="of:=[.$D57]/[.$F56]" office:value-type="float" office:value="140000">
            <text:p>140,000</text:p>
          </table:table-cell>
          <table:table-cell table:formula="of:=[.F56]*1.1" office:value-type="float" office:value="55">
            <text:p>55 </text:p>
          </table:table-cell>
          <table:table-cell table:style-name="ce25" table:formula="of:=[.$D56]/[.$F55]" office:value-type="float" office:value="142857.142857143">
            <text:p>142,857</text:p>
          </table:table-cell>
          <table:table-cell table:formula="of:=[.$D57]/[.$I56]" office:value-type="float" office:value="127272.727272727">
            <text:p>127,273</text:p>
          </table:table-cell>
          <table:table-cell table:formula="of:=([.K56]*2)/60/60" office:value-type="float" office:value="70.7070707070707">
            <text:p>70.71</text:p>
          </table:table-cell>
          <table:table-cell table:formula="of:=SUM([.$L$8:.L56])" office:value-type="float" office:value="942.53040069142">
            <text:p>942.53</text:p>
          </table:table-cell>
          <table:table-cell table:formula="of:=[.M56]/24" office:value-type="float" office:value="39.2721000288092">
            <text:p>39.27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1000000">
            <text:p>81,000,000</text:p>
          </table:table-cell>
          <table:table-cell/>
          <table:table-cell table:formula="of:=[.B57]-[.B56]" office:value-type="float" office:value="7000000">
            <text:p>7,000,000</text:p>
          </table:table-cell>
          <table:table-cell office:value-type="string">
            <text:p>the Grand Master of all Life</text:p>
          </table:table-cell>
          <table:table-cell table:formula="of:=[.A57]+1" office:value-type="float" office:value="51">
            <text:p>51</text:p>
          </table:table-cell>
          <table:table-cell table:formula="of:=[.$D57]/[.$F56]" office:value-type="float" office:value="140000">
            <text:p>140,000</text:p>
          </table:table-cell>
          <table:table-cell table:formula="of:=[.$D58]/[.$F57]" office:value-type="float" office:value="137254.901960784">
            <text:p>137,255</text:p>
          </table:table-cell>
          <table:table-cell table:formula="of:=[.F57]*1.1" office:value-type="float" office:value="56.1">
            <text:p>56 </text:p>
          </table:table-cell>
          <table:table-cell table:style-name="ce25" table:formula="of:=[.$D57]/[.$F56]" office:value-type="float" office:value="140000">
            <text:p>140,000</text:p>
          </table:table-cell>
          <table:table-cell table:formula="of:=[.$D58]/[.$I57]" office:value-type="float" office:value="124777.183600713">
            <text:p>124,777</text:p>
          </table:table-cell>
          <table:table-cell table:formula="of:=([.K57]*2)/60/60" office:value-type="float" office:value="69.3206575559517">
            <text:p>69.32</text:p>
          </table:table-cell>
          <table:table-cell table:formula="of:=SUM([.$L$8:.L57])" office:value-type="float" office:value="1011.85105824737">
            <text:p>1,011.85</text:p>
          </table:table-cell>
          <table:table-cell table:formula="of:=[.M57]/24" office:value-type="float" office:value="42.1604607603071">
            <text:p>42.16</text:p>
          </table:table-cell>
          <table:table-cell table:number-columns-repeated="100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8000000">
            <text:p>88,000,000</text:p>
          </table:table-cell>
          <table:table-cell/>
          <table:table-cell table:formula="of:=[.B58]-[.B57]" office:value-type="float" office:value="7000000">
            <text:p>7,000,000</text:p>
          </table:table-cell>
          <table:table-cell office:value-type="string">
            <text:p>the Grand Master of all Life</text:p>
          </table:table-cell>
          <table:table-cell table:formula="of:=[.A58]+1" office:value-type="float" office:value="52">
            <text:p>52</text:p>
          </table:table-cell>
          <table:table-cell table:formula="of:=[.$D58]/[.$F57]" office:value-type="float" office:value="137254.901960784">
            <text:p>137,255</text:p>
          </table:table-cell>
          <table:table-cell table:formula="of:=[.$D59]/[.$F58]" office:value-type="float" office:value="163461.538461538">
            <text:p>163,462</text:p>
          </table:table-cell>
          <table:table-cell table:formula="of:=[.F58]*1.1" office:value-type="float" office:value="57.2">
            <text:p>57 </text:p>
          </table:table-cell>
          <table:table-cell table:style-name="ce25" table:formula="of:=[.$D58]/[.$F57]" office:value-type="float" office:value="137254.901960784">
            <text:p>137,255</text:p>
          </table:table-cell>
          <table:table-cell table:formula="of:=[.$D59]/[.$I58]" office:value-type="float" office:value="148601.398601399">
            <text:p>148,601</text:p>
          </table:table-cell>
          <table:table-cell table:formula="of:=([.K58]*2)/60/60" office:value-type="float" office:value="82.5563325563325">
            <text:p>82.56</text:p>
          </table:table-cell>
          <table:table-cell table:formula="of:=SUM([.$L$8:.L58])" office:value-type="float" office:value="1094.4073908037">
            <text:p>1,094.41</text:p>
          </table:table-cell>
          <table:table-cell table:formula="of:=[.M58]/24" office:value-type="float" office:value="45.6003079501543">
            <text:p>45.60</text:p>
          </table:table-cell>
          <table:table-cell table:number-columns-repeated="100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6500000">
            <text:p>96,500,000</text:p>
          </table:table-cell>
          <table:table-cell/>
          <table:table-cell table:formula="of:=[.B59]-[.B58]" office:value-type="float" office:value="8500000">
            <text:p>8,500,000</text:p>
          </table:table-cell>
          <table:table-cell office:value-type="string">
            <text:p>the Grand Master of all Life</text:p>
          </table:table-cell>
          <table:table-cell table:formula="of:=[.A59]+1" office:value-type="float" office:value="53">
            <text:p>53</text:p>
          </table:table-cell>
          <table:table-cell table:formula="of:=[.$D59]/[.$F58]" office:value-type="float" office:value="163461.538461538">
            <text:p>163,462</text:p>
          </table:table-cell>
          <table:table-cell table:formula="of:=[.$D60]/[.$F59]" office:value-type="float" office:value="160377.358490566">
            <text:p>160,377</text:p>
          </table:table-cell>
          <table:table-cell table:formula="of:=[.F59]*1.1" office:value-type="float" office:value="58.3">
            <text:p>58 </text:p>
          </table:table-cell>
          <table:table-cell table:style-name="ce25" table:formula="of:=[.$D59]/[.$F58]" office:value-type="float" office:value="163461.538461538">
            <text:p>163,462</text:p>
          </table:table-cell>
          <table:table-cell table:formula="of:=[.$D60]/[.$I59]" office:value-type="float" office:value="145797.598627787">
            <text:p>145,798</text:p>
          </table:table-cell>
          <table:table-cell table:formula="of:=([.K59]*2)/60/60" office:value-type="float" office:value="80.9986659043263">
            <text:p>81.00</text:p>
          </table:table-cell>
          <table:table-cell table:formula="of:=SUM([.$L$8:.L59])" office:value-type="float" office:value="1175.40605670803">
            <text:p>1,175.41</text:p>
          </table:table-cell>
          <table:table-cell table:formula="of:=[.M59]/24" office:value-type="float" office:value="48.9752523628346">
            <text:p>48.98</text:p>
          </table:table-cell>
          <table:table-cell table:number-columns-repeated="100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5000000">
            <text:p>105,000,000</text:p>
          </table:table-cell>
          <table:table-cell/>
          <table:table-cell table:formula="of:=[.B60]-[.B59]" office:value-type="float" office:value="8500000">
            <text:p>8,500,000</text:p>
          </table:table-cell>
          <table:table-cell office:value-type="string">
            <text:p>the Grand Master of all Life</text:p>
          </table:table-cell>
          <table:table-cell table:formula="of:=[.A60]+1" office:value-type="float" office:value="54">
            <text:p>54</text:p>
          </table:table-cell>
          <table:table-cell table:formula="of:=[.$D60]/[.$F59]" office:value-type="float" office:value="160377.358490566">
            <text:p>160,377</text:p>
          </table:table-cell>
          <table:table-cell table:formula="of:=[.$D61]/[.$F60]" office:value-type="float" office:value="157407.407407407">
            <text:p>157,407</text:p>
          </table:table-cell>
          <table:table-cell table:formula="of:=[.F60]*1.1" office:value-type="float" office:value="59.4">
            <text:p>59 </text:p>
          </table:table-cell>
          <table:table-cell table:style-name="ce25" table:formula="of:=[.$D60]/[.$F59]" office:value-type="float" office:value="160377.358490566">
            <text:p>160,377</text:p>
          </table:table-cell>
          <table:table-cell table:formula="of:=[.$D61]/[.$I60]" office:value-type="float" office:value="143097.643097643">
            <text:p>143,098</text:p>
          </table:table-cell>
          <table:table-cell table:formula="of:=([.K60]*2)/60/60" office:value-type="float" office:value="79.4986906098017">
            <text:p>79.50</text:p>
          </table:table-cell>
          <table:table-cell table:formula="of:=SUM([.$L$8:.L60])" office:value-type="float" office:value="1254.90474731783">
            <text:p>1,254.90</text:p>
          </table:table-cell>
          <table:table-cell table:formula="of:=[.M60]/24" office:value-type="float" office:value="52.2876978049097">
            <text:p>52.29</text:p>
          </table:table-cell>
          <table:table-cell table:number-columns-repeated="100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3500000">
            <text:p>113,500,000</text:p>
          </table:table-cell>
          <table:table-cell/>
          <table:table-cell table:formula="of:=[.B61]-[.B60]" office:value-type="float" office:value="8500000">
            <text:p>8,500,000</text:p>
          </table:table-cell>
          <table:table-cell office:value-type="string">
            <text:p>the Grand Master of all Life</text:p>
          </table:table-cell>
          <table:table-cell table:formula="of:=[.A61]+1" office:value-type="float" office:value="55">
            <text:p>55</text:p>
          </table:table-cell>
          <table:table-cell table:formula="of:=[.$D61]/[.$F60]" office:value-type="float" office:value="157407.407407407">
            <text:p>157,407</text:p>
          </table:table-cell>
          <table:table-cell table:formula="of:=[.$D62]/[.$F61]" office:value-type="float" office:value="154545.454545455">
            <text:p>154,545</text:p>
          </table:table-cell>
          <table:table-cell table:formula="of:=[.F61]*1.1" office:value-type="float" office:value="60.5">
            <text:p>61 </text:p>
          </table:table-cell>
          <table:table-cell table:style-name="ce25" table:formula="of:=[.$D61]/[.$F60]" office:value-type="float" office:value="157407.407407407">
            <text:p>157,407</text:p>
          </table:table-cell>
          <table:table-cell table:formula="of:=[.$D62]/[.$I61]" office:value-type="float" office:value="140495.867768595">
            <text:p>140,496</text:p>
          </table:table-cell>
          <table:table-cell table:formula="of:=([.K61]*2)/60/60" office:value-type="float" office:value="78.0532598714417">
            <text:p>78.05</text:p>
          </table:table-cell>
          <table:table-cell table:formula="of:=SUM([.$L$8:.L61])" office:value-type="float" office:value="1332.95800718927">
            <text:p>1,332.96</text:p>
          </table:table-cell>
          <table:table-cell table:formula="of:=[.M61]/24" office:value-type="float" office:value="55.5399169662197">
            <text:p>55.54</text:p>
          </table:table-cell>
          <table:table-cell table:number-columns-repeated="100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2000000">
            <text:p>122,000,000</text:p>
          </table:table-cell>
          <table:table-cell/>
          <table:table-cell table:formula="of:=[.B62]-[.B61]" office:value-type="float" office:value="8500000">
            <text:p>8,500,000</text:p>
          </table:table-cell>
          <table:table-cell office:value-type="string">
            <text:p>the Grand Master of all Life</text:p>
          </table:table-cell>
          <table:table-cell table:formula="of:=[.A62]+1" office:value-type="float" office:value="56">
            <text:p>56</text:p>
          </table:table-cell>
          <table:table-cell table:formula="of:=[.$D62]/[.$F61]" office:value-type="float" office:value="154545.454545455">
            <text:p>154,545</text:p>
          </table:table-cell>
          <table:table-cell table:formula="of:=[.$D63]/[.$F62]" office:value-type="float" office:value="151785.714285714">
            <text:p>151,786</text:p>
          </table:table-cell>
          <table:table-cell table:formula="of:=[.F62]*1.1" office:value-type="float" office:value="61.6">
            <text:p>62 </text:p>
          </table:table-cell>
          <table:table-cell table:style-name="ce25" table:formula="of:=[.$D62]/[.$F61]" office:value-type="float" office:value="154545.454545455">
            <text:p>154,545</text:p>
          </table:table-cell>
          <table:table-cell table:formula="of:=[.$D63]/[.$I62]" office:value-type="float" office:value="137987.012987013">
            <text:p>137,987</text:p>
          </table:table-cell>
          <table:table-cell table:formula="of:=([.K62]*2)/60/60" office:value-type="float" office:value="76.6594516594517">
            <text:p>76.66</text:p>
          </table:table-cell>
          <table:table-cell table:formula="of:=SUM([.$L$8:.L62])" office:value-type="float" office:value="1409.61745884873">
            <text:p>1,409.62</text:p>
          </table:table-cell>
          <table:table-cell table:formula="of:=[.M62]/24" office:value-type="float" office:value="58.7340607853635">
            <text:p>58.73</text:p>
          </table:table-cell>
          <table:table-cell table:number-columns-repeated="100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0500000">
            <text:p>130,500,000</text:p>
          </table:table-cell>
          <table:table-cell/>
          <table:table-cell table:formula="of:=[.B63]-[.B62]" office:value-type="float" office:value="8500000">
            <text:p>8,500,000</text:p>
          </table:table-cell>
          <table:table-cell office:value-type="string">
            <text:p>the Grand Master of all Life</text:p>
          </table:table-cell>
          <table:table-cell table:formula="of:=[.A63]+1" office:value-type="float" office:value="57">
            <text:p>57</text:p>
          </table:table-cell>
          <table:table-cell table:formula="of:=[.$D63]/[.$F62]" office:value-type="float" office:value="151785.714285714">
            <text:p>151,786</text:p>
          </table:table-cell>
          <table:table-cell table:formula="of:=[.$D64]/[.$F63]" office:value-type="float" office:value="149122.807017544">
            <text:p>149,123</text:p>
          </table:table-cell>
          <table:table-cell table:formula="of:=[.F63]*1.1" office:value-type="float" office:value="62.7">
            <text:p>63 </text:p>
          </table:table-cell>
          <table:table-cell table:style-name="ce25" table:formula="of:=[.$D63]/[.$F62]" office:value-type="float" office:value="151785.714285714">
            <text:p>151,786</text:p>
          </table:table-cell>
          <table:table-cell table:formula="of:=[.$D64]/[.$I63]" office:value-type="float" office:value="135566.188197767">
            <text:p>135,566</text:p>
          </table:table-cell>
          <table:table-cell table:formula="of:=([.K63]*2)/60/60" office:value-type="float" office:value="75.3145489987595">
            <text:p>75.31</text:p>
          </table:table-cell>
          <table:table-cell table:formula="of:=SUM([.$L$8:.L63])" office:value-type="float" office:value="1484.93200784748">
            <text:p>1,484.93</text:p>
          </table:table-cell>
          <table:table-cell table:formula="of:=[.M63]/24" office:value-type="float" office:value="61.8721669936452">
            <text:p>61.87</text:p>
          </table:table-cell>
          <table:table-cell table:number-columns-repeated="100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39000000">
            <text:p>139,000,000</text:p>
          </table:table-cell>
          <table:table-cell/>
          <table:table-cell table:formula="of:=[.B64]-[.B63]" office:value-type="float" office:value="8500000">
            <text:p>8,500,000</text:p>
          </table:table-cell>
          <table:table-cell office:value-type="string">
            <text:p>the Grand Master of all Life</text:p>
          </table:table-cell>
          <table:table-cell table:formula="of:=[.A64]+1" office:value-type="float" office:value="58">
            <text:p>58</text:p>
          </table:table-cell>
          <table:table-cell table:formula="of:=[.$D64]/[.$F63]" office:value-type="float" office:value="149122.807017544">
            <text:p>149,123</text:p>
          </table:table-cell>
          <table:table-cell table:formula="of:=[.$D65]/[.$F64]" office:value-type="float" office:value="146551.724137931">
            <text:p>146,552</text:p>
          </table:table-cell>
          <table:table-cell table:formula="of:=[.F64]*1.1" office:value-type="float" office:value="63.8">
            <text:p>64 </text:p>
          </table:table-cell>
          <table:table-cell table:style-name="ce25" table:formula="of:=[.$D64]/[.$F63]" office:value-type="float" office:value="149122.807017544">
            <text:p>149,123</text:p>
          </table:table-cell>
          <table:table-cell table:formula="of:=[.$D65]/[.$I64]" office:value-type="float" office:value="133228.840125392">
            <text:p>133,229</text:p>
          </table:table-cell>
          <table:table-cell table:formula="of:=([.K64]*2)/60/60" office:value-type="float" office:value="74.0160222918844">
            <text:p>74.02</text:p>
          </table:table-cell>
          <table:table-cell table:formula="of:=SUM([.$L$8:.L64])" office:value-type="float" office:value="1558.94803013937">
            <text:p>1,558.95</text:p>
          </table:table-cell>
          <table:table-cell table:formula="of:=[.M64]/24" office:value-type="float" office:value="64.9561679224737">
            <text:p>64.96</text:p>
          </table:table-cell>
          <table:table-cell table:number-columns-repeated="100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47500000">
            <text:p>147,500,000</text:p>
          </table:table-cell>
          <table:table-cell/>
          <table:table-cell table:formula="of:=[.B65]-[.B64]" office:value-type="float" office:value="8500000">
            <text:p>8,500,000</text:p>
          </table:table-cell>
          <table:table-cell office:value-type="string">
            <text:p>the Grand Master of all Life</text:p>
          </table:table-cell>
          <table:table-cell table:formula="of:=[.A65]+1" office:value-type="float" office:value="59">
            <text:p>59</text:p>
          </table:table-cell>
          <table:table-cell table:formula="of:=[.$D65]/[.$F64]" office:value-type="float" office:value="146551.724137931">
            <text:p>146,552</text:p>
          </table:table-cell>
          <table:table-cell table:formula="of:=[.$D66]/[.$F65]" office:value-type="float" office:value="144067.796610169">
            <text:p>144,068</text:p>
          </table:table-cell>
          <table:table-cell table:formula="of:=[.F65]*1.1" office:value-type="float" office:value="64.9">
            <text:p>65 </text:p>
          </table:table-cell>
          <table:table-cell table:style-name="ce25" table:formula="of:=[.$D65]/[.$F64]" office:value-type="float" office:value="146551.724137931">
            <text:p>146,552</text:p>
          </table:table-cell>
          <table:table-cell table:formula="of:=[.$D66]/[.$I65]" office:value-type="float" office:value="130970.724191063">
            <text:p>130,971</text:p>
          </table:table-cell>
          <table:table-cell table:formula="of:=([.K65]*2)/60/60" office:value-type="float" office:value="72.7615134394795">
            <text:p>72.76</text:p>
          </table:table-cell>
          <table:table-cell table:formula="of:=SUM([.$L$8:.L65])" office:value-type="float" office:value="1631.70954357885">
            <text:p>1,631.71</text:p>
          </table:table-cell>
          <table:table-cell table:formula="of:=[.M65]/24" office:value-type="float" office:value="67.9878976491187">
            <text:p>67.99</text:p>
          </table:table-cell>
          <table:table-cell table:number-columns-repeated="1009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56000000">
            <text:p>156,000,000</text:p>
          </table:table-cell>
          <table:table-cell/>
          <table:table-cell table:formula="of:=[.B66]-[.B65]" office:value-type="float" office:value="8500000">
            <text:p>8,500,000</text:p>
          </table:table-cell>
          <table:table-cell office:value-type="string">
            <text:p>the Grand Master of all Life</text:p>
          </table:table-cell>
          <table:table-cell table:formula="of:=[.A66]+1" office:value-type="float" office:value="60">
            <text:p>60</text:p>
          </table:table-cell>
          <table:table-cell table:formula="of:=[.$D66]/[.$F65]" office:value-type="float" office:value="144067.796610169">
            <text:p>144,068</text:p>
          </table:table-cell>
          <table:table-cell table:formula="of:=[.$D67]/[.$F66]" office:value-type="float" office:value="141666.666666667">
            <text:p>141,667</text:p>
          </table:table-cell>
          <table:table-cell table:formula="of:=[.F66]*1.1" office:value-type="float" office:value="66">
            <text:p>66 </text:p>
          </table:table-cell>
          <table:table-cell table:style-name="ce25" table:formula="of:=[.$D66]/[.$F65]" office:value-type="float" office:value="144067.796610169">
            <text:p>144,068</text:p>
          </table:table-cell>
          <table:table-cell table:formula="of:=[.$D67]/[.$I66]" office:value-type="float" office:value="128787.878787879">
            <text:p>128,788</text:p>
          </table:table-cell>
          <table:table-cell table:formula="of:=([.K66]*2)/60/60" office:value-type="float" office:value="71.5488215488215">
            <text:p>71.55</text:p>
          </table:table-cell>
          <table:table-cell table:formula="of:=SUM([.$L$8:.L66])" office:value-type="float" office:value="1703.25836512767">
            <text:p>1,703.26</text:p>
          </table:table-cell>
          <table:table-cell table:formula="of:=[.M66]/24" office:value-type="float" office:value="70.9690985469863">
            <text:p>70.97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4500000">
            <text:p>164,500,000</text:p>
          </table:table-cell>
          <table:table-cell/>
          <table:table-cell table:formula="of:=[.B67]-[.B66]" office:value-type="float" office:value="8500000">
            <text:p>8,500,000</text:p>
          </table:table-cell>
          <table:table-cell office:value-type="string">
            <text:p>the Grand Master of the Universe</text:p>
          </table:table-cell>
          <table:table-cell table:formula="of:=[.A67]+1" office:value-type="float" office:value="61">
            <text:p>61</text:p>
          </table:table-cell>
          <table:table-cell table:formula="of:=[.$D67]/[.$F66]" office:value-type="float" office:value="141666.666666667">
            <text:p>141,667</text:p>
          </table:table-cell>
          <table:table-cell table:formula="of:=[.$D68]/[.$F67]" office:value-type="float" office:value="143442.62295082">
            <text:p>143,443</text:p>
          </table:table-cell>
          <table:table-cell table:formula="of:=[.F67]*1.1" office:value-type="float" office:value="67.1">
            <text:p>67 </text:p>
          </table:table-cell>
          <table:table-cell table:style-name="ce25" table:formula="of:=[.$D67]/[.$F66]" office:value-type="float" office:value="141666.666666667">
            <text:p>141,667</text:p>
          </table:table-cell>
          <table:table-cell table:formula="of:=[.$D68]/[.$I67]" office:value-type="float" office:value="130402.384500745">
            <text:p>130,402</text:p>
          </table:table-cell>
          <table:table-cell table:formula="of:=([.K67]*2)/60/60" office:value-type="float" office:value="72.4457691670806">
            <text:p>72.45</text:p>
          </table:table-cell>
          <table:table-cell table:formula="of:=SUM([.$L$8:.L67])" office:value-type="float" office:value="1775.70413429475">
            <text:p>1,775.70</text:p>
          </table:table-cell>
          <table:table-cell table:formula="of:=[.M67]/24" office:value-type="float" office:value="73.9876722622813">
            <text:p>73.99</text:p>
          </table:table-cell>
          <table:table-cell table:number-columns-repeated="1009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73250000">
            <text:p>173,250,000</text:p>
          </table:table-cell>
          <table:table-cell/>
          <table:table-cell table:formula="of:=[.B68]-[.B67]" office:value-type="float" office:value="8750000">
            <text:p>8,750,000</text:p>
          </table:table-cell>
          <table:table-cell office:value-type="string">
            <text:p>the Grand Master of the Universe</text:p>
          </table:table-cell>
          <table:table-cell table:formula="of:=[.A68]+1" office:value-type="float" office:value="62">
            <text:p>62</text:p>
          </table:table-cell>
          <table:table-cell table:formula="of:=[.$D68]/[.$F67]" office:value-type="float" office:value="143442.62295082">
            <text:p>143,443</text:p>
          </table:table-cell>
          <table:table-cell table:formula="of:=[.$D69]/[.$F68]" office:value-type="float" office:value="141129.032258065">
            <text:p>141,129</text:p>
          </table:table-cell>
          <table:table-cell table:formula="of:=[.F68]*1.1" office:value-type="float" office:value="68.2">
            <text:p>68 </text:p>
          </table:table-cell>
          <table:table-cell table:style-name="ce25" table:formula="of:=[.$D68]/[.$F67]" office:value-type="float" office:value="143442.62295082">
            <text:p>143,443</text:p>
          </table:table-cell>
          <table:table-cell table:formula="of:=[.$D69]/[.$I68]" office:value-type="float" office:value="128299.120234604">
            <text:p>128,299</text:p>
          </table:table-cell>
          <table:table-cell table:formula="of:=([.K68]*2)/60/60" office:value-type="float" office:value="71.2772890192245">
            <text:p>71.28</text:p>
          </table:table-cell>
          <table:table-cell table:formula="of:=SUM([.$L$8:.L68])" office:value-type="float" office:value="1846.98142331398">
            <text:p>1,846.98</text:p>
          </table:table-cell>
          <table:table-cell table:formula="of:=[.M68]/24" office:value-type="float" office:value="76.957559304749">
            <text:p>76.96</text:p>
          </table:table-cell>
          <table:table-cell table:number-columns-repeated="100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82000000">
            <text:p>182,000,000</text:p>
          </table:table-cell>
          <table:table-cell/>
          <table:table-cell table:formula="of:=[.B69]-[.B68]" office:value-type="float" office:value="8750000">
            <text:p>8,750,000</text:p>
          </table:table-cell>
          <table:table-cell office:value-type="string">
            <text:p>the Grand Master of the Universe</text:p>
          </table:table-cell>
          <table:table-cell table:formula="of:=[.A69]+1" office:value-type="float" office:value="63">
            <text:p>63</text:p>
          </table:table-cell>
          <table:table-cell table:formula="of:=[.$D69]/[.$F68]" office:value-type="float" office:value="141129.032258065">
            <text:p>141,129</text:p>
          </table:table-cell>
          <table:table-cell table:formula="of:=[.$D70]/[.$F69]" office:value-type="float" office:value="138888.888888889">
            <text:p>138,889</text:p>
          </table:table-cell>
          <table:table-cell table:formula="of:=[.F69]*1.1" office:value-type="float" office:value="69.3">
            <text:p>69 </text:p>
          </table:table-cell>
          <table:table-cell table:style-name="ce25" table:formula="of:=[.$D69]/[.$F68]" office:value-type="float" office:value="141129.032258065">
            <text:p>141,129</text:p>
          </table:table-cell>
          <table:table-cell table:formula="of:=[.$D70]/[.$I69]" office:value-type="float" office:value="126262.626262626">
            <text:p>126,263</text:p>
          </table:table-cell>
          <table:table-cell table:formula="of:=([.K69]*2)/60/60" office:value-type="float" office:value="70.1459034792368">
            <text:p>70.15</text:p>
          </table:table-cell>
          <table:table-cell table:formula="of:=SUM([.$L$8:.L69])" office:value-type="float" office:value="1917.12732679321">
            <text:p>1,917.13</text:p>
          </table:table-cell>
          <table:table-cell table:formula="of:=[.M69]/24" office:value-type="float" office:value="79.8803052830505">
            <text:p>79.88</text:p>
          </table:table-cell>
          <table:table-cell table:number-columns-repeated="100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90750000">
            <text:p>190,750,000</text:p>
          </table:table-cell>
          <table:table-cell/>
          <table:table-cell table:formula="of:=[.B70]-[.B69]" office:value-type="float" office:value="8750000">
            <text:p>8,750,000</text:p>
          </table:table-cell>
          <table:table-cell office:value-type="string">
            <text:p>the Grand Master of the Universe</text:p>
          </table:table-cell>
          <table:table-cell table:formula="of:=[.A70]+1" office:value-type="float" office:value="64">
            <text:p>64</text:p>
          </table:table-cell>
          <table:table-cell table:formula="of:=[.$D70]/[.$F69]" office:value-type="float" office:value="138888.888888889">
            <text:p>138,889</text:p>
          </table:table-cell>
          <table:table-cell table:formula="of:=[.$D71]/[.$F70]" office:value-type="float" office:value="136718.75">
            <text:p>136,719</text:p>
          </table:table-cell>
          <table:table-cell table:formula="of:=[.F70]*1.1" office:value-type="float" office:value="70.4">
            <text:p>70 </text:p>
          </table:table-cell>
          <table:table-cell table:style-name="ce25" table:formula="of:=[.$D70]/[.$F69]" office:value-type="float" office:value="138888.888888889">
            <text:p>138,889</text:p>
          </table:table-cell>
          <table:table-cell table:formula="of:=[.$D71]/[.$I70]" office:value-type="float" office:value="124289.772727273">
            <text:p>124,290</text:p>
          </table:table-cell>
          <table:table-cell table:formula="of:=([.K70]*2)/60/60" office:value-type="float" office:value="69.0498737373737">
            <text:p>69.05</text:p>
          </table:table-cell>
          <table:table-cell table:formula="of:=SUM([.$L$8:.L70])" office:value-type="float" office:value="1986.17720053059">
            <text:p>1,986.18</text:p>
          </table:table-cell>
          <table:table-cell table:formula="of:=[.M70]/24" office:value-type="float" office:value="82.7573833554411">
            <text:p>82.76</text:p>
          </table:table-cell>
          <table:table-cell table:number-columns-repeated="1009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99500000">
            <text:p>199,500,000</text:p>
          </table:table-cell>
          <table:table-cell/>
          <table:table-cell table:formula="of:=[.B71]-[.B70]" office:value-type="float" office:value="8750000">
            <text:p>8,750,000</text:p>
          </table:table-cell>
          <table:table-cell office:value-type="string">
            <text:p>the Grand Master of the Universe</text:p>
          </table:table-cell>
          <table:table-cell table:formula="of:=[.A71]+1" office:value-type="float" office:value="65">
            <text:p>65</text:p>
          </table:table-cell>
          <table:table-cell table:formula="of:=[.$D71]/[.$F70]" office:value-type="float" office:value="136718.75">
            <text:p>136,719</text:p>
          </table:table-cell>
          <table:table-cell table:formula="of:=[.$D72]/[.$F71]" office:value-type="float" office:value="134615.384615385">
            <text:p>134,615</text:p>
          </table:table-cell>
          <table:table-cell table:formula="of:=[.F71]*1.1" office:value-type="float" office:value="71.5">
            <text:p>72 </text:p>
          </table:table-cell>
          <table:table-cell table:style-name="ce25" table:formula="of:=[.$D71]/[.$F70]" office:value-type="float" office:value="136718.75">
            <text:p>136,719</text:p>
          </table:table-cell>
          <table:table-cell table:formula="of:=[.$D72]/[.$I71]" office:value-type="float" office:value="122377.622377622">
            <text:p>122,378</text:p>
          </table:table-cell>
          <table:table-cell table:formula="of:=([.K71]*2)/60/60" office:value-type="float" office:value="67.987567987568">
            <text:p>67.99</text:p>
          </table:table-cell>
          <table:table-cell table:formula="of:=SUM([.$L$8:.L71])" office:value-type="float" office:value="2054.16476851815">
            <text:p>2,054.16</text:p>
          </table:table-cell>
          <table:table-cell table:formula="of:=[.M71]/24" office:value-type="float" office:value="85.5901986882564">
            <text:p>85.59</text:p>
          </table:table-cell>
          <table:table-cell table:number-columns-repeated="1009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8250000">
            <text:p>208,250,000</text:p>
          </table:table-cell>
          <table:table-cell/>
          <table:table-cell table:formula="of:=[.B72]-[.B71]" office:value-type="float" office:value="8750000">
            <text:p>8,750,000</text:p>
          </table:table-cell>
          <table:table-cell office:value-type="string">
            <text:p>the Grand Master of the Universe</text:p>
          </table:table-cell>
          <table:table-cell table:formula="of:=[.A72]+1" office:value-type="float" office:value="66">
            <text:p>66</text:p>
          </table:table-cell>
          <table:table-cell table:formula="of:=[.$D72]/[.$F71]" office:value-type="float" office:value="134615.384615385">
            <text:p>134,615</text:p>
          </table:table-cell>
          <table:table-cell table:formula="of:=[.$D73]/[.$F72]" office:value-type="float" office:value="132575.757575758">
            <text:p>132,576</text:p>
          </table:table-cell>
          <table:table-cell table:formula="of:=[.F72]*1.1" office:value-type="float" office:value="72.6">
            <text:p>73 </text:p>
          </table:table-cell>
          <table:table-cell table:style-name="ce25" table:formula="of:=[.$D72]/[.$F71]" office:value-type="float" office:value="134615.384615385">
            <text:p>134,615</text:p>
          </table:table-cell>
          <table:table-cell table:formula="of:=[.$D73]/[.$I72]" office:value-type="float" office:value="120523.415977961">
            <text:p>120,523</text:p>
          </table:table-cell>
          <table:table-cell table:formula="of:=([.K72]*2)/60/60" office:value-type="float" office:value="66.9574533210897">
            <text:p>66.96</text:p>
          </table:table-cell>
          <table:table-cell table:formula="of:=SUM([.$L$8:.L72])" office:value-type="float" office:value="2121.12222183924">
            <text:p>2,121.12</text:p>
          </table:table-cell>
          <table:table-cell table:formula="of:=[.M72]/24" office:value-type="float" office:value="88.3800925766352">
            <text:p>88.38</text:p>
          </table:table-cell>
          <table:table-cell table:number-columns-repeated="100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17000000">
            <text:p>217,000,000</text:p>
          </table:table-cell>
          <table:table-cell/>
          <table:table-cell table:formula="of:=[.B73]-[.B72]" office:value-type="float" office:value="8750000">
            <text:p>8,750,000</text:p>
          </table:table-cell>
          <table:table-cell office:value-type="string">
            <text:p>the Grand Master of the Universe</text:p>
          </table:table-cell>
          <table:table-cell table:formula="of:=[.A73]+1" office:value-type="float" office:value="67">
            <text:p>67</text:p>
          </table:table-cell>
          <table:table-cell table:formula="of:=[.$D73]/[.$F72]" office:value-type="float" office:value="132575.757575758">
            <text:p>132,576</text:p>
          </table:table-cell>
          <table:table-cell table:formula="of:=[.$D74]/[.$F73]" office:value-type="float" office:value="130597.014925373">
            <text:p>130,597</text:p>
          </table:table-cell>
          <table:table-cell table:formula="of:=[.F73]*1.1" office:value-type="float" office:value="73.7">
            <text:p>74 </text:p>
          </table:table-cell>
          <table:table-cell table:style-name="ce25" table:formula="of:=[.$D73]/[.$F72]" office:value-type="float" office:value="132575.757575758">
            <text:p>132,576</text:p>
          </table:table-cell>
          <table:table-cell table:formula="of:=[.$D74]/[.$I73]" office:value-type="float" office:value="118724.559023067">
            <text:p>118,725</text:p>
          </table:table-cell>
          <table:table-cell table:formula="of:=([.K73]*2)/60/60" office:value-type="float" office:value="65.9580883461481">
            <text:p>65.96</text:p>
          </table:table-cell>
          <table:table-cell table:formula="of:=SUM([.$L$8:.L73])" office:value-type="float" office:value="2187.08031018539">
            <text:p>2,187.08</text:p>
          </table:table-cell>
          <table:table-cell table:formula="of:=[.M73]/24" office:value-type="float" office:value="91.1283462577247">
            <text:p>91.13</text:p>
          </table:table-cell>
          <table:table-cell table:number-columns-repeated="100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25750000">
            <text:p>225,750,000</text:p>
          </table:table-cell>
          <table:table-cell/>
          <table:table-cell table:formula="of:=[.B74]-[.B73]" office:value-type="float" office:value="8750000">
            <text:p>8,750,000</text:p>
          </table:table-cell>
          <table:table-cell office:value-type="string">
            <text:p>the Grand Master of the Universe</text:p>
          </table:table-cell>
          <table:table-cell table:formula="of:=[.A74]+1" office:value-type="float" office:value="68">
            <text:p>68</text:p>
          </table:table-cell>
          <table:table-cell table:formula="of:=[.$D74]/[.$F73]" office:value-type="float" office:value="130597.014925373">
            <text:p>130,597</text:p>
          </table:table-cell>
          <table:table-cell table:formula="of:=[.$D75]/[.$F74]" office:value-type="float" office:value="128676.470588235">
            <text:p>128,676</text:p>
          </table:table-cell>
          <table:table-cell table:formula="of:=[.F74]*1.1" office:value-type="float" office:value="74.8">
            <text:p>75 </text:p>
          </table:table-cell>
          <table:table-cell table:style-name="ce25" table:formula="of:=[.$D74]/[.$F73]" office:value-type="float" office:value="130597.014925373">
            <text:p>130,597</text:p>
          </table:table-cell>
          <table:table-cell table:formula="of:=[.$D75]/[.$I74]" office:value-type="float" office:value="116978.609625668">
            <text:p>116,979</text:p>
          </table:table-cell>
          <table:table-cell table:formula="of:=([.K74]*2)/60/60" office:value-type="float" office:value="64.9881164587047">
            <text:p>64.99</text:p>
          </table:table-cell>
          <table:table-cell table:formula="of:=SUM([.$L$8:.L74])" office:value-type="float" office:value="2252.0684266441">
            <text:p>2,252.07</text:p>
          </table:table-cell>
          <table:table-cell table:formula="of:=[.M74]/24" office:value-type="float" office:value="93.836184443504">
            <text:p>93.84</text:p>
          </table:table-cell>
          <table:table-cell table:number-columns-repeated="100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34500000">
            <text:p>234,500,000</text:p>
          </table:table-cell>
          <table:table-cell/>
          <table:table-cell table:formula="of:=[.B75]-[.B74]" office:value-type="float" office:value="8750000">
            <text:p>8,750,000</text:p>
          </table:table-cell>
          <table:table-cell office:value-type="string">
            <text:p>the Grand Master of the Universe</text:p>
          </table:table-cell>
          <table:table-cell table:formula="of:=[.A75]+1" office:value-type="float" office:value="69">
            <text:p>69</text:p>
          </table:table-cell>
          <table:table-cell table:formula="of:=[.$D75]/[.$F74]" office:value-type="float" office:value="128676.470588235">
            <text:p>128,676</text:p>
          </table:table-cell>
          <table:table-cell table:formula="of:=[.$D76]/[.$F75]" office:value-type="float" office:value="126811.594202899">
            <text:p>126,812</text:p>
          </table:table-cell>
          <table:table-cell table:formula="of:=[.F75]*1.1" office:value-type="float" office:value="75.9">
            <text:p>76 </text:p>
          </table:table-cell>
          <table:table-cell table:style-name="ce25" table:formula="of:=[.$D75]/[.$F74]" office:value-type="float" office:value="128676.470588235">
            <text:p>128,676</text:p>
          </table:table-cell>
          <table:table-cell table:formula="of:=[.$D76]/[.$I75]" office:value-type="float" office:value="115283.267457181">
            <text:p>115,283</text:p>
          </table:table-cell>
          <table:table-cell table:formula="of:=([.K75]*2)/60/60" office:value-type="float" office:value="64.0462596984336">
            <text:p>64.05</text:p>
          </table:table-cell>
          <table:table-cell table:formula="of:=SUM([.$L$8:.L75])" office:value-type="float" office:value="2316.11468634253">
            <text:p>2,316.11</text:p>
          </table:table-cell>
          <table:table-cell table:formula="of:=[.M75]/24" office:value-type="float" office:value="96.5047785976054">
            <text:p>96.50</text:p>
          </table:table-cell>
          <table:table-cell table:number-columns-repeated="100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43250000">
            <text:p>243,250,000</text:p>
          </table:table-cell>
          <table:table-cell/>
          <table:table-cell table:formula="of:=[.B76]-[.B75]" office:value-type="float" office:value="8750000">
            <text:p>8,750,000</text:p>
          </table:table-cell>
          <table:table-cell office:value-type="string">
            <text:p>the Grand Master of the Universe</text:p>
          </table:table-cell>
          <table:table-cell table:formula="of:=[.A76]+1" office:value-type="float" office:value="70">
            <text:p>70</text:p>
          </table:table-cell>
          <table:table-cell table:formula="of:=[.$D76]/[.$F75]" office:value-type="float" office:value="126811.594202899">
            <text:p>126,812</text:p>
          </table:table-cell>
          <table:table-cell table:formula="of:=[.$D77]/[.$F76]" office:value-type="float" office:value="125000">
            <text:p>125,000</text:p>
          </table:table-cell>
          <table:table-cell table:formula="of:=[.F76]*1.1" office:value-type="float" office:value="77">
            <text:p>77 </text:p>
          </table:table-cell>
          <table:table-cell table:style-name="ce25" table:formula="of:=[.$D76]/[.$F75]" office:value-type="float" office:value="126811.594202899">
            <text:p>126,812</text:p>
          </table:table-cell>
          <table:table-cell table:formula="of:=[.$D77]/[.$I76]" office:value-type="float" office:value="113636.363636364">
            <text:p>113,636</text:p>
          </table:table-cell>
          <table:table-cell table:formula="of:=([.K76]*2)/60/60" office:value-type="float" office:value="63.1313131313131">
            <text:p>63.13</text:p>
          </table:table-cell>
          <table:table-cell table:formula="of:=SUM([.$L$8:.L76])" office:value-type="float" office:value="2379.24599947384">
            <text:p>2,379.25</text:p>
          </table:table-cell>
          <table:table-cell table:formula="of:=[.M76]/24" office:value-type="float" office:value="99.1352499780768">
            <text:p>99.14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52000000">
            <text:p>252,000,000</text:p>
          </table:table-cell>
          <table:table-cell/>
          <table:table-cell table:formula="of:=[.B77]-[.B76]" office:value-type="float" office:value="8750000">
            <text:p>8,750,000</text:p>
          </table:table-cell>
          <table:table-cell office:value-type="string">
            <text:p>the Grand Master of the Universe</text:p>
          </table:table-cell>
          <table:table-cell table:formula="of:=[.A77]+1" office:value-type="float" office:value="71">
            <text:p>71</text:p>
          </table:table-cell>
          <table:table-cell table:formula="of:=[.$D77]/[.$F76]" office:value-type="float" office:value="125000">
            <text:p>125,000</text:p>
          </table:table-cell>
          <table:table-cell table:formula="of:=[.$D78]/[.$F77]" office:value-type="float" office:value="123239.436619718">
            <text:p>123,239</text:p>
          </table:table-cell>
          <table:table-cell table:formula="of:=[.F77]*1.1" office:value-type="float" office:value="78.1">
            <text:p>78 </text:p>
          </table:table-cell>
          <table:table-cell table:style-name="ce25" table:formula="of:=[.$D77]/[.$F76]" office:value-type="float" office:value="125000">
            <text:p>125,000</text:p>
          </table:table-cell>
          <table:table-cell table:formula="of:=[.$D78]/[.$I77]" office:value-type="float" office:value="112035.851472471">
            <text:p>112,036</text:p>
          </table:table-cell>
          <table:table-cell table:formula="of:=([.K77]*2)/60/60" office:value-type="float" office:value="62.2421397069284">
            <text:p>62.24</text:p>
          </table:table-cell>
          <table:table-cell table:formula="of:=SUM([.$L$8:.L77])" office:value-type="float" office:value="2441.48813918077">
            <text:p>2,441.49</text:p>
          </table:table-cell>
          <table:table-cell table:formula="of:=[.M77]/24" office:value-type="float" office:value="101.728672465865">
            <text:p>101.73</text:p>
          </table:table-cell>
          <table:table-cell table:number-columns-repeated="1009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60750000">
            <text:p>260,750,000</text:p>
          </table:table-cell>
          <table:table-cell/>
          <table:table-cell table:formula="of:=[.B78]-[.B77]" office:value-type="float" office:value="8750000">
            <text:p>8,750,000</text:p>
          </table:table-cell>
          <table:table-cell office:value-type="string">
            <text:p>the Grand Master of the Universe</text:p>
          </table:table-cell>
          <table:table-cell table:formula="of:=[.A78]+1" office:value-type="float" office:value="72">
            <text:p>72</text:p>
          </table:table-cell>
          <table:table-cell table:formula="of:=[.$D78]/[.$F77]" office:value-type="float" office:value="123239.436619718">
            <text:p>123,239</text:p>
          </table:table-cell>
          <table:table-cell table:formula="of:=[.$D79]/[.$F78]" office:value-type="float" office:value="121527.777777778">
            <text:p>121,528</text:p>
          </table:table-cell>
          <table:table-cell table:formula="of:=[.F78]*1.1" office:value-type="float" office:value="79.2">
            <text:p>79 </text:p>
          </table:table-cell>
          <table:table-cell table:style-name="ce25" table:formula="of:=[.$D78]/[.$F77]" office:value-type="float" office:value="123239.436619718">
            <text:p>123,239</text:p>
          </table:table-cell>
          <table:table-cell table:formula="of:=[.$D79]/[.$I78]" office:value-type="float" office:value="110479.797979798">
            <text:p>110,480</text:p>
          </table:table-cell>
          <table:table-cell table:formula="of:=([.K78]*2)/60/60" office:value-type="float" office:value="61.3776655443322">
            <text:p>61.38</text:p>
          </table:table-cell>
          <table:table-cell table:formula="of:=SUM([.$L$8:.L78])" office:value-type="float" office:value="2502.8658047251">
            <text:p>2,502.87</text:p>
          </table:table-cell>
          <table:table-cell table:formula="of:=[.M78]/24" office:value-type="float" office:value="104.286075196879">
            <text:p>104.29</text:p>
          </table:table-cell>
          <table:table-cell table:number-columns-repeated="1009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69500000">
            <text:p>269,500,000</text:p>
          </table:table-cell>
          <table:table-cell/>
          <table:table-cell table:formula="of:=[.B79]-[.B78]" office:value-type="float" office:value="8750000">
            <text:p>8,750,000</text:p>
          </table:table-cell>
          <table:table-cell office:value-type="string">
            <text:p>the Grand Master of the Universe</text:p>
          </table:table-cell>
          <table:table-cell table:formula="of:=[.A79]+1" office:value-type="float" office:value="73">
            <text:p>73</text:p>
          </table:table-cell>
          <table:table-cell table:formula="of:=[.$D79]/[.$F78]" office:value-type="float" office:value="121527.777777778">
            <text:p>121,528</text:p>
          </table:table-cell>
          <table:table-cell table:formula="of:=[.$D80]/[.$F79]" office:value-type="float" office:value="119863.01369863">
            <text:p>119,863</text:p>
          </table:table-cell>
          <table:table-cell table:formula="of:=[.F79]*1.1" office:value-type="float" office:value="80.3">
            <text:p>80 </text:p>
          </table:table-cell>
          <table:table-cell table:style-name="ce25" table:formula="of:=[.$D79]/[.$F78]" office:value-type="float" office:value="121527.777777778">
            <text:p>121,528</text:p>
          </table:table-cell>
          <table:table-cell table:formula="of:=[.$D80]/[.$I79]" office:value-type="float" office:value="108966.376089664">
            <text:p>108,966</text:p>
          </table:table-cell>
          <table:table-cell table:formula="of:=([.K79]*2)/60/60" office:value-type="float" office:value="60.5368756053688">
            <text:p>60.54</text:p>
          </table:table-cell>
          <table:table-cell table:formula="of:=SUM([.$L$8:.L79])" office:value-type="float" office:value="2563.40268033047">
            <text:p>2,563.40</text:p>
          </table:table-cell>
          <table:table-cell table:formula="of:=[.M79]/24" office:value-type="float" office:value="106.80844501377">
            <text:p>106.81</text:p>
          </table:table-cell>
          <table:table-cell table:number-columns-repeated="1009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78250000">
            <text:p>278,250,000</text:p>
          </table:table-cell>
          <table:table-cell/>
          <table:table-cell table:formula="of:=[.B80]-[.B79]" office:value-type="float" office:value="8750000">
            <text:p>8,750,000</text:p>
          </table:table-cell>
          <table:table-cell office:value-type="string">
            <text:p>the Grand Master of the Universe</text:p>
          </table:table-cell>
          <table:table-cell table:formula="of:=[.A80]+1" office:value-type="float" office:value="74">
            <text:p>74</text:p>
          </table:table-cell>
          <table:table-cell table:formula="of:=[.$D80]/[.$F79]" office:value-type="float" office:value="119863.01369863">
            <text:p>119,863</text:p>
          </table:table-cell>
          <table:table-cell table:formula="of:=[.$D81]/[.$F80]" office:value-type="float" office:value="118243.243243243">
            <text:p>118,243</text:p>
          </table:table-cell>
          <table:table-cell table:formula="of:=[.F80]*1.1" office:value-type="float" office:value="81.4">
            <text:p>81 </text:p>
          </table:table-cell>
          <table:table-cell table:style-name="ce25" table:formula="of:=[.$D80]/[.$F79]" office:value-type="float" office:value="119863.01369863">
            <text:p>119,863</text:p>
          </table:table-cell>
          <table:table-cell table:formula="of:=[.$D81]/[.$I80]" office:value-type="float" office:value="107493.857493858">
            <text:p>107,494</text:p>
          </table:table-cell>
          <table:table-cell table:formula="of:=([.K80]*2)/60/60" office:value-type="float" office:value="59.7188097188097">
            <text:p>59.72</text:p>
          </table:table-cell>
          <table:table-cell table:formula="of:=SUM([.$L$8:.L80])" office:value-type="float" office:value="2623.12149004928">
            <text:p>2,623.12</text:p>
          </table:table-cell>
          <table:table-cell table:formula="of:=[.M80]/24" office:value-type="float" office:value="109.296728752053">
            <text:p>109.30</text:p>
          </table:table-cell>
          <table:table-cell table:number-columns-repeated="100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87000000">
            <text:p>287,000,000</text:p>
          </table:table-cell>
          <table:table-cell/>
          <table:table-cell table:formula="of:=[.B81]-[.B80]" office:value-type="float" office:value="8750000">
            <text:p>8,750,000</text:p>
          </table:table-cell>
          <table:table-cell office:value-type="string">
            <text:p>the Grand Master of the Universe</text:p>
          </table:table-cell>
          <table:table-cell table:formula="of:=[.A81]+1" office:value-type="float" office:value="75">
            <text:p>75</text:p>
          </table:table-cell>
          <table:table-cell table:formula="of:=[.$D81]/[.$F80]" office:value-type="float" office:value="118243.243243243">
            <text:p>118,243</text:p>
          </table:table-cell>
          <table:table-cell table:formula="of:=[.$D82]/[.$F81]" office:value-type="float" office:value="116666.666666667">
            <text:p>116,667</text:p>
          </table:table-cell>
          <table:table-cell table:formula="of:=[.F81]*1.1" office:value-type="float" office:value="82.5">
            <text:p>83 </text:p>
          </table:table-cell>
          <table:table-cell table:style-name="ce25" table:formula="of:=[.$D81]/[.$F80]" office:value-type="float" office:value="118243.243243243">
            <text:p>118,243</text:p>
          </table:table-cell>
          <table:table-cell table:formula="of:=[.$D82]/[.$I81]" office:value-type="float" office:value="106060.606060606">
            <text:p>106,061</text:p>
          </table:table-cell>
          <table:table-cell table:formula="of:=([.K81]*2)/60/60" office:value-type="float" office:value="58.9225589225589">
            <text:p>58.92</text:p>
          </table:table-cell>
          <table:table-cell table:formula="of:=SUM([.$L$8:.L81])" office:value-type="float" office:value="2682.04404897184">
            <text:p>2,682.04</text:p>
          </table:table-cell>
          <table:table-cell table:formula="of:=[.M81]/24" office:value-type="float" office:value="111.751835373827">
            <text:p>111.75</text:p>
          </table:table-cell>
          <table:table-cell table:number-columns-repeated="100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95750000">
            <text:p>295,750,000</text:p>
          </table:table-cell>
          <table:table-cell/>
          <table:table-cell table:formula="of:=[.B82]-[.B81]" office:value-type="float" office:value="8750000">
            <text:p>8,750,000</text:p>
          </table:table-cell>
          <table:table-cell office:value-type="string">
            <text:p>the Grand Master of the Universe</text:p>
          </table:table-cell>
          <table:table-cell table:formula="of:=[.A82]+1" office:value-type="float" office:value="76">
            <text:p>76</text:p>
          </table:table-cell>
          <table:table-cell table:formula="of:=[.$D82]/[.$F81]" office:value-type="float" office:value="116666.666666667">
            <text:p>116,667</text:p>
          </table:table-cell>
          <table:table-cell table:formula="of:=[.$D83]/[.$F82]" office:value-type="float" office:value="131578.947368421">
            <text:p>131,579</text:p>
          </table:table-cell>
          <table:table-cell table:formula="of:=[.F82]*1.1" office:value-type="float" office:value="83.6">
            <text:p>84 </text:p>
          </table:table-cell>
          <table:table-cell table:style-name="ce25" table:formula="of:=[.$D82]/[.$F81]" office:value-type="float" office:value="116666.666666667">
            <text:p>116,667</text:p>
          </table:table-cell>
          <table:table-cell table:formula="of:=[.$D83]/[.$I82]" office:value-type="float" office:value="119617.224880383">
            <text:p>119,617</text:p>
          </table:table-cell>
          <table:table-cell table:formula="of:=([.K82]*2)/60/60" office:value-type="float" office:value="66.4540138224349">
            <text:p>66.45</text:p>
          </table:table-cell>
          <table:table-cell table:formula="of:=SUM([.$L$8:.L82])" office:value-type="float" office:value="2748.49806279428">
            <text:p>2,748.50</text:p>
          </table:table-cell>
          <table:table-cell table:formula="of:=[.M82]/24" office:value-type="float" office:value="114.520752616428">
            <text:p>114.52</text:p>
          </table:table-cell>
          <table:table-cell table:number-columns-repeated="100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05750000">
            <text:p>305,750,000</text:p>
          </table:table-cell>
          <table:table-cell/>
          <table:table-cell table:formula="of:=[.B83]-[.B82]" office:value-type="float" office:value="10000000">
            <text:p>10,000,000</text:p>
          </table:table-cell>
          <table:table-cell office:value-type="string">
            <text:p>the Grand Master of the Universe</text:p>
          </table:table-cell>
          <table:table-cell table:formula="of:=[.A83]+1" office:value-type="float" office:value="77">
            <text:p>77</text:p>
          </table:table-cell>
          <table:table-cell table:formula="of:=[.$D83]/[.$F82]" office:value-type="float" office:value="131578.947368421">
            <text:p>131,579</text:p>
          </table:table-cell>
          <table:table-cell table:formula="of:=[.$D84]/[.$F83]" office:value-type="float" office:value="139610.38961039">
            <text:p>139,610</text:p>
          </table:table-cell>
          <table:table-cell table:formula="of:=[.F83]*1.1" office:value-type="float" office:value="84.7">
            <text:p>85 </text:p>
          </table:table-cell>
          <table:table-cell table:style-name="ce25" table:formula="of:=[.$D83]/[.$F82]" office:value-type="float" office:value="131578.947368421">
            <text:p>131,579</text:p>
          </table:table-cell>
          <table:table-cell table:formula="of:=[.$D84]/[.$I83]" office:value-type="float" office:value="126918.536009445">
            <text:p>126,919</text:p>
          </table:table-cell>
          <table:table-cell table:formula="of:=([.K83]*2)/60/60" office:value-type="float" office:value="70.5102977830251">
            <text:p>70.51</text:p>
          </table:table-cell>
          <table:table-cell table:formula="of:=SUM([.$L$8:.L83])" office:value-type="float" office:value="2819.0083605773">
            <text:p>2,819.01</text:p>
          </table:table-cell>
          <table:table-cell table:formula="of:=[.M83]/24" office:value-type="float" office:value="117.458681690721">
            <text:p>117.46</text:p>
          </table:table-cell>
          <table:table-cell table:number-columns-repeated="1009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16500000">
            <text:p>316,500,000</text:p>
          </table:table-cell>
          <table:table-cell/>
          <table:table-cell table:formula="of:=[.B84]-[.B83]" office:value-type="float" office:value="10750000">
            <text:p>10,750,000</text:p>
          </table:table-cell>
          <table:table-cell office:value-type="string">
            <text:p>the Grand Master of the Universe</text:p>
          </table:table-cell>
          <table:table-cell table:formula="of:=[.A84]+1" office:value-type="float" office:value="78">
            <text:p>78</text:p>
          </table:table-cell>
          <table:table-cell table:formula="of:=[.$D84]/[.$F83]" office:value-type="float" office:value="139610.38961039">
            <text:p>139,610</text:p>
          </table:table-cell>
          <table:table-cell table:formula="of:=[.$D85]/[.$F84]" office:value-type="float" office:value="157051.282051282">
            <text:p>157,051</text:p>
          </table:table-cell>
          <table:table-cell table:formula="of:=[.F84]*1.1" office:value-type="float" office:value="85.8">
            <text:p>86 </text:p>
          </table:table-cell>
          <table:table-cell table:style-name="ce25" table:formula="of:=[.$D84]/[.$F83]" office:value-type="float" office:value="139610.38961039">
            <text:p>139,610</text:p>
          </table:table-cell>
          <table:table-cell table:formula="of:=[.$D85]/[.$I84]" office:value-type="float" office:value="142773.892773893">
            <text:p>142,774</text:p>
          </table:table-cell>
          <table:table-cell table:formula="of:=([.K84]*2)/60/60" office:value-type="float" office:value="79.3188293188293">
            <text:p>79.32</text:p>
          </table:table-cell>
          <table:table-cell table:formula="of:=SUM([.$L$8:.L84])" office:value-type="float" office:value="2898.32718989613">
            <text:p>2,898.33</text:p>
          </table:table-cell>
          <table:table-cell table:formula="of:=[.M84]/24" office:value-type="float" office:value="120.763632912339">
            <text:p>120.76</text:p>
          </table:table-cell>
          <table:table-cell table:number-columns-repeated="100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28750000">
            <text:p>328,750,000</text:p>
          </table:table-cell>
          <table:table-cell/>
          <table:table-cell table:formula="of:=[.B85]-[.B84]" office:value-type="float" office:value="12250000">
            <text:p>12,250,000</text:p>
          </table:table-cell>
          <table:table-cell office:value-type="string">
            <text:p>the Grand Master of the Universe</text:p>
          </table:table-cell>
          <table:table-cell table:formula="of:=[.A85]+1" office:value-type="float" office:value="79">
            <text:p>79</text:p>
          </table:table-cell>
          <table:table-cell table:formula="of:=[.$D85]/[.$F84]" office:value-type="float" office:value="157051.282051282">
            <text:p>157,051</text:p>
          </table:table-cell>
          <table:table-cell table:formula="of:=[.$D86]/[.$F85]" office:value-type="float" office:value="174050.632911392">
            <text:p>174,051</text:p>
          </table:table-cell>
          <table:table-cell table:formula="of:=[.F85]*1.1" office:value-type="float" office:value="86.9">
            <text:p>87 </text:p>
          </table:table-cell>
          <table:table-cell table:style-name="ce25" table:formula="of:=[.$D85]/[.$F84]" office:value-type="float" office:value="157051.282051282">
            <text:p>157,051</text:p>
          </table:table-cell>
          <table:table-cell table:formula="of:=[.$D86]/[.$I85]" office:value-type="float" office:value="158227.848101266">
            <text:p>158,228</text:p>
          </table:table-cell>
          <table:table-cell table:formula="of:=([.K85]*2)/60/60" office:value-type="float" office:value="87.9043600562588">
            <text:p>87.90</text:p>
          </table:table-cell>
          <table:table-cell table:formula="of:=SUM([.$L$8:.L85])" office:value-type="float" office:value="2986.23154995239">
            <text:p>2,986.23</text:p>
          </table:table-cell>
          <table:table-cell table:formula="of:=[.M85]/24" office:value-type="float" office:value="124.42631458135">
            <text:p>124.43</text:p>
          </table:table-cell>
          <table:table-cell table:number-columns-repeated="100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42500000">
            <text:p>342,500,000</text:p>
          </table:table-cell>
          <table:table-cell/>
          <table:table-cell table:formula="of:=[.B86]-[.B85]" office:value-type="float" office:value="13750000">
            <text:p>13,750,000</text:p>
          </table:table-cell>
          <table:table-cell office:value-type="string">
            <text:p>the Grand Master of the Universe</text:p>
          </table:table-cell>
          <table:table-cell table:formula="of:=[.A86]+1" office:value-type="float" office:value="80">
            <text:p>80</text:p>
          </table:table-cell>
          <table:table-cell table:formula="of:=[.$D86]/[.$F85]" office:value-type="float" office:value="174050.632911392">
            <text:p>174,051</text:p>
          </table:table-cell>
          <table:table-cell table:formula="of:=[.$D87]/[.$F86]" office:value-type="float" office:value="190625">
            <text:p>190,625</text:p>
          </table:table-cell>
          <table:table-cell table:formula="of:=[.F86]*1.1" office:value-type="float" office:value="88">
            <text:p>88 </text:p>
          </table:table-cell>
          <table:table-cell table:style-name="ce25" table:formula="of:=[.$D86]/[.$F85]" office:value-type="float" office:value="174050.632911392">
            <text:p>174,051</text:p>
          </table:table-cell>
          <table:table-cell table:formula="of:=[.$D87]/[.$I86]" office:value-type="float" office:value="173295.454545455">
            <text:p>173,295</text:p>
          </table:table-cell>
          <table:table-cell table:formula="of:=([.K86]*2)/60/60" office:value-type="float" office:value="96.2752525252525">
            <text:p>96.28</text:p>
          </table:table-cell>
          <table:table-cell table:formula="of:=SUM([.$L$8:.L86])" office:value-type="float" office:value="3082.50680247764">
            <text:p>3,082.51</text:p>
          </table:table-cell>
          <table:table-cell table:formula="of:=[.M86]/24" office:value-type="float" office:value="128.437783436568">
            <text:p>128.44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57750000">
            <text:p>357,750,000</text:p>
          </table:table-cell>
          <table:table-cell/>
          <table:table-cell table:formula="of:=[.B87]-[.B86]" office:value-type="float" office:value="15250000">
            <text:p>15,250,000</text:p>
          </table:table-cell>
          <table:table-cell office:value-type="string">
            <text:p>the Grand Master of the Universe</text:p>
          </table:table-cell>
          <table:table-cell table:formula="of:=[.A87]+1" office:value-type="float" office:value="81">
            <text:p>81</text:p>
          </table:table-cell>
          <table:table-cell table:formula="of:=[.$D87]/[.$F86]" office:value-type="float" office:value="190625">
            <text:p>190,625</text:p>
          </table:table-cell>
          <table:table-cell table:formula="of:=[.$D88]/[.$F87]" office:value-type="float" office:value="206790.12345679">
            <text:p>206,790</text:p>
          </table:table-cell>
          <table:table-cell table:formula="of:=[.F87]*1.1" office:value-type="float" office:value="89.1">
            <text:p>89 </text:p>
          </table:table-cell>
          <table:table-cell table:style-name="ce25" table:formula="of:=[.$D87]/[.$F86]" office:value-type="float" office:value="190625">
            <text:p>190,625</text:p>
          </table:table-cell>
          <table:table-cell table:formula="of:=[.$D88]/[.$I87]" office:value-type="float" office:value="187991.021324355">
            <text:p>187,991</text:p>
          </table:table-cell>
          <table:table-cell table:formula="of:=([.K87]*2)/60/60" office:value-type="float" office:value="104.439456291308">
            <text:p>104.44</text:p>
          </table:table-cell>
          <table:table-cell table:formula="of:=SUM([.$L$8:.L87])" office:value-type="float" office:value="3186.94625876895">
            <text:p>3,186.95</text:p>
          </table:table-cell>
          <table:table-cell table:formula="of:=[.M87]/24" office:value-type="float" office:value="132.789427448706">
            <text:p>132.79</text:p>
          </table:table-cell>
          <table:table-cell table:number-columns-repeated="100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74500000">
            <text:p>374,500,000</text:p>
          </table:table-cell>
          <table:table-cell/>
          <table:table-cell table:formula="of:=[.B88]-[.B87]" office:value-type="float" office:value="16750000">
            <text:p>16,750,000</text:p>
          </table:table-cell>
          <table:table-cell office:value-type="string">
            <text:p>the Grand Master of the Universe</text:p>
          </table:table-cell>
          <table:table-cell table:formula="of:=[.A88]+1" office:value-type="float" office:value="82">
            <text:p>82</text:p>
          </table:table-cell>
          <table:table-cell table:formula="of:=[.$D88]/[.$F87]" office:value-type="float" office:value="206790.12345679">
            <text:p>206,790</text:p>
          </table:table-cell>
          <table:table-cell table:formula="of:=[.$D89]/[.$F88]" office:value-type="float" office:value="222560.975609756">
            <text:p>222,561</text:p>
          </table:table-cell>
          <table:table-cell table:formula="of:=[.F88]*1.1" office:value-type="float" office:value="90.2">
            <text:p>90 </text:p>
          </table:table-cell>
          <table:table-cell table:style-name="ce25" table:formula="of:=[.$D88]/[.$F87]" office:value-type="float" office:value="206790.12345679">
            <text:p>206,790</text:p>
          </table:table-cell>
          <table:table-cell table:formula="of:=[.$D89]/[.$I88]" office:value-type="float" office:value="202328.159645233">
            <text:p>202,328</text:p>
          </table:table-cell>
          <table:table-cell table:formula="of:=([.K88]*2)/60/60" office:value-type="float" office:value="112.40453313624">
            <text:p>112.40</text:p>
          </table:table-cell>
          <table:table-cell table:formula="of:=SUM([.$L$8:.L88])" office:value-type="float" office:value="3299.35079190519">
            <text:p>3,299.35</text:p>
          </table:table-cell>
          <table:table-cell table:formula="of:=[.M88]/24" office:value-type="float" office:value="137.472949662716">
            <text:p>137.47</text:p>
          </table:table-cell>
          <table:table-cell table:number-columns-repeated="100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92750000">
            <text:p>392,750,000</text:p>
          </table:table-cell>
          <table:table-cell/>
          <table:table-cell table:formula="of:=[.B89]-[.B88]" office:value-type="float" office:value="18250000">
            <text:p>18,250,000</text:p>
          </table:table-cell>
          <table:table-cell office:value-type="string">
            <text:p>the Grand Master of the Universe</text:p>
          </table:table-cell>
          <table:table-cell table:formula="of:=[.A89]+1" office:value-type="float" office:value="83">
            <text:p>83</text:p>
          </table:table-cell>
          <table:table-cell table:formula="of:=[.$D89]/[.$F88]" office:value-type="float" office:value="222560.975609756">
            <text:p>222,561</text:p>
          </table:table-cell>
          <table:table-cell table:formula="of:=[.$D90]/[.$F89]" office:value-type="float" office:value="237951.807228916">
            <text:p>237,952</text:p>
          </table:table-cell>
          <table:table-cell table:formula="of:=[.F89]*1.1" office:value-type="float" office:value="91.3">
            <text:p>91 </text:p>
          </table:table-cell>
          <table:table-cell table:style-name="ce25" table:formula="of:=[.$D89]/[.$F88]" office:value-type="float" office:value="222560.975609756">
            <text:p>222,561</text:p>
          </table:table-cell>
          <table:table-cell table:formula="of:=[.$D90]/[.$I89]" office:value-type="float" office:value="216319.82475356">
            <text:p>216,320</text:p>
          </table:table-cell>
          <table:table-cell table:formula="of:=([.K89]*2)/60/60" office:value-type="float" office:value="120.177680418644">
            <text:p>120.18</text:p>
          </table:table-cell>
          <table:table-cell table:formula="of:=SUM([.$L$8:.L89])" office:value-type="float" office:value="3419.52847232383">
            <text:p>3,419.53</text:p>
          </table:table-cell>
          <table:table-cell table:formula="of:=[.M89]/24" office:value-type="float" office:value="142.480353013493">
            <text:p>142.48</text:p>
          </table:table-cell>
          <table:table-cell table:number-columns-repeated="100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12500000">
            <text:p>412,500,000</text:p>
          </table:table-cell>
          <table:table-cell/>
          <table:table-cell table:formula="of:=[.B90]-[.B89]" office:value-type="float" office:value="19750000">
            <text:p>19,750,000</text:p>
          </table:table-cell>
          <table:table-cell office:value-type="string">
            <text:p>the Grand Master of the Universe</text:p>
          </table:table-cell>
          <table:table-cell table:formula="of:=[.A90]+1" office:value-type="float" office:value="84">
            <text:p>84</text:p>
          </table:table-cell>
          <table:table-cell table:formula="of:=[.$D90]/[.$F89]" office:value-type="float" office:value="237951.807228916">
            <text:p>237,952</text:p>
          </table:table-cell>
          <table:table-cell table:formula="of:=[.$D91]/[.$F90]" office:value-type="float" office:value="252976.19047619">
            <text:p>252,976</text:p>
          </table:table-cell>
          <table:table-cell table:formula="of:=[.F90]*1.1" office:value-type="float" office:value="92.4">
            <text:p>92 </text:p>
          </table:table-cell>
          <table:table-cell table:style-name="ce25" table:formula="of:=[.$D90]/[.$F89]" office:value-type="float" office:value="237951.807228916">
            <text:p>237,952</text:p>
          </table:table-cell>
          <table:table-cell table:formula="of:=[.$D91]/[.$I90]" office:value-type="float" office:value="229978.354978355">
            <text:p>229,978</text:p>
          </table:table-cell>
          <table:table-cell table:formula="of:=([.K90]*2)/60/60" office:value-type="float" office:value="127.765752765753">
            <text:p>127.77</text:p>
          </table:table-cell>
          <table:table-cell table:formula="of:=SUM([.$L$8:.L90])" office:value-type="float" office:value="3547.29422508959">
            <text:p>3,547.29</text:p>
          </table:table-cell>
          <table:table-cell table:formula="of:=[.M90]/24" office:value-type="float" office:value="147.803926045399">
            <text:p>147.80</text:p>
          </table:table-cell>
          <table:table-cell table:number-columns-repeated="100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33750000">
            <text:p>433,750,000</text:p>
          </table:table-cell>
          <table:table-cell/>
          <table:table-cell table:formula="of:=[.B91]-[.B90]" office:value-type="float" office:value="21250000">
            <text:p>21,250,000</text:p>
          </table:table-cell>
          <table:table-cell office:value-type="string">
            <text:p>the Grand Master of the Universe</text:p>
          </table:table-cell>
          <table:table-cell table:formula="of:=[.A91]+1" office:value-type="float" office:value="85">
            <text:p>85</text:p>
          </table:table-cell>
          <table:table-cell table:formula="of:=[.$D91]/[.$F90]" office:value-type="float" office:value="252976.19047619">
            <text:p>252,976</text:p>
          </table:table-cell>
          <table:table-cell table:formula="of:=[.$D92]/[.$F91]" office:value-type="float" office:value="267647.058823529">
            <text:p>267,647</text:p>
          </table:table-cell>
          <table:table-cell table:formula="of:=[.F91]*1.1" office:value-type="float" office:value="93.5">
            <text:p>94 </text:p>
          </table:table-cell>
          <table:table-cell table:style-name="ce25" table:formula="of:=[.$D91]/[.$F90]" office:value-type="float" office:value="252976.19047619">
            <text:p>252,976</text:p>
          </table:table-cell>
          <table:table-cell table:formula="of:=[.$D92]/[.$I91]" office:value-type="float" office:value="243315.50802139">
            <text:p>243,316</text:p>
          </table:table-cell>
          <table:table-cell table:formula="of:=([.K91]*2)/60/60" office:value-type="float" office:value="135.175282234106">
            <text:p>135.18</text:p>
          </table:table-cell>
          <table:table-cell table:formula="of:=SUM([.$L$8:.L91])" office:value-type="float" office:value="3682.46950732369">
            <text:p>3,682.47</text:p>
          </table:table-cell>
          <table:table-cell table:formula="of:=[.M91]/24" office:value-type="float" office:value="153.436229471821">
            <text:p>153.44</text:p>
          </table:table-cell>
          <table:table-cell table:number-columns-repeated="100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56500000">
            <text:p>456,500,000</text:p>
          </table:table-cell>
          <table:table-cell/>
          <table:table-cell table:formula="of:=[.B92]-[.B91]" office:value-type="float" office:value="22750000">
            <text:p>22,750,000</text:p>
          </table:table-cell>
          <table:table-cell office:value-type="string">
            <text:p>the Grand Master of the Universe</text:p>
          </table:table-cell>
          <table:table-cell table:formula="of:=[.A92]+1" office:value-type="float" office:value="86">
            <text:p>86</text:p>
          </table:table-cell>
          <table:table-cell table:formula="of:=[.$D92]/[.$F91]" office:value-type="float" office:value="267647.058823529">
            <text:p>267,647</text:p>
          </table:table-cell>
          <table:table-cell table:formula="of:=[.$D93]/[.$F92]" office:value-type="float" office:value="281976.744186047">
            <text:p>281,977</text:p>
          </table:table-cell>
          <table:table-cell table:formula="of:=[.F92]*1.1" office:value-type="float" office:value="94.6">
            <text:p>95 </text:p>
          </table:table-cell>
          <table:table-cell table:style-name="ce25" table:formula="of:=[.$D92]/[.$F91]" office:value-type="float" office:value="267647.058823529">
            <text:p>267,647</text:p>
          </table:table-cell>
          <table:table-cell table:formula="of:=[.$D93]/[.$I92]" office:value-type="float" office:value="256342.494714588">
            <text:p>256,342</text:p>
          </table:table-cell>
          <table:table-cell table:formula="of:=([.K92]*2)/60/60" office:value-type="float" office:value="142.41249706366">
            <text:p>142.41</text:p>
          </table:table-cell>
          <table:table-cell table:formula="of:=SUM([.$L$8:.L92])" office:value-type="float" office:value="3824.88200438735">
            <text:p>3,824.88</text:p>
          </table:table-cell>
          <table:table-cell table:formula="of:=[.M92]/24" office:value-type="float" office:value="159.37008351614">
            <text:p>159.37</text:p>
          </table:table-cell>
          <table:table-cell table:number-columns-repeated="100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80750000">
            <text:p>480,750,000</text:p>
          </table:table-cell>
          <table:table-cell/>
          <table:table-cell table:formula="of:=[.B93]-[.B92]" office:value-type="float" office:value="24250000">
            <text:p>24,250,000</text:p>
          </table:table-cell>
          <table:table-cell office:value-type="string">
            <text:p>the Grand Master of the Universe</text:p>
          </table:table-cell>
          <table:table-cell table:formula="of:=[.A93]+1" office:value-type="float" office:value="87">
            <text:p>87</text:p>
          </table:table-cell>
          <table:table-cell table:formula="of:=[.$D93]/[.$F92]" office:value-type="float" office:value="281976.744186047">
            <text:p>281,977</text:p>
          </table:table-cell>
          <table:table-cell table:formula="of:=[.$D94]/[.$F93]" office:value-type="float" office:value="295977.011494253">
            <text:p>295,977</text:p>
          </table:table-cell>
          <table:table-cell table:formula="of:=[.F93]*1.1" office:value-type="float" office:value="95.7">
            <text:p>96 </text:p>
          </table:table-cell>
          <table:table-cell table:style-name="ce25" table:formula="of:=[.$D93]/[.$F92]" office:value-type="float" office:value="281976.744186047">
            <text:p>281,977</text:p>
          </table:table-cell>
          <table:table-cell table:formula="of:=[.$D94]/[.$I93]" office:value-type="float" office:value="269070.010449321">
            <text:p>269,070</text:p>
          </table:table-cell>
          <table:table-cell table:formula="of:=([.K93]*2)/60/60" office:value-type="float" office:value="149.483339138512">
            <text:p>149.48</text:p>
          </table:table-cell>
          <table:table-cell table:formula="of:=SUM([.$L$8:.L93])" office:value-type="float" office:value="3974.36534352586">
            <text:p>3,974.37</text:p>
          </table:table-cell>
          <table:table-cell table:formula="of:=[.M93]/24" office:value-type="float" office:value="165.598555980244">
            <text:p>165.60</text:p>
          </table:table-cell>
          <table:table-cell table:number-columns-repeated="100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06500000">
            <text:p>506,500,000</text:p>
          </table:table-cell>
          <table:table-cell/>
          <table:table-cell table:formula="of:=[.B94]-[.B93]" office:value-type="float" office:value="25750000">
            <text:p>25,750,000</text:p>
          </table:table-cell>
          <table:table-cell office:value-type="string">
            <text:p>the Grand Master of the Universe</text:p>
          </table:table-cell>
          <table:table-cell table:formula="of:=[.A94]+1" office:value-type="float" office:value="88">
            <text:p>88</text:p>
          </table:table-cell>
          <table:table-cell table:formula="of:=[.$D94]/[.$F93]" office:value-type="float" office:value="295977.011494253">
            <text:p>295,977</text:p>
          </table:table-cell>
          <table:table-cell table:formula="of:=[.$D95]/[.$F94]" office:value-type="float" office:value="309659.090909091">
            <text:p>309,659</text:p>
          </table:table-cell>
          <table:table-cell table:formula="of:=[.F94]*1.1" office:value-type="float" office:value="96.8">
            <text:p>97 </text:p>
          </table:table-cell>
          <table:table-cell table:style-name="ce25" table:formula="of:=[.$D94]/[.$F93]" office:value-type="float" office:value="295977.011494253">
            <text:p>295,977</text:p>
          </table:table-cell>
          <table:table-cell table:formula="of:=[.$D95]/[.$I94]" office:value-type="float" office:value="281508.26446281">
            <text:p>281,508</text:p>
          </table:table-cell>
          <table:table-cell table:formula="of:=([.K94]*2)/60/60" office:value-type="float" office:value="156.393480257117">
            <text:p>156.39</text:p>
          </table:table-cell>
          <table:table-cell table:formula="of:=SUM([.$L$8:.L94])" office:value-type="float" office:value="4130.75882378298">
            <text:p>4,130.76</text:p>
          </table:table-cell>
          <table:table-cell table:formula="of:=[.M94]/24" office:value-type="float" office:value="172.114950990958">
            <text:p>172.11</text:p>
          </table:table-cell>
          <table:table-cell table:number-columns-repeated="100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33750000">
            <text:p>533,750,000</text:p>
          </table:table-cell>
          <table:table-cell/>
          <table:table-cell table:formula="of:=[.B95]-[.B94]" office:value-type="float" office:value="27250000">
            <text:p>27,250,000</text:p>
          </table:table-cell>
          <table:table-cell office:value-type="string">
            <text:p>the Grand Master of the Universe</text:p>
          </table:table-cell>
          <table:table-cell table:formula="of:=[.A95]+1" office:value-type="float" office:value="89">
            <text:p>89</text:p>
          </table:table-cell>
          <table:table-cell table:formula="of:=[.$D95]/[.$F94]" office:value-type="float" office:value="309659.090909091">
            <text:p>309,659</text:p>
          </table:table-cell>
          <table:table-cell table:formula="of:=[.$D96]/[.$F95]" office:value-type="float" office:value="323033.707865169">
            <text:p>323,034</text:p>
          </table:table-cell>
          <table:table-cell table:formula="of:=[.F95]*1.1" office:value-type="float" office:value="97.9">
            <text:p>98 </text:p>
          </table:table-cell>
          <table:table-cell table:style-name="ce25" table:formula="of:=[.$D95]/[.$F94]" office:value-type="float" office:value="309659.090909091">
            <text:p>309,659</text:p>
          </table:table-cell>
          <table:table-cell table:formula="of:=[.$D96]/[.$I95]" office:value-type="float" office:value="293667.007150153">
            <text:p>293,667</text:p>
          </table:table-cell>
          <table:table-cell table:formula="of:=([.K95]*2)/60/60" office:value-type="float" office:value="163.148337305641">
            <text:p>163.15</text:p>
          </table:table-cell>
          <table:table-cell table:formula="of:=SUM([.$L$8:.L95])" office:value-type="float" office:value="4293.90716108862">
            <text:p>4,293.91</text:p>
          </table:table-cell>
          <table:table-cell table:formula="of:=[.M95]/24" office:value-type="float" office:value="178.912798378693">
            <text:p>178.91</text:p>
          </table:table-cell>
          <table:table-cell table:number-columns-repeated="100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62500000">
            <text:p>562,500,000</text:p>
          </table:table-cell>
          <table:table-cell/>
          <table:table-cell table:formula="of:=[.B96]-[.B95]" office:value-type="float" office:value="28750000">
            <text:p>28,750,000</text:p>
          </table:table-cell>
          <table:table-cell office:value-type="string">
            <text:p>the Grand Master of the Universe</text:p>
          </table:table-cell>
          <table:table-cell table:formula="of:=[.A96]+1" office:value-type="float" office:value="90">
            <text:p>90</text:p>
          </table:table-cell>
          <table:table-cell table:formula="of:=[.$D96]/[.$F95]" office:value-type="float" office:value="323033.707865169">
            <text:p>323,034</text:p>
          </table:table-cell>
          <table:table-cell table:formula="of:=[.$D97]/[.$F96]" office:value-type="float" office:value="0">
            <text:p>0</text:p>
          </table:table-cell>
          <table:table-cell table:formula="of:=[.F96]*1.1" office:value-type="float" office:value="99">
            <text:p>99 </text:p>
          </table:table-cell>
          <table:table-cell table:style-name="ce25" table:formula="of:=[.$D96]/[.$F95]" office:value-type="float" office:value="323033.707865169">
            <text:p>323,034</text:p>
          </table:table-cell>
          <table:table-cell table:formula="of:=[.$D97]/[.$I96]" office:value-type="float" office:value="0">
            <text:p>0</text:p>
          </table:table-cell>
          <table:table-cell table:formula="of:=([.K96]*2)/60/60" office:value-type="float" office:value="0">
            <text:p>0.00</text:p>
          </table:table-cell>
          <table:table-cell table:formula="of:=SUM([.$L$8:.L96])" office:value-type="float" office:value="4293.90716108862">
            <text:p>4,293.91</text:p>
          </table:table-cell>
          <table:table-cell table:formula="of:=[.M96]/24" office:value-type="float" office:value="178.912798378693">
            <text:p>178.91</text:p>
          </table:table-cell>
          <table:table-cell table:number-columns-repeated="1009"/>
        </table:table-row>
        <table:table-row table:style-name="ro1">
          <table:table-cell table:number-columns-repeated="3"/>
          <table:table-cell/>
          <table:table-cell table:number-columns-repeated="1019"/>
        </table:table-row>
        <table:table-row table:style-name="ro1" table:number-rows-repeated="104847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4">
        <office:forms form:automatic-focus="false" form:apply-design-mode="false"/>
        <table:table-column table:style-name="co95" table:default-cell-style-name="ce2"/>
        <table:table-column table:style-name="co55" table:number-columns-repeated="2" table:default-cell-style-name="ce2"/>
        <table:table-column table:style-name="co94" table:default-cell-style-name="ce2"/>
        <table:table-column table:style-name="co55" table:number-columns-repeated="4" table:default-cell-style-name="ce2"/>
        <table:table-column table:style-name="co96" table:default-cell-style-name="ce2"/>
        <table:table-column table:style-name="co55" table:default-cell-style-name="ce2"/>
        <table:table-column table:style-name="co97" table:default-cell-style-name="ce2"/>
        <table:table-column table:style-name="co55" table:default-cell-style-name="ce2"/>
        <table:table-column table:style-name="co54" table:default-cell-style-name="ce2"/>
        <table:table-column table:style-name="co98" table:number-columns-repeated="2" table:default-cell-style-name="ce2"/>
        <table:table-column table:style-name="co95" table:default-cell-style-name="ce2"/>
        <table:table-column table:style-name="co99" table:default-cell-style-name="ce2"/>
        <table:table-column table:style-name="co100" table:default-cell-style-name="ce2"/>
        <table:table-column table:style-name="co101" table:default-cell-style-name="ce2"/>
        <table:table-column table:style-name="co102" table:default-cell-style-name="ce2"/>
        <table:table-column table:style-name="co52" table:default-cell-style-name="ce2"/>
        <table:table-column table:style-name="co103" table:default-cell-style-name="ce2"/>
        <table:table-column table:style-name="co104" table:default-cell-style-name="ce2"/>
        <table:table-column table:style-name="co105" table:default-cell-style-name="ce2"/>
        <table:table-column table:style-name="co106" table:default-cell-style-name="ce2"/>
        <table:table-column table:style-name="co94" table:default-cell-style-name="ce2"/>
        <table:table-column table:style-name="co35" table:number-columns-repeated="998" table:default-cell-style-name="ce2"/>
        <table:table-row table:style-name="ro7">
          <table:table-cell/>
          <table:table-cell table:style-name="ce24" office:value-type="string">
            <text:p>crit</text:p>
          </table:table-cell>
          <table:table-cell table:style-name="ce24" office:value-type="string">
            <text:p>dodge</text:p>
          </table:table-cell>
          <table:table-cell table:style-name="ce48" office:value-type="string">
            <text:p>disarm</text:p>
          </table:table-cell>
          <table:table-cell table:style-name="ce62" office:value-type="string">
            <text:p>hands</text:p>
          </table:table-cell>
          <table:table-cell table:style-name="ce24" office:value-type="string">
            <text:p>study</text:p>
          </table:table-cell>
          <table:table-cell table:style-name="ce24" office:value-type="string">
            <text:p>stun</text:p>
          </table:table-cell>
          <table:table-cell table:style-name="ce24" office:value-type="string">
            <text:p>palm</text:p>
          </table:table-cell>
          <table:table-cell table:style-name="ce62" office:value-type="string">
            <text:p>meditate</text:p>
          </table:table-cell>
          <table:table-cell table:style-name="ce62" office:value-type="string">
            <text:p>focus</text:p>
          </table:table-cell>
          <table:table-cell table:style-name="ce48" office:value-type="string">
            <text:p>metabolism</text:p>
          </table:table-cell>
          <table:table-cell table:style-name="ce24" office:value-type="string">
            <text:p>method</text:p>
          </table:table-cell>
          <table:table-cell table:style-name="ce24" office:value-type="string">
            <text:p>delta</text:p>
          </table:table-cell>
          <table:table-cell table:style-name="ce38"/>
          <table:table-cell/>
          <table:table-cell table:style-name="ce18" office:value-type="string">
            <text:p>dragon</text:p>
          </table:table-cell>
          <table:table-cell table:style-name="ce69" office:value-type="string">
            <text:p>phoenix</text:p>
          </table:table-cell>
          <table:table-cell table:style-name="ce69" office:value-type="string">
            <text:p>serpent</text:p>
          </table:table-cell>
          <table:table-cell table:style-name="ce18" office:value-type="string">
            <text:p>tiger</text:p>
          </table:table-cell>
          <table:table-cell table:style-name="ce69" office:value-type="string">
            <text:p>crane</text:p>
          </table:table-cell>
          <table:table-cell/>
          <table:table-cell table:style-name="Default" table:number-columns-repeated="5"/>
          <table:table-cell table:number-columns-repeated="998"/>
        </table:table-row>
        <table:table-row table:style-name="ro6">
          <table:table-cell table:style-name="ce18" office:value-type="string">
            <text:p>Max</text:p>
          </table:table-cell>
          <table:table-cell table:style-name="ce38" office:value-type="float" office:value="50">
            <text:p>5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0">
            <text:p>10</text:p>
          </table:table-cell>
          <table:table-cell table:style-name="ce63" office:value-type="float" office:value="30">
            <text:p>30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office:value-type="float" office:value="20">
            <text:p>20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20">
            <text:p>20</text:p>
          </table:table-cell>
          <table:table-cell table:style-name="ce49" office:value-type="float" office:value="15">
            <text:p>15</text:p>
          </table:table-cell>
          <table:table-cell table:style-name="ce38" table:number-columns-repeated="3"/>
          <table:table-cell table:style-name="ce18" office:value-type="string">
            <text:p>lvl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Default" table:number-columns-repeated="5"/>
          <table:table-cell table:number-columns-repeated="998"/>
        </table:table-row>
        <table:table-row table:style-name="ro6">
          <table:table-cell table:style-name="ce18" office:value-type="string">
            <text:p>Current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3">
            <text:p>3</text:p>
          </table:table-cell>
          <table:table-cell table:style-name="ce56" office:value-type="float" office:value="0">
            <text:p>0</text:p>
          </table:table-cell>
          <table:table-cell table:style-name="ce64" office:value-type="float" office:value="8">
            <text:p>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9" table:formula="of:=SUM([.P2:.T2])" office:value-type="float" office:value="0">
            <text:p>0</text:p>
          </table:table-cell>
          <table:table-cell table:style-name="ce9" table:number-columns-repeated="2"/>
          <table:table-cell table:style-name="ce18" office:value-type="string">
            <text:p>max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14">
            <text:p>14</text:p>
          </table:table-cell>
          <table:table-cell/>
          <table:table-cell table:style-name="Default" table:number-columns-repeated="5"/>
          <table:table-cell table:number-columns-repeated="998"/>
        </table:table-row>
        <table:table-row table:style-name="ro6">
          <table:table-cell table:style-name="ce18" office:value-type="string">
            <text:p>Spent</text:p>
          </table:table-cell>
          <table:table-cell table:style-name="ce25" table:formula="of:=SUMIF([.$A$10:.$A$110];&quot;&lt;=&quot;&amp;[.B3];[.B10:.B110])" office:value-type="float" office:value="19500">
            <text:p>19,500</text:p>
          </table:table-cell>
          <table:table-cell table:style-name="ce25" table:formula="of:=SUMIF([.$A$10:.$A$110];&quot;&lt;=&quot;&amp;[.C3];[.C10:.C110])" office:value-type="float" office:value="30750">
            <text:p>30,750</text:p>
          </table:table-cell>
          <table:table-cell table:style-name="ce57" table:formula="of:=SUMIF([.$A$10:.$A$110];&quot;&lt;=&quot;&amp;[.D3];[.D10:.D110])" office:value-type="float" office:value="0">
            <text:p>0</text:p>
          </table:table-cell>
          <table:table-cell table:style-name="ce45" table:formula="of:=SUMIF([.$A$10:.$A$110];&quot;&lt;=&quot;&amp;[.E3];[.E10:.E110])" office:value-type="float" office:value="21600">
            <text:p>21,600</text:p>
          </table:table-cell>
          <table:table-cell table:style-name="ce25" table:formula="of:=SUMIF([.$A$10:.$A$110];&quot;&lt;=&quot;&amp;[.F3];[.F10:.F110])" office:value-type="float" office:value="25200">
            <text:p>25,200</text:p>
          </table:table-cell>
          <table:table-cell table:style-name="ce25" table:formula="of:=SUMIF([.$A$10:.$A$110];&quot;&lt;=&quot;&amp;[.G3];[.G10:.G110])" office:value-type="float" office:value="22500">
            <text:p>22,500</text:p>
          </table:table-cell>
          <table:table-cell table:style-name="ce25" table:formula="of:=SUMIF([.$A$10:.$A$110];&quot;&lt;=&quot;&amp;[.H3];[.H10:.H110])" office:value-type="float" office:value="21000">
            <text:p>21,000</text:p>
          </table:table-cell>
          <table:table-cell table:style-name="ce45" table:formula="of:=SUMIF([.$A$10:.$A$110];&quot;&lt;=&quot;&amp;[.I3];[.I10:.I110])" office:value-type="float" office:value="34500">
            <text:p>34,500</text:p>
          </table:table-cell>
          <table:table-cell table:style-name="ce45" table:formula="of:=SUMIF([.$A$10:.$A$110];&quot;&lt;=&quot;&amp;[.J3];[.J10:.J110])" office:value-type="float" office:value="0">
            <text:p>0</text:p>
          </table:table-cell>
          <table:table-cell table:style-name="ce57" table:formula="of:=SUMIF([.$A$10:.$A$110];&quot;&lt;=&quot;&amp;[.K3];[.K10:.K110])" office:value-type="float" office:value="0">
            <text:p>0</text:p>
          </table:table-cell>
          <table:table-cell table:style-name="ce25" table:formula="of:=SUMIF([.$A$10:.$A$110];&quot;&lt;=&quot;&amp;[.L3];[.L10:.L110])" office:value-type="float" office:value="0">
            <text:p>0</text:p>
          </table:table-cell>
          <table:table-cell table:style-name="ce25" table:number-columns-repeated="2"/>
          <table:table-cell/>
          <table:table-cell table:style-name="ce12" table:formula="of:=([.Q3]-[.P3])/[.Q3]" office:value-type="percentage" office:value="0.0714285714285714">
            <text:p>7.14%</text:p>
          </table:table-cell>
          <table:table-cell table:style-name="ce12" office:value-type="percentage" office:value="0">
            <text:p>0.00%</text:p>
          </table:table-cell>
          <table:table-cell table:style-name="ce12" table:number-columns-repeated="3"/>
          <table:table-cell/>
          <table:table-cell table:style-name="Default" table:number-columns-repeated="5"/>
          <table:table-cell table:number-columns-repeated="998"/>
        </table:table-row>
        <table:table-row table:style-name="ro6">
          <table:table-cell table:style-name="ce18" office:value-type="string">
            <text:p>% Spent</text:p>
          </table:table-cell>
          <table:table-cell table:style-name="ce39" table:formula="of:=[.B4]/SUM([.$B$4:.$L$4])" office:value-type="percentage" office:value="0.111396743787489">
            <text:p>11.14%</text:p>
          </table:table-cell>
          <table:table-cell table:style-name="ce39" table:formula="of:=[.C4]/SUM([.$B$4:.$L$4])" office:value-type="percentage" office:value="0.175664095972579">
            <text:p>17.57%</text:p>
          </table:table-cell>
          <table:table-cell table:style-name="ce58" table:formula="of:=[.D4]/SUM([.$B$4:.$L$4])" office:value-type="percentage" office:value="0">
            <text:p>0.00%</text:p>
          </table:table-cell>
          <table:table-cell table:style-name="ce65" table:formula="of:=[.E4]/SUM([.$B$4:.$L$4])" office:value-type="percentage" office:value="0.123393316195373">
            <text:p>12.34%</text:p>
          </table:table-cell>
          <table:table-cell table:style-name="ce39" table:formula="of:=[.F4]/SUM([.$B$4:.$L$4])" office:value-type="percentage" office:value="0.143958868894602">
            <text:p>14.40%</text:p>
          </table:table-cell>
          <table:table-cell table:style-name="ce39" table:formula="of:=[.G4]/SUM([.$B$4:.$L$4])" office:value-type="percentage" office:value="0.12853470437018">
            <text:p>12.85%</text:p>
          </table:table-cell>
          <table:table-cell table:style-name="ce39" table:formula="of:=[.H4]/SUM([.$B$4:.$L$4])" office:value-type="percentage" office:value="0.119965724078835">
            <text:p>12.00%</text:p>
          </table:table-cell>
          <table:table-cell table:style-name="ce65" table:formula="of:=[.I4]/SUM([.$B$4:.$L$4])" office:value-type="percentage" office:value="0.197086546700943">
            <text:p>19.71%</text:p>
          </table:table-cell>
          <table:table-cell table:style-name="ce65" table:formula="of:=[.J4]/SUM([.$B$4:.$L$4])" office:value-type="percentage" office:value="0">
            <text:p>0.00%</text:p>
          </table:table-cell>
          <table:table-cell table:style-name="ce58" table:formula="of:=[.K4]/SUM([.$B$4:.$L$4])" office:value-type="percentage" office:value="0">
            <text:p>0.00%</text:p>
          </table:table-cell>
          <table:table-cell table:style-name="ce39" table:formula="of:=[.L4]/SUM([.$B$4:.$L$4])" office:value-type="percentage" office:value="0">
            <text:p>0.00%</text:p>
          </table:table-cell>
          <table:table-cell table:style-name="ce39" table:number-columns-repeated="2"/>
          <table:table-cell table:style-name="ce21"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6">
          <table:table-cell table:style-name="ce18" office:value-type="string">
            <text:p>Next</text:p>
          </table:table-cell>
          <table:table-cell table:style-name="ce40" table:formula="of:=VLOOKUP([.B$3]+1;[.$A$10:.$L$110];2)" office:value-type="float" office:value="3250">
            <text:p>3,250</text:p>
          </table:table-cell>
          <table:table-cell table:style-name="ce40" table:formula="of:=VLOOKUP([.C$3]+1;[.$A$10:.$L$110];3)" office:value-type="float" office:value="15750">
            <text:p>15,750</text:p>
          </table:table-cell>
          <table:table-cell table:style-name="ce59" table:formula="of:=VLOOKUP([.D$3]+1;[.$A$10:.$L$110];4)" office:value-type="float" office:value="1500">
            <text:p>1,500</text:p>
          </table:table-cell>
          <table:table-cell table:style-name="ce66" table:formula="of:=VLOOKUP([.E$3]+1;[.$A$10:.$L$110];5)" office:value-type="float" office:value="5400">
            <text:p>5,400</text:p>
          </table:table-cell>
          <table:table-cell table:style-name="ce40" table:formula="of:=VLOOKUP([.F$3]+1;[.$A$10:.$L$110];6)" office:value-type="float" office:value="22500">
            <text:p>22,500</text:p>
          </table:table-cell>
          <table:table-cell table:style-name="ce40" table:formula="of:=VLOOKUP([.G$3]+1;[.$A$10:.$L$110];7)" office:value-type="float" office:value="9000">
            <text:p>9,000</text:p>
          </table:table-cell>
          <table:table-cell table:style-name="ce40" table:formula="of:=VLOOKUP([.H$3]+1;[.$A$10:.$L$110];8)" office:value-type="float" office:value="7000">
            <text:p>7,000</text:p>
          </table:table-cell>
          <table:table-cell table:style-name="ce66" table:formula="of:=VLOOKUP([.I$3]+1;[.$A$10:.$L$110];9)" office:value-type="float" office:value="26250">
            <text:p>26,250</text:p>
          </table:table-cell>
          <table:table-cell table:style-name="ce66" table:formula="of:=VLOOKUP([.J$3]+1;[.$A$10:.$L$110];10)" office:value-type="float" office:value="1000">
            <text:p>1,000</text:p>
          </table:table-cell>
          <table:table-cell table:style-name="ce59" table:formula="of:=VLOOKUP([.K$3]+1;[.$A$10:.$L$110];11)" office:value-type="float" office:value="1200">
            <text:p>1,200</text:p>
          </table:table-cell>
          <table:table-cell table:style-name="ce40" table:formula="of:=VLOOKUP([.L$3]+1;[.$A$10:.$L$110];12)" office:value-type="float" office:value="1000">
            <text:p>1,000</text:p>
          </table:table-cell>
          <table:table-cell table:style-name="ce25" table:number-columns-repeated="2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8"/>
        </table:table-row>
        <table:table-row table:style-name="ro7">
          <table:table-cell table:style-name="ce18" office:value-type="string">
            <text:p>Next Spent</text:p>
          </table:table-cell>
          <table:table-cell table:style-name="ce42" table:formula="of:=[.B6]+[.B4]" office:value-type="float" office:value="22750">
            <text:p>22,750</text:p>
          </table:table-cell>
          <table:table-cell table:style-name="ce42" table:formula="of:=[.C6]+[.C4]" office:value-type="float" office:value="46500">
            <text:p>46,500</text:p>
          </table:table-cell>
          <table:table-cell table:style-name="ce60" table:formula="of:=[.D6]+[.D4]" office:value-type="float" office:value="1500">
            <text:p>1,500</text:p>
          </table:table-cell>
          <table:table-cell table:style-name="ce67" table:formula="of:=[.E6]+[.E4]" office:value-type="float" office:value="27000">
            <text:p>27,000</text:p>
          </table:table-cell>
          <table:table-cell table:style-name="ce42" table:formula="of:=[.F6]+[.F4]" office:value-type="float" office:value="47700">
            <text:p>47,700</text:p>
          </table:table-cell>
          <table:table-cell table:style-name="ce42" table:formula="of:=[.G6]+[.G4]" office:value-type="float" office:value="31500">
            <text:p>31,500</text:p>
          </table:table-cell>
          <table:table-cell table:style-name="ce42" table:formula="of:=[.H6]+[.H4]" office:value-type="float" office:value="28000">
            <text:p>28,000</text:p>
          </table:table-cell>
          <table:table-cell table:style-name="ce67" table:formula="of:=[.I6]+[.I4]" office:value-type="float" office:value="60750">
            <text:p>60,750</text:p>
          </table:table-cell>
          <table:table-cell table:style-name="ce67" table:formula="of:=[.J6]+[.J4]" office:value-type="float" office:value="1000">
            <text:p>1,000</text:p>
          </table:table-cell>
          <table:table-cell table:style-name="ce60" table:formula="of:=[.K6]+[.K4]" office:value-type="float" office:value="1200">
            <text:p>1,200</text:p>
          </table:table-cell>
          <table:table-cell table:style-name="ce42" table:formula="of:=[.L6]+[.L4]" office:value-type="float" office:value="1000">
            <text:p>1,000</text:p>
          </table:table-cell>
          <table:table-cell table:style-name="ce40" table:number-columns-repeated="2"/>
          <table:table-cell/>
          <table:table-cell office:value-type="string">
            <text:p>method</text:p>
          </table:table-cell>
          <table:table-cell office:value-type="string">
            <text:p>speed (dex)</text:p>
          </table:table-cell>
          <table:table-cell office:value-type="string">
            <text:p>power / hit</text:p>
          </table:table-cell>
          <table:table-cell/>
          <table:table-cell office:value-type="string">
            <text:p>total</text:p>
          </table:table-cell>
          <table:table-cell office:value-type="string">
            <text:p>notes</text:p>
          </table:table-cell>
          <table:table-cell table:style-name="ce22"/>
          <table:table-cell table:style-name="Default" table:number-columns-repeated="4"/>
          <table:table-cell table:number-columns-repeated="998"/>
        </table:table-row>
        <table:table-row table:style-name="ro6">
          <table:table-cell table:style-name="ce18" office:value-type="string">
            <text:p>% Next</text:p>
          </table:table-cell>
          <table:table-cell table:style-name="ce43" table:formula="of:=([.B$4]+[.B$6])/(SUM([.$B$4:.$L$4])+[.B$6])" office:value-type="percentage" office:value="0.127593942793045">
            <text:p>12.76%</text:p>
          </table:table-cell>
          <table:table-cell table:style-name="ce43" table:formula="of:=([.C$4]+[.C$6])/(SUM([.$B$4:.$L$4])+[.C$6])" office:value-type="percentage" office:value="0.243710691823899">
            <text:p>24.37%</text:p>
          </table:table-cell>
          <table:table-cell table:style-name="ce61" table:formula="of:=([.D$4]+[.D$6])/(SUM([.$B$4:.$L$4])+[.D$6])" office:value-type="percentage" office:value="0.00849617672047579">
            <text:p>0.85%</text:p>
          </table:table-cell>
          <table:table-cell table:style-name="ce68" table:formula="of:=([.E$4]+[.E$6])/(SUM([.$B$4:.$L$4])+[.E$6])" office:value-type="percentage" office:value="0.149625935162095">
            <text:p>14.96%</text:p>
          </table:table-cell>
          <table:table-cell table:style-name="ce43" table:formula="of:=([.F$4]+[.F$6])/(SUM([.$B$4:.$L$4])+[.F$6])" office:value-type="percentage" office:value="0.241457858769932">
            <text:p>24.15%</text:p>
          </table:table-cell>
          <table:table-cell table:style-name="ce43" table:formula="of:=([.G$4]+[.G$6])/(SUM([.$B$4:.$L$4])+[.G$6])" office:value-type="percentage" office:value="0.171149144254279">
            <text:p>17.11%</text:p>
          </table:table-cell>
          <table:table-cell table:style-name="ce43" table:formula="of:=([.H$4]+[.H$6])/(SUM([.$B$4:.$L$4])+[.H$6])" office:value-type="percentage" office:value="0.153803900027465">
            <text:p>15.38%</text:p>
          </table:table-cell>
          <table:table-cell table:style-name="ce68" table:formula="of:=([.I$4]+[.I$6])/(SUM([.$B$4:.$L$4])+[.I$6])" office:value-type="percentage" office:value="0.301788375558867">
            <text:p>30.18%</text:p>
          </table:table-cell>
          <table:table-cell table:style-name="ce68" table:formula="of:=([.J$4]+[.J$6])/(SUM([.$B$4:.$L$4])+[.J$6])" office:value-type="percentage" office:value="0.00568020448736155">
            <text:p>0.57%</text:p>
          </table:table-cell>
          <table:table-cell table:style-name="ce61" table:formula="of:=([.K$4]+[.K$6])/(SUM([.$B$4:.$L$4])+[.K$6])" office:value-type="percentage" office:value="0.00680851063829787">
            <text:p>0.68%</text:p>
          </table:table-cell>
          <table:table-cell table:style-name="ce43" table:formula="of:=([.L$4]+[.L$6])/(SUM([.$B$4:.$L$4])+[.L$6])" office:value-type="percentage" office:value="0.00568020448736155">
            <text:p>0.57%</text:p>
          </table:table-cell>
          <table:table-cell table:style-name="ce39" table:number-columns-repeated="2"/>
          <table:table-cell/>
          <table:table-cell table:style-name="ce3" office:value-type="string">
            <text:p>serpent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style-name="ce37"/>
          <table:table-cell table:style-name="ce70" table:formula="of:=[.Q8]/5 * [.R8]" office:value-type="float" office:value="84">
            <text:p>84.00</text:p>
          </table:table-cell>
          <table:table-cell office:value-type="string">
            <text:p>almost guarantees a hit, weakens mob to your dmg type</text:p>
          </table:table-cell>
          <table:table-cell table:style-name="Default" table:number-columns-repeated="5"/>
          <table:table-cell table:number-columns-repeated="998"/>
        </table:table-row>
        <table:table-row table:style-name="ro6">
          <table:table-cell table:number-columns-repeated="15"/>
          <table:table-cell office:value-type="string">
            <text:p>dragon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table:style-name="ce37"/>
          <table:table-cell table:style-name="ce70" table:formula="of:=[.Q9]/5 * [.R9]" office:value-type="float" office:value="93">
            <text:p>93.00</text:p>
          </table:table-cell>
          <table:table-cell table:style-name="Default" office:value-type="string">
            <text:p>one powerful hit per round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18" office:value-type="float" office:value="0">
            <text:p>0</text:p>
          </table:table-cell>
          <table:table-cell table:number-columns-repeated="12" table:style-name="ce9" office:value-type="float" office:value="0">
            <text:p>0</text:p>
          </table:table-cell>
          <table:table-cell table:style-name="ce9"/>
          <table:table-cell/>
          <table:table-cell table:style-name="ce3" office:value-type="string">
            <text:p>phoenix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style-name="ce37"/>
          <table:table-cell table:style-name="ce70" table:formula="of:=[.Q10]/5 * [.R10]" office:value-type="float" office:value="187">
            <text:p>187.00</text:p>
          </table:table-cell>
          <table:table-cell table:style-name="Default" office:value-type="string">
            <text:p>best overall form, boosts dex</text:p>
          </table:table-cell>
          <table:table-cell table:style-name="Default" table:number-columns-repeated="5"/>
          <table:table-cell table:number-columns-repeated="998"/>
        </table:table-row>
        <table:table-row table:style-name="ro6">
          <table:table-cell table:style-name="ce18" office:value-type="float" office:value="1">
            <text:p>1</text:p>
          </table:table-cell>
          <table:table-cell table:style-name="ce25" office:value-type="float" office:value="250">
            <text:p>250</text:p>
          </table:table-cell>
          <table:table-cell table:style-name="ce45" office:value-type="float" office:value="7500">
            <text:p>7,500</text:p>
          </table:table-cell>
          <table:table-cell table:style-name="ce45" office:value-type="float" office:value="1500">
            <text:p>1,500</text:p>
          </table:table-cell>
          <table:table-cell table:style-name="ce45" office:value-type="float" office:value="600">
            <text:p>600</text:p>
          </table:table-cell>
          <table:table-cell table:style-name="ce45" office:value-type="float" office:value="1200">
            <text:p>1,200</text:p>
          </table:table-cell>
          <table:table-cell table:style-name="ce45" office:value-type="float" office:value="1500">
            <text:p>1,500</text:p>
          </table:table-cell>
          <table:table-cell table:style-name="ce45" office:value-type="float" office:value="1000">
            <text:p>1,000</text:p>
          </table:table-cell>
          <table:table-cell table:style-name="ce45" office:value-type="float" office:value="1500">
            <text:p>1,500</text:p>
          </table:table-cell>
          <table:table-cell table:style-name="ce45" office:value-type="float" office:value="1000">
            <text:p>1,000</text:p>
          </table:table-cell>
          <table:table-cell table:style-name="ce45" office:value-type="float" office:value="1200">
            <text:p>1,200</text:p>
          </table:table-cell>
          <table:table-cell table:style-name="ce25" office:value-type="float" office:value="1000">
            <text:p>1,000</text:p>
          </table:table-cell>
          <table:table-cell table:style-name="ce25" table:formula="of:=[.L11]-[.L10]" office:value-type="float" office:value="1000">
            <text:p>1,000</text:p>
          </table:table-cell>
          <table:table-cell table:style-name="ce25"/>
          <table:table-cell/>
          <table:table-cell office:value-type="string">
            <text:p>tiger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style-name="ce37"/>
          <table:table-cell table:style-name="ce70" table:formula="of:=[.Q11]/5 * [.R11]" office:value-type="float" office:value="119">
            <text:p>119.00</text:p>
          </table:table-cell>
          <table:table-cell table:style-name="Default" office:value-type="string">
            <text:p>newbie form</text:p>
          </table:table-cell>
          <table:table-cell table:style-name="Default" table:number-columns-repeated="5"/>
          <table:table-cell table:number-columns-repeated="998"/>
        </table:table-row>
        <table:table-row table:style-name="ro6">
          <table:table-cell table:style-name="ce18" office:value-type="float" office:value="2">
            <text:p>2</text:p>
          </table:table-cell>
          <table:table-cell table:style-name="ce25" office:value-type="float" office:value="500">
            <text:p>500</text:p>
          </table:table-cell>
          <table:table-cell table:style-name="ce45" office:value-type="float" office:value="10250">
            <text:p>10,250</text:p>
          </table:table-cell>
          <table:table-cell table:style-name="ce45" office:value-type="float" office:value="3000">
            <text:p>3,000</text:p>
          </table:table-cell>
          <table:table-cell table:style-name="ce45" office:value-type="float" office:value="1200">
            <text:p>1,200</text:p>
          </table:table-cell>
          <table:table-cell table:style-name="ce45" office:value-type="float" office:value="4100">
            <text:p>4,100</text:p>
          </table:table-cell>
          <table:table-cell table:style-name="ce45" office:value-type="float" office:value="3000">
            <text:p>3,000</text:p>
          </table:table-cell>
          <table:table-cell table:style-name="ce45" office:value-type="float" office:value="2000">
            <text:p>2,000</text:p>
          </table:table-cell>
          <table:table-cell table:style-name="ce45" office:value-type="float" office:value="3000">
            <text:p>3,000</text:p>
          </table:table-cell>
          <table:table-cell table:style-name="ce45" office:value-type="float" office:value="5000">
            <text:p>5,000</text:p>
          </table:table-cell>
          <table:table-cell table:style-name="ce45" office:value-type="float" office:value="4700">
            <text:p>4,700</text:p>
          </table:table-cell>
          <table:table-cell table:style-name="ce25" office:value-type="float" office:value="1000">
            <text:p>1,000</text:p>
          </table:table-cell>
          <table:table-cell table:style-name="ce25" table:formula="of:=[.L12]-[.L11]" office:value-type="float" office:value="0">
            <text:p>0</text:p>
          </table:table-cell>
          <table:table-cell table:style-name="ce25"/>
          <table:table-cell/>
          <table:table-cell table:style-name="ce3" office:value-type="string">
            <text:p>crane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style-name="ce37"/>
          <table:table-cell table:style-name="ce70" table:formula="of:=[.Q12]/5 * [.R12]" office:value-type="float" office:value="88.8">
            <text:p>88.80</text:p>
          </table:table-cell>
          <table:table-cell table:style-name="Default" office:value-type="string">
            <text:p>dodge/block form, has leaks</text:p>
          </table:table-cell>
          <table:table-cell table:style-name="Default" table:number-columns-repeated="5"/>
          <table:table-cell table:number-columns-repeated="998"/>
        </table:table-row>
        <table:table-row table:style-name="ro6">
          <table:table-cell table:style-name="ce18" office:value-type="float" office:value="3">
            <text:p>3</text:p>
          </table:table-cell>
          <table:table-cell table:style-name="ce25" office:value-type="float" office:value="750">
            <text:p>750</text:p>
          </table:table-cell>
          <table:table-cell table:style-name="ce45" office:value-type="float" office:value="13000">
            <text:p>13,000</text:p>
          </table:table-cell>
          <table:table-cell table:style-name="ce45" office:value-type="float" office:value="4500">
            <text:p>4,500</text:p>
          </table:table-cell>
          <table:table-cell table:style-name="ce45" office:value-type="float" office:value="1800">
            <text:p>1,800</text:p>
          </table:table-cell>
          <table:table-cell table:style-name="ce45" office:value-type="float" office:value="8200">
            <text:p>8,200</text:p>
          </table:table-cell>
          <table:table-cell table:style-name="ce45" office:value-type="float" office:value="4500">
            <text:p>4,500</text:p>
          </table:table-cell>
          <table:table-cell table:style-name="ce45" office:value-type="float" office:value="3000">
            <text:p>3,000</text:p>
          </table:table-cell>
          <table:table-cell table:style-name="ce45" office:value-type="float" office:value="4500">
            <text:p>4,500</text:p>
          </table:table-cell>
          <table:table-cell table:style-name="ce45" office:value-type="float" office:value="9000">
            <text:p>9,000</text:p>
          </table:table-cell>
          <table:table-cell table:style-name="ce45" office:value-type="float" office:value="8200">
            <text:p>8,200</text:p>
          </table:table-cell>
          <table:table-cell table:style-name="ce25" office:value-type="float" office:value="1000">
            <text:p>1,000</text:p>
          </table:table-cell>
          <table:table-cell table:style-name="ce25" table:formula="of:=[.L13]-[.L12]" office:value-type="float" office:value="0">
            <text:p>0</text:p>
          </table:table-cell>
          <table:table-cell table:style-name="ce25"/>
          <table:table-cell table:number-columns-repeated="4"/>
          <table:table-cell table:style-name="ce37"/>
          <table:table-cell table:style-name="ce70"/>
          <table:table-cell table:style-name="Default" table:number-columns-repeated="6"/>
          <table:table-cell table:number-columns-repeated="998"/>
        </table:table-row>
        <table:table-row table:style-name="ro6">
          <table:table-cell table:style-name="ce18" office:value-type="float" office:value="4">
            <text:p>4</text:p>
          </table:table-cell>
          <table:table-cell table:style-name="ce25" office:value-type="float" office:value="1000">
            <text:p>1,000</text:p>
          </table:table-cell>
          <table:table-cell table:style-name="ce45" office:value-type="float" office:value="15750">
            <text:p>15,750</text:p>
          </table:table-cell>
          <table:table-cell table:style-name="ce45" office:value-type="float" office:value="6000">
            <text:p>6,000</text:p>
          </table:table-cell>
          <table:table-cell table:style-name="ce45" office:value-type="float" office:value="2400">
            <text:p>2,400</text:p>
          </table:table-cell>
          <table:table-cell table:style-name="ce45" office:value-type="float" office:value="11700">
            <text:p>11,700</text:p>
          </table:table-cell>
          <table:table-cell table:style-name="ce45" office:value-type="float" office:value="6000">
            <text:p>6,000</text:p>
          </table:table-cell>
          <table:table-cell table:style-name="ce45" office:value-type="float" office:value="4000">
            <text:p>4,000</text:p>
          </table:table-cell>
          <table:table-cell table:style-name="ce45" office:value-type="float" office:value="6000">
            <text:p>6,000</text:p>
          </table:table-cell>
          <table:table-cell table:style-name="ce45" office:value-type="float" office:value="13000">
            <text:p>13,000</text:p>
          </table:table-cell>
          <table:table-cell table:style-name="ce45" office:value-type="float" office:value="11700">
            <text:p>11,700</text:p>
          </table:table-cell>
          <table:table-cell table:style-name="ce25" office:value-type="float" office:value="1000">
            <text:p>1,000</text:p>
          </table:table-cell>
          <table:table-cell table:style-name="ce25" table:formula="of:=[.L14]-[.L13]" office:value-type="float" office:value="0">
            <text:p>0</text:p>
          </table:table-cell>
          <table:table-cell table:style-name="ce25"/>
          <table:table-cell table:number-columns-repeated="6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24" office:value-type="float" office:value="5">
            <text:p>5</text:p>
          </table:table-cell>
          <table:table-cell table:style-name="ce44" office:value-type="float" office:value="1250">
            <text:p>1,250</text:p>
          </table:table-cell>
          <table:table-cell table:style-name="ce46" office:value-type="float" office:value="18500">
            <text:p>18,500</text:p>
          </table:table-cell>
          <table:table-cell table:style-name="ce46" office:value-type="float" office:value="7500">
            <text:p>7,500</text:p>
          </table:table-cell>
          <table:table-cell table:style-name="ce46" office:value-type="float" office:value="3000">
            <text:p>3,000</text:p>
          </table:table-cell>
          <table:table-cell table:style-name="ce46" office:value-type="float" office:value="22500">
            <text:p>22,500</text:p>
          </table:table-cell>
          <table:table-cell table:style-name="ce46" office:value-type="float" office:value="7500">
            <text:p>7,500</text:p>
          </table:table-cell>
          <table:table-cell table:style-name="ce46" office:value-type="float" office:value="5000">
            <text:p>5,000</text:p>
          </table:table-cell>
          <table:table-cell table:style-name="ce46" office:value-type="float" office:value="19500">
            <text:p>19,500</text:p>
          </table:table-cell>
          <table:table-cell table:style-name="ce46" office:value-type="float" office:value="17000">
            <text:p>17,000</text:p>
          </table:table-cell>
          <table:table-cell table:style-name="ce46" office:value-type="float" office:value="22500">
            <text:p>22,500</text:p>
          </table:table-cell>
          <table:table-cell table:style-name="ce44" office:value-type="float" office:value="4500">
            <text:p>4,500</text:p>
          </table:table-cell>
          <table:table-cell table:style-name="ce25" table:formula="of:=[.L15]-[.L14]" office:value-type="float" office:value="3500">
            <text:p>3,500</text:p>
          </table:table-cell>
          <table:table-cell table:style-name="ce25"/>
          <table:table-cell/>
          <table:table-cell office:value-type="string">
            <text:p>crit</text:p>
          </table:table-cell>
          <table:table-cell office:value-type="string">
            <text:p>gives chance to boost dmg in a round</text:p>
          </table:table-cell>
          <table:table-cell table:number-columns-repeated="4"/>
          <table:table-cell table:style-name="Default" table:number-columns-repeated="5"/>
          <table:table-cell table:number-columns-repeated="998"/>
        </table:table-row>
        <table:table-row table:style-name="ro6">
          <table:table-cell table:style-name="ce18" office:value-type="float" office:value="6">
            <text:p>6</text:p>
          </table:table-cell>
          <table:table-cell table:style-name="ce25" office:value-type="float" office:value="1500">
            <text:p>1,500</text:p>
          </table:table-cell>
          <table:table-cell table:style-name="ce45" office:value-type="float" office:value="21250">
            <text:p>21,250</text:p>
          </table:table-cell>
          <table:table-cell table:style-name="ce45" office:value-type="float" office:value="9000">
            <text:p>9,000</text:p>
          </table:table-cell>
          <table:table-cell table:style-name="ce45" office:value-type="float" office:value="3600">
            <text:p>3,600</text:p>
          </table:table-cell>
          <table:table-cell table:style-name="ce45" office:value-type="float" office:value="27500">
            <text:p>27,500</text:p>
          </table:table-cell>
          <table:table-cell table:style-name="ce45" office:value-type="float" office:value="9000">
            <text:p>9,000</text:p>
          </table:table-cell>
          <table:table-cell table:style-name="ce45" office:value-type="float" office:value="6000">
            <text:p>6,000</text:p>
          </table:table-cell>
          <table:table-cell table:style-name="ce45" office:value-type="float" office:value="26250">
            <text:p>26,250</text:p>
          </table:table-cell>
          <table:table-cell table:style-name="ce45" office:value-type="float" office:value="21000">
            <text:p>21,000</text:p>
          </table:table-cell>
          <table:table-cell table:style-name="ce45" office:value-type="float" office:value="27500">
            <text:p>27,500</text:p>
          </table:table-cell>
          <table:table-cell table:style-name="ce25" office:value-type="float" office:value="4500">
            <text:p>4,500</text:p>
          </table:table-cell>
          <table:table-cell table:style-name="ce25" table:formula="of:=[.L16]-[.L15]" office:value-type="float" office:value="0">
            <text:p>0</text:p>
          </table:table-cell>
          <table:table-cell table:style-name="ce25"/>
          <table:table-cell/>
          <table:table-cell office:value-type="string">
            <text:p>dodge</text:p>
          </table:table-cell>
          <table:table-cell office:value-type="string">
            <text:p>helps you decrease incoming dmg</text:p>
          </table:table-cell>
          <table:table-cell table:number-columns-repeated="4"/>
          <table:table-cell table:style-name="Default" table:number-columns-repeated="5"/>
          <table:table-cell table:number-columns-repeated="998"/>
        </table:table-row>
        <table:table-row table:style-name="ro6">
          <table:table-cell table:style-name="ce18" office:value-type="float" office:value="7">
            <text:p>7</text:p>
          </table:table-cell>
          <table:table-cell table:style-name="ce25" office:value-type="float" office:value="1750">
            <text:p>1,750</text:p>
          </table:table-cell>
          <table:table-cell table:style-name="ce45" office:value-type="float" office:value="24000">
            <text:p>24,000</text:p>
          </table:table-cell>
          <table:table-cell table:style-name="ce45" office:value-type="float" office:value="10500">
            <text:p>10,500</text:p>
          </table:table-cell>
          <table:table-cell table:style-name="ce45" office:value-type="float" office:value="4200">
            <text:p>4,200</text:p>
          </table:table-cell>
          <table:table-cell table:style-name="ce45" office:value-type="float" office:value="32500">
            <text:p>32,500</text:p>
          </table:table-cell>
          <table:table-cell table:style-name="ce45" office:value-type="float" office:value="10500">
            <text:p>10,500</text:p>
          </table:table-cell>
          <table:table-cell table:style-name="ce45" office:value-type="float" office:value="7000">
            <text:p>7,000</text:p>
          </table:table-cell>
          <table:table-cell table:style-name="ce45" office:value-type="float" office:value="34500">
            <text:p>34,500</text:p>
          </table:table-cell>
          <table:table-cell table:style-name="ce45" office:value-type="float" office:value="25000">
            <text:p>25,000</text:p>
          </table:table-cell>
          <table:table-cell table:style-name="ce9"/>
          <table:table-cell table:style-name="ce25" office:value-type="float" office:value="4500">
            <text:p>4,500</text:p>
          </table:table-cell>
          <table:table-cell table:style-name="ce25" table:formula="of:=[.L17]-[.L16]" office:value-type="float" office:value="0">
            <text:p>0</text:p>
          </table:table-cell>
          <table:table-cell table:style-name="ce25"/>
          <table:table-cell/>
          <table:table-cell office:value-type="string">
            <text:p>disarm</text:p>
          </table:table-cell>
          <table:table-cell office:value-type="string">
            <text:p>disarm a player</text:p>
          </table:table-cell>
          <table:table-cell table:number-columns-repeated="4"/>
          <table:table-cell table:style-name="Default" table:number-columns-repeated="5"/>
          <table:table-cell table:number-columns-repeated="998"/>
        </table:table-row>
        <table:table-row table:style-name="ro6">
          <table:table-cell table:style-name="ce18" office:value-type="float" office:value="8">
            <text:p>8</text:p>
          </table:table-cell>
          <table:table-cell table:style-name="ce25" office:value-type="float" office:value="2000">
            <text:p>2,000</text:p>
          </table:table-cell>
          <table:table-cell table:style-name="ce45" office:value-type="float" office:value="26750">
            <text:p>26,750</text:p>
          </table:table-cell>
          <table:table-cell table:style-name="ce45" office:value-type="float" office:value="12000">
            <text:p>12,000</text:p>
          </table:table-cell>
          <table:table-cell table:style-name="ce45" office:value-type="float" office:value="4800">
            <text:p>4,800</text:p>
          </table:table-cell>
          <table:table-cell table:style-name="ce45" office:value-type="float" office:value="37500">
            <text:p>37,500</text:p>
          </table:table-cell>
          <table:table-cell table:style-name="ce45" office:value-type="float" office:value="12000">
            <text:p>12,000</text:p>
          </table:table-cell>
          <table:table-cell table:style-name="ce45" office:value-type="float" office:value="8000">
            <text:p>8,000</text:p>
          </table:table-cell>
          <table:table-cell table:style-name="ce45" office:value-type="float" office:value="44250">
            <text:p>44,250</text:p>
          </table:table-cell>
          <table:table-cell table:style-name="ce45" office:value-type="float" office:value="29000">
            <text:p>29,000</text:p>
          </table:table-cell>
          <table:table-cell table:style-name="ce9"/>
          <table:table-cell table:style-name="ce25" office:value-type="float" office:value="4500">
            <text:p>4,500</text:p>
          </table:table-cell>
          <table:table-cell table:style-name="ce25" table:formula="of:=[.L18]-[.L17]" office:value-type="float" office:value="0">
            <text:p>0</text:p>
          </table:table-cell>
          <table:table-cell table:style-name="ce25"/>
          <table:table-cell/>
          <table:table-cell office:value-type="string">
            <text:p>hands</text:p>
          </table:table-cell>
          <table:table-cell office:value-type="string">
            <text:p>how well/much we heal</text:p>
          </table:table-cell>
          <table:table-cell table:number-columns-repeated="4"/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18" office:value-type="float" office:value="9">
            <text:p>9</text:p>
          </table:table-cell>
          <table:table-cell table:style-name="ce25" office:value-type="float" office:value="2250">
            <text:p>2,250</text:p>
          </table:table-cell>
          <table:table-cell table:style-name="ce45" office:value-type="float" office:value="29500">
            <text:p>29,500</text:p>
          </table:table-cell>
          <table:table-cell table:style-name="ce45" office:value-type="float" office:value="13500">
            <text:p>13,500</text:p>
          </table:table-cell>
          <table:table-cell table:style-name="ce45" office:value-type="float" office:value="5400">
            <text:p>5,400</text:p>
          </table:table-cell>
          <table:table-cell table:style-name="ce45" office:value-type="float" office:value="42500">
            <text:p>42,500</text:p>
          </table:table-cell>
          <table:table-cell table:style-name="ce45" office:value-type="float" office:value="13500">
            <text:p>13,500</text:p>
          </table:table-cell>
          <table:table-cell table:style-name="ce45" office:value-type="float" office:value="9000">
            <text:p>9,000</text:p>
          </table:table-cell>
          <table:table-cell table:style-name="ce45" office:value-type="float" office:value="55500">
            <text:p>55,500</text:p>
          </table:table-cell>
          <table:table-cell table:style-name="ce45" office:value-type="float" office:value="33000">
            <text:p>33,000</text:p>
          </table:table-cell>
          <table:table-cell table:style-name="ce9"/>
          <table:table-cell table:style-name="ce25" office:value-type="float" office:value="4500">
            <text:p>4,500</text:p>
          </table:table-cell>
          <table:table-cell table:style-name="ce25" table:formula="of:=[.L19]-[.L18]" office:value-type="float" office:value="0">
            <text:p>0</text:p>
          </table:table-cell>
          <table:table-cell table:style-name="ce25"/>
          <table:table-cell/>
          <table:table-cell office:value-type="string">
            <text:p>study</text:p>
          </table:table-cell>
          <table:table-cell office:value-type="string">
            <text:p>how much info we get from mobs/sps/chi from corpses</text:p>
          </table:table-cell>
          <table:table-cell table:number-columns-repeated="4"/>
          <table:table-cell table:style-name="Default" table:number-columns-repeated="5"/>
          <table:table-cell table:number-columns-repeated="998"/>
        </table:table-row>
        <table:table-row table:style-name="ro6">
          <table:table-cell table:style-name="ce24" office:value-type="float" office:value="10">
            <text:p>10</text:p>
          </table:table-cell>
          <table:table-cell table:style-name="ce44" office:value-type="float" office:value="2500">
            <text:p>2,500</text:p>
          </table:table-cell>
          <table:table-cell table:style-name="ce46" office:value-type="float" office:value="32250">
            <text:p>32,250</text:p>
          </table:table-cell>
          <table:table-cell table:style-name="ce46" office:value-type="float" office:value="15000">
            <text:p>15,000</text:p>
          </table:table-cell>
          <table:table-cell table:style-name="ce46" office:value-type="float" office:value="6000">
            <text:p>6,000</text:p>
          </table:table-cell>
          <table:table-cell table:style-name="ce46" office:value-type="float" office:value="250000">
            <text:p>250,000</text:p>
          </table:table-cell>
          <table:table-cell table:style-name="ce46" office:value-type="float" office:value="25000">
            <text:p>25,000</text:p>
          </table:table-cell>
          <table:table-cell table:style-name="ce46" office:value-type="float" office:value="27500">
            <text:p>27,500</text:p>
          </table:table-cell>
          <table:table-cell table:style-name="ce46" office:value-type="float" office:value="100000">
            <text:p>100,000</text:p>
          </table:table-cell>
          <table:table-cell table:style-name="ce46" office:value-type="float" office:value="86000">
            <text:p>86,000</text:p>
          </table:table-cell>
          <table:table-cell table:style-name="ce41"/>
          <table:table-cell table:style-name="ce44" office:value-type="float" office:value="7500">
            <text:p>7,500</text:p>
          </table:table-cell>
          <table:table-cell table:style-name="ce25" table:formula="of:=[.L20]-[.L19]" office:value-type="float" office:value="3000">
            <text:p>3,000</text:p>
          </table:table-cell>
          <table:table-cell table:style-name="ce25"/>
          <table:table-cell/>
          <table:table-cell office:value-type="string">
            <text:p>stun</text:p>
          </table:table-cell>
          <table:table-cell office:value-type="string">
            <text:p>chance to stun or slow mob for 1 round</text:p>
          </table:table-cell>
          <table:table-cell table:number-columns-repeated="4"/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18" office:value-type="float" office:value="11">
            <text:p>11</text:p>
          </table:table-cell>
          <table:table-cell table:style-name="ce25" office:value-type="float" office:value="2750">
            <text:p>2,750</text:p>
          </table:table-cell>
          <table:table-cell table:style-name="ce45" office:value-type="float" office:value="35000">
            <text:p>35,000</text:p>
          </table:table-cell>
          <table:table-cell table:style-name="ce9"/>
          <table:table-cell table:style-name="ce45" office:value-type="float" office:value="6600">
            <text:p>6,600</text:p>
          </table:table-cell>
          <table:table-cell table:style-name="ce45" office:value-type="float" office:value="275000">
            <text:p>275,000</text:p>
          </table:table-cell>
          <table:table-cell table:style-name="ce45" office:value-type="float" office:value="25250">
            <text:p>25,250</text:p>
          </table:table-cell>
          <table:table-cell table:style-name="ce45" office:value-type="float" office:value="30000">
            <text:p>30,000</text:p>
          </table:table-cell>
          <table:table-cell table:style-name="ce45" office:value-type="float" office:value="100000">
            <text:p>100,000</text:p>
          </table:table-cell>
          <table:table-cell table:style-name="ce45" office:value-type="float" office:value="105000">
            <text:p>105,000</text:p>
          </table:table-cell>
          <table:table-cell table:style-name="ce9"/>
          <table:table-cell table:style-name="ce25" office:value-type="float" office:value="7500">
            <text:p>7,500</text:p>
          </table:table-cell>
          <table:table-cell table:style-name="ce25" table:formula="of:=[.L21]-[.L20]" office:value-type="float" office:value="0">
            <text:p>0</text:p>
          </table:table-cell>
          <table:table-cell table:style-name="ce25"/>
          <table:table-cell/>
          <table:table-cell office:value-type="string">
            <text:p>palm</text:p>
          </table:table-cell>
          <table:table-cell office:value-type="string">
            <text:p>addhp dmg to mob/player (1 ae)</text:p>
          </table:table-cell>
          <table:table-cell table:number-columns-repeated="1007"/>
        </table:table-row>
        <table:table-row table:style-name="ro5">
          <table:table-cell table:style-name="ce18" office:value-type="float" office:value="12">
            <text:p>12</text:p>
          </table:table-cell>
          <table:table-cell table:style-name="ce25" office:value-type="float" office:value="3000">
            <text:p>3,000</text:p>
          </table:table-cell>
          <table:table-cell table:style-name="ce45" office:value-type="float" office:value="37750">
            <text:p>37,750</text:p>
          </table:table-cell>
          <table:table-cell table:style-name="ce9"/>
          <table:table-cell table:style-name="ce45" office:value-type="float" office:value="7200">
            <text:p>7,200</text:p>
          </table:table-cell>
          <table:table-cell table:style-name="ce45" office:value-type="float" office:value="300000">
            <text:p>300,000</text:p>
          </table:table-cell>
          <table:table-cell table:style-name="ce45" office:value-type="float" office:value="26750">
            <text:p>26,750</text:p>
          </table:table-cell>
          <table:table-cell table:style-name="ce45" office:value-type="float" office:value="32500">
            <text:p>32,500</text:p>
          </table:table-cell>
          <table:table-cell table:style-name="ce9" office:value-type="float" office:value="100000">
            <text:p>100,000</text:p>
          </table:table-cell>
          <table:table-cell table:style-name="ce45" office:value-type="float" office:value="126000">
            <text:p>126,000</text:p>
          </table:table-cell>
          <table:table-cell table:style-name="ce9"/>
          <table:table-cell table:style-name="ce25" office:value-type="float" office:value="7500">
            <text:p>7,500</text:p>
          </table:table-cell>
          <table:table-cell table:style-name="ce25" table:formula="of:=[.L22]-[.L21]" office:value-type="float" office:value="0">
            <text:p>0</text:p>
          </table:table-cell>
          <table:table-cell table:style-name="ce25"/>
          <table:table-cell/>
          <table:table-cell office:value-type="string">
            <text:p>meditate</text:p>
          </table:table-cell>
          <table:table-cell office:value-type="string">
            <text:p>sp regen per round, how fast we meditate</text:p>
          </table:table-cell>
          <table:table-cell table:number-columns-repeated="1007"/>
        </table:table-row>
        <table:table-row table:style-name="ro6">
          <table:table-cell table:style-name="ce18" office:value-type="float" office:value="13">
            <text:p>13</text:p>
          </table:table-cell>
          <table:table-cell table:style-name="ce25" office:value-type="float" office:value="3250">
            <text:p>3,250</text:p>
          </table:table-cell>
          <table:table-cell table:style-name="ce45" office:value-type="float" office:value="40500">
            <text:p>40,500</text:p>
          </table:table-cell>
          <table:table-cell table:style-name="ce9"/>
          <table:table-cell table:style-name="ce45" office:value-type="float" office:value="7800">
            <text:p>7,800</text:p>
          </table:table-cell>
          <table:table-cell table:style-name="ce45" office:value-type="float" office:value="325000">
            <text:p>325,000</text:p>
          </table:table-cell>
          <table:table-cell table:style-name="ce45" office:value-type="float" office:value="31500">
            <text:p>31,500</text:p>
          </table:table-cell>
          <table:table-cell table:style-name="ce45" office:value-type="float" office:value="35000">
            <text:p>35,000</text:p>
          </table:table-cell>
          <table:table-cell table:style-name="ce9"/>
          <table:table-cell table:style-name="ce45" office:value-type="float" office:value="149000">
            <text:p>149,000</text:p>
          </table:table-cell>
          <table:table-cell table:style-name="ce9"/>
          <table:table-cell table:style-name="ce25" office:value-type="float" office:value="7500">
            <text:p>7,500</text:p>
          </table:table-cell>
          <table:table-cell table:style-name="ce25" table:formula="of:=[.L23]-[.L22]" office:value-type="float" office:value="0">
            <text:p>0</text:p>
          </table:table-cell>
          <table:table-cell table:style-name="ce25"/>
          <table:table-cell/>
          <table:table-cell office:value-type="string">
            <text:p>focus</text:p>
          </table:table-cell>
          <table:table-cell office:value-type="string">
            <text:p>raises maxes of all skills/methods, gives focus points</text:p>
          </table:table-cell>
          <table:table-cell table:number-columns-repeated="1007"/>
        </table:table-row>
        <table:table-row table:style-name="ro6">
          <table:table-cell table:style-name="ce18" office:value-type="float" office:value="14">
            <text:p>14</text:p>
          </table:table-cell>
          <table:table-cell table:style-name="ce25" office:value-type="float" office:value="3500">
            <text:p>3,500</text:p>
          </table:table-cell>
          <table:table-cell table:style-name="ce45" office:value-type="float" office:value="43250">
            <text:p>43,250</text:p>
          </table:table-cell>
          <table:table-cell table:style-name="ce9"/>
          <table:table-cell table:style-name="ce45" office:value-type="float" office:value="8400">
            <text:p>8,400</text:p>
          </table:table-cell>
          <table:table-cell table:style-name="ce9" office:value-type="float" office:value="350000">
            <text:p>350,000</text:p>
          </table:table-cell>
          <table:table-cell table:style-name="ce45" office:value-type="float" office:value="40750">
            <text:p>40,750</text:p>
          </table:table-cell>
          <table:table-cell table:style-name="ce45" office:value-type="float" office:value="37500">
            <text:p>37,500</text:p>
          </table:table-cell>
          <table:table-cell table:style-name="ce9"/>
          <table:table-cell table:style-name="ce45" office:value-type="float" office:value="174000">
            <text:p>174,000</text:p>
          </table:table-cell>
          <table:table-cell table:style-name="ce9"/>
          <table:table-cell table:style-name="ce25" office:value-type="float" office:value="7500">
            <text:p>7,500</text:p>
          </table:table-cell>
          <table:table-cell table:style-name="ce25" table:formula="of:=[.L24]-[.L23]" office:value-type="float" office:value="0">
            <text:p>0</text:p>
          </table:table-cell>
          <table:table-cell table:style-name="ce25"/>
          <table:table-cell/>
          <table:table-cell office:value-type="string">
            <text:p>metabolism</text:p>
          </table:table-cell>
          <table:table-cell office:value-type="string">
            <text:p>how fast we process food/drink</text:p>
          </table:table-cell>
          <table:table-cell table:number-columns-repeated="1007"/>
        </table:table-row>
        <table:table-row table:style-name="ro6">
          <table:table-cell table:style-name="ce24" office:value-type="float" office:value="15">
            <text:p>15</text:p>
          </table:table-cell>
          <table:table-cell table:style-name="ce44" office:value-type="float" office:value="3750">
            <text:p>3,750</text:p>
          </table:table-cell>
          <table:table-cell table:style-name="ce46" office:value-type="float" office:value="686250">
            <text:p>686,250</text:p>
          </table:table-cell>
          <table:table-cell table:style-name="ce41"/>
          <table:table-cell table:style-name="ce46" office:value-type="float" office:value="9000">
            <text:p>9,000</text:p>
          </table:table-cell>
          <table:table-cell table:style-name="ce41" office:value-type="float" office:value="1000000">
            <text:p>1,000,000</text:p>
          </table:table-cell>
          <table:table-cell table:style-name="ce46" office:value-type="float" office:value="56000">
            <text:p>56,000</text:p>
          </table:table-cell>
          <table:table-cell table:style-name="ce46" office:value-type="float" office:value="544000">
            <text:p>544,000</text:p>
          </table:table-cell>
          <table:table-cell table:style-name="ce41"/>
          <table:table-cell table:style-name="ce46" office:value-type="float" office:value="201000">
            <text:p>201,000</text:p>
          </table:table-cell>
          <table:table-cell table:style-name="ce41"/>
          <table:table-cell table:style-name="ce44" office:value-type="float" office:value="12500">
            <text:p>12,500</text:p>
          </table:table-cell>
          <table:table-cell table:style-name="ce25" table:formula="of:=[.L25]-[.L24]" office:value-type="float" office:value="5000">
            <text:p>5,000</text:p>
          </table:table-cell>
          <table:table-cell table:style-name="ce25"/>
          <table:table-cell/>
          <table:table-cell office:value-type="string">
            <text:p>method</text:p>
          </table:table-cell>
          <table:table-cell table:number-columns-repeated="1008"/>
        </table:table-row>
        <table:table-row table:style-name="ro6">
          <table:table-cell table:style-name="ce18" office:value-type="float" office:value="16">
            <text:p>16</text:p>
          </table:table-cell>
          <table:table-cell table:style-name="ce25" office:value-type="float" office:value="4000">
            <text:p>4,000</text:p>
          </table:table-cell>
          <table:table-cell table:style-name="ce45" office:value-type="float" office:value="844000">
            <text:p>844,000</text:p>
          </table:table-cell>
          <table:table-cell table:style-name="ce9"/>
          <table:table-cell table:style-name="ce45" office:value-type="float" office:value="9600">
            <text:p>9,600</text:p>
          </table:table-cell>
          <table:table-cell table:style-name="ce9" office:value-type="float" office:value="2500000">
            <text:p>2,500,000</text:p>
          </table:table-cell>
          <table:table-cell table:style-name="ce45" office:value-type="float" office:value="78750">
            <text:p>78,750</text:p>
          </table:table-cell>
          <table:table-cell table:style-name="ce45" office:value-type="float" office:value="623750">
            <text:p>623,750</text:p>
          </table:table-cell>
          <table:table-cell table:style-name="ce9"/>
          <table:table-cell table:style-name="ce45" office:value-type="float" office:value="230000">
            <text:p>230,000</text:p>
          </table:table-cell>
          <table:table-cell table:style-name="ce9"/>
          <table:table-cell table:style-name="ce25" office:value-type="float" office:value="13250">
            <text:p>13,250</text:p>
          </table:table-cell>
          <table:table-cell table:style-name="ce25" table:formula="of:=[.L26]-[.L25]" office:value-type="float" office:value="750">
            <text:p>7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17">
            <text:p>17</text:p>
          </table:table-cell>
          <table:table-cell table:style-name="ce25" office:value-type="float" office:value="4250">
            <text:p>4,250</text:p>
          </table:table-cell>
          <table:table-cell table:style-name="ce9" office:value-type="float" office:value="1024250">
            <text:p>1,024,250</text:p>
          </table:table-cell>
          <table:table-cell table:style-name="ce9"/>
          <table:table-cell table:style-name="ce45" office:value-type="float" office:value="10200">
            <text:p>10,200</text:p>
          </table:table-cell>
          <table:table-cell table:style-name="ce9"/>
          <table:table-cell table:style-name="ce45" office:value-type="float" office:value="110500">
            <text:p>110,500</text:p>
          </table:table-cell>
          <table:table-cell table:style-name="ce9" office:value-type="float" office:value="709000">
            <text:p>709,000</text:p>
          </table:table-cell>
          <table:table-cell table:style-name="ce9"/>
          <table:table-cell table:style-name="ce45" office:value-type="float" office:value="261000">
            <text:p>261,000</text:p>
          </table:table-cell>
          <table:table-cell table:style-name="ce9"/>
          <table:table-cell table:style-name="ce25" office:value-type="float" office:value="14000">
            <text:p>14,000</text:p>
          </table:table-cell>
          <table:table-cell table:style-name="ce25" table:formula="of:=[.L27]-[.L26]" office:value-type="float" office:value="750">
            <text:p>7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18">
            <text:p>18</text:p>
          </table:table-cell>
          <table:table-cell table:style-name="ce25" office:value-type="float" office:value="4500">
            <text:p>4,500</text:p>
          </table:table-cell>
          <table:table-cell table:style-name="ce9" office:value-type="float" office:value="1228500">
            <text:p>1,228,500</text:p>
          </table:table-cell>
          <table:table-cell table:style-name="ce9"/>
          <table:table-cell table:style-name="ce45" office:value-type="float" office:value="10800">
            <text:p>10,800</text:p>
          </table:table-cell>
          <table:table-cell table:style-name="ce9"/>
          <table:table-cell table:style-name="ce45" office:value-type="float" office:value="152750">
            <text:p>152,750</text:p>
          </table:table-cell>
          <table:table-cell table:style-name="ce9" office:value-type="float" office:value="799750">
            <text:p>799,750</text:p>
          </table:table-cell>
          <table:table-cell table:style-name="ce9"/>
          <table:table-cell table:style-name="ce9" office:value-type="float" office:value="294000">
            <text:p>294,000</text:p>
          </table:table-cell>
          <table:table-cell table:style-name="ce9"/>
          <table:table-cell table:style-name="ce25" office:value-type="float" office:value="14750">
            <text:p>14,750</text:p>
          </table:table-cell>
          <table:table-cell table:style-name="ce25" table:formula="of:=[.L28]-[.L27]" office:value-type="float" office:value="750">
            <text:p>750</text:p>
          </table:table-cell>
          <table:table-cell table:style-name="ce25"/>
          <table:table-cell/>
          <table:table-cell office:value-type="string">
            <text:p>method idea: train 4 methods equally, not maxing any since they're linear</text:p>
          </table:table-cell>
          <table:table-cell table:number-columns-repeated="1008"/>
        </table:table-row>
        <table:table-row table:style-name="ro6">
          <table:table-cell table:style-name="ce18" office:value-type="float" office:value="19">
            <text:p>19</text:p>
          </table:table-cell>
          <table:table-cell table:style-name="ce25" office:value-type="float" office:value="4750">
            <text:p>4,750</text:p>
          </table:table-cell>
          <table:table-cell table:style-name="ce9" table:number-columns-repeated="2"/>
          <table:table-cell table:style-name="ce45" office:value-type="float" office:value="11400">
            <text:p>11,400</text:p>
          </table:table-cell>
          <table:table-cell table:style-name="ce9"/>
          <table:table-cell table:style-name="ce45" office:value-type="float" office:value="207000">
            <text:p>207,000</text:p>
          </table:table-cell>
          <table:table-cell table:style-name="ce9" office:value-type="float" office:value="896000">
            <text:p>896,000</text:p>
          </table:table-cell>
          <table:table-cell table:style-name="ce9"/>
          <table:table-cell table:style-name="ce9" office:value-type="float" office:value="329000">
            <text:p>329,000</text:p>
          </table:table-cell>
          <table:table-cell table:style-name="ce9"/>
          <table:table-cell table:style-name="ce25" office:value-type="float" office:value="18500">
            <text:p>18,500</text:p>
          </table:table-cell>
          <table:table-cell table:style-name="ce25" table:formula="of:=[.L29]-[.L28]" office:value-type="float" office:value="3750">
            <text:p>3,750</text:p>
          </table:table-cell>
          <table:table-cell table:style-name="ce25"/>
          <table:table-cell/>
          <table:table-cell office:value-type="string">
            <text:p>once speed is maxed at 25, I think phoenix may lose some luster</text:p>
          </table:table-cell>
          <table:table-cell table:number-columns-repeated="1008"/>
        </table:table-row>
        <table:table-row table:style-name="ro6">
          <table:table-cell table:style-name="ce24" office:value-type="float" office:value="20">
            <text:p>20</text:p>
          </table:table-cell>
          <table:table-cell table:style-name="ce44" office:value-type="float" office:value="5000">
            <text:p>5,000</text:p>
          </table:table-cell>
          <table:table-cell table:style-name="ce41" table:number-columns-repeated="2"/>
          <table:table-cell table:style-name="ce46" office:value-type="float" office:value="21750">
            <text:p>21,750</text:p>
          </table:table-cell>
          <table:table-cell table:style-name="ce41"/>
          <table:table-cell table:style-name="ce46" office:value-type="float" office:value="274750">
            <text:p>274,750</text:p>
          </table:table-cell>
          <table:table-cell table:style-name="ce41" office:value-type="float" office:value="997750">
            <text:p>997,750</text:p>
          </table:table-cell>
          <table:table-cell table:style-name="ce41"/>
          <table:table-cell table:style-name="ce41" office:value-type="float" office:value="366000">
            <text:p>366,000</text:p>
          </table:table-cell>
          <table:table-cell table:style-name="ce41"/>
          <table:table-cell table:style-name="ce41" office:value-type="float" office:value="20000">
            <text:p>20,000</text:p>
          </table:table-cell>
          <table:table-cell table:style-name="ce25" table:formula="of:=[.L30]-[.L29]" office:value-type="float" office:value="1500">
            <text:p>1,500</text:p>
          </table:table-cell>
          <table:table-cell table:style-name="ce25"/>
          <table:table-cell/>
          <table:table-cell office:value-type="string">
            <text:p>I'm assuming it can boost speed at that point but still helps dodge</text:p>
          </table:table-cell>
          <table:table-cell table:number-columns-repeated="1008"/>
        </table:table-row>
        <table:table-row table:style-name="ro6">
          <table:table-cell table:style-name="ce18" office:value-type="float" office:value="21">
            <text:p>21</text:p>
          </table:table-cell>
          <table:table-cell table:style-name="ce25" office:value-type="float" office:value="5250">
            <text:p>5,250</text:p>
          </table:table-cell>
          <table:table-cell table:style-name="ce9" table:number-columns-repeated="2"/>
          <table:table-cell table:style-name="ce45" office:value-type="float" office:value="22500">
            <text:p>22,500</text:p>
          </table:table-cell>
          <table:table-cell table:style-name="ce9"/>
          <table:table-cell table:style-name="ce45" office:value-type="float" office:value="357500">
            <text:p>357,500</text:p>
          </table:table-cell>
          <table:table-cell table:style-name="Default"/>
          <table:table-cell table:style-name="ce9" table:number-columns-repeated="3"/>
          <table:table-cell table:style-name="ce47" office:value-type="float" office:value="21500">
            <text:p>21,500</text:p>
          </table:table-cell>
          <table:table-cell table:style-name="ce25" table:formula="of:=[.L31]-[.L30]" office:value-type="float" office:value="1500">
            <text:p>1,5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22">
            <text:p>22</text:p>
          </table:table-cell>
          <table:table-cell table:style-name="ce25" office:value-type="float" office:value="5500">
            <text:p>5,500</text:p>
          </table:table-cell>
          <table:table-cell table:style-name="ce9" table:number-columns-repeated="2"/>
          <table:table-cell table:style-name="ce45" office:value-type="float" office:value="23250">
            <text:p>23,250</text:p>
          </table:table-cell>
          <table:table-cell table:style-name="ce9"/>
          <table:table-cell table:style-name="ce9" office:value-type="float" office:value="456750">
            <text:p>456,750</text:p>
          </table:table-cell>
          <table:table-cell table:style-name="Default"/>
          <table:table-cell table:style-name="ce9" table:number-columns-repeated="3"/>
          <table:table-cell table:style-name="ce9" office:value-type="float" office:value="23000">
            <text:p>23,000</text:p>
          </table:table-cell>
          <table:table-cell table:style-name="ce25" table:formula="of:=[.L32]-[.L31]" office:value-type="float" office:value="1500">
            <text:p>1,5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23">
            <text:p>23</text:p>
          </table:table-cell>
          <table:table-cell table:style-name="ce25" office:value-type="float" office:value="5750">
            <text:p>5,750</text:p>
          </table:table-cell>
          <table:table-cell table:style-name="ce9" table:number-columns-repeated="2"/>
          <table:table-cell table:style-name="ce45" office:value-type="float" office:value="24000">
            <text:p>24,000</text:p>
          </table:table-cell>
          <table:table-cell table:style-name="ce9"/>
          <table:table-cell table:style-name="ce9" office:value-type="float" office:value="574000">
            <text:p>574,000</text:p>
          </table:table-cell>
          <table:table-cell table:style-name="Default"/>
          <table:table-cell table:style-name="ce9" table:number-columns-repeated="3"/>
          <table:table-cell table:style-name="ce9" office:value-type="float" office:value="24500">
            <text:p>24,500</text:p>
          </table:table-cell>
          <table:table-cell table:style-name="ce25" table:formula="of:=[.L33]-[.L32]" office:value-type="float" office:value="1500">
            <text:p>1,5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24">
            <text:p>24</text:p>
          </table:table-cell>
          <table:table-cell table:style-name="ce25" office:value-type="float" office:value="6000">
            <text:p>6,000</text:p>
          </table:table-cell>
          <table:table-cell table:style-name="ce9" table:number-columns-repeated="2"/>
          <table:table-cell table:style-name="ce45" office:value-type="float" office:value="24750">
            <text:p>24,750</text:p>
          </table:table-cell>
          <table:table-cell table:style-name="ce9"/>
          <table:table-cell table:style-name="ce9" office:value-type="float" office:value="710750">
            <text:p>710,750</text:p>
          </table:table-cell>
          <table:table-cell table:style-name="ce9" table:number-columns-repeated="4"/>
          <table:table-cell table:style-name="ce9" office:value-type="float" office:value="26000">
            <text:p>26,000</text:p>
          </table:table-cell>
          <table:table-cell table:style-name="ce25" table:formula="of:=[.L34]-[.L33]" office:value-type="float" office:value="1500">
            <text:p>1,5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24" office:value-type="float" office:value="25">
            <text:p>25</text:p>
          </table:table-cell>
          <table:table-cell table:style-name="ce44" office:value-type="float" office:value="6250">
            <text:p>6,250</text:p>
          </table:table-cell>
          <table:table-cell table:style-name="ce41" table:number-columns-repeated="2"/>
          <table:table-cell table:style-name="ce46" office:value-type="float" office:value="25500">
            <text:p>25,500</text:p>
          </table:table-cell>
          <table:table-cell table:style-name="ce41"/>
          <table:table-cell table:style-name="ce41" office:value-type="float" office:value="868500">
            <text:p>868,500</text:p>
          </table:table-cell>
          <table:table-cell table:style-name="ce41" table:number-columns-repeated="4"/>
          <table:table-cell table:style-name="ce41" office:value-type="float" office:value="27500">
            <text:p>27,500</text:p>
          </table:table-cell>
          <table:table-cell table:style-name="ce25" table:formula="of:=[.L35]-[.L34]" office:value-type="float" office:value="1500">
            <text:p>1,5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26">
            <text:p>26</text:p>
          </table:table-cell>
          <table:table-cell table:style-name="ce25" office:value-type="float" office:value="6500">
            <text:p>6,500</text:p>
          </table:table-cell>
          <table:table-cell table:style-name="ce9" table:number-columns-repeated="2"/>
          <table:table-cell table:style-name="ce45" office:value-type="float" office:value="26250">
            <text:p>26,250</text:p>
          </table:table-cell>
          <table:table-cell table:style-name="ce9" table:number-columns-repeated="6"/>
          <table:table-cell table:style-name="ce9" office:value-type="float" office:value="29000">
            <text:p>29,000</text:p>
          </table:table-cell>
          <table:table-cell table:style-name="ce25" table:formula="of:=[.L36]-[.L35]" office:value-type="float" office:value="1500">
            <text:p>1,5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27">
            <text:p>27</text:p>
          </table:table-cell>
          <table:table-cell table:style-name="ce25" office:value-type="float" office:value="6750">
            <text:p>6,750</text:p>
          </table:table-cell>
          <table:table-cell table:style-name="ce9" table:number-columns-repeated="2"/>
          <table:table-cell table:style-name="ce45" office:value-type="float" office:value="27000">
            <text:p>27,000</text:p>
          </table:table-cell>
          <table:table-cell table:style-name="ce9" table:number-columns-repeated="6"/>
          <table:table-cell table:style-name="ce9" office:value-type="float" office:value="30500">
            <text:p>30,500</text:p>
          </table:table-cell>
          <table:table-cell table:style-name="ce25" table:formula="of:=[.L37]-[.L36]" office:value-type="float" office:value="1500">
            <text:p>1,5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28">
            <text:p>28</text:p>
          </table:table-cell>
          <table:table-cell table:style-name="ce25" office:value-type="float" office:value="7000">
            <text:p>7,000</text:p>
          </table:table-cell>
          <table:table-cell table:style-name="ce9" table:number-columns-repeated="2"/>
          <table:table-cell table:style-name="ce45" office:value-type="float" office:value="27750">
            <text:p>27,750</text:p>
          </table:table-cell>
          <table:table-cell table:style-name="ce9" table:number-columns-repeated="6"/>
          <table:table-cell table:style-name="ce9" office:value-type="float" office:value="41750">
            <text:p>41,750</text:p>
          </table:table-cell>
          <table:table-cell table:style-name="ce25" table:formula="of:=[.L38]-[.L37]" office:value-type="float" office:value="11250">
            <text:p>11,2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29">
            <text:p>29</text:p>
          </table:table-cell>
          <table:table-cell table:style-name="ce25" office:value-type="float" office:value="7250">
            <text:p>7,250</text:p>
          </table:table-cell>
          <table:table-cell table:style-name="ce9" table:number-columns-repeated="2"/>
          <table:table-cell table:style-name="ce45" office:value-type="float" office:value="28500">
            <text:p>28,500</text:p>
          </table:table-cell>
          <table:table-cell table:style-name="ce9" table:number-columns-repeated="6"/>
          <table:table-cell table:style-name="ce9" office:value-type="float" office:value="44000">
            <text:p>44,000</text:p>
          </table:table-cell>
          <table:table-cell table:style-name="ce25" table:formula="of:=[.L39]-[.L38]" office:value-type="float" office:value="2250">
            <text:p>2,2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24" office:value-type="float" office:value="30">
            <text:p>30</text:p>
          </table:table-cell>
          <table:table-cell table:style-name="ce44" office:value-type="float" office:value="7500">
            <text:p>7,500</text:p>
          </table:table-cell>
          <table:table-cell table:style-name="ce41" table:number-columns-repeated="2"/>
          <table:table-cell table:style-name="ce46" office:value-type="float" office:value="582675">
            <text:p>582,675</text:p>
          </table:table-cell>
          <table:table-cell table:style-name="ce41" table:number-columns-repeated="6"/>
          <table:table-cell table:style-name="ce41" office:value-type="float" office:value="46250">
            <text:p>46,250</text:p>
          </table:table-cell>
          <table:table-cell table:style-name="ce25" table:formula="of:=[.L40]-[.L39]" office:value-type="float" office:value="2250">
            <text:p>2,2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31">
            <text:p>31</text:p>
          </table:table-cell>
          <table:table-cell table:style-name="ce25" office:value-type="float" office:value="7750">
            <text:p>7,750</text:p>
          </table:table-cell>
          <table:table-cell table:style-name="ce9" table:number-columns-repeated="2"/>
          <table:table-cell table:style-name="ce45" office:value-type="float" office:value="622500">
            <text:p>622,500</text:p>
          </table:table-cell>
          <table:table-cell table:style-name="ce9" table:number-columns-repeated="6"/>
          <table:table-cell table:style-name="ce9" office:value-type="float" office:value="48500">
            <text:p>48,500</text:p>
          </table:table-cell>
          <table:table-cell table:style-name="ce25" table:formula="of:=[.L41]-[.L40]" office:value-type="float" office:value="2250">
            <text:p>2,2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32">
            <text:p>32</text:p>
          </table:table-cell>
          <table:table-cell table:style-name="ce25" office:value-type="float" office:value="8000">
            <text:p>8,000</text:p>
          </table:table-cell>
          <table:table-cell table:style-name="ce9" table:number-columns-repeated="9"/>
          <table:table-cell table:style-name="ce9" office:value-type="float" office:value="50750">
            <text:p>50,750</text:p>
          </table:table-cell>
          <table:table-cell table:style-name="ce25" table:formula="of:=[.L42]-[.L41]" office:value-type="float" office:value="2250">
            <text:p>2,2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33">
            <text:p>33</text:p>
          </table:table-cell>
          <table:table-cell table:style-name="ce25" office:value-type="float" office:value="8250">
            <text:p>8,250</text:p>
          </table:table-cell>
          <table:table-cell table:style-name="ce9" table:number-columns-repeated="9"/>
          <table:table-cell table:style-name="ce9" office:value-type="float" office:value="53000">
            <text:p>53,000</text:p>
          </table:table-cell>
          <table:table-cell table:style-name="ce25" table:formula="of:=[.L43]-[.L42]" office:value-type="float" office:value="2250">
            <text:p>2,2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34">
            <text:p>34</text:p>
          </table:table-cell>
          <table:table-cell table:style-name="ce25" office:value-type="float" office:value="8500">
            <text:p>8,500</text:p>
          </table:table-cell>
          <table:table-cell table:style-name="ce9" table:number-columns-repeated="9"/>
          <table:table-cell table:style-name="ce9" office:value-type="float" office:value="55250">
            <text:p>55,250</text:p>
          </table:table-cell>
          <table:table-cell table:style-name="ce25" table:formula="of:=[.L44]-[.L43]" office:value-type="float" office:value="2250">
            <text:p>2,2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35">
            <text:p>35</text:p>
          </table:table-cell>
          <table:table-cell table:style-name="ce25" office:value-type="float" office:value="8750">
            <text:p>8,750</text:p>
          </table:table-cell>
          <table:table-cell table:style-name="ce9" table:number-columns-repeated="9"/>
          <table:table-cell table:style-name="ce9" office:value-type="float" office:value="57500">
            <text:p>57,500</text:p>
          </table:table-cell>
          <table:table-cell table:style-name="ce25" table:formula="of:=[.L45]-[.L44]" office:value-type="float" office:value="2250">
            <text:p>2,2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36">
            <text:p>36</text:p>
          </table:table-cell>
          <table:table-cell table:style-name="ce25" office:value-type="float" office:value="9000">
            <text:p>9,000</text:p>
          </table:table-cell>
          <table:table-cell table:style-name="ce9" table:number-columns-repeated="9"/>
          <table:table-cell table:style-name="ce9" office:value-type="float" office:value="59750">
            <text:p>59,750</text:p>
          </table:table-cell>
          <table:table-cell table:style-name="ce25" table:formula="of:=[.L46]-[.L45]" office:value-type="float" office:value="2250">
            <text:p>2,2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37">
            <text:p>37</text:p>
          </table:table-cell>
          <table:table-cell table:style-name="ce25" office:value-type="float" office:value="9250">
            <text:p>9,250</text:p>
          </table:table-cell>
          <table:table-cell table:style-name="ce9" table:number-columns-repeated="9"/>
          <table:table-cell table:style-name="ce9" office:value-type="float" office:value="78500">
            <text:p>78,500</text:p>
          </table:table-cell>
          <table:table-cell table:style-name="ce25" table:formula="of:=[.L47]-[.L46]" office:value-type="float" office:value="18750">
            <text:p>18,7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38">
            <text:p>38</text:p>
          </table:table-cell>
          <table:table-cell table:style-name="ce25" office:value-type="float" office:value="9500">
            <text:p>9,500</text:p>
          </table:table-cell>
          <table:table-cell table:style-name="ce9" table:number-columns-repeated="9"/>
          <table:table-cell table:style-name="ce9" office:value-type="float" office:value="81500">
            <text:p>81,500</text:p>
          </table:table-cell>
          <table:table-cell table:style-name="ce25" table:formula="of:=[.L48]-[.L47]" office:value-type="float" office:value="3000">
            <text:p>3,0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39">
            <text:p>39</text:p>
          </table:table-cell>
          <table:table-cell table:style-name="ce25" office:value-type="float" office:value="9750">
            <text:p>9,750</text:p>
          </table:table-cell>
          <table:table-cell table:style-name="ce9" table:number-columns-repeated="9"/>
          <table:table-cell table:style-name="ce9" office:value-type="float" office:value="84500">
            <text:p>84,500</text:p>
          </table:table-cell>
          <table:table-cell table:style-name="ce25" table:formula="of:=[.L49]-[.L48]" office:value-type="float" office:value="3000">
            <text:p>3,0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40">
            <text:p>40</text:p>
          </table:table-cell>
          <table:table-cell table:style-name="ce25" office:value-type="float" office:value="10000">
            <text:p>10,000</text:p>
          </table:table-cell>
          <table:table-cell table:style-name="ce9" table:number-columns-repeated="9"/>
          <table:table-cell table:style-name="ce9" office:value-type="float" office:value="87500">
            <text:p>87,500</text:p>
          </table:table-cell>
          <table:table-cell table:style-name="ce25" table:formula="of:=[.L50]-[.L49]" office:value-type="float" office:value="3000">
            <text:p>3,0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41">
            <text:p>41</text:p>
          </table:table-cell>
          <table:table-cell table:style-name="ce25" office:value-type="float" office:value="10250">
            <text:p>10,250</text:p>
          </table:table-cell>
          <table:table-cell table:style-name="ce9" table:number-columns-repeated="9"/>
          <table:table-cell table:style-name="ce9" office:value-type="float" office:value="90500">
            <text:p>90,500</text:p>
          </table:table-cell>
          <table:table-cell table:style-name="ce25" table:formula="of:=[.L51]-[.L50]" office:value-type="float" office:value="3000">
            <text:p>3,0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42">
            <text:p>42</text:p>
          </table:table-cell>
          <table:table-cell table:style-name="ce25" office:value-type="float" office:value="10500">
            <text:p>10,500</text:p>
          </table:table-cell>
          <table:table-cell table:style-name="ce9" table:number-columns-repeated="9"/>
          <table:table-cell table:style-name="ce9" office:value-type="float" office:value="93500">
            <text:p>93,500</text:p>
          </table:table-cell>
          <table:table-cell table:style-name="ce25" table:formula="of:=[.L52]-[.L51]" office:value-type="float" office:value="3000">
            <text:p>3,0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43">
            <text:p>43</text:p>
          </table:table-cell>
          <table:table-cell table:style-name="ce25" office:value-type="float" office:value="10750">
            <text:p>10,750</text:p>
          </table:table-cell>
          <table:table-cell table:style-name="ce9" table:number-columns-repeated="9"/>
          <table:table-cell table:style-name="ce9" office:value-type="float" office:value="96500">
            <text:p>96,500</text:p>
          </table:table-cell>
          <table:table-cell table:style-name="ce25" table:formula="of:=[.L53]-[.L52]" office:value-type="float" office:value="3000">
            <text:p>3,0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44">
            <text:p>44</text:p>
          </table:table-cell>
          <table:table-cell table:style-name="ce25" office:value-type="float" office:value="11000">
            <text:p>11,000</text:p>
          </table:table-cell>
          <table:table-cell table:style-name="ce9" table:number-columns-repeated="9"/>
          <table:table-cell table:style-name="ce9" office:value-type="float" office:value="99500">
            <text:p>99,500</text:p>
          </table:table-cell>
          <table:table-cell table:style-name="ce25" table:formula="of:=[.L54]-[.L53]" office:value-type="float" office:value="3000">
            <text:p>3,0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45">
            <text:p>45</text:p>
          </table:table-cell>
          <table:table-cell table:style-name="ce25" office:value-type="float" office:value="11250">
            <text:p>11,250</text:p>
          </table:table-cell>
          <table:table-cell table:style-name="ce9" table:number-columns-repeated="9"/>
          <table:table-cell table:style-name="ce9" office:value-type="float" office:value="102500">
            <text:p>102,500</text:p>
          </table:table-cell>
          <table:table-cell table:style-name="ce25" table:formula="of:=[.L55]-[.L54]" office:value-type="float" office:value="3000">
            <text:p>3,0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46">
            <text:p>46</text:p>
          </table:table-cell>
          <table:table-cell table:style-name="ce25" office:value-type="float" office:value="11500">
            <text:p>11,500</text:p>
          </table:table-cell>
          <table:table-cell table:style-name="ce9" table:number-columns-repeated="9"/>
          <table:table-cell table:style-name="ce9" office:value-type="float" office:value="128750">
            <text:p>128,750</text:p>
          </table:table-cell>
          <table:table-cell table:style-name="ce25" table:formula="of:=[.L56]-[.L55]" office:value-type="float" office:value="26250">
            <text:p>26,2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47">
            <text:p>47</text:p>
          </table:table-cell>
          <table:table-cell table:style-name="ce25" office:value-type="float" office:value="11750">
            <text:p>11,750</text:p>
          </table:table-cell>
          <table:table-cell table:style-name="ce9" table:number-columns-repeated="9"/>
          <table:table-cell table:style-name="ce9" office:value-type="float" office:value="132500">
            <text:p>132,500</text:p>
          </table:table-cell>
          <table:table-cell table:style-name="ce25" table:formula="of:=[.L57]-[.L56]" office:value-type="float" office:value="3750">
            <text:p>3,7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48">
            <text:p>48</text:p>
          </table:table-cell>
          <table:table-cell table:style-name="ce25" office:value-type="float" office:value="12000">
            <text:p>12,000</text:p>
          </table:table-cell>
          <table:table-cell table:style-name="ce9" table:number-columns-repeated="9"/>
          <table:table-cell table:style-name="ce9" office:value-type="float" office:value="136250">
            <text:p>136,250</text:p>
          </table:table-cell>
          <table:table-cell table:style-name="ce25" table:formula="of:=[.L58]-[.L57]" office:value-type="float" office:value="3750">
            <text:p>3,7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49">
            <text:p>49</text:p>
          </table:table-cell>
          <table:table-cell table:style-name="ce25" office:value-type="float" office:value="12250">
            <text:p>12,250</text:p>
          </table:table-cell>
          <table:table-cell table:style-name="ce9" table:number-columns-repeated="9"/>
          <table:table-cell table:style-name="ce9" office:value-type="float" office:value="140000">
            <text:p>140,000</text:p>
          </table:table-cell>
          <table:table-cell table:style-name="ce25" table:formula="of:=[.L59]-[.L58]" office:value-type="float" office:value="3750">
            <text:p>3,7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50">
            <text:p>50</text:p>
          </table:table-cell>
          <table:table-cell table:style-name="ce25" office:value-type="float" office:value="125000">
            <text:p>125,000</text:p>
          </table:table-cell>
          <table:table-cell table:style-name="ce9" table:number-columns-repeated="9"/>
          <table:table-cell table:style-name="ce9" office:value-type="float" office:value="143750">
            <text:p>143,750</text:p>
          </table:table-cell>
          <table:table-cell table:style-name="ce25" table:formula="of:=[.L60]-[.L59]" office:value-type="float" office:value="3750">
            <text:p>3,7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51">
            <text:p>51</text:p>
          </table:table-cell>
          <table:table-cell table:style-name="ce25" office:value-type="float" office:value="127500">
            <text:p>127,500</text:p>
          </table:table-cell>
          <table:table-cell table:style-name="ce9" table:number-columns-repeated="9"/>
          <table:table-cell table:style-name="ce9" office:value-type="float" office:value="147500">
            <text:p>147,500</text:p>
          </table:table-cell>
          <table:table-cell table:style-name="ce25" table:formula="of:=[.L61]-[.L60]" office:value-type="float" office:value="3750">
            <text:p>3,7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52">
            <text:p>52</text:p>
          </table:table-cell>
          <table:table-cell table:style-name="ce25" office:value-type="float" office:value="130000">
            <text:p>130,000</text:p>
          </table:table-cell>
          <table:table-cell table:style-name="ce9" table:number-columns-repeated="9"/>
          <table:table-cell table:style-name="ce9" office:value-type="float" office:value="151250">
            <text:p>151,250</text:p>
          </table:table-cell>
          <table:table-cell table:style-name="ce25" table:formula="of:=[.L62]-[.L61]" office:value-type="float" office:value="3750">
            <text:p>3,7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53">
            <text:p>53</text:p>
          </table:table-cell>
          <table:table-cell table:style-name="ce25" office:value-type="float" office:value="132500">
            <text:p>132,500</text:p>
          </table:table-cell>
          <table:table-cell table:style-name="ce9" table:number-columns-repeated="9"/>
          <table:table-cell table:style-name="ce9" office:value-type="float" office:value="155000">
            <text:p>155,000</text:p>
          </table:table-cell>
          <table:table-cell table:style-name="ce25" table:formula="of:=[.L63]-[.L62]" office:value-type="float" office:value="3750">
            <text:p>3,7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54">
            <text:p>54</text:p>
          </table:table-cell>
          <table:table-cell table:style-name="ce25" office:value-type="float" office:value="135000">
            <text:p>135,000</text:p>
          </table:table-cell>
          <table:table-cell table:style-name="ce9" table:number-columns-repeated="9"/>
          <table:table-cell table:style-name="ce9" office:value-type="float" office:value="158750">
            <text:p>158,750</text:p>
          </table:table-cell>
          <table:table-cell table:style-name="ce25" table:formula="of:=[.L64]-[.L63]" office:value-type="float" office:value="3750">
            <text:p>3,7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55">
            <text:p>55</text:p>
          </table:table-cell>
          <table:table-cell table:style-name="ce25" office:value-type="float" office:value="137500">
            <text:p>137,500</text:p>
          </table:table-cell>
          <table:table-cell table:style-name="ce9" table:number-columns-repeated="9"/>
          <table:table-cell table:style-name="ce9" office:value-type="float" office:value="192500">
            <text:p>192,500</text:p>
          </table:table-cell>
          <table:table-cell table:style-name="ce25" table:formula="of:=[.L65]-[.L64]" office:value-type="float" office:value="33750">
            <text:p>33,75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56">
            <text:p>56</text:p>
          </table:table-cell>
          <table:table-cell table:style-name="ce25" office:value-type="float" office:value="140000">
            <text:p>140,000</text:p>
          </table:table-cell>
          <table:table-cell table:style-name="ce9" table:number-columns-repeated="9"/>
          <table:table-cell table:style-name="ce9" office:value-type="float" office:value="197000">
            <text:p>197,000</text:p>
          </table:table-cell>
          <table:table-cell table:style-name="ce25" table:formula="of:=[.L66]-[.L65]" office:value-type="float" office:value="4500">
            <text:p>4,5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57">
            <text:p>57</text:p>
          </table:table-cell>
          <table:table-cell table:style-name="ce9" office:value-type="float" office:value="142500">
            <text:p>142,500</text:p>
          </table:table-cell>
          <table:table-cell table:style-name="ce9" table:number-columns-repeated="9"/>
          <table:table-cell table:style-name="ce9" office:value-type="float" office:value="201500">
            <text:p>201,500</text:p>
          </table:table-cell>
          <table:table-cell table:style-name="ce25" table:formula="of:=[.L67]-[.L66]" office:value-type="float" office:value="4500">
            <text:p>4,5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58">
            <text:p>58</text:p>
          </table:table-cell>
          <table:table-cell table:style-name="ce9" office:value-type="float" office:value="145000">
            <text:p>145,000</text:p>
          </table:table-cell>
          <table:table-cell table:style-name="ce9" table:number-columns-repeated="9"/>
          <table:table-cell table:style-name="ce9" office:value-type="float" office:value="206000">
            <text:p>206,000</text:p>
          </table:table-cell>
          <table:table-cell table:style-name="ce25" table:formula="of:=[.L68]-[.L67]" office:value-type="float" office:value="4500">
            <text:p>4,5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59">
            <text:p>59</text:p>
          </table:table-cell>
          <table:table-cell table:style-name="ce9" office:value-type="float" office:value="147500">
            <text:p>147,500</text:p>
          </table:table-cell>
          <table:table-cell table:style-name="ce9" table:number-columns-repeated="9"/>
          <table:table-cell table:style-name="ce9" office:value-type="float" office:value="210500">
            <text:p>210,500</text:p>
          </table:table-cell>
          <table:table-cell table:style-name="ce25" table:formula="of:=[.L69]-[.L68]" office:value-type="float" office:value="4500">
            <text:p>4,500</text:p>
          </table:table-cell>
          <table:table-cell table:style-name="ce25"/>
          <table:table-cell table:number-columns-repeated="1010"/>
        </table:table-row>
        <table:table-row table:style-name="ro6">
          <table:table-cell table:style-name="ce18" office:value-type="float" office:value="60">
            <text:p>60</text:p>
          </table:table-cell>
          <table:table-cell table:style-name="ce9" office:value-type="float" office:value="150000">
            <text:p>150,000</text:p>
          </table:table-cell>
          <table:table-cell table:style-name="ce9" table:number-columns-repeated="12"/>
          <table:table-cell table:number-columns-repeated="1010"/>
        </table:table-row>
        <table:table-row table:style-name="ro6">
          <table:table-cell table:style-name="ce18" office:value-type="float" office:value="61">
            <text:p>61</text:p>
          </table:table-cell>
          <table:table-cell table:style-name="ce9" office:value-type="float" office:value="152500">
            <text:p>152,500</text:p>
          </table:table-cell>
          <table:table-cell table:style-name="ce9" table:number-columns-repeated="12"/>
          <table:table-cell table:number-columns-repeated="1010"/>
        </table:table-row>
        <table:table-row table:style-name="ro6">
          <table:table-cell table:style-name="ce18" office:value-type="float" office:value="62">
            <text:p>62</text:p>
          </table:table-cell>
          <table:table-cell table:style-name="ce9" office:value-type="float" office:value="155000">
            <text:p>155,000</text:p>
          </table:table-cell>
          <table:table-cell table:style-name="ce9" table:number-columns-repeated="12"/>
          <table:table-cell table:number-columns-repeated="1010"/>
        </table:table-row>
        <table:table-row table:style-name="ro6">
          <table:table-cell table:style-name="ce18" office:value-type="float" office:value="63">
            <text:p>63</text:p>
          </table:table-cell>
          <table:table-cell table:style-name="ce9" office:value-type="float" office:value="157500">
            <text:p>157,500</text:p>
          </table:table-cell>
          <table:table-cell table:style-name="ce9" table:number-columns-repeated="12"/>
          <table:table-cell table:number-columns-repeated="1010"/>
        </table:table-row>
        <table:table-row table:style-name="ro6">
          <table:table-cell table:style-name="ce18" office:value-type="float" office:value="64">
            <text:p>64</text:p>
          </table:table-cell>
          <table:table-cell table:style-name="ce9" office:value-type="float" office:value="160000">
            <text:p>160,000</text:p>
          </table:table-cell>
          <table:table-cell table:style-name="ce9" table:number-columns-repeated="12"/>
          <table:table-cell table:number-columns-repeated="1010"/>
        </table:table-row>
        <table:table-row table:style-name="ro6">
          <table:table-cell table:style-name="ce18" office:value-type="float" office:value="65">
            <text:p>65</text:p>
          </table:table-cell>
          <table:table-cell table:style-name="ce9" office:value-type="float" office:value="162500">
            <text:p>162,500</text:p>
          </table:table-cell>
          <table:table-cell table:style-name="ce9" table:number-columns-repeated="12"/>
          <table:table-cell table:number-columns-repeated="1010"/>
        </table:table-row>
        <table:table-row table:style-name="ro6">
          <table:table-cell table:style-name="ce18" office:value-type="float" office:value="66">
            <text:p>66</text:p>
          </table:table-cell>
          <table:table-cell table:style-name="ce9" office:value-type="float" office:value="165000">
            <text:p>165,000</text:p>
          </table:table-cell>
          <table:table-cell table:style-name="ce9" table:number-columns-repeated="12"/>
          <table:table-cell table:number-columns-repeated="1010"/>
        </table:table-row>
        <table:table-row table:style-name="ro6">
          <table:table-cell table:style-name="ce18" office:value-type="float" office:value="67">
            <text:p>67</text:p>
          </table:table-cell>
          <table:table-cell table:style-name="ce9" office:value-type="float" office:value="167500">
            <text:p>167,500</text:p>
          </table:table-cell>
          <table:table-cell table:style-name="ce9" table:number-columns-repeated="12"/>
          <table:table-cell table:number-columns-repeated="1010"/>
        </table:table-row>
        <table:table-row table:style-name="ro6">
          <table:table-cell table:style-name="ce18" office:value-type="float" office:value="68">
            <text:p>68</text:p>
          </table:table-cell>
          <table:table-cell table:style-name="ce9" office:value-type="float" office:value="170000">
            <text:p>170,000</text:p>
          </table:table-cell>
          <table:table-cell table:style-name="ce9" table:number-columns-repeated="12"/>
          <table:table-cell table:number-columns-repeated="1010"/>
        </table:table-row>
        <table:table-row table:style-name="ro6">
          <table:table-cell table:style-name="ce18" office:value-type="float" office:value="69">
            <text:p>69</text:p>
          </table:table-cell>
          <table:table-cell table:style-name="ce9" office:value-type="float" office:value="172500">
            <text:p>172,500</text:p>
          </table:table-cell>
          <table:table-cell table:style-name="ce9" table:number-columns-repeated="12"/>
          <table:table-cell table:number-columns-repeated="1010"/>
        </table:table-row>
        <table:table-row table:style-name="ro6">
          <table:table-cell table:style-name="ce18" office:value-type="float" office:value="70">
            <text:p>70</text:p>
          </table:table-cell>
          <table:table-cell table:style-name="ce9" office:value-type="float" office:value="175000">
            <text:p>175,000</text:p>
          </table:table-cell>
          <table:table-cell table:style-name="ce9" table:number-columns-repeated="12"/>
          <table:table-cell table:number-columns-repeated="1010"/>
        </table:table-row>
        <table:table-row table:style-name="ro6">
          <table:table-cell table:style-name="ce18" office:value-type="float" office:value="71">
            <text:p>71</text:p>
          </table:table-cell>
          <table:table-cell table:style-name="ce9" office:value-type="float" office:value="177500">
            <text:p>177,500</text:p>
          </table:table-cell>
          <table:table-cell table:style-name="ce9" table:number-columns-repeated="12"/>
          <table:table-cell table:number-columns-repeated="1010"/>
        </table:table-row>
        <table:table-row table:style-name="ro6">
          <table:table-cell table:style-name="ce18" office:value-type="float" office:value="72">
            <text:p>72</text:p>
          </table:table-cell>
          <table:table-cell table:style-name="ce9" office:value-type="float" office:value="180000">
            <text:p>180,000</text:p>
          </table:table-cell>
          <table:table-cell table:style-name="ce9" table:number-columns-repeated="12"/>
          <table:table-cell table:number-columns-repeated="1010"/>
        </table:table-row>
        <table:table-row table:style-name="ro6">
          <table:table-cell table:style-name="ce18" office:value-type="float" office:value="73">
            <text:p>73</text:p>
          </table:table-cell>
          <table:table-cell table:style-name="ce9" office:value-type="float" office:value="182500">
            <text:p>182,500</text:p>
          </table:table-cell>
          <table:table-cell table:style-name="ce9" table:number-columns-repeated="12"/>
          <table:table-cell table:number-columns-repeated="1010"/>
        </table:table-row>
        <table:table-row table:style-name="ro6">
          <table:table-cell table:style-name="ce18" office:value-type="float" office:value="74">
            <text:p>74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75">
            <text:p>75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76">
            <text:p>76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77">
            <text:p>77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78">
            <text:p>78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79">
            <text:p>79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80">
            <text:p>80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81">
            <text:p>81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82">
            <text:p>82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83">
            <text:p>83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84">
            <text:p>84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85">
            <text:p>85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86">
            <text:p>86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87">
            <text:p>87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88">
            <text:p>88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89">
            <text:p>89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90">
            <text:p>90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91">
            <text:p>91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92">
            <text:p>92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93">
            <text:p>93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94">
            <text:p>94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95">
            <text:p>95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96">
            <text:p>96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97">
            <text:p>97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98">
            <text:p>98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99">
            <text:p>99</text:p>
          </table:table-cell>
          <table:table-cell table:style-name="ce9" table:number-columns-repeated="13"/>
          <table:table-cell table:number-columns-repeated="1010"/>
        </table:table-row>
        <table:table-row table:style-name="ro6">
          <table:table-cell table:style-name="ce18" office:value-type="float" office:value="100">
            <text:p>100</text:p>
          </table:table-cell>
          <table:table-cell table:style-name="ce9" table:number-columns-repeated="13"/>
          <table:table-cell table:number-columns-repeated="1010"/>
        </table:table-row>
        <table:table-row table:style-name="ro6" table:number-rows-repeated="10484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tats" table:style-name="ta3">
        <office:forms form:automatic-focus="false" form:apply-design-mode="false"/>
        <table:table-column table:style-name="co77" table:default-cell-style-name="ce2"/>
        <table:table-column table:style-name="co78" table:default-cell-style-name="ce2"/>
        <table:table-column table:style-name="co79" table:default-cell-style-name="ce2"/>
        <table:table-column table:style-name="co78" table:number-columns-repeated="5" table:default-cell-style-name="ce2"/>
        <table:table-column table:style-name="co34" table:number-columns-repeated="4" table:default-cell-style-name="ce2"/>
        <table:table-column table:style-name="co3" table:number-columns-repeated="3" table:default-cell-style-name="ce2"/>
        <table:table-column table:style-name="co80" table:default-cell-style-name="ce2"/>
        <table:table-column table:style-name="co28" table:default-cell-style-name="ce2"/>
        <table:table-column table:style-name="co81" table:default-cell-style-name="ce2"/>
        <table:table-column table:style-name="co82" table:default-cell-style-name="ce2"/>
        <table:table-column table:style-name="co83" table:default-cell-style-name="ce2"/>
        <table:table-column table:style-name="co77" table:default-cell-style-name="ce2"/>
        <table:table-column table:style-name="co84" table:default-cell-style-name="ce2"/>
        <table:table-column table:style-name="co85" table:default-cell-style-name="ce2"/>
        <table:table-column table:style-name="co86" table:default-cell-style-name="ce2"/>
        <table:table-column table:style-name="co87" table:default-cell-style-name="ce2"/>
        <table:table-column table:style-name="co3" table:number-columns-repeated="999" table:default-cell-style-name="ce2"/>
        <table:table-row table:style-name="ro1">
          <table:table-cell table:style-name="ce1" office:value-type="string">
            <text:p>Lvl</text:p>
          </table:table-cell>
          <table:table-cell table:style-name="ce1" office:value-type="float" office:value="51">
            <text:p>51</text:p>
          </table:table-cell>
          <table:table-cell table:number-columns-repeated="13"/>
          <table:table-cell office:value-type="string">
            <text:p>Glvl</text:p>
          </table:table-cell>
          <table:table-cell office:value-type="float" office:value="41">
            <text:p>41</text:p>
          </table:table-cell>
          <table:table-cell table:number-columns-repeated="10"/>
          <table:table-cell office:value-type="string">
            <text:p>rictor</text:p>
          </table:table-cell>
          <table:table-cell table:number-columns-repeated="996"/>
        </table:table-row>
        <table:table-row table:style-name="ro1">
          <table:table-cell table:style-name="ce50" office:value-type="string">
            <text:p>Str</text:p>
          </table:table-cell>
          <table:table-cell office:value-type="float" office:value="35">
            <text:p>35</text:p>
          </table:table-cell>
          <table:table-cell table:style-name="ce12" table:formula="of:=[.B2]/[.$B$9]" office:value-type="percentage" office:value="0.124555160142349">
            <text:p>12.46%</text:p>
          </table:table-cell>
          <table:table-cell table:style-name="Default"/>
          <table:table-cell office:value-type="string">
            <text:p>helps us carry stuff</text:p>
          </table:table-cell>
          <table:table-cell table:number-columns-repeated="7"/>
          <table:table-cell office:value-type="string">
            <text:p>neutral</text:p>
          </table:table-cell>
          <table:table-cell table:style-name="Default"/>
          <table:table-cell/>
          <table:table-cell office:value-type="string">
            <text:p>Dfocus</text:p>
          </table:table-cell>
          <table:table-cell table:formula="of:=([.Q1]-5)*2+1" office:value-type="float" office:value="73">
            <text:p>73</text:p>
          </table:table-cell>
          <table:table-cell table:number-columns-repeated="9"/>
          <table:table-cell table:style-name="ce50" office:value-type="string">
            <text:p>Str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style-name="ce51" office:value-type="string">
            <text:p>Dex</text:p>
          </table:table-cell>
          <table:table-cell office:value-type="float" office:value="52">
            <text:p>52</text:p>
          </table:table-cell>
          <table:table-cell table:style-name="ce12" table:formula="of:=[.B3]/[.$B$9]" office:value-type="percentage" office:value="0.185053380782918">
            <text:p>18.51%</text:p>
          </table:table-cell>
          <table:table-cell table:style-name="Default"/>
          <table:table-cell office:value-type="string">
            <text:p>speed, dodge, ac, wc, and block</text:p>
          </table:table-cell>
          <table:table-cell table:number-columns-repeated="7"/>
          <table:table-cell office:value-type="string">
            <text:p>primary</text:p>
          </table:table-cell>
          <table:table-cell table:style-name="Default"/>
          <table:table-cell table:number-columns-repeated="12"/>
          <table:table-cell table:style-name="ce51" office:value-type="string">
            <text:p>Dex</text:p>
          </table:table-cell>
          <table:table-cell office:value-type="float" office:value="215">
            <text:p>215</text:p>
          </table:table-cell>
          <table:table-cell table:number-columns-repeated="996"/>
        </table:table-row>
        <table:table-row table:style-name="ro1">
          <table:table-cell table:style-name="ce3" office:value-type="string">
            <text:p>Wis</text:p>
          </table:table-cell>
          <table:table-cell office:value-type="float" office:value="52">
            <text:p>52</text:p>
          </table:table-cell>
          <table:table-cell table:style-name="ce12" table:formula="of:=[.B4]/[.$B$9]" office:value-type="percentage" office:value="0.185053380782918">
            <text:p>18.51%</text:p>
          </table:table-cell>
          <table:table-cell table:style-name="Default"/>
          <table:table-cell office:value-type="string">
            <text:p>palm dmg and some power in method (int is more)</text:p>
          </table:table-cell>
          <table:table-cell table:number-columns-repeated="7"/>
          <table:table-cell office:value-type="string">
            <text:p>secondary</text:p>
          </table:table-cell>
          <table:table-cell table:style-name="Default"/>
          <table:table-cell/>
          <table:table-cell office:value-type="string">
            <text:p>Edged</text:p>
          </table:table-cell>
          <table:table-cell office:value-type="string">
            <text:p>Blunt</text:p>
          </table:table-cell>
          <table:table-cell office:value-type="string">
            <text:p>Fire</text:p>
          </table:table-cell>
          <table:table-cell office:value-type="string">
            <text:p>Ice</text:p>
          </table:table-cell>
          <table:table-cell office:value-type="string">
            <text:p>Acid</text:p>
          </table:table-cell>
          <table:table-cell office:value-type="string">
            <text:p>Elec </text:p>
          </table:table-cell>
          <table:table-cell office:value-type="string">
            <text:p>Mind</text:p>
          </table:table-cell>
          <table:table-cell office:value-type="string">
            <text:p>Energy</text:p>
          </table:table-cell>
          <table:table-cell office:value-type="string">
            <text:p>Poison</text:p>
          </table:table-cell>
          <table:table-cell office:value-type="string">
            <text:p>Radia</text:p>
          </table:table-cell>
          <table:table-cell office:value-type="string">
            <text:p>Total</text:p>
          </table:table-cell>
          <table:table-cell table:style-name="ce3" office:value-type="string">
            <text:p>Wis</text:p>
          </table:table-cell>
          <table:table-cell office:value-type="float" office:value="144">
            <text:p>144</text:p>
          </table:table-cell>
          <table:table-cell table:number-columns-repeated="996"/>
        </table:table-row>
        <table:table-row table:style-name="ro1">
          <table:table-cell table:style-name="ce3" office:value-type="string">
            <text:p>Int</text:p>
          </table:table-cell>
          <table:table-cell office:value-type="float" office:value="52">
            <text:p>52</text:p>
          </table:table-cell>
          <table:table-cell table:style-name="ce12" table:formula="of:=[.B5]/[.$B$9]" office:value-type="percentage" office:value="0.185053380782918">
            <text:p>18.51%</text:p>
          </table:table-cell>
          <table:table-cell table:style-name="Default"/>
          <table:table-cell office:value-type="string">
            <text:p>sps and power in method (dmg)</text:p>
          </table:table-cell>
          <table:table-cell table:number-columns-repeated="7"/>
          <table:table-cell office:value-type="string">
            <text:p>secondary</text:p>
          </table:table-cell>
          <table:table-cell table:style-name="Default"/>
          <table:table-cell/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P5:.Y5])" office:value-type="float" office:value="73">
            <text:p>73</text:p>
          </table:table-cell>
          <table:table-cell table:style-name="ce3" office:value-type="string">
            <text:p>Int</text:p>
          </table:table-cell>
          <table:table-cell office:value-type="float" office:value="180">
            <text:p>180</text:p>
          </table:table-cell>
          <table:table-cell table:number-columns-repeated="996"/>
        </table:table-row>
        <table:table-row table:style-name="ro1">
          <table:table-cell table:style-name="ce50" office:value-type="string">
            <text:p>Con</text:p>
          </table:table-cell>
          <table:table-cell office:value-type="float" office:value="64">
            <text:p>64</text:p>
          </table:table-cell>
          <table:table-cell table:style-name="ce12" table:formula="of:=[.B6]/[.$B$9]" office:value-type="percentage" office:value="0.227758007117438">
            <text:p>22.78%</text:p>
          </table:table-cell>
          <table:table-cell table:style-name="Default"/>
          <table:table-cell office:value-type="string">
            <text:p>hps, also helps with Iron will…you can still get blicked</text:p>
          </table:table-cell>
          <table:table-cell table:number-columns-repeated="7"/>
          <table:table-cell office:value-type="string">
            <text:p>neutral</text:p>
          </table:table-cell>
          <table:table-cell table:style-name="Default"/>
          <table:table-cell table:number-columns-repeated="12"/>
          <table:table-cell table:style-name="ce50" office:value-type="string">
            <text:p>Con</text:p>
          </table:table-cell>
          <table:table-cell office:value-type="float" office:value="215">
            <text:p>215</text:p>
          </table:table-cell>
          <table:table-cell table:number-columns-repeated="996"/>
        </table:table-row>
        <table:table-row table:style-name="ro1">
          <table:table-cell table:style-name="ce50" office:value-type="string">
            <text:p>Cha</text:p>
          </table:table-cell>
          <table:table-cell office:value-type="float" office:value="25">
            <text:p>25</text:p>
          </table:table-cell>
          <table:table-cell table:style-name="ce12" table:formula="of:=[.B7]/[.$B$9]" office:value-type="percentage" office:value="0.0889679715302491">
            <text:p>8.90%</text:p>
          </table:table-cell>
          <table:table-cell table:style-name="Default"/>
          <table:table-cell office:value-type="string">
            <text:p>used for selling</text:p>
          </table:table-cell>
          <table:table-cell table:number-columns-repeated="7"/>
          <table:table-cell office:value-type="string">
            <text:p>neutral</text:p>
          </table:table-cell>
          <table:table-cell table:style-name="Default"/>
          <table:table-cell/>
          <table:table-cell office:value-type="string">
            <text:p>Glvl</text:p>
          </table:table-cell>
          <table:table-cell office:value-type="float" office:value="48">
            <text:p>48</text:p>
          </table:table-cell>
          <table:table-cell office:value-type="string">
            <text:p>even</text:p>
          </table:table-cell>
          <table:table-cell table:number-columns-repeated="8"/>
          <table:table-cell table:style-name="ce50" office:value-type="string">
            <text:p>Cha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office:value-type="string">
            <text:p>Used</text:p>
          </table:table-cell>
          <table:table-cell table:formula="of:=SUM([.B2:.B7])" office:value-type="float" office:value="280">
            <text:p>280</text:p>
          </table:table-cell>
          <table:table-cell table:style-name="ce12"/>
          <table:table-cell table:number-columns-repeated="12"/>
          <table:table-cell office:value-type="string">
            <text:p>Dfocus</text:p>
          </table:table-cell>
          <table:table-cell table:formula="of:=([.Q7]-5)*2+1" office:value-type="float" office:value="87">
            <text:p>87</text:p>
          </table:table-cell>
          <table:table-cell table:number-columns-repeated="1007"/>
        </table:table-row>
        <table:table-row table:style-name="ro1">
          <table:table-cell office:value-type="string">
            <text:p>Max</text:p>
          </table:table-cell>
          <table:table-cell table:formula="of:=[.B1]*5+26" office:value-type="float" office:value="281">
            <text:p>281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52" office:value-type="string">
            <text:p>HP</text:p>
          </table:table-cell>
          <table:table-cell table:style-name="ce54" table:formula="of:=[.B6]*9+42+([.$B$1]*2)" office:value-type="float" office:value="720">
            <text:p>720</text:p>
          </table:table-cell>
          <table:table-cell table:style-name="ce12"/>
          <table:table-cell table:number-columns-repeated="12"/>
          <table:table-cell office:value-type="string">
            <text:p>Edged</text:p>
          </table:table-cell>
          <table:table-cell office:value-type="string">
            <text:p>Blunt</text:p>
          </table:table-cell>
          <table:table-cell office:value-type="string">
            <text:p>Fire</text:p>
          </table:table-cell>
          <table:table-cell office:value-type="string">
            <text:p>Ice</text:p>
          </table:table-cell>
          <table:table-cell office:value-type="string">
            <text:p>Acid</text:p>
          </table:table-cell>
          <table:table-cell office:value-type="string">
            <text:p>Elec </text:p>
          </table:table-cell>
          <table:table-cell office:value-type="string">
            <text:p>Mind</text:p>
          </table:table-cell>
          <table:table-cell office:value-type="string">
            <text:p>Energy</text:p>
          </table:table-cell>
          <table:table-cell office:value-type="string">
            <text:p>Poison</text:p>
          </table:table-cell>
          <table:table-cell office:value-type="string">
            <text:p>Radia</text:p>
          </table:table-cell>
          <table:table-cell office:value-type="string">
            <text:p>Total</text:p>
          </table:table-cell>
          <table:table-cell table:number-columns-repeated="998"/>
        </table:table-row>
        <table:table-row table:style-name="ro1">
          <table:table-cell table:style-name="ce53" office:value-type="string">
            <text:p>SP</text:p>
          </table:table-cell>
          <table:table-cell table:style-name="ce55" table:formula="of:=ROUNDDOWN(([.B5]*8+42)*1.1)" office:value-type="float" office:value="503">
            <text:p>503</text:p>
          </table:table-cell>
          <table:table-cell table:style-name="ce12" office:value-type="string">
            <text:p>boosted by health.spirit</text:p>
          </table:table-cell>
          <table:table-cell table:number-columns-repeated="12"/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SUM([.P11:.Y11])" office:value-type="float" office:value="87">
            <text:p>87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Default" table:number-columns-repeated="11"/>
          <table:table-cell table:number-columns-repeated="998"/>
        </table:table-row>
        <table:table-row table:style-name="ro1">
          <table:table-cell table:number-columns-repeated="15"/>
          <table:table-cell office:value-type="string">
            <text:p>Glvl</text:p>
          </table:table-cell>
          <table:table-cell office:value-type="float" office:value="55">
            <text:p>55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Lvl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00">
            <text:p>10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30">
            <text:p>130</text:p>
          </table:table-cell>
          <table:table-cell table:number-columns-repeated="2"/>
          <table:table-cell office:value-type="string">
            <text:p>Dfocus</text:p>
          </table:table-cell>
          <table:table-cell table:formula="of:=([.Q13]-5)*2+1" office:value-type="float" office:value="101">
            <text:p>101</text:p>
          </table:table-cell>
          <table:table-cell table:number-columns-repeated="1007"/>
        </table:table-row>
        <table:table-row table:style-name="ro1">
          <table:table-cell office:value-type="string">
            <text:p>Str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30">
            <text:p>30</text:p>
          </table:table-cell>
          <table:table-cell table:number-columns-repeated="2" table:style-name="ce9" office:value-type="float" office:value="35">
            <text:p>35</text:p>
          </table:table-cell>
          <table:table-cell table:style-name="ce47" office:value-type="float" office:value="35">
            <text:p>35</text:p>
          </table:table-cell>
          <table:table-cell table:style-name="ce9" office:value-type="float" office:value="35">
            <text:p>35</text:p>
          </table:table-cell>
          <table:table-cell table:number-columns-repeated="5" table:style-name="ce9" office:value-type="float" office:value="40">
            <text:p>40</text:p>
          </table:table-cell>
          <table:table-cell table:style-name="ce12" table:formula="of:=[.L15]/[.$L$22]" office:value-type="percentage" office:value="0.0638977635782748">
            <text:p>6.39%</text:p>
          </table:table-cell>
          <table:table-cell table:number-columns-repeated="1010"/>
        </table:table-row>
        <table:table-row table:style-name="ro1">
          <table:table-cell office:value-type="string">
            <text:p>Dex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100">
            <text:p>100</text:p>
          </table:table-cell>
          <table:table-cell table:style-name="ce47" office:value-type="float" office:value="110">
            <text:p>110</text:p>
          </table:table-cell>
          <table:table-cell table:style-name="ce47" office:value-type="float" office:value="120">
            <text:p>120</text:p>
          </table:table-cell>
          <table:table-cell table:style-name="ce47" office:value-type="float" office:value="175">
            <text:p>175</text:p>
          </table:table-cell>
          <table:table-cell table:style-name="ce12" table:formula="of:=[.L16]/[.$L$22]" office:value-type="percentage" office:value="0.191693290734824">
            <text:p>19.17%</text:p>
          </table:table-cell>
          <table:table-cell/>
          <table:table-cell office:value-type="string">
            <text:p>Edged</text:p>
          </table:table-cell>
          <table:table-cell office:value-type="string">
            <text:p>Blunt</text:p>
          </table:table-cell>
          <table:table-cell office:value-type="string">
            <text:p>Fire</text:p>
          </table:table-cell>
          <table:table-cell office:value-type="string">
            <text:p>Ice</text:p>
          </table:table-cell>
          <table:table-cell office:value-type="string">
            <text:p>Acid</text:p>
          </table:table-cell>
          <table:table-cell office:value-type="string">
            <text:p>Elec </text:p>
          </table:table-cell>
          <table:table-cell office:value-type="string">
            <text:p>Mind</text:p>
          </table:table-cell>
          <table:table-cell office:value-type="string">
            <text:p>Energy</text:p>
          </table:table-cell>
          <table:table-cell office:value-type="string">
            <text:p>Poison</text:p>
          </table:table-cell>
          <table:table-cell office:value-type="string">
            <text:p>Radia</text:p>
          </table:table-cell>
          <table:table-cell office:value-type="string">
            <text:p>Total</text:p>
          </table:table-cell>
          <table:table-cell table:number-columns-repeated="998"/>
        </table:table-row>
        <table:table-row table:style-name="ro1">
          <table:table-cell office:value-type="string">
            <text:p>Wis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41">
            <text:p>41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100">
            <text:p>100</text:p>
          </table:table-cell>
          <table:table-cell table:style-name="ce47" office:value-type="float" office:value="110">
            <text:p>110</text:p>
          </table:table-cell>
          <table:table-cell table:style-name="ce47" office:value-type="float" office:value="120">
            <text:p>120</text:p>
          </table:table-cell>
          <table:table-cell table:style-name="ce47" office:value-type="float" office:value="130">
            <text:p>130</text:p>
          </table:table-cell>
          <table:table-cell table:style-name="ce12" table:formula="of:=[.L17]/[.$L$22]" office:value-type="percentage" office:value="0.191693290734824">
            <text:p>19.17%</text:p>
          </table:table-cell>
          <table:table-cell/>
          <table:table-cell table:number-columns-repeated="10" office:value-type="float" office:value="10">
            <text:p>10</text:p>
          </table:table-cell>
          <table:table-cell table:formula="of:=SUM([.P17:.Y17])" office:value-type="float" office:value="100">
            <text:p>100</text:p>
          </table:table-cell>
          <table:table-cell table:number-columns-repeated="998"/>
        </table:table-row>
        <table:table-row table:style-name="ro1">
          <table:table-cell office:value-type="string">
            <text:p>Int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100">
            <text:p>100</text:p>
          </table:table-cell>
          <table:table-cell table:style-name="ce47" office:value-type="float" office:value="110">
            <text:p>110</text:p>
          </table:table-cell>
          <table:table-cell table:style-name="ce47" office:value-type="float" office:value="120">
            <text:p>120</text:p>
          </table:table-cell>
          <table:table-cell table:style-name="ce47" office:value-type="float" office:value="180">
            <text:p>180</text:p>
          </table:table-cell>
          <table:table-cell table:style-name="ce12" table:formula="of:=[.L18]/[.$L$22]" office:value-type="percentage" office:value="0.191693290734824">
            <text:p>19.17%</text:p>
          </table:table-cell>
          <table:table-cell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Con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115">
            <text:p>115</text:p>
          </table:table-cell>
          <table:table-cell table:number-columns-repeated="2" table:style-name="ce9" office:value-type="float" office:value="125">
            <text:p>125</text:p>
          </table:table-cell>
          <table:table-cell table:style-name="ce47" office:value-type="float" office:value="145">
            <text:p>145</text:p>
          </table:table-cell>
          <table:table-cell table:style-name="ce47" office:value-type="float" office:value="195">
            <text:p>195</text:p>
          </table:table-cell>
          <table:table-cell table:style-name="ce47" office:value-type="float" office:value="200">
            <text:p>200</text:p>
          </table:table-cell>
          <table:table-cell table:style-name="ce12" table:formula="of:=[.L19]/[.$L$22]" office:value-type="percentage" office:value="0.311501597444089">
            <text:p>31.15%</text:p>
          </table:table-cell>
          <table:table-cell/>
          <table:table-cell office:value-type="string">
            <text:p>glvl</text:p>
          </table:table-cell>
          <table:table-cell office:value-type="string">
            <text:p>max</text:p>
          </table:table-cell>
          <table:table-cell office:value-type="string">
            <text:p>total</text:p>
          </table:table-cell>
          <table:table-cell table:number-columns-repeated="1006"/>
        </table:table-row>
        <table:table-row table:style-name="ro1">
          <table:table-cell office:value-type="string">
            <text:p>Cha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20">
            <text:p>20</text:p>
          </table:table-cell>
          <table:table-cell table:style-name="ce47" office:value-type="float" office:value="25">
            <text:p>25</text:p>
          </table:table-cell>
          <table:table-cell table:style-name="ce47" office:value-type="float" office:value="30">
            <text:p>30</text:p>
          </table:table-cell>
          <table:table-cell table:number-columns-repeated="2" table:style-name="ce47" office:value-type="float" office:value="35">
            <text:p>35</text:p>
          </table:table-cell>
          <table:table-cell table:number-columns-repeated="3" table:style-name="ce47" office:value-type="float" office:value="40">
            <text:p>40</text:p>
          </table:table-cell>
          <table:table-cell table:number-columns-repeated="2" table:style-name="ce47" office:value-type="float" office:value="30">
            <text:p>30</text:p>
          </table:table-cell>
          <table:table-cell table:style-name="ce12" table:formula="of:=[.L20]/[.$L$22]" office:value-type="percentage" office:value="0.0479233226837061">
            <text:p>4.79%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([.P20]-5)*2+1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Used</text:p>
          </table:table-cell>
          <table:table-cell table:style-name="ce9" table:formula="of:=SUM([.B15:.B20])" office:value-type="float" office:value="126">
            <text:p>126</text:p>
          </table:table-cell>
          <table:table-cell table:style-name="ce9" table:formula="of:=SUM([.C15:.C20])" office:value-type="float" office:value="176">
            <text:p>176</text:p>
          </table:table-cell>
          <table:table-cell table:style-name="ce9" table:formula="of:=SUM([.D15:.D20])" office:value-type="float" office:value="226">
            <text:p>226</text:p>
          </table:table-cell>
          <table:table-cell table:style-name="ce9" table:formula="of:=SUM([.E15:.E20])" office:value-type="float" office:value="276">
            <text:p>276</text:p>
          </table:table-cell>
          <table:table-cell table:style-name="ce9" table:formula="of:=SUM([.F15:.F20])" office:value-type="float" office:value="325">
            <text:p>325</text:p>
          </table:table-cell>
          <table:table-cell table:style-name="ce9" table:formula="of:=SUM([.G15:.G20])" office:value-type="float" office:value="370">
            <text:p>370</text:p>
          </table:table-cell>
          <table:table-cell table:style-name="ce9" table:formula="of:=SUM([.H15:.H20])" office:value-type="float" office:value="425">
            <text:p>425</text:p>
          </table:table-cell>
          <table:table-cell table:style-name="ce9" table:formula="of:=SUM([.I15:.I20])" office:value-type="float" office:value="475">
            <text:p>475</text:p>
          </table:table-cell>
          <table:table-cell table:style-name="ce9" table:formula="of:=SUM([.J15:.J20])" office:value-type="float" office:value="505">
            <text:p>505</text:p>
          </table:table-cell>
          <table:table-cell table:style-name="ce9" table:formula="of:=SUM([.K15:.K20])" office:value-type="float" office:value="555">
            <text:p>555</text:p>
          </table:table-cell>
          <table:table-cell table:style-name="ce9" table:formula="of:=SUM([.L15:.L20])" office:value-type="float" office:value="625">
            <text:p>625</text:p>
          </table:table-cell>
          <table:table-cell table:style-name="ce9" table:formula="of:=SUM([.M15:.M20])" office:value-type="float" office:value="755">
            <text:p>75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([.P21]-5)*2+1" office:value-type="float" office:value="11">
            <text:p>11</text:p>
          </table:table-cell>
          <table:table-cell table:number-columns-repeated="1006"/>
        </table:table-row>
        <table:table-row table:style-name="ro1">
          <table:table-cell office:value-type="string">
            <text:p>Max</text:p>
          </table:table-cell>
          <table:table-cell table:style-name="ce9" table:formula="of:=[.B14]*5+26" office:value-type="float" office:value="126">
            <text:p>126</text:p>
          </table:table-cell>
          <table:table-cell table:style-name="ce9" table:formula="of:=[.C14]*5+26" office:value-type="float" office:value="176">
            <text:p>176</text:p>
          </table:table-cell>
          <table:table-cell table:style-name="ce9" table:formula="of:=[.D14]*5+26" office:value-type="float" office:value="226">
            <text:p>226</text:p>
          </table:table-cell>
          <table:table-cell table:style-name="ce9" table:formula="of:=[.E14]*5+26" office:value-type="float" office:value="276">
            <text:p>276</text:p>
          </table:table-cell>
          <table:table-cell table:style-name="ce9" table:formula="of:=[.F14]*5+26" office:value-type="float" office:value="326">
            <text:p>326</text:p>
          </table:table-cell>
          <table:table-cell table:style-name="ce9" table:formula="of:=[.G14]*5+26" office:value-type="float" office:value="376">
            <text:p>376</text:p>
          </table:table-cell>
          <table:table-cell table:style-name="ce9" table:formula="of:=[.H14]*5+26" office:value-type="float" office:value="426">
            <text:p>426</text:p>
          </table:table-cell>
          <table:table-cell table:style-name="ce9" table:formula="of:=[.I14]*5+26" office:value-type="float" office:value="476">
            <text:p>476</text:p>
          </table:table-cell>
          <table:table-cell table:style-name="ce9" table:formula="of:=[.J14]*5+26" office:value-type="float" office:value="526">
            <text:p>526</text:p>
          </table:table-cell>
          <table:table-cell table:style-name="ce9" table:formula="of:=[.K14]*5+26" office:value-type="float" office:value="576">
            <text:p>576</text:p>
          </table:table-cell>
          <table:table-cell table:style-name="ce9" table:formula="of:=[.L14]*5+26" office:value-type="float" office:value="626">
            <text:p>626</text:p>
          </table:table-cell>
          <table:table-cell table:style-name="ce9" table:formula="of:=[.M14]*5+26+75" office:value-type="float" office:value="751">
            <text:p>75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([.P22]-5)*2+1" office:value-type="float" office:value="21">
            <text:p>21</text:p>
          </table:table-cell>
          <table:table-cell table:number-columns-repeated="1006"/>
        </table:table-row>
        <table:table-row table:style-name="ro1">
          <table:table-cell table:style-name="ce52" office:value-type="string">
            <text:p>HP</text:p>
          </table:table-cell>
          <table:table-cell table:style-name="ce54" table:formula="of:=[.B19]*9+42+([.$B$1]*2)" office:value-type="float" office:value="333">
            <text:p>333</text:p>
          </table:table-cell>
          <table:table-cell table:style-name="ce54" table:formula="of:=[.C19]*9+42+([.$B$1]*2)" office:value-type="float" office:value="423">
            <text:p>423</text:p>
          </table:table-cell>
          <table:table-cell table:style-name="ce54" table:formula="of:=[.D19]*9+42+([.$B$1]*2)" office:value-type="float" office:value="549">
            <text:p>549</text:p>
          </table:table-cell>
          <table:table-cell table:style-name="ce54" table:formula="of:=[.E19]*9+42+([.$B$1]*2)" office:value-type="float" office:value="711">
            <text:p>711</text:p>
          </table:table-cell>
          <table:table-cell table:style-name="ce54" table:formula="of:=[.F19]*9+42+([.$B$1]*2)" office:value-type="float" office:value="864">
            <text:p>864</text:p>
          </table:table-cell>
          <table:table-cell table:style-name="ce54" table:formula="of:=[.G19]*9+42+([.$B$1]*2)" office:value-type="float" office:value="954">
            <text:p>954</text:p>
          </table:table-cell>
          <table:table-cell table:style-name="ce54" table:formula="of:=[.H19]*9+42+([.$B$1]*2)" office:value-type="float" office:value="1179">
            <text:p>1,179</text:p>
          </table:table-cell>
          <table:table-cell table:style-name="ce54" table:formula="of:=[.I19]*9+42+([.$B$1]*2)" office:value-type="float" office:value="1269">
            <text:p>1,269</text:p>
          </table:table-cell>
          <table:table-cell table:style-name="ce54" table:formula="of:=[.J19]*9+42+([.$B$1]*2)" office:value-type="float" office:value="1269">
            <text:p>1,269</text:p>
          </table:table-cell>
          <table:table-cell table:style-name="ce54" table:formula="of:=[.K19]*9+42+([.$B$1]*2)" office:value-type="float" office:value="1449">
            <text:p>1,449</text:p>
          </table:table-cell>
          <table:table-cell table:style-name="ce54" table:formula="of:=[.L19]*9+42+([.$B$1]*2)" office:value-type="float" office:value="1899">
            <text:p>1,899</text:p>
          </table:table-cell>
          <table:table-cell table:style-name="ce54" table:formula="of:=[.M19]*9+42+([.$B$1]*2)" office:value-type="float" office:value="1944">
            <text:p>1,944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([.P23]-5)*2+1" office:value-type="float" office:value="31">
            <text:p>31</text:p>
          </table:table-cell>
          <table:table-cell table:number-columns-repeated="1006"/>
        </table:table-row>
        <table:table-row table:style-name="ro1">
          <table:table-cell table:style-name="ce53" office:value-type="string">
            <text:p>SP</text:p>
          </table:table-cell>
          <table:table-cell table:style-name="ce55" table:formula="of:=ROUNDDOWN(([.B18]*8+42)*1.1)" office:value-type="float" office:value="275">
            <text:p>275</text:p>
          </table:table-cell>
          <table:table-cell table:style-name="ce55" table:formula="of:=ROUNDDOWN(([.C18]*8+42)*1.1)" office:value-type="float" office:value="354">
            <text:p>354</text:p>
          </table:table-cell>
          <table:table-cell table:style-name="ce55" table:formula="of:=ROUNDDOWN(([.D18]*8+42)*1.1)" office:value-type="float" office:value="442">
            <text:p>442</text:p>
          </table:table-cell>
          <table:table-cell table:style-name="ce55" table:formula="of:=ROUNDDOWN(([.E18]*8+42)*1.1)" office:value-type="float" office:value="495">
            <text:p>495</text:p>
          </table:table-cell>
          <table:table-cell table:style-name="ce55" table:formula="of:=ROUNDDOWN(([.F18]*8+42)*1.1)" office:value-type="float" office:value="574">
            <text:p>574</text:p>
          </table:table-cell>
          <table:table-cell table:style-name="ce55" table:formula="of:=ROUNDDOWN(([.G18]*8+42)*1.1)" office:value-type="float" office:value="662">
            <text:p>662</text:p>
          </table:table-cell>
          <table:table-cell table:style-name="ce55" table:formula="of:=ROUNDDOWN(([.H18]*8+42)*1.1)" office:value-type="float" office:value="750">
            <text:p>750</text:p>
          </table:table-cell>
          <table:table-cell table:style-name="ce55" table:formula="of:=ROUNDDOWN(([.I18]*8+42)*1.1)" office:value-type="float" office:value="838">
            <text:p>838</text:p>
          </table:table-cell>
          <table:table-cell table:style-name="ce55" table:formula="of:=ROUNDDOWN(([.J18]*8+42)*1.1)" office:value-type="float" office:value="926">
            <text:p>926</text:p>
          </table:table-cell>
          <table:table-cell table:style-name="ce55" table:formula="of:=ROUNDDOWN(([.K18]*8+42)*1.1)" office:value-type="float" office:value="1014">
            <text:p>1,014</text:p>
          </table:table-cell>
          <table:table-cell table:style-name="ce55" table:formula="of:=ROUNDDOWN(([.L18]*8+42)*1.1)" office:value-type="float" office:value="1102">
            <text:p>1,102</text:p>
          </table:table-cell>
          <table:table-cell table:style-name="ce55" table:formula="of:=ROUNDDOWN(([.M18]*8+42)*1.1)" office:value-type="float" office:value="1630">
            <text:p>1,63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formula="of:=([.P24]-5)*2+1" office:value-type="float" office:value="41">
            <text:p>41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sps boosted by health.spirit</text:p>
          </table:table-cell>
          <table:table-cell table:number-columns-repeated="13"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([.P25]-5)*2+1" office:value-type="float" office:value="51">
            <text:p>51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f:=([.P26]-5)*2+1" office:value-type="float" office:value="61">
            <text:p>6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table:formula="of:=([.P27]-5)*2+1" office:value-type="float" office:value="71">
            <text:p>7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table:formula="of:=([.P28]-5)*2+1" office:value-type="float" office:value="81">
            <text:p>8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formula="of:=([.P29]-5)*2+1" office:value-type="float" office:value="91">
            <text:p>9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table:formula="of:=([.P30]-5)*2+1" office:value-type="float" office:value="101">
            <text:p>10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formula="of:=([.P31]-5)*2+1" office:value-type="float" office:value="111">
            <text:p>11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table:formula="of:=([.P32]-5)*2+1" office:value-type="float" office:value="121">
            <text:p>12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formula="of:=([.P33]-5)*2+1" office:value-type="float" office:value="131">
            <text:p>13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formula="of:=([.P34]-5)*2+1" office:value-type="float" office:value="141">
            <text:p>14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table:formula="of:=([.P35]-5)*2+1" office:value-type="float" office:value="151">
            <text:p>15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formula="of:=([.P36]-5)*2+1" office:value-type="float" office:value="161">
            <text:p>16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float" office:value="90">
            <text:p>90</text:p>
          </table:table-cell>
          <table:table-cell office:value-type="float" office:value="21">
            <text:p>21</text:p>
          </table:table-cell>
          <table:table-cell table:formula="of:=([.P37]-5)*2+1" office:value-type="float" office:value="171">
            <text:p>17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float" office:value="95">
            <text:p>95</text:p>
          </table:table-cell>
          <table:table-cell office:value-type="float" office:value="22">
            <text:p>22</text:p>
          </table:table-cell>
          <table:table-cell table:formula="of:=([.P38]-5)*2+1" office:value-type="float" office:value="181">
            <text:p>18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formula="of:=([.P39]-5)*2+1" office:value-type="float" office:value="191">
            <text:p>191</text:p>
          </table:table-cell>
          <table:table-cell table:number-columns-repeated="100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nates" table:style-name="ta2" table:print="false">
        <office:forms form:automatic-focus="false" form:apply-design-mode="false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58" table:default-cell-style-name="ce9"/>
        <table:table-column table:style-name="co93" table:default-cell-style-name="Default"/>
        <table:table-row table:style-name="ro1">
          <table:table-cell table:style-name="ce6" office:value-type="string">
            <text:p>realm</text:p>
          </table:table-cell>
          <table:table-cell table:style-name="ce6" office:value-type="string">
            <text:p>area</text:p>
          </table:table-cell>
          <table:table-cell table:style-name="ce6" office:value-type="string">
            <text:p>mob(s)</text:p>
          </table:table-cell>
          <table:table-cell table:style-name="ce6" office:value-type="string">
            <text:p>item</text:p>
          </table:table-cell>
          <table:table-cell table:style-name="ce41" office:value-type="string">
            <text:p>monk donate</text:p>
          </table:table-cell>
          <table:table-cell table:style-name="ce6" office:value-type="string">
            <text:p>notes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rabbit fields</text:p>
          </table:table-cell>
          <table:table-cell office:value-type="string">
            <text:p>gender cae</text:p>
          </table:table-cell>
          <table:table-cell office:value-type="string">
            <text:p>sphere of annhilation</text:p>
          </table:table-cell>
          <table:table-cell office:value-type="float" office:value="50000">
            <text:p>50,0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obsidian tower</text:p>
          </table:table-cell>
          <table:table-cell office:value-type="string">
            <text:p>some demon</text:p>
          </table:table-cell>
          <table:table-cell office:value-type="string">
            <text:p>halo of truth</text:p>
          </table:table-cell>
          <table:table-cell office:value-type="float" office:value="50000">
            <text:p>50,000</text:p>
          </table:table-cell>
          <table:table-cell office:value-type="string">
            <text:p>can't get out of tower without esquire/quit</text:p>
          </table:table-cell>
        </table:table-row>
        <table:table-row table:style-name="ro5">
          <table:table-cell office:value-type="string">
            <text:p>science</text:p>
          </table:table-cell>
          <table:table-cell office:value-type="string">
            <text:p>detroit</text:p>
          </table:table-cell>
          <table:table-cell office:value-type="string">
            <text:p>jerry caldreone</text:p>
          </table:table-cell>
          <table:table-cell office:value-type="string">
            <text:p>arc welder</text:p>
          </table:table-cell>
          <table:table-cell office:value-type="float" office:value="50000">
            <text:p>50,000</text:p>
          </table:table-cell>
          <table:table-cell/>
        </table:table-row>
        <table:table-row table:style-name="ro5">
          <table:table-cell office:value-type="string">
            <text:p>science</text:p>
          </table:table-cell>
          <table:table-cell office:value-type="string">
            <text:p>gencorps</text:p>
          </table:table-cell>
          <table:table-cell office:value-type="string">
            <text:p>*</text:p>
          </table:table-cell>
          <table:table-cell office:value-type="string">
            <text:p>heavy barrel</text:p>
          </table:table-cell>
          <table:table-cell office:value-type="float" office:value="35000">
            <text:p>35,0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table:number-columns-repeated="2" office:value-type="string">
            <text:p>*</text:p>
          </table:table-cell>
          <table:table-cell office:value-type="string">
            <text:p>amber chromatic dragon ring</text:p>
          </table:table-cell>
          <table:table-cell office:value-type="float" office:value="25000">
            <text:p>25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rabbit fields</text:p>
          </table:table-cell>
          <table:table-cell office:value-type="string">
            <text:p>gender cae</text:p>
          </table:table-cell>
          <table:table-cell office:value-type="string">
            <text:p>dark potion with yellow floaties</text:p>
          </table:table-cell>
          <table:table-cell office:value-type="float" office:value="17000">
            <text:p>17,0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table:number-columns-repeated="2" office:value-type="string">
            <text:p>*</text:p>
          </table:table-cell>
          <table:table-cell office:value-type="string">
            <text:p>rod of flame</text:p>
          </table:table-cell>
          <table:table-cell office:value-type="float" office:value="15000">
            <text:p>15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drow kingdom...</text:p>
          </table:table-cell>
          <table:table-cell office:value-type="string">
            <text:p>priestess</text:p>
          </table:table-cell>
          <table:table-cell office:value-type="string">
            <text:p>8-bladed staff</text:p>
          </table:table-cell>
          <table:table-cell office:value-type="float" office:value="12300">
            <text:p>12,3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medlar</text:p>
          </table:table-cell>
          <table:table-cell office:value-type="string">
            <text:p>puddlum</text:p>
          </table:table-cell>
          <table:table-cell office:value-type="string">
            <text:p>lightning blade</text:p>
          </table:table-cell>
          <table:table-cell office:value-type="float" office:value="12000">
            <text:p>12,0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table:number-columns-repeated="2" office:value-type="string">
            <text:p>*</text:p>
          </table:table-cell>
          <table:table-cell office:value-type="string">
            <text:p>palladium wand of wishes</text:p>
          </table:table-cell>
          <table:table-cell office:value-type="float" office:value="12000">
            <text:p>12,000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murky swamps</text:p>
          </table:table-cell>
          <table:table-cell office:value-type="string">
            <text:p>n/a</text:p>
          </table:table-cell>
          <table:table-cell office:value-type="string">
            <text:p>swamp wand</text:p>
          </table:table-cell>
          <table:table-cell office:value-type="float" office:value="10000">
            <text:p>10,000</text:p>
          </table:table-cell>
          <table:table-cell office:value-type="string">
            <text:p>mini quest to get it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portal of life 1.0</text:p>
          </table:table-cell>
          <table:table-cell office:value-type="string">
            <text:p>dracolich</text:p>
          </table:table-cell>
          <table:table-cell office:value-type="string">
            <text:p>adamantium armour</text:p>
          </table:table-cell>
          <table:table-cell office:value-type="float" office:value="10000">
            <text:p>10,000</text:p>
          </table:table-cell>
          <table:table-cell/>
        </table:table-row>
        <table:table-row table:style-name="ro5">
          <table:table-cell office:value-type="string">
            <text:p>science</text:p>
          </table:table-cell>
          <table:table-cell office:value-type="string">
            <text:p>detroit</text:p>
          </table:table-cell>
          <table:table-cell office:value-type="string">
            <text:p>simon (in sewer)</text:p>
          </table:table-cell>
          <table:table-cell office:value-type="string">
            <text:p>taser (enchanted)</text:p>
          </table:table-cell>
          <table:table-cell office:value-type="float" office:value="9600">
            <text:p>9,6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/>
          <table:table-cell office:value-type="string">
            <text:p>honorable knight</text:p>
          </table:table-cell>
          <table:table-cell office:value-type="string">
            <text:p>wide shield of the …</text:p>
          </table:table-cell>
          <table:table-cell office:value-type="float" office:value="9000">
            <text:p>9,0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table:number-columns-repeated="2" office:value-type="string">
            <text:p>*</text:p>
          </table:table-cell>
          <table:table-cell office:value-type="string">
            <text:p>goblin blade</text:p>
          </table:table-cell>
          <table:table-cell office:value-type="float" office:value="8000">
            <text:p>8,000</text:p>
          </table:table-cell>
          <table:table-cell/>
        </table:table-row>
        <table:table-row table:style-name="ro5">
          <table:table-cell office:value-type="string">
            <text:p>chaos</text:p>
          </table:table-cell>
          <table:table-cell office:value-type="string">
            <text:p>cloud city</text:p>
          </table:table-cell>
          <table:table-cell office:value-type="string">
            <text:p>dr. fred</text:p>
          </table:table-cell>
          <table:table-cell office:value-type="string">
            <text:p>staff of mind control</text:p>
          </table:table-cell>
          <table:table-cell office:value-type="float" office:value="8000">
            <text:p>8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Catacombs 1.0</text:p>
          </table:table-cell>
          <table:table-cell office:value-type="string">
            <text:p>duke of vampires</text:p>
          </table:table-cell>
          <table:table-cell office:value-type="string">
            <text:p>golden platemail</text:p>
          </table:table-cell>
          <table:table-cell office:value-type="float" office:value="6000">
            <text:p>6,000</text:p>
          </table:table-cell>
          <table:table-cell/>
        </table:table-row>
        <table:table-row table:style-name="ro5">
          <table:table-cell office:value-type="string">
            <text:p>chaos</text:p>
          </table:table-cell>
          <table:table-cell office:value-type="string">
            <text:p>Diablo 2 (hell)</text:p>
          </table:table-cell>
          <table:table-cell office:value-type="string">
            <text:p>*</text:p>
          </table:table-cell>
          <table:table-cell office:value-type="string">
            <text:p>Olotech 4000 napalm hucker</text:p>
          </table:table-cell>
          <table:table-cell office:value-type="float" office:value="6000">
            <text:p>6,0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n/a</text:p>
          </table:table-cell>
          <table:table-cell office:value-type="string">
            <text:p>man</text:p>
          </table:table-cell>
          <table:table-cell office:value-type="string">
            <text:p>star sword</text:p>
          </table:table-cell>
          <table:table-cell office:value-type="float" office:value="6000">
            <text:p>6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karak's hut</text:p>
          </table:table-cell>
          <table:table-cell office:value-type="string">
            <text:p>karak</text:p>
          </table:table-cell>
          <table:table-cell office:value-type="string">
            <text:p>gloves of karak</text:p>
          </table:table-cell>
          <table:table-cell office:value-type="float" office:value="5500">
            <text:p>5,500</text:p>
          </table:table-cell>
          <table:table-cell office:value-type="string">
            <text:p>give him hide from polar bear for boots/gloves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drow kingdom...</text:p>
          </table:table-cell>
          <table:table-cell office:value-type="string">
            <text:p>priestess</text:p>
          </table:table-cell>
          <table:table-cell office:value-type="string">
            <text:p>ornate robe</text:p>
          </table:table-cell>
          <table:table-cell office:value-type="float" office:value="5050">
            <text:p>5,05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*</text:p>
          </table:table-cell>
          <table:table-cell office:value-type="string">
            <text:p>ogre, firegiant</text:p>
          </table:table-cell>
          <table:table-cell office:value-type="string">
            <text:p>Diamond ring of life</text:p>
          </table:table-cell>
          <table:table-cell office:value-type="float" office:value="5000">
            <text:p>5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firegiant lair</text:p>
          </table:table-cell>
          <table:table-cell office:value-type="string">
            <text:p>firegiant queen</text:p>
          </table:table-cell>
          <table:table-cell office:value-type="string">
            <text:p>amulet of the queen</text:p>
          </table:table-cell>
          <table:table-cell office:value-type="float" office:value="5000">
            <text:p>5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Catacombs 1.0</text:p>
          </table:table-cell>
          <table:table-cell office:value-type="string">
            <text:p>vampire soldier</text:p>
          </table:table-cell>
          <table:table-cell office:value-type="string">
            <text:p>silver platemail</text:p>
          </table:table-cell>
          <table:table-cell office:value-type="float" office:value="5000">
            <text:p>5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underdark?</text:p>
          </table:table-cell>
          <table:table-cell/>
          <table:table-cell office:value-type="string">
            <text:p>ornate robe</text:p>
          </table:table-cell>
          <table:table-cell office:value-type="float" office:value="5000">
            <text:p>5,000</text:p>
          </table:table-cell>
          <table:table-cell/>
        </table:table-row>
        <table:table-row table:style-name="ro5">
          <table:table-cell office:value-type="string">
            <text:p>chaos</text:p>
          </table:table-cell>
          <table:table-cell office:value-type="string">
            <text:p>chaos musuem</text:p>
          </table:table-cell>
          <table:table-cell/>
          <table:table-cell office:value-type="string">
            <text:p>soulfire</text:p>
          </table:table-cell>
          <table:table-cell office:value-type="float" office:value="5000">
            <text:p>5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table:number-columns-repeated="2" office:value-type="string">
            <text:p>*</text:p>
          </table:table-cell>
          <table:table-cell office:value-type="string">
            <text:p>goblin blade</text:p>
          </table:table-cell>
          <table:table-cell office:value-type="float" office:value="5000">
            <text:p>5,000</text:p>
          </table:table-cell>
          <table:table-cell office:value-type="string">
            <text:p>random, road to wayhaven and dragons in dragon isle so far</text:p>
          </table:table-cell>
        </table:table-row>
        <table:table-row table:style-name="ro1">
          <table:table-cell office:value-type="string">
            <text:p>fantasy</text:p>
          </table:table-cell>
          <table:table-cell table:number-columns-repeated="2" office:value-type="string">
            <text:p>*</text:p>
          </table:table-cell>
          <table:table-cell office:value-type="string">
            <text:p>ring of monster suggestion</text:p>
          </table:table-cell>
          <table:table-cell office:value-type="float" office:value="5000">
            <text:p>5,0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table:number-columns-repeated="2" office:value-type="string">
            <text:p>*</text:p>
          </table:table-cell>
          <table:table-cell office:value-type="string">
            <text:p>staff of healing</text:p>
          </table:table-cell>
          <table:table-cell office:value-type="float" office:value="5000">
            <text:p>5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table:number-columns-repeated="2" office:value-type="string">
            <text:p>*</text:p>
          </table:table-cell>
          <table:table-cell office:value-type="string">
            <text:p>silver red dragon dring</text:p>
          </table:table-cell>
          <table:table-cell office:value-type="float" office:value="5000">
            <text:p>5,000</text:p>
          </table:table-cell>
          <table:table-cell/>
        </table:table-row>
        <table:table-row table:style-name="ro5">
          <table:table-cell office:value-type="string">
            <text:p>chaos</text:p>
          </table:table-cell>
          <table:table-cell/>
          <table:table-cell office:value-type="string">
            <text:p>tigger</text:p>
          </table:table-cell>
          <table:table-cell office:value-type="string">
            <text:p>ring of speed</text:p>
          </table:table-cell>
          <table:table-cell office:value-type="float" office:value="4500">
            <text:p>4,5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/>
          <table:table-cell office:value-type="string">
            <text:p>padrin</text:p>
          </table:table-cell>
          <table:table-cell office:value-type="string">
            <text:p>ring of speed</text:p>
          </table:table-cell>
          <table:table-cell office:value-type="float" office:value="4500">
            <text:p>4,5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Catacombs 1.0</text:p>
          </table:table-cell>
          <table:table-cell office:value-type="string">
            <text:p>duke of vampires</text:p>
          </table:table-cell>
          <table:table-cell office:value-type="string">
            <text:p>double attacker blade</text:p>
          </table:table-cell>
          <table:table-cell office:value-type="float" office:value="4500">
            <text:p>4,500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table:number-columns-repeated="2"/>
          <table:table-cell office:value-type="string">
            <text:p>Plasma gun (enchanted)</text:p>
          </table:table-cell>
          <table:table-cell office:value-type="float" office:value="4000">
            <text:p>4,0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Catacombs 1.0</text:p>
          </table:table-cell>
          <table:table-cell office:value-type="string">
            <text:p>ghoul spy</text:p>
          </table:table-cell>
          <table:table-cell office:value-type="string">
            <text:p>ring of invisibility</text:p>
          </table:table-cell>
          <table:table-cell office:value-type="float" office:value="3500">
            <text:p>3,5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Catacombs 1.0</text:p>
          </table:table-cell>
          <table:table-cell office:value-type="string">
            <text:p>vampire spy</text:p>
          </table:table-cell>
          <table:table-cell office:value-type="string">
            <text:p>ring of invisibility</text:p>
          </table:table-cell>
          <table:table-cell office:value-type="float" office:value="3500">
            <text:p>3,500</text:p>
          </table:table-cell>
          <table:table-cell/>
        </table:table-row>
        <table:table-row table:style-name="ro5">
          <table:table-cell office:value-type="string">
            <text:p>chaos</text:p>
          </table:table-cell>
          <table:table-cell office:value-type="string">
            <text:p>crydee</text:p>
          </table:table-cell>
          <table:table-cell office:value-type="string">
            <text:p>merchant</text:p>
          </table:table-cell>
          <table:table-cell office:value-type="string">
            <text:p>bag of holding</text:p>
          </table:table-cell>
          <table:table-cell office:value-type="float" office:value="3000">
            <text:p>3,0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abbey</text:p>
          </table:table-cell>
          <table:table-cell office:value-type="string">
            <text:p>*</text:p>
          </table:table-cell>
          <table:table-cell office:value-type="string">
            <text:p>tarnished gauntlets</text:p>
          </table:table-cell>
          <table:table-cell office:value-type="float" office:value="3000">
            <text:p>3,0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abbey</text:p>
          </table:table-cell>
          <table:table-cell office:value-type="string">
            <text:p>*</text:p>
          </table:table-cell>
          <table:table-cell office:value-type="string">
            <text:p>tarnished amulet</text:p>
          </table:table-cell>
          <table:table-cell office:value-type="float" office:value="3000">
            <text:p>3,0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abbey</text:p>
          </table:table-cell>
          <table:table-cell office:value-type="string">
            <text:p>*</text:p>
          </table:table-cell>
          <table:table-cell office:value-type="string">
            <text:p>tarnished cloak</text:p>
          </table:table-cell>
          <table:table-cell office:value-type="float" office:value="3000">
            <text:p>3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*</text:p>
          </table:table-cell>
          <table:table-cell office:value-type="string">
            <text:p>ogre, firegiant</text:p>
          </table:table-cell>
          <table:table-cell office:value-type="string">
            <text:p>gold ring of unburden</text:p>
          </table:table-cell>
          <table:table-cell office:value-type="float" office:value="3000">
            <text:p>3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lonely keep</text:p>
          </table:table-cell>
          <table:table-cell office:value-type="string">
            <text:p>honorable knight</text:p>
          </table:table-cell>
          <table:table-cell office:value-type="string">
            <text:p>study platemail</text:p>
          </table:table-cell>
          <table:table-cell office:value-type="float" office:value="3000">
            <text:p>3,000</text:p>
          </table:table-cell>
          <table:table-cell/>
        </table:table-row>
        <table:table-row table:style-name="ro5">
          <table:table-cell office:value-type="string">
            <text:p>science</text:p>
          </table:table-cell>
          <table:table-cell office:value-type="string">
            <text:p>Warhammer 40000</text:p>
          </table:table-cell>
          <table:table-cell/>
          <table:table-cell office:value-type="string">
            <text:p>ancient looking coin</text:p>
          </table:table-cell>
          <table:table-cell office:value-type="float" office:value="3000">
            <text:p>3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table:number-columns-repeated="2" office:value-type="string">
            <text:p>*</text:p>
          </table:table-cell>
          <table:table-cell office:value-type="string">
            <text:p>crystal ball of scrying</text:p>
          </table:table-cell>
          <table:table-cell office:value-type="float" office:value="2500">
            <text:p>2,5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hall of kings</text:p>
          </table:table-cell>
          <table:table-cell office:value-type="string">
            <text:p>z something</text:p>
          </table:table-cell>
          <table:table-cell office:value-type="string">
            <text:p>sword of ascension</text:p>
          </table:table-cell>
          <table:table-cell office:value-type="float" office:value="2500">
            <text:p>2,5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table:number-columns-repeated="2" office:value-type="string">
            <text:p>*</text:p>
          </table:table-cell>
          <table:table-cell office:value-type="string">
            <text:p>amethyst green dragon ring</text:p>
          </table:table-cell>
          <table:table-cell office:value-type="float" office:value="2400">
            <text:p>2,4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table:number-columns-repeated="2" office:value-type="string">
            <text:p>*</text:p>
          </table:table-cell>
          <table:table-cell office:value-type="string">
            <text:p>silver green dragon ring</text:p>
          </table:table-cell>
          <table:table-cell office:value-type="float" office:value="2400">
            <text:p>2,4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Catacombs 2.0</text:p>
          </table:table-cell>
          <table:table-cell office:value-type="string">
            <text:p>skeleton</text:p>
          </table:table-cell>
          <table:table-cell office:value-type="string">
            <text:p>bone sword (enchanted)</text:p>
          </table:table-cell>
          <table:table-cell office:value-type="float" office:value="2200">
            <text:p>2,2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table:number-columns-repeated="2" office:value-type="string">
            <text:p>*</text:p>
          </table:table-cell>
          <table:table-cell office:value-type="string">
            <text:p>ring of free action</text:p>
          </table:table-cell>
          <table:table-cell office:value-type="float" office:value="2100">
            <text:p>2,1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temple of kourlyn</text:p>
          </table:table-cell>
          <table:table-cell office:value-type="string">
            <text:p>*</text:p>
          </table:table-cell>
          <table:table-cell office:value-type="string">
            <text:p>storm boots</text:p>
          </table:table-cell>
          <table:table-cell office:value-type="float" office:value="2000">
            <text:p>2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abbey</text:p>
          </table:table-cell>
          <table:table-cell office:value-type="string">
            <text:p>*</text:p>
          </table:table-cell>
          <table:table-cell office:value-type="string">
            <text:p>tarnished greaves</text:p>
          </table:table-cell>
          <table:table-cell office:value-type="float" office:value="2000">
            <text:p>2,0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table:number-columns-repeated="2" office:value-type="string">
            <text:p>*</text:p>
          </table:table-cell>
          <table:table-cell office:value-type="string">
            <text:p>wand of fire</text:p>
          </table:table-cell>
          <table:table-cell office:value-type="float" office:value="2000">
            <text:p>2,000</text:p>
          </table:table-cell>
          <table:table-cell/>
        </table:table-row>
        <table:table-row table:style-name="ro5">
          <table:table-cell office:value-type="string">
            <text:p>chaos</text:p>
          </table:table-cell>
          <table:table-cell office:value-type="string">
            <text:p>land1</text:p>
          </table:table-cell>
          <table:table-cell office:value-type="string">
            <text:p>westron wind</text:p>
          </table:table-cell>
          <table:table-cell office:value-type="string">
            <text:p>translucent armor</text:p>
          </table:table-cell>
          <table:table-cell office:value-type="float" office:value="2000">
            <text:p>2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serinth</text:p>
          </table:table-cell>
          <table:table-cell office:value-type="string">
            <text:p>brytex</text:p>
          </table:table-cell>
          <table:table-cell office:value-type="string">
            <text:p>Shortsword +2, giant slayer</text:p>
          </table:table-cell>
          <table:table-cell office:value-type="float" office:value="2000">
            <text:p>2,000</text:p>
          </table:table-cell>
          <table:table-cell/>
        </table:table-row>
        <table:table-row table:style-name="ro5">
          <table:table-cell office:value-type="string">
            <text:p>chaos</text:p>
          </table:table-cell>
          <table:table-cell/>
          <table:table-cell office:value-type="string">
            <text:p>shindrak the barbarian</text:p>
          </table:table-cell>
          <table:table-cell office:value-type="string">
            <text:p>taragarth</text:p>
          </table:table-cell>
          <table:table-cell office:value-type="float" office:value="1500">
            <text:p>1,500</text:p>
          </table:table-cell>
          <table:table-cell/>
        </table:table-row>
        <table:table-row table:style-name="ro5">
          <table:table-cell office:value-type="string">
            <text:p>science</text:p>
          </table:table-cell>
          <table:table-cell office:value-type="string">
            <text:p>camazots</text:p>
          </table:table-cell>
          <table:table-cell office:value-type="string">
            <text:p>demon</text:p>
          </table:table-cell>
          <table:table-cell office:value-type="string">
            <text:p>laser sword </text:p>
          </table:table-cell>
          <table:table-cell office:value-type="float" office:value="1500">
            <text:p>1,500</text:p>
          </table:table-cell>
          <table:table-cell/>
        </table:table-row>
        <table:table-row table:style-name="ro5">
          <table:table-cell office:value-type="string">
            <text:p>science</text:p>
          </table:table-cell>
          <table:table-cell/>
          <table:table-cell office:value-type="string">
            <text:p>cyberpope</text:p>
          </table:table-cell>
          <table:table-cell office:value-type="string">
            <text:p>Taser-charted papal rod</text:p>
          </table:table-cell>
          <table:table-cell office:value-type="float" office:value="1500">
            <text:p>1,500</text:p>
          </table:table-cell>
          <table:table-cell/>
        </table:table-row>
        <table:table-row table:style-name="ro5">
          <table:table-cell office:value-type="string">
            <text:p>chaos</text:p>
          </table:table-cell>
          <table:table-cell office:value-type="string">
            <text:p>utlimate tournament</text:p>
          </table:table-cell>
          <table:table-cell office:value-type="string">
            <text:p>skittlebrau captain</text:p>
          </table:table-cell>
          <table:table-cell office:value-type="string">
            <text:p>ultimate disc of doom</text:p>
          </table:table-cell>
          <table:table-cell office:value-type="float" office:value="1500">
            <text:p>1,500</text:p>
          </table:table-cell>
          <table:table-cell/>
        </table:table-row>
        <table:table-row table:style-name="ro5">
          <table:table-cell office:value-type="string">
            <text:p>science</text:p>
          </table:table-cell>
          <table:table-cell office:value-type="string">
            <text:p>military bunker</text:p>
          </table:table-cell>
          <table:table-cell/>
          <table:table-cell office:value-type="string">
            <text:p>gatling phalanx cannon</text:p>
          </table:table-cell>
          <table:table-cell office:value-type="float" office:value="1500">
            <text:p>1,5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desert palace</text:p>
          </table:table-cell>
          <table:table-cell office:value-type="string">
            <text:p>sheikh</text:p>
          </table:table-cell>
          <table:table-cell office:value-type="string">
            <text:p>desert sun shield</text:p>
          </table:table-cell>
          <table:table-cell office:value-type="float" office:value="1500">
            <text:p>1,5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gamal islands</text:p>
          </table:table-cell>
          <table:table-cell office:value-type="string">
            <text:p>Drochnathair</text:p>
          </table:table-cell>
          <table:table-cell office:value-type="string">
            <text:p>dragon helm</text:p>
          </table:table-cell>
          <table:table-cell office:value-type="float" office:value="1500">
            <text:p>1,500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cloud city</text:p>
          </table:table-cell>
          <table:table-cell office:value-type="string">
            <text:p>right brain</text:p>
          </table:table-cell>
          <table:table-cell office:value-type="string">
            <text:p>ring of right brain control</text:p>
          </table:table-cell>
          <table:table-cell office:value-type="float" office:value="1500">
            <text:p>1,500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cloud city</text:p>
          </table:table-cell>
          <table:table-cell office:value-type="string">
            <text:p>left brain</text:p>
          </table:table-cell>
          <table:table-cell office:value-type="string">
            <text:p>ring of left brain control</text:p>
          </table:table-cell>
          <table:table-cell office:value-type="float" office:value="1500">
            <text:p>1,5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/>
          <table:table-cell office:value-type="string">
            <text:p>cryohydra</text:p>
          </table:table-cell>
          <table:table-cell office:value-type="string">
            <text:p>dermal cloak of cryohydra</text:p>
          </table:table-cell>
          <table:table-cell office:value-type="float" office:value="1400">
            <text:p>1,4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table:number-columns-repeated="2"/>
          <table:table-cell office:value-type="string">
            <text:p>dermal shield of the cryohydra</text:p>
          </table:table-cell>
          <table:table-cell office:value-type="float" office:value="1220">
            <text:p>1,22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Catacombs 2.0</text:p>
          </table:table-cell>
          <table:table-cell office:value-type="string">
            <text:p>skeleton</text:p>
          </table:table-cell>
          <table:table-cell office:value-type="string">
            <text:p>chalky white shield (glowing)</text:p>
          </table:table-cell>
          <table:table-cell office:value-type="float" office:value="1200">
            <text:p>1,2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guiles forest</text:p>
          </table:table-cell>
          <table:table-cell/>
          <table:table-cell office:value-type="string">
            <text:p>baridiche of destruction</text:p>
          </table:table-cell>
          <table:table-cell office:value-type="float" office:value="1200">
            <text:p>1,200</text:p>
          </table:table-cell>
          <table:table-cell/>
        </table:table-row>
        <table:table-row table:style-name="ro5">
          <table:table-cell office:value-type="string">
            <text:p>science</text:p>
          </table:table-cell>
          <table:table-cell office:value-type="string">
            <text:p>atlanta</text:p>
          </table:table-cell>
          <table:table-cell office:value-type="string">
            <text:p>cyberpope</text:p>
          </table:table-cell>
          <table:table-cell office:value-type="string">
            <text:p>cyberpope's papal ring</text:p>
          </table:table-cell>
          <table:table-cell office:value-type="float" office:value="1200">
            <text:p>1,200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office:value-type="string">
            <text:p>swede research center</text:p>
          </table:table-cell>
          <table:table-cell office:value-type="string">
            <text:p>robot</text:p>
          </table:table-cell>
          <table:table-cell office:value-type="string">
            <text:p>globe of pure energy</text:p>
          </table:table-cell>
          <table:table-cell office:value-type="float" office:value="1200">
            <text:p>1,200</text:p>
          </table:table-cell>
          <table:table-cell/>
        </table:table-row>
        <table:table-row table:style-name="ro5">
          <table:table-cell office:value-type="string">
            <text:p>science</text:p>
          </table:table-cell>
          <table:table-cell office:value-type="string">
            <text:p>silicon wraiths</text:p>
          </table:table-cell>
          <table:table-cell office:value-type="string">
            <text:p>azrael</text:p>
          </table:table-cell>
          <table:table-cell office:value-type="string">
            <text:p>bodyshield of translucent plaspex</text:p>
          </table:table-cell>
          <table:table-cell office:value-type="float" office:value="1100">
            <text:p>1,1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balooga falls</text:p>
          </table:table-cell>
          <table:table-cell office:value-type="string">
            <text:p>atalanta</text:p>
          </table:table-cell>
          <table:table-cell office:value-type="string">
            <text:p>winged helmet</text:p>
          </table:table-cell>
          <table:table-cell office:value-type="float" office:value="1050">
            <text:p>1,05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/>
          <table:table-cell office:value-type="string">
            <text:p>prismatia</text:p>
          </table:table-cell>
          <table:table-cell office:value-type="string">
            <text:p>breastplate of dreams</text:p>
          </table:table-cell>
          <table:table-cell office:value-type="float" office:value="1000">
            <text:p>1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/>
          <table:table-cell office:value-type="string">
            <text:p>ashley</text:p>
          </table:table-cell>
          <table:table-cell office:value-type="string">
            <text:p>potion of righteousness</text:p>
          </table:table-cell>
          <table:table-cell office:value-type="float" office:value="1000">
            <text:p>1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guiles forest</text:p>
          </table:table-cell>
          <table:table-cell/>
          <table:table-cell office:value-type="string">
            <text:p>gnome skin</text:p>
          </table:table-cell>
          <table:table-cell office:value-type="float" office:value="1000">
            <text:p>1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portal of life 1.0</text:p>
          </table:table-cell>
          <table:table-cell office:value-type="string">
            <text:p>wyvern</text:p>
          </table:table-cell>
          <table:table-cell office:value-type="string">
            <text:p>wyvern talons</text:p>
          </table:table-cell>
          <table:table-cell office:value-type="float" office:value="1000">
            <text:p>1,00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table:number-columns-repeated="2" office:value-type="string">
            <text:p>*</text:p>
          </table:table-cell>
          <table:table-cell office:value-type="string">
            <text:p>wand of fear</text:p>
          </table:table-cell>
          <table:table-cell office:value-type="float" office:value="1000">
            <text:p>1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 office:value-type="string">
            <text:p>desert palace</text:p>
          </table:table-cell>
          <table:table-cell office:value-type="string">
            <text:p>sheikh</text:p>
          </table:table-cell>
          <table:table-cell office:value-type="string">
            <text:p>sheikh's scimitar</text:p>
          </table:table-cell>
          <table:table-cell office:value-type="float" office:value="1000">
            <text:p>1,000</text:p>
          </table:table-cell>
          <table:table-cell/>
        </table:table-row>
        <table:table-row table:style-name="ro5">
          <table:table-cell office:value-type="string">
            <text:p>fantasy</text:p>
          </table:table-cell>
          <table:table-cell/>
          <table:table-cell office:value-type="string">
            <text:p>snowbeast</text:p>
          </table:table-cell>
          <table:table-cell office:value-type="string">
            <text:p>jewel sword</text:p>
          </table:table-cell>
          <table:table-cell office:value-type="float" office:value="1000">
            <text:p>1,000</text:p>
          </table:table-cell>
          <table:table-cell/>
        </table:table-row>
        <table:table-row table:style-name="ro5">
          <table:table-cell office:value-type="string">
            <text:p>science</text:p>
          </table:table-cell>
          <table:table-cell office:value-type="string">
            <text:p>voodoo scavengers</text:p>
          </table:table-cell>
          <table:table-cell office:value-type="string">
            <text:p>houndis</text:p>
          </table:table-cell>
          <table:table-cell office:value-type="string">
            <text:p>books of *</text:p>
          </table:table-cell>
          <table:table-cell office:value-type="float" office:value="1000">
            <text:p>1,000</text:p>
          </table:table-cell>
          <table:table-cell table:style-name="ce9" office:value-type="string">
            <text:p>3 books, each 1k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rampage (pegasus port)</text:p>
          </table:table-cell>
          <table:table-cell office:value-type="string">
            <text:p>n/a</text:p>
          </table:table-cell>
          <table:table-cell office:value-type="string">
            <text:p>sword of lazarus</text:p>
          </table:table-cell>
          <table:table-cell/>
          <table:table-cell office:value-type="string">
            <text:p>combine amulet pieces, 'lazarus'</text:p>
          </table:table-cell>
        </table:table-row>
        <table:table-row table:style-name="ro5" table:number-rows-repeated="1048494">
          <table:table-cell table:number-columns-repeated="6"/>
        </table:table-row>
        <table:table-row table:style-name="ro5">
          <table:table-cell table:number-columns-repeated="6"/>
        </table:table-row>
      </table:table>
      <table:database-ranges>
        <table:database-range table:target-range-address="donates.A1:donates.F81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2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(</number:text>
      <number:number number:decimal-places="2" number:min-integer-digits="1" number:grouping="true"/>
      <number:text>)</number:text>
    </number:number-style>
    <number:number-style style:name="N119">
      <number:text> -</number:text>
      <number:number number:decimal-places="0" number:min-integer-digits="2"/>
      <number:text> </number:text>
    </number:number-style>
    <number:number-style style:name="N121">
      <number:number number:decimal-places="0" number:min-integer-digits="1"/>
      <number:text> </number:text>
    </number:number-style>
    <number:number-style style:name="N122">
      <number:text> (</number:text>
      <number:number number:decimal-places="0" number:min-integer-digits="1"/>
      <number:text>)</number:text>
    </number:number-style>
    <number:number-style style:name="N123P0" style:volatile="true">
      <number:number number:decimal-places="0" number:min-integer-digits="1"/>
      <number:text> </number:text>
    </number:number-style>
    <number:number-style style:name="N123P1" style:volatile="true">
      <number:text> (</number:text>
      <number:number number:decimal-places="0" number:min-integer-digits="1"/>
      <number:text>)</number:text>
    </number:number-style>
    <number:number-style style:name="N123P2" style:volatile="true">
      <number:text> -</number:text>
      <number:number number:decimal-places="0" number:min-integer-digits="2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4" number:min-integer-digits="1" number:grouping="true"/>
      <number:text> </number:text>
    </number:number-style>
    <number:number-style style:name="N125">
      <number:text> (</number:text>
      <number:number number:decimal-places="4" number:min-integer-digits="1" number:grouping="true"/>
      <number:text>)</number:text>
    </number:number-style>
    <number:number-style style:name="N126P0" style:volatile="true">
      <number:number number:decimal-places="4" number:min-integer-digits="1" number:grouping="true"/>
      <number:text> </number:text>
    </number:number-style>
    <number:number-style style:name="N126P1" style:volatile="true">
      <number:text> (</number:text>
      <number:number number:decimal-places="4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2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number:min-integer-digits="1"/>
    </number:number-style>
    <number:number-style style:name="N128">
      <number:number number:decimal-places="1" number:min-integer-digits="1" number:grouping="true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5P0" style:volatile="true">
      <number:number number:decimal-places="1" number:min-integer-digits="1" number:grouping="true"/>
      <number:text> </number:text>
    </number:number-style>
    <number:number-style style:name="N155P1" style:volatile="true">
      <number:text> (</number:text>
      <number:number number:decimal-places="1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percentage-style style:name="N157">
      <number:number number:decimal-places="1" number:min-integer-digits="1"/>
      <number:text>%</number:text>
    </number:percentage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4" number:min-integer-digits="1" number:grouping="true"/>
      <number:text> </number:text>
    </number:number-style>
    <number:number-style style:name="N161P1" style:volatile="true">
      <number:text> (</number:text>
      <number:number number:decimal-places="4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5" number:min-integer-digits="1"/>
    </number:number-style>
    <number:number-style style:name="N163">
      <number:number number:decimal-places="8" number:min-integer-digits="1"/>
    </number:number-style>
    <number:number-style style:name="N164">
      <number:number number:decimal-places="7" number:min-integer-digits="1"/>
    </number:number-style>
    <number:number-style style:name="N165">
      <number:number number:decimal-places="6" number:min-integer-digits="1"/>
    </number:number-style>
    <number:number-style style:name="N166P0" style:volatile="true">
      <number:number number:decimal-places="0" number:min-integer-digits="1" number:grouping="true"/>
    </number:number-style>
    <number:number-style style:name="N166">
      <style:text-properties fo:color="#ff0000"/>
      <number:number number:decimal-places="0" number:min-integer-digits="1" number:grouping="true"/>
      <style:map style:condition="value()&gt;=0" style:apply-style-name="N166P0"/>
    </number:number-style>
    <number:number-style style:name="N167">
      <number:number number:decimal-places="3" number:min-integer-digits="1" number:grouping="true"/>
    </number:number-style>
    <number:number-style style:name="N168">
      <number:number number:decimal-places="1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0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5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3/20/2015</text:date>, <text:time>22:0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Mspladna</meta:initial-creator>
    <meta:creation-date>2008-04-11T13:07:00Z</meta:creation-date>
    <dc:date>2015-03-20T22:07:23</dc:date>
    <meta:editing-duration>P2DT5H4M5S</meta:editing-duration>
    <meta:editing-cycles>550</meta:editing-cycles>
    <meta:document-statistic meta:table-count="8" meta:cell-count="3218" meta:object-count="0"/>
  </office:meta>
</office:document-meta>
</file>